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32.4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35.49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112.9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333333"/>
    </style:style>
    <style:style style:name="ce10" style:family="table-cell" style:parent-style-name="Default">
      <style:text-properties fo:color="#666666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text-properties fo:color="#333333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color="#666666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33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color="#333333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color="#666666"/>
    </style:style>
  </office:automatic-styles>
  <office:body>
    <office:spreadsheet>
      <table:calculation-settings table:automatic-find-labels="false" table:use-regular-expressions="false" table:use-wildcards="true"/>
      <table:table table:name="pollen-genes-0.1-0.9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ce1"/>
        <table:table-column table:style-name="co9" table:default-cell-style-name="ce3"/>
        <table:table-column table:style-name="co10" table:default-cell-style-name="Default"/>
        <table:table-row table:style-name="ro1">
          <table:table-cell table:style-name="ce4" office:value-type="string" calcext:value-type="string">
            <text:p>SrcContig</text:p>
          </table:table-cell>
          <table:table-cell table:style-name="ce5" office:value-type="string" calcext:value-type="string">
            <text:p>SrcPos</text:p>
          </table:table-cell>
          <table:table-cell table:style-name="ce7" office:value-type="string" calcext:value-type="string">
            <text:p>SrcRef</text:p>
          </table:table-cell>
          <table:table-cell table:style-name="ce7" office:value-type="string" calcext:value-type="string">
            <text:p>SrcAlt</text:p>
          </table:table-cell>
          <table:table-cell table:style-name="ce4" office:value-type="string" calcext:value-type="string">
            <text:p>SrcRF</text:p>
          </table:table-cell>
          <table:table-cell table:style-name="ce4" office:value-type="string" calcext:value-type="string">
            <text:p>SrcRR</text:p>
          </table:table-cell>
          <table:table-cell table:style-name="ce4" office:value-type="string" calcext:value-type="string">
            <text:p>SrcRT</text:p>
          </table:table-cell>
          <table:table-cell table:style-name="ce5" office:value-type="string" calcext:value-type="string">
            <text:p>SrcAF</text:p>
          </table:table-cell>
          <table:table-cell table:style-name="ce5" office:value-type="string" calcext:value-type="string">
            <text:p>SrcAR</text:p>
          </table:table-cell>
          <table:table-cell table:style-name="ce5" office:value-type="string" calcext:value-type="string">
            <text:p>SrcAT</text:p>
          </table:table-cell>
          <table:table-cell table:style-name="ce9" office:value-type="string" calcext:value-type="string">
            <text:p>SrcRefFrac</text:p>
          </table:table-cell>
          <table:table-cell table:style-name="ce4" office:value-type="string" calcext:value-type="string">
            <text:p>GeneID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3057721" calcext:value-type="float">
            <text:p>830577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E2]+[.F2]" office:value-type="float" office:value="27" calcext:value-type="float">
            <text:p>27</text:p>
          </table:table-cell>
          <table:table-cell office:value-type="float" office:value="5746" calcext:value-type="float">
            <text:p>5746</text:p>
          </table:table-cell>
          <table:table-cell office:value-type="float" office:value="10682" calcext:value-type="float">
            <text:p>10682</text:p>
          </table:table-cell>
          <table:table-cell table:formula="of:=[.H2]+[.I2]" office:value-type="float" office:value="16428" calcext:value-type="float">
            <text:p>16428</text:p>
          </table:table-cell>
          <table:table-cell office:value-type="percentage" office:value="0.001640838650866" calcext:value-type="percentage">
            <text:p>0.164%</text:p>
          </table:table-cell>
          <table:table-cell office:value-type="string" calcext:value-type="string">
            <text:p>gene:Zm00001d015284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93338" calcext:value-type="float">
            <text:p>256933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[.E3]+[.F3]" office:value-type="float" office:value="35" calcext:value-type="float">
            <text:p>35</text:p>
          </table:table-cell>
          <table:table-cell office:value-type="float" office:value="6628" calcext:value-type="float">
            <text:p>6628</text:p>
          </table:table-cell>
          <table:table-cell office:value-type="float" office:value="9064" calcext:value-type="float">
            <text:p>9064</text:p>
          </table:table-cell>
          <table:table-cell table:formula="of:=[.H3]+[.I3]" office:value-type="float" office:value="15692" calcext:value-type="float">
            <text:p>15692</text:p>
          </table:table-cell>
          <table:table-cell office:value-type="percentage" office:value="0.00222547211801361" calcext:value-type="percentage">
            <text:p>0.223%</text:p>
          </table:table-cell>
          <table:table-cell office:value-type="string" calcext:value-type="string">
            <text:p>gene:Zm00001d01929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3057692" calcext:value-type="float">
            <text:p>830576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E4]+[.F4]" office:value-type="float" office:value="16" calcext:value-type="float">
            <text:p>16</text:p>
          </table:table-cell>
          <table:table-cell office:value-type="float" office:value="6658" calcext:value-type="float">
            <text:p>6658</text:p>
          </table:table-cell>
          <table:table-cell office:value-type="float" office:value="8211" calcext:value-type="float">
            <text:p>8211</text:p>
          </table:table-cell>
          <table:table-cell table:formula="of:=[.H4]+[.I4]" office:value-type="float" office:value="14869" calcext:value-type="float">
            <text:p>14869</text:p>
          </table:table-cell>
          <table:table-cell office:value-type="percentage" office:value="0.00107490762512597" calcext:value-type="percentage">
            <text:p>0.107%</text:p>
          </table:table-cell>
          <table:table-cell office:value-type="string" calcext:value-type="string">
            <text:p>gene:Zm00001d01528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5601734" calcext:value-type="float">
            <text:p>15601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E5]+[.F5]" office:value-type="float" office:value="18" calcext:value-type="float">
            <text:p>18</text:p>
          </table:table-cell>
          <table:table-cell office:value-type="float" office:value="8932" calcext:value-type="float">
            <text:p>8932</text:p>
          </table:table-cell>
          <table:table-cell office:value-type="float" office:value="5033" calcext:value-type="float">
            <text:p>5033</text:p>
          </table:table-cell>
          <table:table-cell table:formula="of:=[.H5]+[.I5]" office:value-type="float" office:value="13965" calcext:value-type="float">
            <text:p>13965</text:p>
          </table:table-cell>
          <table:table-cell office:value-type="percentage" office:value="0.00128727740828148" calcext:value-type="percentage">
            <text:p>0.129%</text:p>
          </table:table-cell>
          <table:table-cell office:value-type="string" calcext:value-type="string">
            <text:p>gene:Zm00001d039766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93395" calcext:value-type="float">
            <text:p>256933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E6]+[.F6]" office:value-type="float" office:value="29" calcext:value-type="float">
            <text:p>29</text:p>
          </table:table-cell>
          <table:table-cell office:value-type="float" office:value="7760" calcext:value-type="float">
            <text:p>7760</text:p>
          </table:table-cell>
          <table:table-cell office:value-type="float" office:value="6164" calcext:value-type="float">
            <text:p>6164</text:p>
          </table:table-cell>
          <table:table-cell table:formula="of:=[.H6]+[.I6]" office:value-type="float" office:value="13924" calcext:value-type="float">
            <text:p>13924</text:p>
          </table:table-cell>
          <table:table-cell office:value-type="percentage" office:value="0.00207840607754605" calcext:value-type="percentage">
            <text:p>0.208%</text:p>
          </table:table-cell>
          <table:table-cell office:value-type="string" calcext:value-type="string">
            <text:p>gene:Zm00001d01929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65180422" calcext:value-type="float">
            <text:p>651804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[.E7]+[.F7]" office:value-type="float" office:value="27" calcext:value-type="float">
            <text:p>27</text:p>
          </table:table-cell>
          <table:table-cell office:value-type="float" office:value="4878" calcext:value-type="float">
            <text:p>4878</text:p>
          </table:table-cell>
          <table:table-cell office:value-type="float" office:value="9032" calcext:value-type="float">
            <text:p>9032</text:p>
          </table:table-cell>
          <table:table-cell table:formula="of:=[.H7]+[.I7]" office:value-type="float" office:value="13910" calcext:value-type="float">
            <text:p>13910</text:p>
          </table:table-cell>
          <table:table-cell office:value-type="percentage" office:value="0.00193728923010691" calcext:value-type="percentage">
            <text:p>0.194%</text:p>
          </table:table-cell>
          <table:table-cell office:value-type="string" calcext:value-type="string">
            <text:p>gene:Zm00001d00387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5601757" calcext:value-type="float">
            <text:p>156017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E8]+[.F8]" office:value-type="float" office:value="22" calcext:value-type="float">
            <text:p>22</text:p>
          </table:table-cell>
          <table:table-cell office:value-type="float" office:value="8597" calcext:value-type="float">
            <text:p>8597</text:p>
          </table:table-cell>
          <table:table-cell office:value-type="float" office:value="5234" calcext:value-type="float">
            <text:p>5234</text:p>
          </table:table-cell>
          <table:table-cell table:formula="of:=[.H8]+[.I8]" office:value-type="float" office:value="13831" calcext:value-type="float">
            <text:p>13831</text:p>
          </table:table-cell>
          <table:table-cell office:value-type="percentage" office:value="0.00158810365985707" calcext:value-type="percentage">
            <text:p>0.159%</text:p>
          </table:table-cell>
          <table:table-cell office:value-type="string" calcext:value-type="string">
            <text:p>gene:Zm00001d039766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624580" calcext:value-type="float">
            <text:p>256245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E9]+[.F9]" office:value-type="float" office:value="33" calcext:value-type="float">
            <text:p>33</text:p>
          </table:table-cell>
          <table:table-cell office:value-type="float" office:value="6647" calcext:value-type="float">
            <text:p>6647</text:p>
          </table:table-cell>
          <table:table-cell office:value-type="float" office:value="6981" calcext:value-type="float">
            <text:p>6981</text:p>
          </table:table-cell>
          <table:table-cell table:formula="of:=[.H9]+[.I9]" office:value-type="float" office:value="13628" calcext:value-type="float">
            <text:p>13628</text:p>
          </table:table-cell>
          <table:table-cell office:value-type="percentage" office:value="0.00241563575140912" calcext:value-type="percentage">
            <text:p>0.242%</text:p>
          </table:table-cell>
          <table:table-cell office:value-type="string" calcext:value-type="string">
            <text:p>gene:Zm00001d04552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71849" calcext:value-type="float">
            <text:p>1754718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10]+[.F10]" office:value-type="float" office:value="8" calcext:value-type="float">
            <text:p>8</text:p>
          </table:table-cell>
          <table:table-cell office:value-type="float" office:value="8317" calcext:value-type="float">
            <text:p>8317</text:p>
          </table:table-cell>
          <table:table-cell office:value-type="float" office:value="5271" calcext:value-type="float">
            <text:p>5271</text:p>
          </table:table-cell>
          <table:table-cell table:formula="of:=[.H10]+[.I10]" office:value-type="float" office:value="13588" calcext:value-type="float">
            <text:p>13588</text:p>
          </table:table-cell>
          <table:table-cell office:value-type="percentage" office:value="0.000588408355398647" calcext:value-type="percentage">
            <text:p>0.059%</text:p>
          </table:table-cell>
          <table:table-cell office:value-type="string" calcext:value-type="string">
            <text:p>gene:Zm00001d00546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71864" calcext:value-type="float">
            <text:p>1754718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11]+[.F11]" office:value-type="float" office:value="10" calcext:value-type="float">
            <text:p>10</text:p>
          </table:table-cell>
          <table:table-cell office:value-type="float" office:value="6987" calcext:value-type="float">
            <text:p>6987</text:p>
          </table:table-cell>
          <table:table-cell office:value-type="float" office:value="6124" calcext:value-type="float">
            <text:p>6124</text:p>
          </table:table-cell>
          <table:table-cell table:formula="of:=[.H11]+[.I11]" office:value-type="float" office:value="13111" calcext:value-type="float">
            <text:p>13111</text:p>
          </table:table-cell>
          <table:table-cell office:value-type="percentage" office:value="0.000762137032238397" calcext:value-type="percentage">
            <text:p>0.076%</text:p>
          </table:table-cell>
          <table:table-cell office:value-type="string" calcext:value-type="string">
            <text:p>gene:Zm00001d00546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722283" calcext:value-type="float">
            <text:p>1337222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E12]+[.F12]" office:value-type="float" office:value="19" calcext:value-type="float">
            <text:p>19</text:p>
          </table:table-cell>
          <table:table-cell office:value-type="float" office:value="5763" calcext:value-type="float">
            <text:p>5763</text:p>
          </table:table-cell>
          <table:table-cell office:value-type="float" office:value="7071" calcext:value-type="float">
            <text:p>7071</text:p>
          </table:table-cell>
          <table:table-cell table:formula="of:=[.H12]+[.I12]" office:value-type="float" office:value="12834" calcext:value-type="float">
            <text:p>12834</text:p>
          </table:table-cell>
          <table:table-cell office:value-type="percentage" office:value="0.00147825410410021" calcext:value-type="percentage">
            <text:p>0.148%</text:p>
          </table:table-cell>
          <table:table-cell office:value-type="string" calcext:value-type="string">
            <text:p>gene:Zm00001d020843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314675" calcext:value-type="float">
            <text:p>1363146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[.E13]+[.F13]" office:value-type="float" office:value="46" calcext:value-type="float">
            <text:p>46</text:p>
          </table:table-cell>
          <table:table-cell office:value-type="float" office:value="6817" calcext:value-type="float">
            <text:p>6817</text:p>
          </table:table-cell>
          <table:table-cell office:value-type="float" office:value="5686" calcext:value-type="float">
            <text:p>5686</text:p>
          </table:table-cell>
          <table:table-cell table:formula="of:=[.H13]+[.I13]" office:value-type="float" office:value="12503" calcext:value-type="float">
            <text:p>12503</text:p>
          </table:table-cell>
          <table:table-cell office:value-type="percentage" office:value="0.00366563072754801" calcext:value-type="percentage">
            <text:p>0.367%</text:p>
          </table:table-cell>
          <table:table-cell office:value-type="string" calcext:value-type="string">
            <text:p>gene:Zm00001d03783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50272061" calcext:value-type="float">
            <text:p>15027206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table:formula="of:=[.E14]+[.F14]" office:value-type="float" office:value="95" calcext:value-type="float">
            <text:p>95</text:p>
          </table:table-cell>
          <table:table-cell office:value-type="float" office:value="6706" calcext:value-type="float">
            <text:p>6706</text:p>
          </table:table-cell>
          <table:table-cell office:value-type="float" office:value="5681" calcext:value-type="float">
            <text:p>5681</text:p>
          </table:table-cell>
          <table:table-cell table:formula="of:=[.H14]+[.I14]" office:value-type="float" office:value="12387" calcext:value-type="float">
            <text:p>12387</text:p>
          </table:table-cell>
          <table:table-cell office:value-type="percentage" office:value="0.0076109597820862" calcext:value-type="percentage">
            <text:p>0.761%</text:p>
          </table:table-cell>
          <table:table-cell office:value-type="string" calcext:value-type="string">
            <text:p>gene:Zm00001d04201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50271944" calcext:value-type="float">
            <text:p>1502719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[.E15]+[.F15]" office:value-type="float" office:value="84" calcext:value-type="float">
            <text:p>84</text:p>
          </table:table-cell>
          <table:table-cell office:value-type="float" office:value="7614" calcext:value-type="float">
            <text:p>7614</text:p>
          </table:table-cell>
          <table:table-cell office:value-type="float" office:value="4710" calcext:value-type="float">
            <text:p>4710</text:p>
          </table:table-cell>
          <table:table-cell table:formula="of:=[.H15]+[.I15]" office:value-type="float" office:value="12324" calcext:value-type="float">
            <text:p>12324</text:p>
          </table:table-cell>
          <table:table-cell office:value-type="percentage" office:value="0.00676982591876209" calcext:value-type="percentage">
            <text:p>0.677%</text:p>
          </table:table-cell>
          <table:table-cell office:value-type="string" calcext:value-type="string">
            <text:p>gene:Zm00001d042014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93479" calcext:value-type="float">
            <text:p>256934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E16]+[.F16]" office:value-type="float" office:value="18" calcext:value-type="float">
            <text:p>18</text:p>
          </table:table-cell>
          <table:table-cell office:value-type="float" office:value="6503" calcext:value-type="float">
            <text:p>6503</text:p>
          </table:table-cell>
          <table:table-cell office:value-type="float" office:value="5801" calcext:value-type="float">
            <text:p>5801</text:p>
          </table:table-cell>
          <table:table-cell table:formula="of:=[.H16]+[.I16]" office:value-type="float" office:value="12304" calcext:value-type="float">
            <text:p>12304</text:p>
          </table:table-cell>
          <table:table-cell office:value-type="percentage" office:value="0.00146080181788671" calcext:value-type="percentage">
            <text:p>0.146%</text:p>
          </table:table-cell>
          <table:table-cell office:value-type="string" calcext:value-type="string">
            <text:p>gene:Zm00001d01929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2271164" calcext:value-type="float">
            <text:p>122711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E17]+[.F17]" office:value-type="float" office:value="13" calcext:value-type="float">
            <text:p>13</text:p>
          </table:table-cell>
          <table:table-cell office:value-type="float" office:value="7526" calcext:value-type="float">
            <text:p>7526</text:p>
          </table:table-cell>
          <table:table-cell office:value-type="float" office:value="4666" calcext:value-type="float">
            <text:p>4666</text:p>
          </table:table-cell>
          <table:table-cell table:formula="of:=[.H17]+[.I17]" office:value-type="float" office:value="12192" calcext:value-type="float">
            <text:p>12192</text:p>
          </table:table-cell>
          <table:table-cell office:value-type="percentage" office:value="0.00106513723883654" calcext:value-type="percentage">
            <text:p>0.107%</text:p>
          </table:table-cell>
          <table:table-cell office:value-type="string" calcext:value-type="string">
            <text:p>gene:Zm00001d027710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2271166" calcext:value-type="float">
            <text:p>122711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E18]+[.F18]" office:value-type="float" office:value="16" calcext:value-type="float">
            <text:p>16</text:p>
          </table:table-cell>
          <table:table-cell office:value-type="float" office:value="7510" calcext:value-type="float">
            <text:p>7510</text:p>
          </table:table-cell>
          <table:table-cell office:value-type="float" office:value="4586" calcext:value-type="float">
            <text:p>4586</text:p>
          </table:table-cell>
          <table:table-cell table:formula="of:=[.H18]+[.I18]" office:value-type="float" office:value="12096" calcext:value-type="float">
            <text:p>12096</text:p>
          </table:table-cell>
          <table:table-cell office:value-type="percentage" office:value="0.00132100396301189" calcext:value-type="percentage">
            <text:p>0.132%</text:p>
          </table:table-cell>
          <table:table-cell office:value-type="string" calcext:value-type="string">
            <text:p>gene:Zm00001d02771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431736" calcext:value-type="float">
            <text:p>14317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E19]+[.F19]" office:value-type="float" office:value="17" calcext:value-type="float">
            <text:p>17</text:p>
          </table:table-cell>
          <table:table-cell office:value-type="float" office:value="7292" calcext:value-type="float">
            <text:p>7292</text:p>
          </table:table-cell>
          <table:table-cell office:value-type="float" office:value="4697" calcext:value-type="float">
            <text:p>4697</text:p>
          </table:table-cell>
          <table:table-cell table:formula="of:=[.H19]+[.I19]" office:value-type="float" office:value="11989" calcext:value-type="float">
            <text:p>11989</text:p>
          </table:table-cell>
          <table:table-cell office:value-type="percentage" office:value="0.00141595868732301" calcext:value-type="percentage">
            <text:p>0.142%</text:p>
          </table:table-cell>
          <table:table-cell office:value-type="string" calcext:value-type="string">
            <text:p>gene:Zm00001d04864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722326" calcext:value-type="float">
            <text:p>1337223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E20]+[.F20]" office:value-type="float" office:value="15" calcext:value-type="float">
            <text:p>15</text:p>
          </table:table-cell>
          <table:table-cell office:value-type="float" office:value="5032" calcext:value-type="float">
            <text:p>5032</text:p>
          </table:table-cell>
          <table:table-cell office:value-type="float" office:value="6927" calcext:value-type="float">
            <text:p>6927</text:p>
          </table:table-cell>
          <table:table-cell table:formula="of:=[.H20]+[.I20]" office:value-type="float" office:value="11959" calcext:value-type="float">
            <text:p>11959</text:p>
          </table:table-cell>
          <table:table-cell office:value-type="percentage" office:value="0.00125271421413062" calcext:value-type="percentage">
            <text:p>0.125%</text:p>
          </table:table-cell>
          <table:table-cell office:value-type="string" calcext:value-type="string">
            <text:p>gene:Zm00001d020843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722301" calcext:value-type="float">
            <text:p>1337223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E21]+[.F21]" office:value-type="float" office:value="15" calcext:value-type="float">
            <text:p>15</text:p>
          </table:table-cell>
          <table:table-cell office:value-type="float" office:value="5279" calcext:value-type="float">
            <text:p>5279</text:p>
          </table:table-cell>
          <table:table-cell office:value-type="float" office:value="5965" calcext:value-type="float">
            <text:p>5965</text:p>
          </table:table-cell>
          <table:table-cell table:formula="of:=[.H21]+[.I21]" office:value-type="float" office:value="11244" calcext:value-type="float">
            <text:p>11244</text:p>
          </table:table-cell>
          <table:table-cell office:value-type="percentage" office:value="0.00133226751931788" calcext:value-type="percentage">
            <text:p>0.133%</text:p>
          </table:table-cell>
          <table:table-cell office:value-type="string" calcext:value-type="string">
            <text:p>gene:Zm00001d02084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65180607" calcext:value-type="float">
            <text:p>65180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E22]+[.F22]" office:value-type="float" office:value="19" calcext:value-type="float">
            <text:p>19</text:p>
          </table:table-cell>
          <table:table-cell office:value-type="float" office:value="5525" calcext:value-type="float">
            <text:p>5525</text:p>
          </table:table-cell>
          <table:table-cell office:value-type="float" office:value="5643" calcext:value-type="float">
            <text:p>5643</text:p>
          </table:table-cell>
          <table:table-cell table:formula="of:=[.H22]+[.I22]" office:value-type="float" office:value="11168" calcext:value-type="float">
            <text:p>11168</text:p>
          </table:table-cell>
          <table:table-cell office:value-type="percentage" office:value="0.00169839992848842" calcext:value-type="percentage">
            <text:p>0.170%</text:p>
          </table:table-cell>
          <table:table-cell office:value-type="string" calcext:value-type="string">
            <text:p>gene:Zm00001d003877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722305" calcext:value-type="float">
            <text:p>1337223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E23]+[.F23]" office:value-type="float" office:value="16" calcext:value-type="float">
            <text:p>16</text:p>
          </table:table-cell>
          <table:table-cell office:value-type="float" office:value="5155" calcext:value-type="float">
            <text:p>5155</text:p>
          </table:table-cell>
          <table:table-cell office:value-type="float" office:value="5893" calcext:value-type="float">
            <text:p>5893</text:p>
          </table:table-cell>
          <table:table-cell table:formula="of:=[.H23]+[.I23]" office:value-type="float" office:value="11048" calcext:value-type="float">
            <text:p>11048</text:p>
          </table:table-cell>
          <table:table-cell office:value-type="percentage" office:value="0.00144613159797542" calcext:value-type="percentage">
            <text:p>0.145%</text:p>
          </table:table-cell>
          <table:table-cell office:value-type="string" calcext:value-type="string">
            <text:p>gene:Zm00001d02084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72275" calcext:value-type="float">
            <text:p>1754722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E24]+[.F24]" office:value-type="float" office:value="21" calcext:value-type="float">
            <text:p>21</text:p>
          </table:table-cell>
          <table:table-cell office:value-type="float" office:value="6044" calcext:value-type="float">
            <text:p>6044</text:p>
          </table:table-cell>
          <table:table-cell office:value-type="float" office:value="4989" calcext:value-type="float">
            <text:p>4989</text:p>
          </table:table-cell>
          <table:table-cell table:formula="of:=[.H24]+[.I24]" office:value-type="float" office:value="11033" calcext:value-type="float">
            <text:p>11033</text:p>
          </table:table-cell>
          <table:table-cell office:value-type="percentage" office:value="0.00189976479102587" calcext:value-type="percentage">
            <text:p>0.190%</text:p>
          </table:table-cell>
          <table:table-cell office:value-type="string" calcext:value-type="string">
            <text:p>gene:Zm00001d00546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431691" calcext:value-type="float">
            <text:p>143169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E25]+[.F25]" office:value-type="float" office:value="33" calcext:value-type="float">
            <text:p>33</text:p>
          </table:table-cell>
          <table:table-cell office:value-type="float" office:value="6907" calcext:value-type="float">
            <text:p>6907</text:p>
          </table:table-cell>
          <table:table-cell office:value-type="float" office:value="4011" calcext:value-type="float">
            <text:p>4011</text:p>
          </table:table-cell>
          <table:table-cell table:formula="of:=[.H25]+[.I25]" office:value-type="float" office:value="10918" calcext:value-type="float">
            <text:p>10918</text:p>
          </table:table-cell>
          <table:table-cell office:value-type="percentage" office:value="0.00301342343165008" calcext:value-type="percentage">
            <text:p>0.301%</text:p>
          </table:table-cell>
          <table:table-cell office:value-type="string" calcext:value-type="string">
            <text:p>gene:Zm00001d04864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19755622" calcext:value-type="float">
            <text:p>1197556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26]+[.F26]" office:value-type="float" office:value="12" calcext:value-type="float">
            <text:p>12</text:p>
          </table:table-cell>
          <table:table-cell office:value-type="float" office:value="5883" calcext:value-type="float">
            <text:p>5883</text:p>
          </table:table-cell>
          <table:table-cell office:value-type="float" office:value="4431" calcext:value-type="float">
            <text:p>4431</text:p>
          </table:table-cell>
          <table:table-cell table:formula="of:=[.H26]+[.I26]" office:value-type="float" office:value="10314" calcext:value-type="float">
            <text:p>10314</text:p>
          </table:table-cell>
          <table:table-cell office:value-type="percentage" office:value="0.00116211504938989" calcext:value-type="percentage">
            <text:p>0.116%</text:p>
          </table:table-cell>
          <table:table-cell office:value-type="string" calcext:value-type="string">
            <text:p>gene:Zm00001d037370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24844588" calcext:value-type="float">
            <text:p>248445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[.E27]+[.F27]" office:value-type="float" office:value="145" calcext:value-type="float">
            <text:p>145</text:p>
          </table:table-cell>
          <table:table-cell office:value-type="float" office:value="5389" calcext:value-type="float">
            <text:p>5389</text:p>
          </table:table-cell>
          <table:table-cell office:value-type="float" office:value="4812" calcext:value-type="float">
            <text:p>4812</text:p>
          </table:table-cell>
          <table:table-cell table:formula="of:=[.H27]+[.I27]" office:value-type="float" office:value="10201" calcext:value-type="float">
            <text:p>10201</text:p>
          </table:table-cell>
          <table:table-cell office:value-type="percentage" office:value="0.014015078291127" calcext:value-type="percentage">
            <text:p>1.402%</text:p>
          </table:table-cell>
          <table:table-cell office:value-type="string" calcext:value-type="string">
            <text:p>gene:Zm00001d008901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24844525" calcext:value-type="float">
            <text:p>248445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table:formula="of:=[.E28]+[.F28]" office:value-type="float" office:value="144" calcext:value-type="float">
            <text:p>144</text:p>
          </table:table-cell>
          <table:table-cell office:value-type="float" office:value="6030" calcext:value-type="float">
            <text:p>6030</text:p>
          </table:table-cell>
          <table:table-cell office:value-type="float" office:value="4167" calcext:value-type="float">
            <text:p>4167</text:p>
          </table:table-cell>
          <table:table-cell table:formula="of:=[.H28]+[.I28]" office:value-type="float" office:value="10197" calcext:value-type="float">
            <text:p>10197</text:p>
          </table:table-cell>
          <table:table-cell office:value-type="percentage" office:value="0.0139251523063534" calcext:value-type="percentage">
            <text:p>1.393%</text:p>
          </table:table-cell>
          <table:table-cell office:value-type="string" calcext:value-type="string">
            <text:p>gene:Zm00001d00890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19755624" calcext:value-type="float">
            <text:p>1197556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E29]+[.F29]" office:value-type="float" office:value="20" calcext:value-type="float">
            <text:p>20</text:p>
          </table:table-cell>
          <table:table-cell office:value-type="float" office:value="5694" calcext:value-type="float">
            <text:p>5694</text:p>
          </table:table-cell>
          <table:table-cell office:value-type="float" office:value="4173" calcext:value-type="float">
            <text:p>4173</text:p>
          </table:table-cell>
          <table:table-cell table:formula="of:=[.H29]+[.I29]" office:value-type="float" office:value="9867" calcext:value-type="float">
            <text:p>9867</text:p>
          </table:table-cell>
          <table:table-cell office:value-type="percentage" office:value="0.00202285829877617" calcext:value-type="percentage">
            <text:p>0.202%</text:p>
          </table:table-cell>
          <table:table-cell office:value-type="string" calcext:value-type="string">
            <text:p>gene:Zm00001d03737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95742437" calcext:value-type="float">
            <text:p>1957424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E30]+[.F30]" office:value-type="float" office:value="19" calcext:value-type="float">
            <text:p>19</text:p>
          </table:table-cell>
          <table:table-cell office:value-type="float" office:value="4568" calcext:value-type="float">
            <text:p>4568</text:p>
          </table:table-cell>
          <table:table-cell office:value-type="float" office:value="5072" calcext:value-type="float">
            <text:p>5072</text:p>
          </table:table-cell>
          <table:table-cell table:formula="of:=[.H30]+[.I30]" office:value-type="float" office:value="9640" calcext:value-type="float">
            <text:p>9640</text:p>
          </table:table-cell>
          <table:table-cell office:value-type="percentage" office:value="0.00196707733719847" calcext:value-type="percentage">
            <text:p>0.197%</text:p>
          </table:table-cell>
          <table:table-cell office:value-type="string" calcext:value-type="string">
            <text:p>gene:Zm00001d05242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8682439" calcext:value-type="float">
            <text:p>1586824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E31]+[.F31]" office:value-type="float" office:value="18" calcext:value-type="float">
            <text:p>18</text:p>
          </table:table-cell>
          <table:table-cell office:value-type="float" office:value="5052" calcext:value-type="float">
            <text:p>5052</text:p>
          </table:table-cell>
          <table:table-cell office:value-type="float" office:value="4404" calcext:value-type="float">
            <text:p>4404</text:p>
          </table:table-cell>
          <table:table-cell table:formula="of:=[.H31]+[.I31]" office:value-type="float" office:value="9456" calcext:value-type="float">
            <text:p>9456</text:p>
          </table:table-cell>
          <table:table-cell office:value-type="percentage" office:value="0.00189993666877771" calcext:value-type="percentage">
            <text:p>0.190%</text:p>
          </table:table-cell>
          <table:table-cell office:value-type="string" calcext:value-type="string">
            <text:p>gene:Zm00001d03864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72225" calcext:value-type="float">
            <text:p>1754722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E32]+[.F32]" office:value-type="float" office:value="19" calcext:value-type="float">
            <text:p>19</text:p>
          </table:table-cell>
          <table:table-cell office:value-type="float" office:value="4157" calcext:value-type="float">
            <text:p>4157</text:p>
          </table:table-cell>
          <table:table-cell office:value-type="float" office:value="5094" calcext:value-type="float">
            <text:p>5094</text:p>
          </table:table-cell>
          <table:table-cell table:formula="of:=[.H32]+[.I32]" office:value-type="float" office:value="9251" calcext:value-type="float">
            <text:p>9251</text:p>
          </table:table-cell>
          <table:table-cell office:value-type="percentage" office:value="0.00204962243797195" calcext:value-type="percentage">
            <text:p>0.205%</text:p>
          </table:table-cell>
          <table:table-cell office:value-type="string" calcext:value-type="string">
            <text:p>gene:Zm00001d00546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431649" calcext:value-type="float">
            <text:p>14316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E33]+[.F33]" office:value-type="float" office:value="28" calcext:value-type="float">
            <text:p>28</text:p>
          </table:table-cell>
          <table:table-cell office:value-type="float" office:value="5756" calcext:value-type="float">
            <text:p>5756</text:p>
          </table:table-cell>
          <table:table-cell office:value-type="float" office:value="3436" calcext:value-type="float">
            <text:p>3436</text:p>
          </table:table-cell>
          <table:table-cell table:formula="of:=[.H33]+[.I33]" office:value-type="float" office:value="9192" calcext:value-type="float">
            <text:p>9192</text:p>
          </table:table-cell>
          <table:table-cell office:value-type="percentage" office:value="0.00303687635574837" calcext:value-type="percentage">
            <text:p>0.304%</text:p>
          </table:table-cell>
          <table:table-cell office:value-type="string" calcext:value-type="string">
            <text:p>gene:Zm00001d04864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93662" calcext:value-type="float">
            <text:p>256936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E34]+[.F34]" office:value-type="float" office:value="21" calcext:value-type="float">
            <text:p>21</text:p>
          </table:table-cell>
          <table:table-cell office:value-type="float" office:value="5197" calcext:value-type="float">
            <text:p>5197</text:p>
          </table:table-cell>
          <table:table-cell office:value-type="float" office:value="3879" calcext:value-type="float">
            <text:p>3879</text:p>
          </table:table-cell>
          <table:table-cell table:formula="of:=[.H34]+[.I34]" office:value-type="float" office:value="9076" calcext:value-type="float">
            <text:p>9076</text:p>
          </table:table-cell>
          <table:table-cell office:value-type="percentage" office:value="0.0023084533362647" calcext:value-type="percentage">
            <text:p>0.231%</text:p>
          </table:table-cell>
          <table:table-cell office:value-type="string" calcext:value-type="string">
            <text:p>gene:Zm00001d019291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431232" calcext:value-type="float">
            <text:p>14312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E35]+[.F35]" office:value-type="float" office:value="8" calcext:value-type="float">
            <text:p>8</text:p>
          </table:table-cell>
          <table:table-cell office:value-type="float" office:value="4889" calcext:value-type="float">
            <text:p>4889</text:p>
          </table:table-cell>
          <table:table-cell office:value-type="float" office:value="4084" calcext:value-type="float">
            <text:p>4084</text:p>
          </table:table-cell>
          <table:table-cell table:formula="of:=[.H35]+[.I35]" office:value-type="float" office:value="8973" calcext:value-type="float">
            <text:p>8973</text:p>
          </table:table-cell>
          <table:table-cell office:value-type="percentage" office:value="0.000890769402071039" calcext:value-type="percentage">
            <text:p>0.089%</text:p>
          </table:table-cell>
          <table:table-cell office:value-type="string" calcext:value-type="string">
            <text:p>gene:Zm00001d04864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06762948" calcext:value-type="float">
            <text:p>2067629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E36]+[.F36]" office:value-type="float" office:value="26" calcext:value-type="float">
            <text:p>26</text:p>
          </table:table-cell>
          <table:table-cell office:value-type="float" office:value="4999" calcext:value-type="float">
            <text:p>4999</text:p>
          </table:table-cell>
          <table:table-cell office:value-type="float" office:value="3851" calcext:value-type="float">
            <text:p>3851</text:p>
          </table:table-cell>
          <table:table-cell table:formula="of:=[.H36]+[.I36]" office:value-type="float" office:value="8850" calcext:value-type="float">
            <text:p>8850</text:p>
          </table:table-cell>
          <table:table-cell office:value-type="percentage" office:value="0.00292924740874268" calcext:value-type="percentage">
            <text:p>0.293%</text:p>
          </table:table-cell>
          <table:table-cell office:value-type="string" calcext:value-type="string">
            <text:p>gene:Zm00001d031906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78669191" calcext:value-type="float">
            <text:p>1786691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E37]+[.F37]" office:value-type="float" office:value="33" calcext:value-type="float">
            <text:p>33</text:p>
          </table:table-cell>
          <table:table-cell office:value-type="float" office:value="4364" calcext:value-type="float">
            <text:p>4364</text:p>
          </table:table-cell>
          <table:table-cell office:value-type="float" office:value="4281" calcext:value-type="float">
            <text:p>4281</text:p>
          </table:table-cell>
          <table:table-cell table:formula="of:=[.H37]+[.I37]" office:value-type="float" office:value="8645" calcext:value-type="float">
            <text:p>8645</text:p>
          </table:table-cell>
          <table:table-cell office:value-type="percentage" office:value="0.00380271952062687" calcext:value-type="percentage">
            <text:p>0.380%</text:p>
          </table:table-cell>
          <table:table-cell office:value-type="string" calcext:value-type="string">
            <text:p>gene:Zm00001d01260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751326" calcext:value-type="float">
            <text:p>475132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formula="of:=[.E38]+[.F38]" office:value-type="float" office:value="42" calcext:value-type="float">
            <text:p>42</text:p>
          </table:table-cell>
          <table:table-cell office:value-type="float" office:value="3825" calcext:value-type="float">
            <text:p>3825</text:p>
          </table:table-cell>
          <table:table-cell office:value-type="float" office:value="4561" calcext:value-type="float">
            <text:p>4561</text:p>
          </table:table-cell>
          <table:table-cell table:formula="of:=[.H38]+[.I38]" office:value-type="float" office:value="8386" calcext:value-type="float">
            <text:p>8386</text:p>
          </table:table-cell>
          <table:table-cell office:value-type="percentage" office:value="0.00498338870431894" calcext:value-type="percentage">
            <text:p>0.498%</text:p>
          </table:table-cell>
          <table:table-cell office:value-type="string" calcext:value-type="string">
            <text:p>gene:Zm00001d03942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5996" calcext:value-type="float">
            <text:p>232959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E39]+[.F39]" office:value-type="float" office:value="14" calcext:value-type="float">
            <text:p>14</text:p>
          </table:table-cell>
          <table:table-cell office:value-type="float" office:value="5057" calcext:value-type="float">
            <text:p>5057</text:p>
          </table:table-cell>
          <table:table-cell office:value-type="float" office:value="3227" calcext:value-type="float">
            <text:p>3227</text:p>
          </table:table-cell>
          <table:table-cell table:formula="of:=[.H39]+[.I39]" office:value-type="float" office:value="8284" calcext:value-type="float">
            <text:p>8284</text:p>
          </table:table-cell>
          <table:table-cell office:value-type="percentage" office:value="0.00168715353097132" calcext:value-type="percentage">
            <text:p>0.169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93920" calcext:value-type="float">
            <text:p>256939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E40]+[.F40]" office:value-type="float" office:value="17" calcext:value-type="float">
            <text:p>17</text:p>
          </table:table-cell>
          <table:table-cell office:value-type="float" office:value="4185" calcext:value-type="float">
            <text:p>4185</text:p>
          </table:table-cell>
          <table:table-cell office:value-type="float" office:value="4047" calcext:value-type="float">
            <text:p>4047</text:p>
          </table:table-cell>
          <table:table-cell table:formula="of:=[.H40]+[.I40]" office:value-type="float" office:value="8232" calcext:value-type="float">
            <text:p>8232</text:p>
          </table:table-cell>
          <table:table-cell office:value-type="percentage" office:value="0.00206085586131652" calcext:value-type="percentage">
            <text:p>0.206%</text:p>
          </table:table-cell>
          <table:table-cell office:value-type="string" calcext:value-type="string">
            <text:p>gene:Zm00001d019291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93910" calcext:value-type="float">
            <text:p>256939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E41]+[.F41]" office:value-type="float" office:value="17" calcext:value-type="float">
            <text:p>17</text:p>
          </table:table-cell>
          <table:table-cell office:value-type="float" office:value="3976" calcext:value-type="float">
            <text:p>3976</text:p>
          </table:table-cell>
          <table:table-cell office:value-type="float" office:value="4101" calcext:value-type="float">
            <text:p>4101</text:p>
          </table:table-cell>
          <table:table-cell table:formula="of:=[.H41]+[.I41]" office:value-type="float" office:value="8077" calcext:value-type="float">
            <text:p>8077</text:p>
          </table:table-cell>
          <table:table-cell office:value-type="percentage" office:value="0.00210032122559921" calcext:value-type="percentage">
            <text:p>0.210%</text:p>
          </table:table-cell>
          <table:table-cell office:value-type="string" calcext:value-type="string">
            <text:p>gene:Zm00001d019291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419684" calcext:value-type="float">
            <text:p>1614196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E42]+[.F42]" office:value-type="float" office:value="21" calcext:value-type="float">
            <text:p>21</text:p>
          </table:table-cell>
          <table:table-cell office:value-type="float" office:value="4285" calcext:value-type="float">
            <text:p>4285</text:p>
          </table:table-cell>
          <table:table-cell office:value-type="float" office:value="3749" calcext:value-type="float">
            <text:p>3749</text:p>
          </table:table-cell>
          <table:table-cell table:formula="of:=[.H42]+[.I42]" office:value-type="float" office:value="8034" calcext:value-type="float">
            <text:p>8034</text:p>
          </table:table-cell>
          <table:table-cell office:value-type="percentage" office:value="0.00260707635009311" calcext:value-type="percentage">
            <text:p>0.261%</text:p>
          </table:table-cell>
          <table:table-cell office:value-type="string" calcext:value-type="string">
            <text:p>gene:Zm00001d05138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37229903" calcext:value-type="float">
            <text:p>2372299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E43]+[.F43]" office:value-type="float" office:value="14" calcext:value-type="float">
            <text:p>14</text:p>
          </table:table-cell>
          <table:table-cell office:value-type="float" office:value="3721" calcext:value-type="float">
            <text:p>3721</text:p>
          </table:table-cell>
          <table:table-cell office:value-type="float" office:value="4197" calcext:value-type="float">
            <text:p>4197</text:p>
          </table:table-cell>
          <table:table-cell table:formula="of:=[.H43]+[.I43]" office:value-type="float" office:value="7918" calcext:value-type="float">
            <text:p>7918</text:p>
          </table:table-cell>
          <table:table-cell office:value-type="percentage" office:value="0.00176500252143217" calcext:value-type="percentage">
            <text:p>0.177%</text:p>
          </table:table-cell>
          <table:table-cell office:value-type="string" calcext:value-type="string">
            <text:p>gene:Zm00001d04458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72158" calcext:value-type="float">
            <text:p>1754721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44]+[.F44]" office:value-type="float" office:value="7" calcext:value-type="float">
            <text:p>7</text:p>
          </table:table-cell>
          <table:table-cell office:value-type="float" office:value="5227" calcext:value-type="float">
            <text:p>5227</text:p>
          </table:table-cell>
          <table:table-cell office:value-type="float" office:value="2656" calcext:value-type="float">
            <text:p>2656</text:p>
          </table:table-cell>
          <table:table-cell table:formula="of:=[.H44]+[.I44]" office:value-type="float" office:value="7883" calcext:value-type="float">
            <text:p>7883</text:p>
          </table:table-cell>
          <table:table-cell office:value-type="percentage" office:value="0.000887198986058302" calcext:value-type="percentage">
            <text:p>0.089%</text:p>
          </table:table-cell>
          <table:table-cell office:value-type="string" calcext:value-type="string">
            <text:p>gene:Zm00001d00546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5935" calcext:value-type="float">
            <text:p>232959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E45]+[.F45]" office:value-type="float" office:value="16" calcext:value-type="float">
            <text:p>16</text:p>
          </table:table-cell>
          <table:table-cell office:value-type="float" office:value="5101" calcext:value-type="float">
            <text:p>5101</text:p>
          </table:table-cell>
          <table:table-cell office:value-type="float" office:value="2611" calcext:value-type="float">
            <text:p>2611</text:p>
          </table:table-cell>
          <table:table-cell table:formula="of:=[.H45]+[.I45]" office:value-type="float" office:value="7712" calcext:value-type="float">
            <text:p>7712</text:p>
          </table:table-cell>
          <table:table-cell office:value-type="percentage" office:value="0.0020703933747412" calcext:value-type="percentage">
            <text:p>0.207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419728" calcext:value-type="float">
            <text:p>1614197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E46]+[.F46]" office:value-type="float" office:value="20" calcext:value-type="float">
            <text:p>20</text:p>
          </table:table-cell>
          <table:table-cell office:value-type="float" office:value="3699" calcext:value-type="float">
            <text:p>3699</text:p>
          </table:table-cell>
          <table:table-cell office:value-type="float" office:value="3936" calcext:value-type="float">
            <text:p>3936</text:p>
          </table:table-cell>
          <table:table-cell table:formula="of:=[.H46]+[.I46]" office:value-type="float" office:value="7635" calcext:value-type="float">
            <text:p>7635</text:p>
          </table:table-cell>
          <table:table-cell office:value-type="percentage" office:value="0.00261267145656434" calcext:value-type="percentage">
            <text:p>0.261%</text:p>
          </table:table-cell>
          <table:table-cell office:value-type="string" calcext:value-type="string">
            <text:p>gene:Zm00001d05138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93998" calcext:value-type="float">
            <text:p>256939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E47]+[.F47]" office:value-type="float" office:value="11" calcext:value-type="float">
            <text:p>11</text:p>
          </table:table-cell>
          <table:table-cell office:value-type="float" office:value="4284" calcext:value-type="float">
            <text:p>4284</text:p>
          </table:table-cell>
          <table:table-cell office:value-type="float" office:value="3329" calcext:value-type="float">
            <text:p>3329</text:p>
          </table:table-cell>
          <table:table-cell table:formula="of:=[.H47]+[.I47]" office:value-type="float" office:value="7613" calcext:value-type="float">
            <text:p>7613</text:p>
          </table:table-cell>
          <table:table-cell office:value-type="percentage" office:value="0.00144281217208814" calcext:value-type="percentage">
            <text:p>0.144%</text:p>
          </table:table-cell>
          <table:table-cell office:value-type="string" calcext:value-type="string">
            <text:p>gene:Zm00001d01929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05506949" calcext:value-type="float">
            <text:p>2055069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E48]+[.F48]" office:value-type="float" office:value="14" calcext:value-type="float">
            <text:p>14</text:p>
          </table:table-cell>
          <table:table-cell office:value-type="float" office:value="4411" calcext:value-type="float">
            <text:p>4411</text:p>
          </table:table-cell>
          <table:table-cell office:value-type="float" office:value="3135" calcext:value-type="float">
            <text:p>3135</text:p>
          </table:table-cell>
          <table:table-cell table:formula="of:=[.H48]+[.I48]" office:value-type="float" office:value="7546" calcext:value-type="float">
            <text:p>7546</text:p>
          </table:table-cell>
          <table:table-cell office:value-type="percentage" office:value="0.00185185185185185" calcext:value-type="percentage">
            <text:p>0.185%</text:p>
          </table:table-cell>
          <table:table-cell office:value-type="string" calcext:value-type="string">
            <text:p>gene:Zm00001d03187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063" calcext:value-type="float">
            <text:p>2329606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E49]+[.F49]" office:value-type="float" office:value="30" calcext:value-type="float">
            <text:p>30</text:p>
          </table:table-cell>
          <table:table-cell office:value-type="float" office:value="3801" calcext:value-type="float">
            <text:p>3801</text:p>
          </table:table-cell>
          <table:table-cell office:value-type="float" office:value="3739" calcext:value-type="float">
            <text:p>3739</text:p>
          </table:table-cell>
          <table:table-cell table:formula="of:=[.H49]+[.I49]" office:value-type="float" office:value="7540" calcext:value-type="float">
            <text:p>7540</text:p>
          </table:table-cell>
          <table:table-cell office:value-type="percentage" office:value="0.00396301188903567" calcext:value-type="percentage">
            <text:p>0.396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24844739" calcext:value-type="float">
            <text:p>248447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formula="of:=[.E50]+[.F50]" office:value-type="float" office:value="95" calcext:value-type="float">
            <text:p>95</text:p>
          </table:table-cell>
          <table:table-cell office:value-type="float" office:value="4805" calcext:value-type="float">
            <text:p>4805</text:p>
          </table:table-cell>
          <table:table-cell office:value-type="float" office:value="2682" calcext:value-type="float">
            <text:p>2682</text:p>
          </table:table-cell>
          <table:table-cell table:formula="of:=[.H50]+[.I50]" office:value-type="float" office:value="7487" calcext:value-type="float">
            <text:p>7487</text:p>
          </table:table-cell>
          <table:table-cell office:value-type="percentage" office:value="0.012529675547349" calcext:value-type="percentage">
            <text:p>1.253%</text:p>
          </table:table-cell>
          <table:table-cell office:value-type="string" calcext:value-type="string">
            <text:p>gene:Zm00001d008901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78669119" calcext:value-type="float">
            <text:p>1786691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E51]+[.F51]" office:value-type="float" office:value="25" calcext:value-type="float">
            <text:p>25</text:p>
          </table:table-cell>
          <table:table-cell office:value-type="float" office:value="4626" calcext:value-type="float">
            <text:p>4626</text:p>
          </table:table-cell>
          <table:table-cell office:value-type="float" office:value="2806" calcext:value-type="float">
            <text:p>2806</text:p>
          </table:table-cell>
          <table:table-cell table:formula="of:=[.H51]+[.I51]" office:value-type="float" office:value="7432" calcext:value-type="float">
            <text:p>7432</text:p>
          </table:table-cell>
          <table:table-cell office:value-type="percentage" office:value="0.00335255464664074" calcext:value-type="percentage">
            <text:p>0.335%</text:p>
          </table:table-cell>
          <table:table-cell office:value-type="string" calcext:value-type="string">
            <text:p>gene:Zm00001d01260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71335446" calcext:value-type="float">
            <text:p>713354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table:formula="of:=[.E52]+[.F52]" office:value-type="float" office:value="163" calcext:value-type="float">
            <text:p>163</text:p>
          </table:table-cell>
          <table:table-cell office:value-type="float" office:value="3782" calcext:value-type="float">
            <text:p>3782</text:p>
          </table:table-cell>
          <table:table-cell office:value-type="float" office:value="3501" calcext:value-type="float">
            <text:p>3501</text:p>
          </table:table-cell>
          <table:table-cell table:formula="of:=[.H52]+[.I52]" office:value-type="float" office:value="7283" calcext:value-type="float">
            <text:p>7283</text:p>
          </table:table-cell>
          <table:table-cell office:value-type="percentage" office:value="0.021890948160086" calcext:value-type="percentage">
            <text:p>2.189%</text:p>
          </table:table-cell>
          <table:table-cell office:value-type="string" calcext:value-type="string">
            <text:p>gene:Zm00001d01497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92097803" calcext:value-type="float">
            <text:p>19209780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E53]+[.F53]" office:value-type="float" office:value="26" calcext:value-type="float">
            <text:p>26</text:p>
          </table:table-cell>
          <table:table-cell office:value-type="float" office:value="3766" calcext:value-type="float">
            <text:p>3766</text:p>
          </table:table-cell>
          <table:table-cell office:value-type="float" office:value="3315" calcext:value-type="float">
            <text:p>3315</text:p>
          </table:table-cell>
          <table:table-cell table:formula="of:=[.H53]+[.I53]" office:value-type="float" office:value="7081" calcext:value-type="float">
            <text:p>7081</text:p>
          </table:table-cell>
          <table:table-cell office:value-type="percentage" office:value="0.00365836499226115" calcext:value-type="percentage">
            <text:p>0.366%</text:p>
          </table:table-cell>
          <table:table-cell office:value-type="string" calcext:value-type="string">
            <text:p>gene:Zm00001d05228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4116838" calcext:value-type="float">
            <text:p>441168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[.E54]+[.F54]" office:value-type="float" office:value="37" calcext:value-type="float">
            <text:p>37</text:p>
          </table:table-cell>
          <table:table-cell office:value-type="float" office:value="4415" calcext:value-type="float">
            <text:p>4415</text:p>
          </table:table-cell>
          <table:table-cell office:value-type="float" office:value="2663" calcext:value-type="float">
            <text:p>2663</text:p>
          </table:table-cell>
          <table:table-cell table:formula="of:=[.H54]+[.I54]" office:value-type="float" office:value="7078" calcext:value-type="float">
            <text:p>7078</text:p>
          </table:table-cell>
          <table:table-cell office:value-type="percentage" office:value="0.00520028109627548" calcext:value-type="percentage">
            <text:p>0.520%</text:p>
          </table:table-cell>
          <table:table-cell office:value-type="string" calcext:value-type="string">
            <text:p>gene:Zm00001d00343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085" calcext:value-type="float">
            <text:p>232960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E55]+[.F55]" office:value-type="float" office:value="15" calcext:value-type="float">
            <text:p>15</text:p>
          </table:table-cell>
          <table:table-cell office:value-type="float" office:value="3181" calcext:value-type="float">
            <text:p>3181</text:p>
          </table:table-cell>
          <table:table-cell office:value-type="float" office:value="3888" calcext:value-type="float">
            <text:p>3888</text:p>
          </table:table-cell>
          <table:table-cell table:formula="of:=[.H55]+[.I55]" office:value-type="float" office:value="7069" calcext:value-type="float">
            <text:p>7069</text:p>
          </table:table-cell>
          <table:table-cell office:value-type="percentage" office:value="0.00211744776962168" calcext:value-type="percentage">
            <text:p>0.212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78669257" calcext:value-type="float">
            <text:p>1786692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E56]+[.F56]" office:value-type="float" office:value="21" calcext:value-type="float">
            <text:p>21</text:p>
          </table:table-cell>
          <table:table-cell office:value-type="float" office:value="4365" calcext:value-type="float">
            <text:p>4365</text:p>
          </table:table-cell>
          <table:table-cell office:value-type="float" office:value="2663" calcext:value-type="float">
            <text:p>2663</text:p>
          </table:table-cell>
          <table:table-cell table:formula="of:=[.H56]+[.I56]" office:value-type="float" office:value="7028" calcext:value-type="float">
            <text:p>7028</text:p>
          </table:table-cell>
          <table:table-cell office:value-type="percentage" office:value="0.00297914597815293" calcext:value-type="percentage">
            <text:p>0.298%</text:p>
          </table:table-cell>
          <table:table-cell office:value-type="string" calcext:value-type="string">
            <text:p>gene:Zm00001d01260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158741" calcext:value-type="float">
            <text:p>2211587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7]+[.F57]" office:value-type="float" office:value="1" calcext:value-type="float">
            <text:p>1</text:p>
          </table:table-cell>
          <table:table-cell office:value-type="float" office:value="2903" calcext:value-type="float">
            <text:p>2903</text:p>
          </table:table-cell>
          <table:table-cell office:value-type="float" office:value="4025" calcext:value-type="float">
            <text:p>4025</text:p>
          </table:table-cell>
          <table:table-cell table:formula="of:=[.H57]+[.I57]" office:value-type="float" office:value="6928" calcext:value-type="float">
            <text:p>6928</text:p>
          </table:table-cell>
          <table:table-cell office:value-type="percentage" office:value="0.000144320969836917" calcext:value-type="percentage">
            <text:p>0.014%</text:p>
          </table:table-cell>
          <table:table-cell office:value-type="string" calcext:value-type="string">
            <text:p>gene:Zm00001d04399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3058406" calcext:value-type="float">
            <text:p>830584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E58]+[.F58]" office:value-type="float" office:value="9" calcext:value-type="float">
            <text:p>9</text:p>
          </table:table-cell>
          <table:table-cell office:value-type="float" office:value="4045" calcext:value-type="float">
            <text:p>4045</text:p>
          </table:table-cell>
          <table:table-cell office:value-type="float" office:value="2821" calcext:value-type="float">
            <text:p>2821</text:p>
          </table:table-cell>
          <table:table-cell table:formula="of:=[.H58]+[.I58]" office:value-type="float" office:value="6866" calcext:value-type="float">
            <text:p>6866</text:p>
          </table:table-cell>
          <table:table-cell office:value-type="percentage" office:value="0.00130909090909091" calcext:value-type="percentage">
            <text:p>0.131%</text:p>
          </table:table-cell>
          <table:table-cell office:value-type="string" calcext:value-type="string">
            <text:p>gene:Zm00001d015284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92098162" calcext:value-type="float">
            <text:p>1920981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E59]+[.F59]" office:value-type="float" office:value="12" calcext:value-type="float">
            <text:p>12</text:p>
          </table:table-cell>
          <table:table-cell office:value-type="float" office:value="3301" calcext:value-type="float">
            <text:p>3301</text:p>
          </table:table-cell>
          <table:table-cell office:value-type="float" office:value="3553" calcext:value-type="float">
            <text:p>3553</text:p>
          </table:table-cell>
          <table:table-cell table:formula="of:=[.H59]+[.I59]" office:value-type="float" office:value="6854" calcext:value-type="float">
            <text:p>6854</text:p>
          </table:table-cell>
          <table:table-cell office:value-type="percentage" office:value="0.00174774249927177" calcext:value-type="percentage">
            <text:p>0.175%</text:p>
          </table:table-cell>
          <table:table-cell office:value-type="string" calcext:value-type="string">
            <text:p>gene:Zm00001d05228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5803736" calcext:value-type="float">
            <text:p>158037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formula="of:=[.E60]+[.F60]" office:value-type="float" office:value="38" calcext:value-type="float">
            <text:p>38</text:p>
          </table:table-cell>
          <table:table-cell office:value-type="float" office:value="4472" calcext:value-type="float">
            <text:p>4472</text:p>
          </table:table-cell>
          <table:table-cell office:value-type="float" office:value="2308" calcext:value-type="float">
            <text:p>2308</text:p>
          </table:table-cell>
          <table:table-cell table:formula="of:=[.H60]+[.I60]" office:value-type="float" office:value="6780" calcext:value-type="float">
            <text:p>6780</text:p>
          </table:table-cell>
          <table:table-cell office:value-type="percentage" office:value="0.00557348195951892" calcext:value-type="percentage">
            <text:p>0.557%</text:p>
          </table:table-cell>
          <table:table-cell office:value-type="string" calcext:value-type="string">
            <text:p>gene:Zm00001d01364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06653786" calcext:value-type="float">
            <text:p>2066537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E61]+[.F61]" office:value-type="float" office:value="11" calcext:value-type="float">
            <text:p>11</text:p>
          </table:table-cell>
          <table:table-cell office:value-type="float" office:value="3479" calcext:value-type="float">
            <text:p>3479</text:p>
          </table:table-cell>
          <table:table-cell office:value-type="float" office:value="3271" calcext:value-type="float">
            <text:p>3271</text:p>
          </table:table-cell>
          <table:table-cell table:formula="of:=[.H61]+[.I61]" office:value-type="float" office:value="6750" calcext:value-type="float">
            <text:p>6750</text:p>
          </table:table-cell>
          <table:table-cell office:value-type="percentage" office:value="0.00162697825765419" calcext:value-type="percentage">
            <text:p>0.163%</text:p>
          </table:table-cell>
          <table:table-cell office:value-type="string" calcext:value-type="string">
            <text:p>gene:Zm00001d03190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71335353" calcext:value-type="float">
            <text:p>7133535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table:formula="of:=[.E62]+[.F62]" office:value-type="float" office:value="101" calcext:value-type="float">
            <text:p>101</text:p>
          </table:table-cell>
          <table:table-cell office:value-type="float" office:value="3801" calcext:value-type="float">
            <text:p>3801</text:p>
          </table:table-cell>
          <table:table-cell office:value-type="float" office:value="2888" calcext:value-type="float">
            <text:p>2888</text:p>
          </table:table-cell>
          <table:table-cell table:formula="of:=[.H62]+[.I62]" office:value-type="float" office:value="6689" calcext:value-type="float">
            <text:p>6689</text:p>
          </table:table-cell>
          <table:table-cell office:value-type="percentage" office:value="0.0148748159057437" calcext:value-type="percentage">
            <text:p>1.487%</text:p>
          </table:table-cell>
          <table:table-cell office:value-type="string" calcext:value-type="string">
            <text:p>gene:Zm00001d01497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15557" calcext:value-type="float">
            <text:p>1754155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E63]+[.F63]" office:value-type="float" office:value="16" calcext:value-type="float">
            <text:p>16</text:p>
          </table:table-cell>
          <table:table-cell office:value-type="float" office:value="3801" calcext:value-type="float">
            <text:p>3801</text:p>
          </table:table-cell>
          <table:table-cell office:value-type="float" office:value="2791" calcext:value-type="float">
            <text:p>2791</text:p>
          </table:table-cell>
          <table:table-cell table:formula="of:=[.H63]+[.I63]" office:value-type="float" office:value="6592" calcext:value-type="float">
            <text:p>6592</text:p>
          </table:table-cell>
          <table:table-cell office:value-type="percentage" office:value="0.00242130750605327" calcext:value-type="percentage">
            <text:p>0.242%</text:p>
          </table:table-cell>
          <table:table-cell office:value-type="string" calcext:value-type="string">
            <text:p>gene:Zm00001d00546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37230711" calcext:value-type="float">
            <text:p>2372307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E64]+[.F64]" office:value-type="float" office:value="13" calcext:value-type="float">
            <text:p>13</text:p>
          </table:table-cell>
          <table:table-cell office:value-type="float" office:value="3515" calcext:value-type="float">
            <text:p>3515</text:p>
          </table:table-cell>
          <table:table-cell office:value-type="float" office:value="2963" calcext:value-type="float">
            <text:p>2963</text:p>
          </table:table-cell>
          <table:table-cell table:formula="of:=[.H64]+[.I64]" office:value-type="float" office:value="6478" calcext:value-type="float">
            <text:p>6478</text:p>
          </table:table-cell>
          <table:table-cell office:value-type="percentage" office:value="0.00200277307040518" calcext:value-type="percentage">
            <text:p>0.200%</text:p>
          </table:table-cell>
          <table:table-cell office:value-type="string" calcext:value-type="string">
            <text:p>gene:Zm00001d04458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66322982" calcext:value-type="float">
            <text:p>663229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E65]+[.F65]" office:value-type="float" office:value="10" calcext:value-type="float">
            <text:p>10</text:p>
          </table:table-cell>
          <table:table-cell office:value-type="float" office:value="3968" calcext:value-type="float">
            <text:p>3968</text:p>
          </table:table-cell>
          <table:table-cell office:value-type="float" office:value="2318" calcext:value-type="float">
            <text:p>2318</text:p>
          </table:table-cell>
          <table:table-cell table:formula="of:=[.H65]+[.I65]" office:value-type="float" office:value="6286" calcext:value-type="float">
            <text:p>6286</text:p>
          </table:table-cell>
          <table:table-cell office:value-type="percentage" office:value="0.00158831003811944" calcext:value-type="percentage">
            <text:p>0.159%</text:p>
          </table:table-cell>
          <table:table-cell office:value-type="string" calcext:value-type="string">
            <text:p>gene:Zm00001d04077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3057940" calcext:value-type="float">
            <text:p>830579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E66]+[.F66]" office:value-type="float" office:value="15" calcext:value-type="float">
            <text:p>15</text:p>
          </table:table-cell>
          <table:table-cell office:value-type="float" office:value="2871" calcext:value-type="float">
            <text:p>2871</text:p>
          </table:table-cell>
          <table:table-cell office:value-type="float" office:value="3344" calcext:value-type="float">
            <text:p>3344</text:p>
          </table:table-cell>
          <table:table-cell table:formula="of:=[.H66]+[.I66]" office:value-type="float" office:value="6215" calcext:value-type="float">
            <text:p>6215</text:p>
          </table:table-cell>
          <table:table-cell office:value-type="percentage" office:value="0.00240770465489567" calcext:value-type="percentage">
            <text:p>0.241%</text:p>
          </table:table-cell>
          <table:table-cell office:value-type="string" calcext:value-type="string">
            <text:p>gene:Zm00001d01528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0169217" calcext:value-type="float">
            <text:p>2101692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E67]+[.F67]" office:value-type="float" office:value="23" calcext:value-type="float">
            <text:p>23</text:p>
          </table:table-cell>
          <table:table-cell office:value-type="float" office:value="3656" calcext:value-type="float">
            <text:p>3656</text:p>
          </table:table-cell>
          <table:table-cell office:value-type="float" office:value="2325" calcext:value-type="float">
            <text:p>2325</text:p>
          </table:table-cell>
          <table:table-cell table:formula="of:=[.H67]+[.I67]" office:value-type="float" office:value="5981" calcext:value-type="float">
            <text:p>5981</text:p>
          </table:table-cell>
          <table:table-cell office:value-type="percentage" office:value="0.00383077948034644" calcext:value-type="percentage">
            <text:p>0.383%</text:p>
          </table:table-cell>
          <table:table-cell office:value-type="string" calcext:value-type="string">
            <text:p>gene:Zm00001d01799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37230732" calcext:value-type="float">
            <text:p>2372307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E68]+[.F68]" office:value-type="float" office:value="23" calcext:value-type="float">
            <text:p>23</text:p>
          </table:table-cell>
          <table:table-cell office:value-type="float" office:value="3324" calcext:value-type="float">
            <text:p>3324</text:p>
          </table:table-cell>
          <table:table-cell office:value-type="float" office:value="2656" calcext:value-type="float">
            <text:p>2656</text:p>
          </table:table-cell>
          <table:table-cell table:formula="of:=[.H68]+[.I68]" office:value-type="float" office:value="5980" calcext:value-type="float">
            <text:p>5980</text:p>
          </table:table-cell>
          <table:table-cell office:value-type="percentage" office:value="0.00383141762452107" calcext:value-type="percentage">
            <text:p>0.383%</text:p>
          </table:table-cell>
          <table:table-cell office:value-type="string" calcext:value-type="string">
            <text:p>gene:Zm00001d04458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15410" calcext:value-type="float">
            <text:p>1754154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9]+[.F69]" office:value-type="float" office:value="3" calcext:value-type="float">
            <text:p>3</text:p>
          </table:table-cell>
          <table:table-cell office:value-type="float" office:value="2668" calcext:value-type="float">
            <text:p>2668</text:p>
          </table:table-cell>
          <table:table-cell office:value-type="float" office:value="3270" calcext:value-type="float">
            <text:p>3270</text:p>
          </table:table-cell>
          <table:table-cell table:formula="of:=[.H69]+[.I69]" office:value-type="float" office:value="5938" calcext:value-type="float">
            <text:p>5938</text:p>
          </table:table-cell>
          <table:table-cell office:value-type="percentage" office:value="0.000504965494024575" calcext:value-type="percentage">
            <text:p>0.050%</text:p>
          </table:table-cell>
          <table:table-cell office:value-type="string" calcext:value-type="string">
            <text:p>gene:Zm00001d00546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3058193" calcext:value-type="float">
            <text:p>830581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70]+[.F70]" office:value-type="float" office:value="11" calcext:value-type="float">
            <text:p>11</text:p>
          </table:table-cell>
          <table:table-cell office:value-type="float" office:value="3723" calcext:value-type="float">
            <text:p>3723</text:p>
          </table:table-cell>
          <table:table-cell office:value-type="float" office:value="2189" calcext:value-type="float">
            <text:p>2189</text:p>
          </table:table-cell>
          <table:table-cell table:formula="of:=[.H70]+[.I70]" office:value-type="float" office:value="5912" calcext:value-type="float">
            <text:p>5912</text:p>
          </table:table-cell>
          <table:table-cell office:value-type="percentage" office:value="0.0018571669761945" calcext:value-type="percentage">
            <text:p>0.186%</text:p>
          </table:table-cell>
          <table:table-cell office:value-type="string" calcext:value-type="string">
            <text:p>gene:Zm00001d01528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3058292" calcext:value-type="float">
            <text:p>830582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71]+[.F71]" office:value-type="float" office:value="8" calcext:value-type="float">
            <text:p>8</text:p>
          </table:table-cell>
          <table:table-cell office:value-type="float" office:value="2766" calcext:value-type="float">
            <text:p>2766</text:p>
          </table:table-cell>
          <table:table-cell office:value-type="float" office:value="3131" calcext:value-type="float">
            <text:p>3131</text:p>
          </table:table-cell>
          <table:table-cell table:formula="of:=[.H71]+[.I71]" office:value-type="float" office:value="5897" calcext:value-type="float">
            <text:p>5897</text:p>
          </table:table-cell>
          <table:table-cell office:value-type="percentage" office:value="0.00135478408128705" calcext:value-type="percentage">
            <text:p>0.135%</text:p>
          </table:table-cell>
          <table:table-cell office:value-type="string" calcext:value-type="string">
            <text:p>gene:Zm00001d01528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130" calcext:value-type="float">
            <text:p>23296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E72]+[.F72]" office:value-type="float" office:value="15" calcext:value-type="float">
            <text:p>15</text:p>
          </table:table-cell>
          <table:table-cell office:value-type="float" office:value="2713" calcext:value-type="float">
            <text:p>2713</text:p>
          </table:table-cell>
          <table:table-cell office:value-type="float" office:value="3163" calcext:value-type="float">
            <text:p>3163</text:p>
          </table:table-cell>
          <table:table-cell table:formula="of:=[.H72]+[.I72]" office:value-type="float" office:value="5876" calcext:value-type="float">
            <text:p>5876</text:p>
          </table:table-cell>
          <table:table-cell office:value-type="percentage" office:value="0.00254625700220676" calcext:value-type="percentage">
            <text:p>0.255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499" calcext:value-type="float">
            <text:p>23296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[.E73]+[.F73]" office:value-type="float" office:value="36" calcext:value-type="float">
            <text:p>36</text:p>
          </table:table-cell>
          <table:table-cell office:value-type="float" office:value="3587" calcext:value-type="float">
            <text:p>3587</text:p>
          </table:table-cell>
          <table:table-cell office:value-type="float" office:value="2271" calcext:value-type="float">
            <text:p>2271</text:p>
          </table:table-cell>
          <table:table-cell table:formula="of:=[.H73]+[.I73]" office:value-type="float" office:value="5858" calcext:value-type="float">
            <text:p>5858</text:p>
          </table:table-cell>
          <table:table-cell office:value-type="percentage" office:value="0.00610790634543604" calcext:value-type="percentage">
            <text:p>0.611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3058029" calcext:value-type="float">
            <text:p>830580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E74]+[.F74]" office:value-type="float" office:value="14" calcext:value-type="float">
            <text:p>14</text:p>
          </table:table-cell>
          <table:table-cell office:value-type="float" office:value="3025" calcext:value-type="float">
            <text:p>3025</text:p>
          </table:table-cell>
          <table:table-cell office:value-type="float" office:value="2818" calcext:value-type="float">
            <text:p>2818</text:p>
          </table:table-cell>
          <table:table-cell table:formula="of:=[.H74]+[.I74]" office:value-type="float" office:value="5843" calcext:value-type="float">
            <text:p>5843</text:p>
          </table:table-cell>
          <table:table-cell office:value-type="percentage" office:value="0.00239030220249274" calcext:value-type="percentage">
            <text:p>0.239%</text:p>
          </table:table-cell>
          <table:table-cell office:value-type="string" calcext:value-type="string">
            <text:p>gene:Zm00001d01528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05507645" calcext:value-type="float">
            <text:p>2055076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5]+[.F75]" office:value-type="float" office:value="3" calcext:value-type="float">
            <text:p>3</text:p>
          </table:table-cell>
          <table:table-cell office:value-type="float" office:value="3106" calcext:value-type="float">
            <text:p>3106</text:p>
          </table:table-cell>
          <table:table-cell office:value-type="float" office:value="2683" calcext:value-type="float">
            <text:p>2683</text:p>
          </table:table-cell>
          <table:table-cell table:formula="of:=[.H75]+[.I75]" office:value-type="float" office:value="5789" calcext:value-type="float">
            <text:p>5789</text:p>
          </table:table-cell>
          <table:table-cell office:value-type="percentage" office:value="0.000517955801104973" calcext:value-type="percentage">
            <text:p>0.052%</text:p>
          </table:table-cell>
          <table:table-cell office:value-type="string" calcext:value-type="string">
            <text:p>gene:Zm00001d03187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8230399" calcext:value-type="float">
            <text:p>1582303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]+[.F76]" office:value-type="float" office:value="0" calcext:value-type="float">
            <text:p>0</text:p>
          </table:table-cell>
          <table:table-cell office:value-type="float" office:value="2613" calcext:value-type="float">
            <text:p>2613</text:p>
          </table:table-cell>
          <table:table-cell office:value-type="float" office:value="3171" calcext:value-type="float">
            <text:p>3171</text:p>
          </table:table-cell>
          <table:table-cell table:formula="of:=[.H76]+[.I76]" office:value-type="float" office:value="5784" calcext:value-type="float">
            <text:p>578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38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159718" calcext:value-type="float">
            <text:p>2211597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7]+[.F77]" office:value-type="float" office:value="1" calcext:value-type="float">
            <text:p>1</text:p>
          </table:table-cell>
          <table:table-cell office:value-type="float" office:value="2101" calcext:value-type="float">
            <text:p>2101</text:p>
          </table:table-cell>
          <table:table-cell office:value-type="float" office:value="3658" calcext:value-type="float">
            <text:p>3658</text:p>
          </table:table-cell>
          <table:table-cell table:formula="of:=[.H77]+[.I77]" office:value-type="float" office:value="5759" calcext:value-type="float">
            <text:p>5759</text:p>
          </table:table-cell>
          <table:table-cell office:value-type="percentage" office:value="0.000173611111111111" calcext:value-type="percentage">
            <text:p>0.017%</text:p>
          </table:table-cell>
          <table:table-cell office:value-type="string" calcext:value-type="string">
            <text:p>gene:Zm00001d04399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382" calcext:value-type="float">
            <text:p>232973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E78]+[.F78]" office:value-type="float" office:value="15" calcext:value-type="float">
            <text:p>15</text:p>
          </table:table-cell>
          <table:table-cell office:value-type="float" office:value="3688" calcext:value-type="float">
            <text:p>3688</text:p>
          </table:table-cell>
          <table:table-cell office:value-type="float" office:value="2046" calcext:value-type="float">
            <text:p>2046</text:p>
          </table:table-cell>
          <table:table-cell table:formula="of:=[.H78]+[.I78]" office:value-type="float" office:value="5734" calcext:value-type="float">
            <text:p>5734</text:p>
          </table:table-cell>
          <table:table-cell office:value-type="percentage" office:value="0.00260914941728996" calcext:value-type="percentage">
            <text:p>0.261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91123526" calcext:value-type="float">
            <text:p>911235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E79]+[.F79]" office:value-type="float" office:value="7" calcext:value-type="float">
            <text:p>7</text:p>
          </table:table-cell>
          <table:table-cell office:value-type="float" office:value="2712" calcext:value-type="float">
            <text:p>2712</text:p>
          </table:table-cell>
          <table:table-cell office:value-type="float" office:value="2971" calcext:value-type="float">
            <text:p>2971</text:p>
          </table:table-cell>
          <table:table-cell table:formula="of:=[.H79]+[.I79]" office:value-type="float" office:value="5683" calcext:value-type="float">
            <text:p>5683</text:p>
          </table:table-cell>
          <table:table-cell office:value-type="percentage" office:value="0.00123022847100176" calcext:value-type="percentage">
            <text:p>0.123%</text:p>
          </table:table-cell>
          <table:table-cell office:value-type="string" calcext:value-type="string">
            <text:p>gene:Zm00001d00420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9684686" calcext:value-type="float">
            <text:p>1396846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80]+[.F80]" office:value-type="float" office:value="6" calcext:value-type="float">
            <text:p>6</text:p>
          </table:table-cell>
          <table:table-cell office:value-type="float" office:value="3206" calcext:value-type="float">
            <text:p>3206</text:p>
          </table:table-cell>
          <table:table-cell office:value-type="float" office:value="2444" calcext:value-type="float">
            <text:p>2444</text:p>
          </table:table-cell>
          <table:table-cell table:formula="of:=[.H80]+[.I80]" office:value-type="float" office:value="5650" calcext:value-type="float">
            <text:p>5650</text:p>
          </table:table-cell>
          <table:table-cell office:value-type="percentage" office:value="0.00106082036775106" calcext:value-type="percentage">
            <text:p>0.106%</text:p>
          </table:table-cell>
          <table:table-cell office:value-type="string" calcext:value-type="string">
            <text:p>gene:Zm00001d03793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356" calcext:value-type="float">
            <text:p>232973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E81]+[.F81]" office:value-type="float" office:value="20" calcext:value-type="float">
            <text:p>20</text:p>
          </table:table-cell>
          <table:table-cell office:value-type="float" office:value="3679" calcext:value-type="float">
            <text:p>3679</text:p>
          </table:table-cell>
          <table:table-cell office:value-type="float" office:value="1915" calcext:value-type="float">
            <text:p>1915</text:p>
          </table:table-cell>
          <table:table-cell table:formula="of:=[.H81]+[.I81]" office:value-type="float" office:value="5594" calcext:value-type="float">
            <text:p>5594</text:p>
          </table:table-cell>
          <table:table-cell office:value-type="percentage" office:value="0.00356252226576416" calcext:value-type="percentage">
            <text:p>0.356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757" calcext:value-type="float">
            <text:p>232967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82]+[.F82]" office:value-type="float" office:value="8" calcext:value-type="float">
            <text:p>8</text:p>
          </table:table-cell>
          <table:table-cell office:value-type="float" office:value="2730" calcext:value-type="float">
            <text:p>2730</text:p>
          </table:table-cell>
          <table:table-cell office:value-type="float" office:value="2753" calcext:value-type="float">
            <text:p>2753</text:p>
          </table:table-cell>
          <table:table-cell table:formula="of:=[.H82]+[.I82]" office:value-type="float" office:value="5483" calcext:value-type="float">
            <text:p>5483</text:p>
          </table:table-cell>
          <table:table-cell office:value-type="percentage" office:value="0.00145692952103442" calcext:value-type="percentage">
            <text:p>0.146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86697629" calcext:value-type="float">
            <text:p>866976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E83]+[.F83]" office:value-type="float" office:value="16" calcext:value-type="float">
            <text:p>16</text:p>
          </table:table-cell>
          <table:table-cell office:value-type="float" office:value="2187" calcext:value-type="float">
            <text:p>2187</text:p>
          </table:table-cell>
          <table:table-cell office:value-type="float" office:value="3293" calcext:value-type="float">
            <text:p>3293</text:p>
          </table:table-cell>
          <table:table-cell table:formula="of:=[.H83]+[.I83]" office:value-type="float" office:value="5480" calcext:value-type="float">
            <text:p>5480</text:p>
          </table:table-cell>
          <table:table-cell office:value-type="percentage" office:value="0.00291120815138282" calcext:value-type="percentage">
            <text:p>0.291%</text:p>
          </table:table-cell>
          <table:table-cell office:value-type="string" calcext:value-type="string">
            <text:p>gene:Zm00001d04638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314" calcext:value-type="float">
            <text:p>232973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E84]+[.F84]" office:value-type="float" office:value="20" calcext:value-type="float">
            <text:p>20</text:p>
          </table:table-cell>
          <table:table-cell office:value-type="float" office:value="3254" calcext:value-type="float">
            <text:p>3254</text:p>
          </table:table-cell>
          <table:table-cell office:value-type="float" office:value="2142" calcext:value-type="float">
            <text:p>2142</text:p>
          </table:table-cell>
          <table:table-cell table:formula="of:=[.H84]+[.I84]" office:value-type="float" office:value="5396" calcext:value-type="float">
            <text:p>5396</text:p>
          </table:table-cell>
          <table:table-cell office:value-type="percentage" office:value="0.00369276218611521" calcext:value-type="percentage">
            <text:p>0.369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110" calcext:value-type="float">
            <text:p>232971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E85]+[.F85]" office:value-type="float" office:value="18" calcext:value-type="float">
            <text:p>18</text:p>
          </table:table-cell>
          <table:table-cell office:value-type="float" office:value="3098" calcext:value-type="float">
            <text:p>3098</text:p>
          </table:table-cell>
          <table:table-cell office:value-type="float" office:value="2293" calcext:value-type="float">
            <text:p>2293</text:p>
          </table:table-cell>
          <table:table-cell table:formula="of:=[.H85]+[.I85]" office:value-type="float" office:value="5391" calcext:value-type="float">
            <text:p>5391</text:p>
          </table:table-cell>
          <table:table-cell office:value-type="percentage" office:value="0.00332778702163062" calcext:value-type="percentage">
            <text:p>0.333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366" calcext:value-type="float">
            <text:p>232973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E86]+[.F86]" office:value-type="float" office:value="25" calcext:value-type="float">
            <text:p>25</text:p>
          </table:table-cell>
          <table:table-cell office:value-type="float" office:value="3380" calcext:value-type="float">
            <text:p>3380</text:p>
          </table:table-cell>
          <table:table-cell office:value-type="float" office:value="1984" calcext:value-type="float">
            <text:p>1984</text:p>
          </table:table-cell>
          <table:table-cell table:formula="of:=[.H86]+[.I86]" office:value-type="float" office:value="5364" calcext:value-type="float">
            <text:p>5364</text:p>
          </table:table-cell>
          <table:table-cell office:value-type="percentage" office:value="0.00463907960660605" calcext:value-type="percentage">
            <text:p>0.464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333" calcext:value-type="float">
            <text:p>232973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E87]+[.F87]" office:value-type="float" office:value="20" calcext:value-type="float">
            <text:p>20</text:p>
          </table:table-cell>
          <table:table-cell office:value-type="float" office:value="3237" calcext:value-type="float">
            <text:p>3237</text:p>
          </table:table-cell>
          <table:table-cell office:value-type="float" office:value="2088" calcext:value-type="float">
            <text:p>2088</text:p>
          </table:table-cell>
          <table:table-cell table:formula="of:=[.H87]+[.I87]" office:value-type="float" office:value="5325" calcext:value-type="float">
            <text:p>5325</text:p>
          </table:table-cell>
          <table:table-cell office:value-type="percentage" office:value="0.00374181478016838" calcext:value-type="percentage">
            <text:p>0.374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227" calcext:value-type="float">
            <text:p>2329622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E88]+[.F88]" office:value-type="float" office:value="12" calcext:value-type="float">
            <text:p>12</text:p>
          </table:table-cell>
          <table:table-cell office:value-type="float" office:value="2485" calcext:value-type="float">
            <text:p>2485</text:p>
          </table:table-cell>
          <table:table-cell office:value-type="float" office:value="2720" calcext:value-type="float">
            <text:p>2720</text:p>
          </table:table-cell>
          <table:table-cell table:formula="of:=[.H88]+[.I88]" office:value-type="float" office:value="5205" calcext:value-type="float">
            <text:p>5205</text:p>
          </table:table-cell>
          <table:table-cell office:value-type="percentage" office:value="0.00230017251293847" calcext:value-type="percentage">
            <text:p>0.230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419846" calcext:value-type="float">
            <text:p>1614198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E89]+[.F89]" office:value-type="float" office:value="9" calcext:value-type="float">
            <text:p>9</text:p>
          </table:table-cell>
          <table:table-cell office:value-type="float" office:value="2176" calcext:value-type="float">
            <text:p>2176</text:p>
          </table:table-cell>
          <table:table-cell office:value-type="float" office:value="3013" calcext:value-type="float">
            <text:p>3013</text:p>
          </table:table-cell>
          <table:table-cell table:formula="of:=[.H89]+[.I89]" office:value-type="float" office:value="5189" calcext:value-type="float">
            <text:p>5189</text:p>
          </table:table-cell>
          <table:table-cell office:value-type="percentage" office:value="0.00173143516737207" calcext:value-type="percentage">
            <text:p>0.173%</text:p>
          </table:table-cell>
          <table:table-cell office:value-type="string" calcext:value-type="string">
            <text:p>gene:Zm00001d05138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92097267" calcext:value-type="float">
            <text:p>1920972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E90]+[.F90]" office:value-type="float" office:value="25" calcext:value-type="float">
            <text:p>25</text:p>
          </table:table-cell>
          <table:table-cell office:value-type="float" office:value="2925" calcext:value-type="float">
            <text:p>2925</text:p>
          </table:table-cell>
          <table:table-cell office:value-type="float" office:value="2262" calcext:value-type="float">
            <text:p>2262</text:p>
          </table:table-cell>
          <table:table-cell table:formula="of:=[.H90]+[.I90]" office:value-type="float" office:value="5187" calcext:value-type="float">
            <text:p>5187</text:p>
          </table:table-cell>
          <table:table-cell office:value-type="percentage" office:value="0.00479662317728319" calcext:value-type="percentage">
            <text:p>0.480%</text:p>
          </table:table-cell>
          <table:table-cell office:value-type="string" calcext:value-type="string">
            <text:p>gene:Zm00001d05228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9684647" calcext:value-type="float">
            <text:p>1396846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91]+[.F91]" office:value-type="float" office:value="1" calcext:value-type="float">
            <text:p>1</text:p>
          </table:table-cell>
          <table:table-cell office:value-type="float" office:value="2473" calcext:value-type="float">
            <text:p>2473</text:p>
          </table:table-cell>
          <table:table-cell office:value-type="float" office:value="2689" calcext:value-type="float">
            <text:p>2689</text:p>
          </table:table-cell>
          <table:table-cell table:formula="of:=[.H91]+[.I91]" office:value-type="float" office:value="5162" calcext:value-type="float">
            <text:p>5162</text:p>
          </table:table-cell>
          <table:table-cell office:value-type="percentage" office:value="0.000193685841564982" calcext:value-type="percentage">
            <text:p>0.019%</text:p>
          </table:table-cell>
          <table:table-cell office:value-type="string" calcext:value-type="string">
            <text:p>gene:Zm00001d03793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308" calcext:value-type="float">
            <text:p>232973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E92]+[.F92]" office:value-type="float" office:value="24" calcext:value-type="float">
            <text:p>24</text:p>
          </table:table-cell>
          <table:table-cell office:value-type="float" office:value="3064" calcext:value-type="float">
            <text:p>3064</text:p>
          </table:table-cell>
          <table:table-cell office:value-type="float" office:value="2082" calcext:value-type="float">
            <text:p>2082</text:p>
          </table:table-cell>
          <table:table-cell table:formula="of:=[.H92]+[.I92]" office:value-type="float" office:value="5146" calcext:value-type="float">
            <text:p>5146</text:p>
          </table:table-cell>
          <table:table-cell office:value-type="percentage" office:value="0.004642166344294" calcext:value-type="percentage">
            <text:p>0.464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91123816" calcext:value-type="float">
            <text:p>911238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93]+[.F93]" office:value-type="float" office:value="5" calcext:value-type="float">
            <text:p>5</text:p>
          </table:table-cell>
          <table:table-cell office:value-type="float" office:value="2815" calcext:value-type="float">
            <text:p>2815</text:p>
          </table:table-cell>
          <table:table-cell office:value-type="float" office:value="2313" calcext:value-type="float">
            <text:p>2313</text:p>
          </table:table-cell>
          <table:table-cell table:formula="of:=[.H93]+[.I93]" office:value-type="float" office:value="5128" calcext:value-type="float">
            <text:p>5128</text:p>
          </table:table-cell>
          <table:table-cell office:value-type="percentage" office:value="0.000974089226573154" calcext:value-type="percentage">
            <text:p>0.097%</text:p>
          </table:table-cell>
          <table:table-cell office:value-type="string" calcext:value-type="string">
            <text:p>gene:Zm00001d00420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9684643" calcext:value-type="float">
            <text:p>1396846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94]+[.F94]" office:value-type="float" office:value="2" calcext:value-type="float">
            <text:p>2</text:p>
          </table:table-cell>
          <table:table-cell office:value-type="float" office:value="2554" calcext:value-type="float">
            <text:p>2554</text:p>
          </table:table-cell>
          <table:table-cell office:value-type="float" office:value="2524" calcext:value-type="float">
            <text:p>2524</text:p>
          </table:table-cell>
          <table:table-cell table:formula="of:=[.H94]+[.I94]" office:value-type="float" office:value="5078" calcext:value-type="float">
            <text:p>5078</text:p>
          </table:table-cell>
          <table:table-cell office:value-type="percentage" office:value="0.000393700787401575" calcext:value-type="percentage">
            <text:p>0.039%</text:p>
          </table:table-cell>
          <table:table-cell office:value-type="string" calcext:value-type="string">
            <text:p>gene:Zm00001d03793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8350" calcext:value-type="float">
            <text:p>232983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E95]+[.F95]" office:value-type="float" office:value="16" calcext:value-type="float">
            <text:p>16</text:p>
          </table:table-cell>
          <table:table-cell office:value-type="float" office:value="3235" calcext:value-type="float">
            <text:p>3235</text:p>
          </table:table-cell>
          <table:table-cell office:value-type="float" office:value="1831" calcext:value-type="float">
            <text:p>1831</text:p>
          </table:table-cell>
          <table:table-cell table:formula="of:=[.H95]+[.I95]" office:value-type="float" office:value="5066" calcext:value-type="float">
            <text:p>5066</text:p>
          </table:table-cell>
          <table:table-cell office:value-type="percentage" office:value="0.00314836678473042" calcext:value-type="percentage">
            <text:p>0.315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833145" calcext:value-type="float">
            <text:p>304833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96]+[.F96]" office:value-type="float" office:value="6" calcext:value-type="float">
            <text:p>6</text:p>
          </table:table-cell>
          <table:table-cell office:value-type="float" office:value="2796" calcext:value-type="float">
            <text:p>2796</text:p>
          </table:table-cell>
          <table:table-cell office:value-type="float" office:value="2269" calcext:value-type="float">
            <text:p>2269</text:p>
          </table:table-cell>
          <table:table-cell table:formula="of:=[.H96]+[.I96]" office:value-type="float" office:value="5065" calcext:value-type="float">
            <text:p>5065</text:p>
          </table:table-cell>
          <table:table-cell office:value-type="percentage" office:value="0.0011831985801617" calcext:value-type="percentage">
            <text:p>0.118%</text:p>
          </table:table-cell>
          <table:table-cell office:value-type="string" calcext:value-type="string">
            <text:p>gene:Zm00001d034746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8230624" calcext:value-type="float">
            <text:p>1582306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97]+[.F97]" office:value-type="float" office:value="2" calcext:value-type="float">
            <text:p>2</text:p>
          </table:table-cell>
          <table:table-cell office:value-type="float" office:value="3017" calcext:value-type="float">
            <text:p>3017</text:p>
          </table:table-cell>
          <table:table-cell office:value-type="float" office:value="2037" calcext:value-type="float">
            <text:p>2037</text:p>
          </table:table-cell>
          <table:table-cell table:formula="of:=[.H97]+[.I97]" office:value-type="float" office:value="5054" calcext:value-type="float">
            <text:p>5054</text:p>
          </table:table-cell>
          <table:table-cell office:value-type="percentage" office:value="0.000395569620253165" calcext:value-type="percentage">
            <text:p>0.040%</text:p>
          </table:table-cell>
          <table:table-cell office:value-type="string" calcext:value-type="string">
            <text:p>gene:Zm00001d04838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259" calcext:value-type="float">
            <text:p>232962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E98]+[.F98]" office:value-type="float" office:value="7" calcext:value-type="float">
            <text:p>7</text:p>
          </table:table-cell>
          <table:table-cell office:value-type="float" office:value="2729" calcext:value-type="float">
            <text:p>2729</text:p>
          </table:table-cell>
          <table:table-cell office:value-type="float" office:value="2319" calcext:value-type="float">
            <text:p>2319</text:p>
          </table:table-cell>
          <table:table-cell table:formula="of:=[.H98]+[.I98]" office:value-type="float" office:value="5048" calcext:value-type="float">
            <text:p>5048</text:p>
          </table:table-cell>
          <table:table-cell office:value-type="percentage" office:value="0.00138476755687438" calcext:value-type="percentage">
            <text:p>0.138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299" calcext:value-type="float">
            <text:p>232972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E99]+[.F99]" office:value-type="float" office:value="26" calcext:value-type="float">
            <text:p>26</text:p>
          </table:table-cell>
          <table:table-cell office:value-type="float" office:value="2932" calcext:value-type="float">
            <text:p>2932</text:p>
          </table:table-cell>
          <table:table-cell office:value-type="float" office:value="2070" calcext:value-type="float">
            <text:p>2070</text:p>
          </table:table-cell>
          <table:table-cell table:formula="of:=[.H99]+[.I99]" office:value-type="float" office:value="5002" calcext:value-type="float">
            <text:p>5002</text:p>
          </table:table-cell>
          <table:table-cell office:value-type="percentage" office:value="0.00517104216388226" calcext:value-type="percentage">
            <text:p>0.517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3310819" calcext:value-type="float">
            <text:p>253310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E100]+[.F100]" office:value-type="float" office:value="17" calcext:value-type="float">
            <text:p>17</text:p>
          </table:table-cell>
          <table:table-cell office:value-type="float" office:value="2923" calcext:value-type="float">
            <text:p>2923</text:p>
          </table:table-cell>
          <table:table-cell office:value-type="float" office:value="1998" calcext:value-type="float">
            <text:p>1998</text:p>
          </table:table-cell>
          <table:table-cell table:formula="of:=[.H100]+[.I100]" office:value-type="float" office:value="4921" calcext:value-type="float">
            <text:p>4921</text:p>
          </table:table-cell>
          <table:table-cell office:value-type="percentage" office:value="0.00344268934791413" calcext:value-type="percentage">
            <text:p>0.344%</text:p>
          </table:table-cell>
          <table:table-cell office:value-type="string" calcext:value-type="string">
            <text:p>gene:Zm00001d05408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851" calcext:value-type="float">
            <text:p>2329685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101]+[.F101]" office:value-type="float" office:value="11" calcext:value-type="float">
            <text:p>11</text:p>
          </table:table-cell>
          <table:table-cell office:value-type="float" office:value="2871" calcext:value-type="float">
            <text:p>2871</text:p>
          </table:table-cell>
          <table:table-cell office:value-type="float" office:value="2038" calcext:value-type="float">
            <text:p>2038</text:p>
          </table:table-cell>
          <table:table-cell table:formula="of:=[.H101]+[.I101]" office:value-type="float" office:value="4909" calcext:value-type="float">
            <text:p>4909</text:p>
          </table:table-cell>
          <table:table-cell office:value-type="percentage" office:value="0.00223577235772358" calcext:value-type="percentage">
            <text:p>0.224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990" calcext:value-type="float">
            <text:p>232969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102]+[.F102]" office:value-type="float" office:value="7" calcext:value-type="float">
            <text:p>7</text:p>
          </table:table-cell>
          <table:table-cell office:value-type="float" office:value="3049" calcext:value-type="float">
            <text:p>3049</text:p>
          </table:table-cell>
          <table:table-cell office:value-type="float" office:value="1833" calcext:value-type="float">
            <text:p>1833</text:p>
          </table:table-cell>
          <table:table-cell table:formula="of:=[.H102]+[.I102]" office:value-type="float" office:value="4882" calcext:value-type="float">
            <text:p>4882</text:p>
          </table:table-cell>
          <table:table-cell office:value-type="percentage" office:value="0.00143178564123543" calcext:value-type="percentage">
            <text:p>0.143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8230474" calcext:value-type="float">
            <text:p>1582304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103]+[.F103]" office:value-type="float" office:value="9" calcext:value-type="float">
            <text:p>9</text:p>
          </table:table-cell>
          <table:table-cell office:value-type="float" office:value="2758" calcext:value-type="float">
            <text:p>2758</text:p>
          </table:table-cell>
          <table:table-cell office:value-type="float" office:value="2109" calcext:value-type="float">
            <text:p>2109</text:p>
          </table:table-cell>
          <table:table-cell table:formula="of:=[.H103]+[.I103]" office:value-type="float" office:value="4867" calcext:value-type="float">
            <text:p>4867</text:p>
          </table:table-cell>
          <table:table-cell office:value-type="percentage" office:value="0.00184577522559475" calcext:value-type="percentage">
            <text:p>0.185%</text:p>
          </table:table-cell>
          <table:table-cell office:value-type="string" calcext:value-type="string">
            <text:p>gene:Zm00001d04838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8132055" calcext:value-type="float">
            <text:p>481320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04]+[.F104]" office:value-type="float" office:value="8" calcext:value-type="float">
            <text:p>8</text:p>
          </table:table-cell>
          <table:table-cell office:value-type="float" office:value="2637" calcext:value-type="float">
            <text:p>2637</text:p>
          </table:table-cell>
          <table:table-cell office:value-type="float" office:value="2229" calcext:value-type="float">
            <text:p>2229</text:p>
          </table:table-cell>
          <table:table-cell table:formula="of:=[.H104]+[.I104]" office:value-type="float" office:value="4866" calcext:value-type="float">
            <text:p>4866</text:p>
          </table:table-cell>
          <table:table-cell office:value-type="percentage" office:value="0.00164136233073451" calcext:value-type="percentage">
            <text:p>0.164%</text:p>
          </table:table-cell>
          <table:table-cell office:value-type="string" calcext:value-type="string">
            <text:p>gene:Zm00001d02881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449" calcext:value-type="float">
            <text:p>23297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E105]+[.F105]" office:value-type="float" office:value="21" calcext:value-type="float">
            <text:p>21</text:p>
          </table:table-cell>
          <table:table-cell office:value-type="float" office:value="2849" calcext:value-type="float">
            <text:p>2849</text:p>
          </table:table-cell>
          <table:table-cell office:value-type="float" office:value="1971" calcext:value-type="float">
            <text:p>1971</text:p>
          </table:table-cell>
          <table:table-cell table:formula="of:=[.H105]+[.I105]" office:value-type="float" office:value="4820" calcext:value-type="float">
            <text:p>4820</text:p>
          </table:table-cell>
          <table:table-cell office:value-type="percentage" office:value="0.00433794670522619" calcext:value-type="percentage">
            <text:p>0.434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15400" calcext:value-type="float">
            <text:p>175415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]+[.F106]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2892" calcext:value-type="float">
            <text:p>2892</text:p>
          </table:table-cell>
          <table:table-cell table:formula="of:=[.H106]+[.I106]" office:value-type="float" office:value="4811" calcext:value-type="float">
            <text:p>481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46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305" calcext:value-type="float">
            <text:p>232963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107]+[.F107]" office:value-type="float" office:value="9" calcext:value-type="float">
            <text:p>9</text:p>
          </table:table-cell>
          <table:table-cell office:value-type="float" office:value="2774" calcext:value-type="float">
            <text:p>2774</text:p>
          </table:table-cell>
          <table:table-cell office:value-type="float" office:value="2003" calcext:value-type="float">
            <text:p>2003</text:p>
          </table:table-cell>
          <table:table-cell table:formula="of:=[.H107]+[.I107]" office:value-type="float" office:value="4777" calcext:value-type="float">
            <text:p>4777</text:p>
          </table:table-cell>
          <table:table-cell office:value-type="percentage" office:value="0.00188048474717927" calcext:value-type="percentage">
            <text:p>0.188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8132091" calcext:value-type="float">
            <text:p>481320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108]+[.F108]" office:value-type="float" office:value="6" calcext:value-type="float">
            <text:p>6</text:p>
          </table:table-cell>
          <table:table-cell office:value-type="float" office:value="2774" calcext:value-type="float">
            <text:p>2774</text:p>
          </table:table-cell>
          <table:table-cell office:value-type="float" office:value="1979" calcext:value-type="float">
            <text:p>1979</text:p>
          </table:table-cell>
          <table:table-cell table:formula="of:=[.H108]+[.I108]" office:value-type="float" office:value="4753" calcext:value-type="float">
            <text:p>4753</text:p>
          </table:table-cell>
          <table:table-cell office:value-type="percentage" office:value="0.00126076906913217" calcext:value-type="percentage">
            <text:p>0.126%</text:p>
          </table:table-cell>
          <table:table-cell office:value-type="string" calcext:value-type="string">
            <text:p>gene:Zm00001d02881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4675" calcext:value-type="float">
            <text:p>253346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E109]+[.F109]" office:value-type="float" office:value="22" calcext:value-type="float">
            <text:p>22</text:p>
          </table:table-cell>
          <table:table-cell office:value-type="float" office:value="3105" calcext:value-type="float">
            <text:p>3105</text:p>
          </table:table-cell>
          <table:table-cell office:value-type="float" office:value="1619" calcext:value-type="float">
            <text:p>1619</text:p>
          </table:table-cell>
          <table:table-cell table:formula="of:=[.H109]+[.I109]" office:value-type="float" office:value="4724" calcext:value-type="float">
            <text:p>4724</text:p>
          </table:table-cell>
          <table:table-cell office:value-type="percentage" office:value="0.00463548251158871" calcext:value-type="percentage">
            <text:p>0.464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8132991" calcext:value-type="float">
            <text:p>481329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E110]+[.F110]" office:value-type="float" office:value="12" calcext:value-type="float">
            <text:p>12</text:p>
          </table:table-cell>
          <table:table-cell office:value-type="float" office:value="2589" calcext:value-type="float">
            <text:p>2589</text:p>
          </table:table-cell>
          <table:table-cell office:value-type="float" office:value="2120" calcext:value-type="float">
            <text:p>2120</text:p>
          </table:table-cell>
          <table:table-cell table:formula="of:=[.H110]+[.I110]" office:value-type="float" office:value="4709" calcext:value-type="float">
            <text:p>4709</text:p>
          </table:table-cell>
          <table:table-cell office:value-type="percentage" office:value="0.00254183435712773" calcext:value-type="percentage">
            <text:p>0.254%</text:p>
          </table:table-cell>
          <table:table-cell office:value-type="string" calcext:value-type="string">
            <text:p>gene:Zm00001d02881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8203" calcext:value-type="float">
            <text:p>232982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E111]+[.F111]" office:value-type="float" office:value="9" calcext:value-type="float">
            <text:p>9</text:p>
          </table:table-cell>
          <table:table-cell office:value-type="float" office:value="3075" calcext:value-type="float">
            <text:p>3075</text:p>
          </table:table-cell>
          <table:table-cell office:value-type="float" office:value="1625" calcext:value-type="float">
            <text:p>1625</text:p>
          </table:table-cell>
          <table:table-cell table:formula="of:=[.H111]+[.I111]" office:value-type="float" office:value="4700" calcext:value-type="float">
            <text:p>4700</text:p>
          </table:table-cell>
          <table:table-cell office:value-type="percentage" office:value="0.00191123380760246" calcext:value-type="percentage">
            <text:p>0.191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6984" calcext:value-type="float">
            <text:p>232969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E112]+[.F112]" office:value-type="float" office:value="33" calcext:value-type="float">
            <text:p>33</text:p>
          </table:table-cell>
          <table:table-cell office:value-type="float" office:value="2980" calcext:value-type="float">
            <text:p>2980</text:p>
          </table:table-cell>
          <table:table-cell office:value-type="float" office:value="1678" calcext:value-type="float">
            <text:p>1678</text:p>
          </table:table-cell>
          <table:table-cell table:formula="of:=[.H112]+[.I112]" office:value-type="float" office:value="4658" calcext:value-type="float">
            <text:p>4658</text:p>
          </table:table-cell>
          <table:table-cell office:value-type="percentage" office:value="0.0070347473886165" calcext:value-type="percentage">
            <text:p>0.703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468" calcext:value-type="float">
            <text:p>232974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E113]+[.F113]" office:value-type="float" office:value="18" calcext:value-type="float">
            <text:p>18</text:p>
          </table:table-cell>
          <table:table-cell office:value-type="float" office:value="2764" calcext:value-type="float">
            <text:p>2764</text:p>
          </table:table-cell>
          <table:table-cell office:value-type="float" office:value="1883" calcext:value-type="float">
            <text:p>1883</text:p>
          </table:table-cell>
          <table:table-cell table:formula="of:=[.H113]+[.I113]" office:value-type="float" office:value="4647" calcext:value-type="float">
            <text:p>4647</text:p>
          </table:table-cell>
          <table:table-cell office:value-type="percentage" office:value="0.00385852090032154" calcext:value-type="percentage">
            <text:p>0.386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8132065" calcext:value-type="float">
            <text:p>481320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114]+[.F114]" office:value-type="float" office:value="8" calcext:value-type="float">
            <text:p>8</text:p>
          </table:table-cell>
          <table:table-cell office:value-type="float" office:value="2373" calcext:value-type="float">
            <text:p>2373</text:p>
          </table:table-cell>
          <table:table-cell office:value-type="float" office:value="2267" calcext:value-type="float">
            <text:p>2267</text:p>
          </table:table-cell>
          <table:table-cell table:formula="of:=[.H114]+[.I114]" office:value-type="float" office:value="4640" calcext:value-type="float">
            <text:p>4640</text:p>
          </table:table-cell>
          <table:table-cell office:value-type="percentage" office:value="0.00172117039586919" calcext:value-type="percentage">
            <text:p>0.172%</text:p>
          </table:table-cell>
          <table:table-cell office:value-type="string" calcext:value-type="string">
            <text:p>gene:Zm00001d02881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8132994" calcext:value-type="float">
            <text:p>481329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E115]+[.F115]" office:value-type="float" office:value="12" calcext:value-type="float">
            <text:p>12</text:p>
          </table:table-cell>
          <table:table-cell office:value-type="float" office:value="2562" calcext:value-type="float">
            <text:p>2562</text:p>
          </table:table-cell>
          <table:table-cell office:value-type="float" office:value="2057" calcext:value-type="float">
            <text:p>2057</text:p>
          </table:table-cell>
          <table:table-cell table:formula="of:=[.H115]+[.I115]" office:value-type="float" office:value="4619" calcext:value-type="float">
            <text:p>4619</text:p>
          </table:table-cell>
          <table:table-cell office:value-type="percentage" office:value="0.00259123299503347" calcext:value-type="percentage">
            <text:p>0.259%</text:p>
          </table:table-cell>
          <table:table-cell office:value-type="string" calcext:value-type="string">
            <text:p>gene:Zm00001d02881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8132062" calcext:value-type="float">
            <text:p>481320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116]+[.F116]" office:value-type="float" office:value="4" calcext:value-type="float">
            <text:p>4</text:p>
          </table:table-cell>
          <table:table-cell office:value-type="float" office:value="2352" calcext:value-type="float">
            <text:p>2352</text:p>
          </table:table-cell>
          <table:table-cell office:value-type="float" office:value="2253" calcext:value-type="float">
            <text:p>2253</text:p>
          </table:table-cell>
          <table:table-cell table:formula="of:=[.H116]+[.I116]" office:value-type="float" office:value="4605" calcext:value-type="float">
            <text:p>4605</text:p>
          </table:table-cell>
          <table:table-cell office:value-type="percentage" office:value="0.000867867216315904" calcext:value-type="percentage">
            <text:p>0.087%</text:p>
          </table:table-cell>
          <table:table-cell office:value-type="string" calcext:value-type="string">
            <text:p>gene:Zm00001d02881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8132063" calcext:value-type="float">
            <text:p>481320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17]+[.F117]" office:value-type="float" office:value="5" calcext:value-type="float">
            <text:p>5</text:p>
          </table:table-cell>
          <table:table-cell office:value-type="float" office:value="2360" calcext:value-type="float">
            <text:p>2360</text:p>
          </table:table-cell>
          <table:table-cell office:value-type="float" office:value="2239" calcext:value-type="float">
            <text:p>2239</text:p>
          </table:table-cell>
          <table:table-cell table:formula="of:=[.H117]+[.I117]" office:value-type="float" office:value="4599" calcext:value-type="float">
            <text:p>4599</text:p>
          </table:table-cell>
          <table:table-cell office:value-type="percentage" office:value="0.00108601216333623" calcext:value-type="percentage">
            <text:p>0.109%</text:p>
          </table:table-cell>
          <table:table-cell office:value-type="string" calcext:value-type="string">
            <text:p>gene:Zm00001d02881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78668834" calcext:value-type="float">
            <text:p>1786688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18]+[.F118]" office:value-type="float" office:value="5" calcext:value-type="float">
            <text:p>5</text:p>
          </table:table-cell>
          <table:table-cell office:value-type="float" office:value="2224" calcext:value-type="float">
            <text:p>2224</text:p>
          </table:table-cell>
          <table:table-cell office:value-type="float" office:value="2369" calcext:value-type="float">
            <text:p>2369</text:p>
          </table:table-cell>
          <table:table-cell table:formula="of:=[.H118]+[.I118]" office:value-type="float" office:value="4593" calcext:value-type="float">
            <text:p>4593</text:p>
          </table:table-cell>
          <table:table-cell office:value-type="percentage" office:value="0.00108742931709439" calcext:value-type="percentage">
            <text:p>0.109%</text:p>
          </table:table-cell>
          <table:table-cell office:value-type="string" calcext:value-type="string">
            <text:p>gene:Zm00001d012600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7961181" calcext:value-type="float">
            <text:p>1779611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144" calcext:value-type="float">
            <text:p>144</text:p>
          </table:table-cell>
          <table:table-cell table:formula="of:=[.E119]+[.F119]" office:value-type="float" office:value="211" calcext:value-type="float">
            <text:p>211</text:p>
          </table:table-cell>
          <table:table-cell office:value-type="float" office:value="1609" calcext:value-type="float">
            <text:p>1609</text:p>
          </table:table-cell>
          <table:table-cell office:value-type="float" office:value="2959" calcext:value-type="float">
            <text:p>2959</text:p>
          </table:table-cell>
          <table:table-cell table:formula="of:=[.H119]+[.I119]" office:value-type="float" office:value="4568" calcext:value-type="float">
            <text:p>4568</text:p>
          </table:table-cell>
          <table:table-cell office:value-type="percentage" office:value="0.0441514961288973" calcext:value-type="percentage">
            <text:p>4.415%</text:p>
          </table:table-cell>
          <table:table-cell office:value-type="string" calcext:value-type="string">
            <text:p>gene:Zm00001d02243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91123703" calcext:value-type="float">
            <text:p>911237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0]+[.F120]" office:value-type="float" office:value="1" calcext:value-type="float">
            <text:p>1</text:p>
          </table:table-cell>
          <table:table-cell office:value-type="float" office:value="2812" calcext:value-type="float">
            <text:p>2812</text:p>
          </table:table-cell>
          <table:table-cell office:value-type="float" office:value="1742" calcext:value-type="float">
            <text:p>1742</text:p>
          </table:table-cell>
          <table:table-cell table:formula="of:=[.H120]+[.I120]" office:value-type="float" office:value="4554" calcext:value-type="float">
            <text:p>4554</text:p>
          </table:table-cell>
          <table:table-cell office:value-type="percentage" office:value="0.00021953896816685" calcext:value-type="percentage">
            <text:p>0.022%</text:p>
          </table:table-cell>
          <table:table-cell office:value-type="string" calcext:value-type="string">
            <text:p>gene:Zm00001d00420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91123598" calcext:value-type="float">
            <text:p>911235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21]+[.F121]" office:value-type="float" office:value="3" calcext:value-type="float">
            <text:p>3</text:p>
          </table:table-cell>
          <table:table-cell office:value-type="float" office:value="2880" calcext:value-type="float">
            <text:p>2880</text:p>
          </table:table-cell>
          <table:table-cell office:value-type="float" office:value="1632" calcext:value-type="float">
            <text:p>1632</text:p>
          </table:table-cell>
          <table:table-cell table:formula="of:=[.H121]+[.I121]" office:value-type="float" office:value="4512" calcext:value-type="float">
            <text:p>4512</text:p>
          </table:table-cell>
          <table:table-cell office:value-type="percentage" office:value="0.000664451827242525" calcext:value-type="percentage">
            <text:p>0.066%</text:p>
          </table:table-cell>
          <table:table-cell office:value-type="string" calcext:value-type="string">
            <text:p>gene:Zm00001d00420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15869" calcext:value-type="float">
            <text:p>1754158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122]+[.F122]" office:value-type="float" office:value="8" calcext:value-type="float">
            <text:p>8</text:p>
          </table:table-cell>
          <table:table-cell office:value-type="float" office:value="2754" calcext:value-type="float">
            <text:p>2754</text:p>
          </table:table-cell>
          <table:table-cell office:value-type="float" office:value="1757" calcext:value-type="float">
            <text:p>1757</text:p>
          </table:table-cell>
          <table:table-cell table:formula="of:=[.H122]+[.I122]" office:value-type="float" office:value="4511" calcext:value-type="float">
            <text:p>4511</text:p>
          </table:table-cell>
          <table:table-cell office:value-type="percentage" office:value="0.00177030316441691" calcext:value-type="percentage">
            <text:p>0.177%</text:p>
          </table:table-cell>
          <table:table-cell office:value-type="string" calcext:value-type="string">
            <text:p>gene:Zm00001d005464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15917" calcext:value-type="float">
            <text:p>1754159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23]+[.F123]" office:value-type="float" office:value="8" calcext:value-type="float">
            <text:p>8</text:p>
          </table:table-cell>
          <table:table-cell office:value-type="float" office:value="2170" calcext:value-type="float">
            <text:p>2170</text:p>
          </table:table-cell>
          <table:table-cell office:value-type="float" office:value="2338" calcext:value-type="float">
            <text:p>2338</text:p>
          </table:table-cell>
          <table:table-cell table:formula="of:=[.H123]+[.I123]" office:value-type="float" office:value="4508" calcext:value-type="float">
            <text:p>4508</text:p>
          </table:table-cell>
          <table:table-cell office:value-type="percentage" office:value="0.00177147918511958" calcext:value-type="percentage">
            <text:p>0.177%</text:p>
          </table:table-cell>
          <table:table-cell office:value-type="string" calcext:value-type="string">
            <text:p>gene:Zm00001d00546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6635980" calcext:value-type="float">
            <text:p>3066359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124]+[.F124]" office:value-type="float" office:value="11" calcext:value-type="float">
            <text:p>11</text:p>
          </table:table-cell>
          <table:table-cell office:value-type="float" office:value="1682" calcext:value-type="float">
            <text:p>1682</text:p>
          </table:table-cell>
          <table:table-cell office:value-type="float" office:value="2826" calcext:value-type="float">
            <text:p>2826</text:p>
          </table:table-cell>
          <table:table-cell table:formula="of:=[.H124]+[.I124]" office:value-type="float" office:value="4508" calcext:value-type="float">
            <text:p>4508</text:p>
          </table:table-cell>
          <table:table-cell office:value-type="percentage" office:value="0.00243416685107325" calcext:value-type="percentage">
            <text:p>0.243%</text:p>
          </table:table-cell>
          <table:table-cell office:value-type="string" calcext:value-type="string">
            <text:p>gene:Zm00001d03482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8212" calcext:value-type="float">
            <text:p>232982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125]+[.F125]" office:value-type="float" office:value="10" calcext:value-type="float">
            <text:p>10</text:p>
          </table:table-cell>
          <table:table-cell office:value-type="float" office:value="2819" calcext:value-type="float">
            <text:p>2819</text:p>
          </table:table-cell>
          <table:table-cell office:value-type="float" office:value="1666" calcext:value-type="float">
            <text:p>1666</text:p>
          </table:table-cell>
          <table:table-cell table:formula="of:=[.H125]+[.I125]" office:value-type="float" office:value="4485" calcext:value-type="float">
            <text:p>4485</text:p>
          </table:table-cell>
          <table:table-cell office:value-type="percentage" office:value="0.00222469410456062" calcext:value-type="percentage">
            <text:p>0.222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00985238" calcext:value-type="float">
            <text:p>1009852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26]+[.F126]" office:value-type="float" office:value="1" calcext:value-type="float">
            <text:p>1</text:p>
          </table:table-cell>
          <table:table-cell office:value-type="float" office:value="1631" calcext:value-type="float">
            <text:p>1631</text:p>
          </table:table-cell>
          <table:table-cell office:value-type="float" office:value="2851" calcext:value-type="float">
            <text:p>2851</text:p>
          </table:table-cell>
          <table:table-cell table:formula="of:=[.H126]+[.I126]" office:value-type="float" office:value="4482" calcext:value-type="float">
            <text:p>4482</text:p>
          </table:table-cell>
          <table:table-cell office:value-type="percentage" office:value="0.00022306491188936" calcext:value-type="percentage">
            <text:p>0.022%</text:p>
          </table:table-cell>
          <table:table-cell office:value-type="string" calcext:value-type="string">
            <text:p>gene:Zm00001d01560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15911" calcext:value-type="float">
            <text:p>1754159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27]+[.F127]" office:value-type="float" office:value="8" calcext:value-type="float">
            <text:p>8</text:p>
          </table:table-cell>
          <table:table-cell office:value-type="float" office:value="2283" calcext:value-type="float">
            <text:p>2283</text:p>
          </table:table-cell>
          <table:table-cell office:value-type="float" office:value="2184" calcext:value-type="float">
            <text:p>2184</text:p>
          </table:table-cell>
          <table:table-cell table:formula="of:=[.H127]+[.I127]" office:value-type="float" office:value="4467" calcext:value-type="float">
            <text:p>4467</text:p>
          </table:table-cell>
          <table:table-cell office:value-type="percentage" office:value="0.0017877094972067" calcext:value-type="percentage">
            <text:p>0.179%</text:p>
          </table:table-cell>
          <table:table-cell office:value-type="string" calcext:value-type="string">
            <text:p>gene:Zm00001d00546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9081361" calcext:value-type="float">
            <text:p>9081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8]+[.F128]" office:value-type="float" office:value="1" calcext:value-type="float">
            <text:p>1</text:p>
          </table:table-cell>
          <table:table-cell office:value-type="float" office:value="2140" calcext:value-type="float">
            <text:p>2140</text:p>
          </table:table-cell>
          <table:table-cell office:value-type="float" office:value="2320" calcext:value-type="float">
            <text:p>2320</text:p>
          </table:table-cell>
          <table:table-cell table:formula="of:=[.H128]+[.I128]" office:value-type="float" office:value="4460" calcext:value-type="float">
            <text:p>4460</text:p>
          </table:table-cell>
          <table:table-cell office:value-type="percentage" office:value="0.000224164985429276" calcext:value-type="percentage">
            <text:p>0.022%</text:p>
          </table:table-cell>
          <table:table-cell office:value-type="string" calcext:value-type="string">
            <text:p>gene:Zm00001d027590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8132752" calcext:value-type="float">
            <text:p>48132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29]+[.F129]" office:value-type="float" office:value="3" calcext:value-type="float">
            <text:p>3</text:p>
          </table:table-cell>
          <table:table-cell office:value-type="float" office:value="2653" calcext:value-type="float">
            <text:p>2653</text:p>
          </table:table-cell>
          <table:table-cell office:value-type="float" office:value="1797" calcext:value-type="float">
            <text:p>1797</text:p>
          </table:table-cell>
          <table:table-cell table:formula="of:=[.H129]+[.I129]" office:value-type="float" office:value="4450" calcext:value-type="float">
            <text:p>4450</text:p>
          </table:table-cell>
          <table:table-cell office:value-type="percentage" office:value="0.00067370312149113" calcext:value-type="percentage">
            <text:p>0.067%</text:p>
          </table:table-cell>
          <table:table-cell office:value-type="string" calcext:value-type="string">
            <text:p>gene:Zm00001d02881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91123119" calcext:value-type="float">
            <text:p>911231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E130]+[.F130]" office:value-type="float" office:value="9" calcext:value-type="float">
            <text:p>9</text:p>
          </table:table-cell>
          <table:table-cell office:value-type="float" office:value="2684" calcext:value-type="float">
            <text:p>2684</text:p>
          </table:table-cell>
          <table:table-cell office:value-type="float" office:value="1760" calcext:value-type="float">
            <text:p>1760</text:p>
          </table:table-cell>
          <table:table-cell table:formula="of:=[.H130]+[.I130]" office:value-type="float" office:value="4444" calcext:value-type="float">
            <text:p>4444</text:p>
          </table:table-cell>
          <table:table-cell office:value-type="percentage" office:value="0.00202110936447339" calcext:value-type="percentage">
            <text:p>0.202%</text:p>
          </table:table-cell>
          <table:table-cell office:value-type="string" calcext:value-type="string">
            <text:p>gene:Zm00001d00420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8230591" calcext:value-type="float">
            <text:p>1582305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31]+[.F131]" office:value-type="float" office:value="3" calcext:value-type="float">
            <text:p>3</text:p>
          </table:table-cell>
          <table:table-cell office:value-type="float" office:value="2079" calcext:value-type="float">
            <text:p>2079</text:p>
          </table:table-cell>
          <table:table-cell office:value-type="float" office:value="2244" calcext:value-type="float">
            <text:p>2244</text:p>
          </table:table-cell>
          <table:table-cell table:formula="of:=[.H131]+[.I131]" office:value-type="float" office:value="4323" calcext:value-type="float">
            <text:p>4323</text:p>
          </table:table-cell>
          <table:table-cell office:value-type="percentage" office:value="0.000693481276005548" calcext:value-type="percentage">
            <text:p>0.069%</text:p>
          </table:table-cell>
          <table:table-cell office:value-type="string" calcext:value-type="string">
            <text:p>gene:Zm00001d048384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91123033" calcext:value-type="float">
            <text:p>9112303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E132]+[.F132]" office:value-type="float" office:value="9" calcext:value-type="float">
            <text:p>9</text:p>
          </table:table-cell>
          <table:table-cell office:value-type="float" office:value="2530" calcext:value-type="float">
            <text:p>2530</text:p>
          </table:table-cell>
          <table:table-cell office:value-type="float" office:value="1735" calcext:value-type="float">
            <text:p>1735</text:p>
          </table:table-cell>
          <table:table-cell table:formula="of:=[.H132]+[.I132]" office:value-type="float" office:value="4265" calcext:value-type="float">
            <text:p>4265</text:p>
          </table:table-cell>
          <table:table-cell office:value-type="percentage" office:value="0.00210575573233505" calcext:value-type="percentage">
            <text:p>0.211%</text:p>
          </table:table-cell>
          <table:table-cell office:value-type="string" calcext:value-type="string">
            <text:p>gene:Zm00001d00420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8230549" calcext:value-type="float">
            <text:p>15823054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33]+[.F133]" office:value-type="float" office:value="2" calcext:value-type="float">
            <text:p>2</text:p>
          </table:table-cell>
          <table:table-cell office:value-type="float" office:value="2246" calcext:value-type="float">
            <text:p>2246</text:p>
          </table:table-cell>
          <table:table-cell office:value-type="float" office:value="2002" calcext:value-type="float">
            <text:p>2002</text:p>
          </table:table-cell>
          <table:table-cell table:formula="of:=[.H133]+[.I133]" office:value-type="float" office:value="4248" calcext:value-type="float">
            <text:p>4248</text:p>
          </table:table-cell>
          <table:table-cell office:value-type="percentage" office:value="0.000470588235294118" calcext:value-type="percentage">
            <text:p>0.047%</text:p>
          </table:table-cell>
          <table:table-cell office:value-type="string" calcext:value-type="string">
            <text:p>gene:Zm00001d04838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3522612" calcext:value-type="float">
            <text:p>2235226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]+[.F134]" office:value-type="float" office:value="0" calcext:value-type="float">
            <text:p>0</text:p>
          </table:table-cell>
          <table:table-cell office:value-type="float" office:value="2306" calcext:value-type="float">
            <text:p>2306</text:p>
          </table:table-cell>
          <table:table-cell office:value-type="float" office:value="1941" calcext:value-type="float">
            <text:p>1941</text:p>
          </table:table-cell>
          <table:table-cell table:formula="of:=[.H134]+[.I134]" office:value-type="float" office:value="4247" calcext:value-type="float">
            <text:p>424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7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0169509" calcext:value-type="float">
            <text:p>2101695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35]+[.F135]" office:value-type="float" office:value="2" calcext:value-type="float">
            <text:p>2</text:p>
          </table:table-cell>
          <table:table-cell office:value-type="float" office:value="2611" calcext:value-type="float">
            <text:p>2611</text:p>
          </table:table-cell>
          <table:table-cell office:value-type="float" office:value="1586" calcext:value-type="float">
            <text:p>1586</text:p>
          </table:table-cell>
          <table:table-cell table:formula="of:=[.H135]+[.I135]" office:value-type="float" office:value="4197" calcext:value-type="float">
            <text:p>4197</text:p>
          </table:table-cell>
          <table:table-cell office:value-type="percentage" office:value="0.000476303881876637" calcext:value-type="percentage">
            <text:p>0.048%</text:p>
          </table:table-cell>
          <table:table-cell office:value-type="string" calcext:value-type="string">
            <text:p>gene:Zm00001d01799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7670780" calcext:value-type="float">
            <text:p>2376707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36]+[.F136]" office:value-type="float" office:value="6" calcext:value-type="float">
            <text:p>6</text:p>
          </table:table-cell>
          <table:table-cell office:value-type="float" office:value="1923" calcext:value-type="float">
            <text:p>1923</text:p>
          </table:table-cell>
          <table:table-cell office:value-type="float" office:value="2246" calcext:value-type="float">
            <text:p>2246</text:p>
          </table:table-cell>
          <table:table-cell table:formula="of:=[.H136]+[.I136]" office:value-type="float" office:value="4169" calcext:value-type="float">
            <text:p>4169</text:p>
          </table:table-cell>
          <table:table-cell office:value-type="percentage" office:value="0.00143712574850299" calcext:value-type="percentage">
            <text:p>0.144%</text:p>
          </table:table-cell>
          <table:table-cell office:value-type="string" calcext:value-type="string">
            <text:p>gene:Zm00001d00770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3522570" calcext:value-type="float">
            <text:p>2235225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37]+[.F137]" office:value-type="float" office:value="2" calcext:value-type="float">
            <text:p>2</text:p>
          </table:table-cell>
          <table:table-cell office:value-type="float" office:value="2560" calcext:value-type="float">
            <text:p>2560</text:p>
          </table:table-cell>
          <table:table-cell office:value-type="float" office:value="1605" calcext:value-type="float">
            <text:p>1605</text:p>
          </table:table-cell>
          <table:table-cell table:formula="of:=[.H137]+[.I137]" office:value-type="float" office:value="4165" calcext:value-type="float">
            <text:p>4165</text:p>
          </table:table-cell>
          <table:table-cell office:value-type="percentage" office:value="0.000479961603071754" calcext:value-type="percentage">
            <text:p>0.048%</text:p>
          </table:table-cell>
          <table:table-cell office:value-type="string" calcext:value-type="string">
            <text:p>gene:Zm00001d04407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4040" calcext:value-type="float">
            <text:p>142240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E138]+[.F138]" office:value-type="float" office:value="15" calcext:value-type="float">
            <text:p>15</text:p>
          </table:table-cell>
          <table:table-cell office:value-type="float" office:value="2135" calcext:value-type="float">
            <text:p>2135</text:p>
          </table:table-cell>
          <table:table-cell office:value-type="float" office:value="2030" calcext:value-type="float">
            <text:p>2030</text:p>
          </table:table-cell>
          <table:table-cell table:formula="of:=[.H138]+[.I138]" office:value-type="float" office:value="4165" calcext:value-type="float">
            <text:p>4165</text:p>
          </table:table-cell>
          <table:table-cell office:value-type="percentage" office:value="0.00358851674641148" calcext:value-type="percentage">
            <text:p>0.359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159802" calcext:value-type="float">
            <text:p>221159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39]+[.F139]" office:value-type="float" office:value="2" calcext:value-type="float">
            <text:p>2</text:p>
          </table:table-cell>
          <table:table-cell office:value-type="float" office:value="1769" calcext:value-type="float">
            <text:p>1769</text:p>
          </table:table-cell>
          <table:table-cell office:value-type="float" office:value="2309" calcext:value-type="float">
            <text:p>2309</text:p>
          </table:table-cell>
          <table:table-cell table:formula="of:=[.H139]+[.I139]" office:value-type="float" office:value="4078" calcext:value-type="float">
            <text:p>4078</text:p>
          </table:table-cell>
          <table:table-cell office:value-type="percentage" office:value="0.000490196078431373" calcext:value-type="percentage">
            <text:p>0.049%</text:p>
          </table:table-cell>
          <table:table-cell office:value-type="string" calcext:value-type="string">
            <text:p>gene:Zm00001d04399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998" calcext:value-type="float">
            <text:p>232979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140]+[.F140]" office:value-type="float" office:value="6" calcext:value-type="float">
            <text:p>6</text:p>
          </table:table-cell>
          <table:table-cell office:value-type="float" office:value="2254" calcext:value-type="float">
            <text:p>2254</text:p>
          </table:table-cell>
          <table:table-cell office:value-type="float" office:value="1812" calcext:value-type="float">
            <text:p>1812</text:p>
          </table:table-cell>
          <table:table-cell table:formula="of:=[.H140]+[.I140]" office:value-type="float" office:value="4066" calcext:value-type="float">
            <text:p>4066</text:p>
          </table:table-cell>
          <table:table-cell office:value-type="percentage" office:value="0.00147347740667976" calcext:value-type="percentage">
            <text:p>0.147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8230522" calcext:value-type="float">
            <text:p>1582305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]+[.F141]" office:value-type="float" office:value="0" calcext:value-type="float">
            <text:p>0</text:p>
          </table:table-cell>
          <table:table-cell office:value-type="float" office:value="2326" calcext:value-type="float">
            <text:p>2326</text:p>
          </table:table-cell>
          <table:table-cell office:value-type="float" office:value="1712" calcext:value-type="float">
            <text:p>1712</text:p>
          </table:table-cell>
          <table:table-cell table:formula="of:=[.H141]+[.I141]" office:value-type="float" office:value="4038" calcext:value-type="float">
            <text:p>403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384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9684854" calcext:value-type="float">
            <text:p>1396848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142]+[.F142]" office:value-type="float" office:value="6" calcext:value-type="float">
            <text:p>6</text:p>
          </table:table-cell>
          <table:table-cell office:value-type="float" office:value="1551" calcext:value-type="float">
            <text:p>1551</text:p>
          </table:table-cell>
          <table:table-cell office:value-type="float" office:value="2437" calcext:value-type="float">
            <text:p>2437</text:p>
          </table:table-cell>
          <table:table-cell table:formula="of:=[.H142]+[.I142]" office:value-type="float" office:value="3988" calcext:value-type="float">
            <text:p>3988</text:p>
          </table:table-cell>
          <table:table-cell office:value-type="percentage" office:value="0.00150225338007011" calcext:value-type="percentage">
            <text:p>0.150%</text:p>
          </table:table-cell>
          <table:table-cell office:value-type="string" calcext:value-type="string">
            <text:p>gene:Zm00001d03793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7671144" calcext:value-type="float">
            <text:p>2376711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143]+[.F143]" office:value-type="float" office:value="10" calcext:value-type="float">
            <text:p>10</text:p>
          </table:table-cell>
          <table:table-cell office:value-type="float" office:value="2396" calcext:value-type="float">
            <text:p>2396</text:p>
          </table:table-cell>
          <table:table-cell office:value-type="float" office:value="1582" calcext:value-type="float">
            <text:p>1582</text:p>
          </table:table-cell>
          <table:table-cell table:formula="of:=[.H143]+[.I143]" office:value-type="float" office:value="3978" calcext:value-type="float">
            <text:p>3978</text:p>
          </table:table-cell>
          <table:table-cell office:value-type="percentage" office:value="0.00250752256770311" calcext:value-type="percentage">
            <text:p>0.251%</text:p>
          </table:table-cell>
          <table:table-cell office:value-type="string" calcext:value-type="string">
            <text:p>gene:Zm00001d00770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4920" calcext:value-type="float">
            <text:p>253349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E144]+[.F144]" office:value-type="float" office:value="16" calcext:value-type="float">
            <text:p>16</text:p>
          </table:table-cell>
          <table:table-cell office:value-type="float" office:value="1883" calcext:value-type="float">
            <text:p>1883</text:p>
          </table:table-cell>
          <table:table-cell office:value-type="float" office:value="2068" calcext:value-type="float">
            <text:p>2068</text:p>
          </table:table-cell>
          <table:table-cell table:formula="of:=[.H144]+[.I144]" office:value-type="float" office:value="3951" calcext:value-type="float">
            <text:p>3951</text:p>
          </table:table-cell>
          <table:table-cell office:value-type="percentage" office:value="0.00403327451474666" calcext:value-type="percentage">
            <text:p>0.403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7671531" calcext:value-type="float">
            <text:p>2376715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E145]+[.F145]" office:value-type="float" office:value="7" calcext:value-type="float">
            <text:p>7</text:p>
          </table:table-cell>
          <table:table-cell office:value-type="float" office:value="2315" calcext:value-type="float">
            <text:p>2315</text:p>
          </table:table-cell>
          <table:table-cell office:value-type="float" office:value="1631" calcext:value-type="float">
            <text:p>1631</text:p>
          </table:table-cell>
          <table:table-cell table:formula="of:=[.H145]+[.I145]" office:value-type="float" office:value="3946" calcext:value-type="float">
            <text:p>3946</text:p>
          </table:table-cell>
          <table:table-cell office:value-type="percentage" office:value="0.00177080698203896" calcext:value-type="percentage">
            <text:p>0.177%</text:p>
          </table:table-cell>
          <table:table-cell office:value-type="string" calcext:value-type="string">
            <text:p>gene:Zm00001d00770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7670785" calcext:value-type="float">
            <text:p>23767078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46]+[.F146]" office:value-type="float" office:value="7" calcext:value-type="float">
            <text:p>7</text:p>
          </table:table-cell>
          <table:table-cell office:value-type="float" office:value="1871" calcext:value-type="float">
            <text:p>1871</text:p>
          </table:table-cell>
          <table:table-cell office:value-type="float" office:value="2040" calcext:value-type="float">
            <text:p>2040</text:p>
          </table:table-cell>
          <table:table-cell table:formula="of:=[.H146]+[.I146]" office:value-type="float" office:value="3911" calcext:value-type="float">
            <text:p>3911</text:p>
          </table:table-cell>
          <table:table-cell office:value-type="percentage" office:value="0.00178662582950485" calcext:value-type="percentage">
            <text:p>0.179%</text:p>
          </table:table-cell>
          <table:table-cell office:value-type="string" calcext:value-type="string">
            <text:p>gene:Zm00001d00770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9079547" calcext:value-type="float">
            <text:p>90795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147]+[.F147]" office:value-type="float" office:value="7" calcext:value-type="float">
            <text:p>7</text:p>
          </table:table-cell>
          <table:table-cell office:value-type="float" office:value="1963" calcext:value-type="float">
            <text:p>1963</text:p>
          </table:table-cell>
          <table:table-cell office:value-type="float" office:value="1911" calcext:value-type="float">
            <text:p>1911</text:p>
          </table:table-cell>
          <table:table-cell table:formula="of:=[.H147]+[.I147]" office:value-type="float" office:value="3874" calcext:value-type="float">
            <text:p>3874</text:p>
          </table:table-cell>
          <table:table-cell office:value-type="percentage" office:value="0.00180365885081165" calcext:value-type="percentage">
            <text:p>0.180%</text:p>
          </table:table-cell>
          <table:table-cell office:value-type="string" calcext:value-type="string">
            <text:p>gene:Zm00001d02759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79866" calcext:value-type="float">
            <text:p>16557986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8]+[.F148]"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float" office:value="2396" calcext:value-type="float">
            <text:p>2396</text:p>
          </table:table-cell>
          <table:table-cell table:formula="of:=[.H148]+[.I148]" office:value-type="float" office:value="3858" calcext:value-type="float">
            <text:p>385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6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01134968" calcext:value-type="float">
            <text:p>1011349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E149]+[.F149]" office:value-type="float" office:value="52" calcext:value-type="float">
            <text:p>52</text:p>
          </table:table-cell>
          <table:table-cell office:value-type="float" office:value="2180" calcext:value-type="float">
            <text:p>2180</text:p>
          </table:table-cell>
          <table:table-cell office:value-type="float" office:value="1666" calcext:value-type="float">
            <text:p>1666</text:p>
          </table:table-cell>
          <table:table-cell table:formula="of:=[.H149]+[.I149]" office:value-type="float" office:value="3846" calcext:value-type="float">
            <text:p>3846</text:p>
          </table:table-cell>
          <table:table-cell office:value-type="percentage" office:value="0.0133401744484351" calcext:value-type="percentage">
            <text:p>1.334%</text:p>
          </table:table-cell>
          <table:table-cell office:value-type="string" calcext:value-type="string">
            <text:p>gene:Zm00001d04664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7671563" calcext:value-type="float">
            <text:p>2376715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E150]+[.F150]" office:value-type="float" office:value="9" calcext:value-type="float">
            <text:p>9</text:p>
          </table:table-cell>
          <table:table-cell office:value-type="float" office:value="1516" calcext:value-type="float">
            <text:p>1516</text:p>
          </table:table-cell>
          <table:table-cell office:value-type="float" office:value="2307" calcext:value-type="float">
            <text:p>2307</text:p>
          </table:table-cell>
          <table:table-cell table:formula="of:=[.H150]+[.I150]" office:value-type="float" office:value="3823" calcext:value-type="float">
            <text:p>3823</text:p>
          </table:table-cell>
          <table:table-cell office:value-type="percentage" office:value="0.00234864300626305" calcext:value-type="percentage">
            <text:p>0.235%</text:p>
          </table:table-cell>
          <table:table-cell office:value-type="string" calcext:value-type="string">
            <text:p>gene:Zm00001d00770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7671537" calcext:value-type="float">
            <text:p>2376715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51]+[.F151]" office:value-type="float" office:value="7" calcext:value-type="float">
            <text:p>7</text:p>
          </table:table-cell>
          <table:table-cell office:value-type="float" office:value="2082" calcext:value-type="float">
            <text:p>2082</text:p>
          </table:table-cell>
          <table:table-cell office:value-type="float" office:value="1733" calcext:value-type="float">
            <text:p>1733</text:p>
          </table:table-cell>
          <table:table-cell table:formula="of:=[.H151]+[.I151]" office:value-type="float" office:value="3815" calcext:value-type="float">
            <text:p>3815</text:p>
          </table:table-cell>
          <table:table-cell office:value-type="percentage" office:value="0.00183150183150183" calcext:value-type="percentage">
            <text:p>0.183%</text:p>
          </table:table-cell>
          <table:table-cell office:value-type="string" calcext:value-type="string">
            <text:p>gene:Zm00001d00770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541200" calcext:value-type="float">
            <text:p>217541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152]+[.F152]" office:value-type="float" office:value="6" calcext:value-type="float">
            <text:p>6</text:p>
          </table:table-cell>
          <table:table-cell office:value-type="float" office:value="1523" calcext:value-type="float">
            <text:p>1523</text:p>
          </table:table-cell>
          <table:table-cell office:value-type="float" office:value="2281" calcext:value-type="float">
            <text:p>2281</text:p>
          </table:table-cell>
          <table:table-cell table:formula="of:=[.H152]+[.I152]" office:value-type="float" office:value="3804" calcext:value-type="float">
            <text:p>3804</text:p>
          </table:table-cell>
          <table:table-cell office:value-type="percentage" office:value="0.0015748031496063" calcext:value-type="percentage">
            <text:p>0.157%</text:p>
          </table:table-cell>
          <table:table-cell office:value-type="string" calcext:value-type="string">
            <text:p>gene:Zm00001d04387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7670550" calcext:value-type="float">
            <text:p>237670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53]+[.F153]" office:value-type="float" office:value="2" calcext:value-type="float">
            <text:p>2</text:p>
          </table:table-cell>
          <table:table-cell office:value-type="float" office:value="2478" calcext:value-type="float">
            <text:p>2478</text:p>
          </table:table-cell>
          <table:table-cell office:value-type="float" office:value="1310" calcext:value-type="float">
            <text:p>1310</text:p>
          </table:table-cell>
          <table:table-cell table:formula="of:=[.H153]+[.I153]" office:value-type="float" office:value="3788" calcext:value-type="float">
            <text:p>3788</text:p>
          </table:table-cell>
          <table:table-cell office:value-type="percentage" office:value="0.000527704485488127" calcext:value-type="percentage">
            <text:p>0.053%</text:p>
          </table:table-cell>
          <table:table-cell office:value-type="string" calcext:value-type="string">
            <text:p>gene:Zm00001d00770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4566" calcext:value-type="float">
            <text:p>253345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E154]+[.F154]" office:value-type="float" office:value="16" calcext:value-type="float">
            <text:p>16</text:p>
          </table:table-cell>
          <table:table-cell office:value-type="float" office:value="2026" calcext:value-type="float">
            <text:p>2026</text:p>
          </table:table-cell>
          <table:table-cell office:value-type="float" office:value="1716" calcext:value-type="float">
            <text:p>1716</text:p>
          </table:table-cell>
          <table:table-cell table:formula="of:=[.H154]+[.I154]" office:value-type="float" office:value="3742" calcext:value-type="float">
            <text:p>3742</text:p>
          </table:table-cell>
          <table:table-cell office:value-type="percentage" office:value="0.00425758382118148" calcext:value-type="percentage">
            <text:p>0.426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415728" calcext:value-type="float">
            <text:p>1754157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E155]+[.F155]" office:value-type="float" office:value="12" calcext:value-type="float">
            <text:p>12</text:p>
          </table:table-cell>
          <table:table-cell office:value-type="float" office:value="2271" calcext:value-type="float">
            <text:p>2271</text:p>
          </table:table-cell>
          <table:table-cell office:value-type="float" office:value="1445" calcext:value-type="float">
            <text:p>1445</text:p>
          </table:table-cell>
          <table:table-cell table:formula="of:=[.H155]+[.I155]" office:value-type="float" office:value="3716" calcext:value-type="float">
            <text:p>3716</text:p>
          </table:table-cell>
          <table:table-cell office:value-type="percentage" office:value="0.00321888412017167" calcext:value-type="percentage">
            <text:p>0.322%</text:p>
          </table:table-cell>
          <table:table-cell office:value-type="string" calcext:value-type="string">
            <text:p>gene:Zm00001d00546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9079542" calcext:value-type="float">
            <text:p>90795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56]+[.F156]" office:value-type="float" office:value="5" calcext:value-type="float">
            <text:p>5</text:p>
          </table:table-cell>
          <table:table-cell office:value-type="float" office:value="2064" calcext:value-type="float">
            <text:p>2064</text:p>
          </table:table-cell>
          <table:table-cell office:value-type="float" office:value="1618" calcext:value-type="float">
            <text:p>1618</text:p>
          </table:table-cell>
          <table:table-cell table:formula="of:=[.H156]+[.I156]" office:value-type="float" office:value="3682" calcext:value-type="float">
            <text:p>3682</text:p>
          </table:table-cell>
          <table:table-cell office:value-type="percentage" office:value="0.00135611608353675" calcext:value-type="percentage">
            <text:p>0.136%</text:p>
          </table:table-cell>
          <table:table-cell office:value-type="string" calcext:value-type="string">
            <text:p>gene:Zm00001d02759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79833" calcext:value-type="float">
            <text:p>1655798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57]+[.F157]" office:value-type="float" office:value="1" calcext:value-type="float">
            <text:p>1</text:p>
          </table:table-cell>
          <table:table-cell office:value-type="float" office:value="2059" calcext:value-type="float">
            <text:p>2059</text:p>
          </table:table-cell>
          <table:table-cell office:value-type="float" office:value="1614" calcext:value-type="float">
            <text:p>1614</text:p>
          </table:table-cell>
          <table:table-cell table:formula="of:=[.H157]+[.I157]" office:value-type="float" office:value="3673" calcext:value-type="float">
            <text:p>3673</text:p>
          </table:table-cell>
          <table:table-cell office:value-type="percentage" office:value="0.000272182906913446" calcext:value-type="percentage">
            <text:p>0.027%</text:p>
          </table:table-cell>
          <table:table-cell office:value-type="string" calcext:value-type="string">
            <text:p>gene:Zm00001d03896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4116258" calcext:value-type="float">
            <text:p>441162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E158]+[.F158]" office:value-type="float" office:value="11" calcext:value-type="float">
            <text:p>11</text:p>
          </table:table-cell>
          <table:table-cell office:value-type="float" office:value="1482" calcext:value-type="float">
            <text:p>1482</text:p>
          </table:table-cell>
          <table:table-cell office:value-type="float" office:value="2136" calcext:value-type="float">
            <text:p>2136</text:p>
          </table:table-cell>
          <table:table-cell table:formula="of:=[.H158]+[.I158]" office:value-type="float" office:value="3618" calcext:value-type="float">
            <text:p>3618</text:p>
          </table:table-cell>
          <table:table-cell office:value-type="percentage" office:value="0.00303113805456048" calcext:value-type="percentage">
            <text:p>0.303%</text:p>
          </table:table-cell>
          <table:table-cell office:value-type="string" calcext:value-type="string">
            <text:p>gene:Zm00001d00343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4580" calcext:value-type="float">
            <text:p>253345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E159]+[.F159]" office:value-type="float" office:value="28" calcext:value-type="float">
            <text:p>28</text:p>
          </table:table-cell>
          <table:table-cell office:value-type="float" office:value="2007" calcext:value-type="float">
            <text:p>2007</text:p>
          </table:table-cell>
          <table:table-cell office:value-type="float" office:value="1601" calcext:value-type="float">
            <text:p>1601</text:p>
          </table:table-cell>
          <table:table-cell table:formula="of:=[.H159]+[.I159]" office:value-type="float" office:value="3608" calcext:value-type="float">
            <text:p>3608</text:p>
          </table:table-cell>
          <table:table-cell office:value-type="percentage" office:value="0.0077007700770077" calcext:value-type="percentage">
            <text:p>0.770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92098143" calcext:value-type="float">
            <text:p>19209814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160]+[.F160]" office:value-type="float" office:value="11" calcext:value-type="float">
            <text:p>11</text:p>
          </table:table-cell>
          <table:table-cell office:value-type="float" office:value="1986" calcext:value-type="float">
            <text:p>1986</text:p>
          </table:table-cell>
          <table:table-cell office:value-type="float" office:value="1616" calcext:value-type="float">
            <text:p>1616</text:p>
          </table:table-cell>
          <table:table-cell table:formula="of:=[.H160]+[.I160]" office:value-type="float" office:value="3602" calcext:value-type="float">
            <text:p>3602</text:p>
          </table:table-cell>
          <table:table-cell office:value-type="percentage" office:value="0.00304456130639358" calcext:value-type="percentage">
            <text:p>0.304%</text:p>
          </table:table-cell>
          <table:table-cell office:value-type="string" calcext:value-type="string">
            <text:p>gene:Zm00001d05228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05507320" calcext:value-type="float">
            <text:p>2055073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1]+[.F161]" office:value-type="float" office:value="0" calcext:value-type="float">
            <text:p>0</text:p>
          </table:table-cell>
          <table:table-cell office:value-type="float" office:value="1318" calcext:value-type="float">
            <text:p>1318</text:p>
          </table:table-cell>
          <table:table-cell office:value-type="float" office:value="2269" calcext:value-type="float">
            <text:p>2269</text:p>
          </table:table-cell>
          <table:table-cell table:formula="of:=[.H161]+[.I161]" office:value-type="float" office:value="3587" calcext:value-type="float">
            <text:p>358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87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9146" calcext:value-type="float">
            <text:p>1367491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162]+[.F162]" office:value-type="float" office:value="7" calcext:value-type="float">
            <text:p>7</text:p>
          </table:table-cell>
          <table:table-cell office:value-type="float" office:value="1768" calcext:value-type="float">
            <text:p>1768</text:p>
          </table:table-cell>
          <table:table-cell office:value-type="float" office:value="1747" calcext:value-type="float">
            <text:p>1747</text:p>
          </table:table-cell>
          <table:table-cell table:formula="of:=[.H162]+[.I162]" office:value-type="float" office:value="3515" calcext:value-type="float">
            <text:p>3515</text:p>
          </table:table-cell>
          <table:table-cell office:value-type="percentage" office:value="0.00198750709823964" calcext:value-type="percentage">
            <text:p>0.199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0864005" calcext:value-type="float">
            <text:p>808640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163]+[.F163]" office:value-type="float" office:value="3" calcext:value-type="float">
            <text:p>3</text:p>
          </table:table-cell>
          <table:table-cell office:value-type="float" office:value="1548" calcext:value-type="float">
            <text:p>1548</text:p>
          </table:table-cell>
          <table:table-cell office:value-type="float" office:value="1855" calcext:value-type="float">
            <text:p>1855</text:p>
          </table:table-cell>
          <table:table-cell table:formula="of:=[.H163]+[.I163]" office:value-type="float" office:value="3403" calcext:value-type="float">
            <text:p>3403</text:p>
          </table:table-cell>
          <table:table-cell office:value-type="percentage" office:value="0.000880798590722255" calcext:value-type="percentage">
            <text:p>0.088%</text:p>
          </table:table-cell>
          <table:table-cell office:value-type="string" calcext:value-type="string">
            <text:p>gene:Zm00001d00977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37231066" calcext:value-type="float">
            <text:p>23723106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64]+[.F164]" office:value-type="float" office:value="2" calcext:value-type="float">
            <text:p>2</text:p>
          </table:table-cell>
          <table:table-cell office:value-type="float" office:value="1371" calcext:value-type="float">
            <text:p>1371</text:p>
          </table:table-cell>
          <table:table-cell office:value-type="float" office:value="2016" calcext:value-type="float">
            <text:p>2016</text:p>
          </table:table-cell>
          <table:table-cell table:formula="of:=[.H164]+[.I164]" office:value-type="float" office:value="3387" calcext:value-type="float">
            <text:p>3387</text:p>
          </table:table-cell>
          <table:table-cell office:value-type="percentage" office:value="0.000590144585423429" calcext:value-type="percentage">
            <text:p>0.059%</text:p>
          </table:table-cell>
          <table:table-cell office:value-type="string" calcext:value-type="string">
            <text:p>gene:Zm00001d04458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05507296" calcext:value-type="float">
            <text:p>2055072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E165]+[.F165]" office:value-type="float" office:value="20" calcext:value-type="float">
            <text:p>20</text:p>
          </table:table-cell>
          <table:table-cell office:value-type="float" office:value="1238" calcext:value-type="float">
            <text:p>1238</text:p>
          </table:table-cell>
          <table:table-cell office:value-type="float" office:value="2140" calcext:value-type="float">
            <text:p>2140</text:p>
          </table:table-cell>
          <table:table-cell table:formula="of:=[.H165]+[.I165]" office:value-type="float" office:value="3378" calcext:value-type="float">
            <text:p>3378</text:p>
          </table:table-cell>
          <table:table-cell office:value-type="percentage" office:value="0.00588581518540318" calcext:value-type="percentage">
            <text:p>0.589%</text:p>
          </table:table-cell>
          <table:table-cell office:value-type="string" calcext:value-type="string">
            <text:p>gene:Zm00001d031875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108902" calcext:value-type="float">
            <text:p>31089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E166]+[.F166]" office:value-type="float" office:value="55" calcext:value-type="float">
            <text:p>55</text:p>
          </table:table-cell>
          <table:table-cell office:value-type="float" office:value="2227" calcext:value-type="float">
            <text:p>2227</text:p>
          </table:table-cell>
          <table:table-cell office:value-type="float" office:value="1137" calcext:value-type="float">
            <text:p>1137</text:p>
          </table:table-cell>
          <table:table-cell table:formula="of:=[.H166]+[.I166]" office:value-type="float" office:value="3364" calcext:value-type="float">
            <text:p>3364</text:p>
          </table:table-cell>
          <table:table-cell office:value-type="percentage" office:value="0.0160865750219362" calcext:value-type="percentage">
            <text:p>1.609%</text:p>
          </table:table-cell>
          <table:table-cell office:value-type="string" calcext:value-type="string">
            <text:p>gene:Zm00001d00827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9164" calcext:value-type="float">
            <text:p>1367491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67]+[.F167]" office:value-type="float" office:value="3" calcext:value-type="float">
            <text:p>3</text:p>
          </table:table-cell>
          <table:table-cell office:value-type="float" office:value="1306" calcext:value-type="float">
            <text:p>1306</text:p>
          </table:table-cell>
          <table:table-cell office:value-type="float" office:value="2007" calcext:value-type="float">
            <text:p>2007</text:p>
          </table:table-cell>
          <table:table-cell table:formula="of:=[.H167]+[.I167]" office:value-type="float" office:value="3313" calcext:value-type="float">
            <text:p>3313</text:p>
          </table:table-cell>
          <table:table-cell office:value-type="percentage" office:value="0.000904704463208685" calcext:value-type="percentage">
            <text:p>0.090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05507286" calcext:value-type="float">
            <text:p>2055072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68]+[.F168]" office:value-type="float" office:value="2" calcext:value-type="float">
            <text:p>2</text:p>
          </table:table-cell>
          <table:table-cell office:value-type="float" office:value="1626" calcext:value-type="float">
            <text:p>1626</text:p>
          </table:table-cell>
          <table:table-cell office:value-type="float" office:value="1668" calcext:value-type="float">
            <text:p>1668</text:p>
          </table:table-cell>
          <table:table-cell table:formula="of:=[.H168]+[.I168]" office:value-type="float" office:value="3294" calcext:value-type="float">
            <text:p>3294</text:p>
          </table:table-cell>
          <table:table-cell office:value-type="percentage" office:value="0.000606796116504854" calcext:value-type="percentage">
            <text:p>0.061%</text:p>
          </table:table-cell>
          <table:table-cell office:value-type="string" calcext:value-type="string">
            <text:p>gene:Zm00001d03187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05507390" calcext:value-type="float">
            <text:p>205507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69]+[.F169]"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275" calcext:value-type="float">
            <text:p>1275</text:p>
          </table:table-cell>
          <table:table-cell table:formula="of:=[.H169]+[.I169]" office:value-type="float" office:value="3288" calcext:value-type="float">
            <text:p>3288</text:p>
          </table:table-cell>
          <table:table-cell office:value-type="percentage" office:value="0.000304043782304652" calcext:value-type="percentage">
            <text:p>0.030%</text:p>
          </table:table-cell>
          <table:table-cell office:value-type="string" calcext:value-type="string">
            <text:p>gene:Zm00001d03187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7670920" calcext:value-type="float">
            <text:p>2376709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70]+[.F170]" office:value-type="float" office:value="2" calcext:value-type="float">
            <text:p>2</text:p>
          </table:table-cell>
          <table:table-cell office:value-type="float" office:value="1870" calcext:value-type="float">
            <text:p>1870</text:p>
          </table:table-cell>
          <table:table-cell office:value-type="float" office:value="1401" calcext:value-type="float">
            <text:p>1401</text:p>
          </table:table-cell>
          <table:table-cell table:formula="of:=[.H170]+[.I170]" office:value-type="float" office:value="3271" calcext:value-type="float">
            <text:p>3271</text:p>
          </table:table-cell>
          <table:table-cell office:value-type="percentage" office:value="0.000611060189428659" calcext:value-type="percentage">
            <text:p>0.061%</text:p>
          </table:table-cell>
          <table:table-cell office:value-type="string" calcext:value-type="string">
            <text:p>gene:Zm00001d007707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6590992" calcext:value-type="float">
            <text:p>465909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E171]+[.F171]" office:value-type="float" office:value="29" calcext:value-type="float">
            <text:p>29</text:p>
          </table:table-cell>
          <table:table-cell office:value-type="float" office:value="1589" calcext:value-type="float">
            <text:p>1589</text:p>
          </table:table-cell>
          <table:table-cell office:value-type="float" office:value="1670" calcext:value-type="float">
            <text:p>1670</text:p>
          </table:table-cell>
          <table:table-cell table:formula="of:=[.H171]+[.I171]" office:value-type="float" office:value="3259" calcext:value-type="float">
            <text:p>3259</text:p>
          </table:table-cell>
          <table:table-cell office:value-type="percentage" office:value="0.00881995133819951" calcext:value-type="percentage">
            <text:p>0.882%</text:p>
          </table:table-cell>
          <table:table-cell office:value-type="string" calcext:value-type="string">
            <text:p>gene:Zm00001d04983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6590998" calcext:value-type="float">
            <text:p>465909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E172]+[.F172]" office:value-type="float" office:value="28" calcext:value-type="float">
            <text:p>28</text:p>
          </table:table-cell>
          <table:table-cell office:value-type="float" office:value="1659" calcext:value-type="float">
            <text:p>1659</text:p>
          </table:table-cell>
          <table:table-cell office:value-type="float" office:value="1576" calcext:value-type="float">
            <text:p>1576</text:p>
          </table:table-cell>
          <table:table-cell table:formula="of:=[.H172]+[.I172]" office:value-type="float" office:value="3235" calcext:value-type="float">
            <text:p>3235</text:p>
          </table:table-cell>
          <table:table-cell office:value-type="percentage" office:value="0.00858106037388906" calcext:value-type="percentage">
            <text:p>0.858%</text:p>
          </table:table-cell>
          <table:table-cell office:value-type="string" calcext:value-type="string">
            <text:p>gene:Zm00001d04983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108932" calcext:value-type="float">
            <text:p>31089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E173]+[.F173]" office:value-type="float" office:value="51" calcext:value-type="float">
            <text:p>51</text:p>
          </table:table-cell>
          <table:table-cell office:value-type="float" office:value="1940" calcext:value-type="float">
            <text:p>1940</text:p>
          </table:table-cell>
          <table:table-cell office:value-type="float" office:value="1263" calcext:value-type="float">
            <text:p>1263</text:p>
          </table:table-cell>
          <table:table-cell table:formula="of:=[.H173]+[.I173]" office:value-type="float" office:value="3203" calcext:value-type="float">
            <text:p>3203</text:p>
          </table:table-cell>
          <table:table-cell office:value-type="percentage" office:value="0.0156730178242164" calcext:value-type="percentage">
            <text:p>1.567%</text:p>
          </table:table-cell>
          <table:table-cell office:value-type="string" calcext:value-type="string">
            <text:p>gene:Zm00001d008272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4117152" calcext:value-type="float">
            <text:p>441171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174]+[.F174]" office:value-type="float" office:value="6" calcext:value-type="float">
            <text:p>6</text:p>
          </table:table-cell>
          <table:table-cell office:value-type="float" office:value="1588" calcext:value-type="float">
            <text:p>1588</text:p>
          </table:table-cell>
          <table:table-cell office:value-type="float" office:value="1605" calcext:value-type="float">
            <text:p>1605</text:p>
          </table:table-cell>
          <table:table-cell table:formula="of:=[.H174]+[.I174]" office:value-type="float" office:value="3193" calcext:value-type="float">
            <text:p>3193</text:p>
          </table:table-cell>
          <table:table-cell office:value-type="percentage" office:value="0.00187558612066271" calcext:value-type="percentage">
            <text:p>0.188%</text:p>
          </table:table-cell>
          <table:table-cell office:value-type="string" calcext:value-type="string">
            <text:p>gene:Zm00001d00343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607855" calcext:value-type="float">
            <text:p>16078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175]+[.F175]" office:value-type="float" office:value="8" calcext:value-type="float">
            <text:p>8</text:p>
          </table:table-cell>
          <table:table-cell office:value-type="float" office:value="1525" calcext:value-type="float">
            <text:p>1525</text:p>
          </table:table-cell>
          <table:table-cell office:value-type="float" office:value="1664" calcext:value-type="float">
            <text:p>1664</text:p>
          </table:table-cell>
          <table:table-cell table:formula="of:=[.H175]+[.I175]" office:value-type="float" office:value="3189" calcext:value-type="float">
            <text:p>3189</text:p>
          </table:table-cell>
          <table:table-cell office:value-type="percentage" office:value="0.00250234594932749" calcext:value-type="percentage">
            <text:p>0.250%</text:p>
          </table:table-cell>
          <table:table-cell office:value-type="string" calcext:value-type="string">
            <text:p>gene:Zm00001d01290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7670373" calcext:value-type="float">
            <text:p>2376703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76]+[.F176]" office:value-type="float" office:value="3" calcext:value-type="float">
            <text:p>3</text:p>
          </table:table-cell>
          <table:table-cell office:value-type="float" office:value="1848" calcext:value-type="float">
            <text:p>1848</text:p>
          </table:table-cell>
          <table:table-cell office:value-type="float" office:value="1288" calcext:value-type="float">
            <text:p>1288</text:p>
          </table:table-cell>
          <table:table-cell table:formula="of:=[.H176]+[.I176]" office:value-type="float" office:value="3136" calcext:value-type="float">
            <text:p>3136</text:p>
          </table:table-cell>
          <table:table-cell office:value-type="percentage" office:value="0.000955718381650207" calcext:value-type="percentage">
            <text:p>0.096%</text:p>
          </table:table-cell>
          <table:table-cell office:value-type="string" calcext:value-type="string">
            <text:p>gene:Zm00001d00770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37231076" calcext:value-type="float">
            <text:p>2372310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77]+[.F177]" office:value-type="float" office:value="2" calcext:value-type="float">
            <text:p>2</text:p>
          </table:table-cell>
          <table:table-cell office:value-type="float" office:value="1258" calcext:value-type="float">
            <text:p>1258</text:p>
          </table:table-cell>
          <table:table-cell office:value-type="float" office:value="1858" calcext:value-type="float">
            <text:p>1858</text:p>
          </table:table-cell>
          <table:table-cell table:formula="of:=[.H177]+[.I177]" office:value-type="float" office:value="3116" calcext:value-type="float">
            <text:p>3116</text:p>
          </table:table-cell>
          <table:table-cell office:value-type="percentage" office:value="0.00064143681847338" calcext:value-type="percentage">
            <text:p>0.064%</text:p>
          </table:table-cell>
          <table:table-cell office:value-type="string" calcext:value-type="string">
            <text:p>gene:Zm00001d04458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60289" calcext:value-type="float">
            <text:p>13606028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78]+[.F178]" office:value-type="float" office:value="2" calcext:value-type="float">
            <text:p>2</text:p>
          </table:table-cell>
          <table:table-cell office:value-type="float" office:value="1909" calcext:value-type="float">
            <text:p>1909</text:p>
          </table:table-cell>
          <table:table-cell office:value-type="float" office:value="1134" calcext:value-type="float">
            <text:p>1134</text:p>
          </table:table-cell>
          <table:table-cell table:formula="of:=[.H178]+[.I178]" office:value-type="float" office:value="3043" calcext:value-type="float">
            <text:p>3043</text:p>
          </table:table-cell>
          <table:table-cell office:value-type="percentage" office:value="0.000656814449917898" calcext:value-type="percentage">
            <text:p>0.066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9125" calcext:value-type="float">
            <text:p>1367491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E179]+[.F179]" office:value-type="float" office:value="9" calcext:value-type="float">
            <text:p>9</text:p>
          </table:table-cell>
          <table:table-cell office:value-type="float" office:value="1958" calcext:value-type="float">
            <text:p>1958</text:p>
          </table:table-cell>
          <table:table-cell office:value-type="float" office:value="1082" calcext:value-type="float">
            <text:p>1082</text:p>
          </table:table-cell>
          <table:table-cell table:formula="of:=[.H179]+[.I179]" office:value-type="float" office:value="3040" calcext:value-type="float">
            <text:p>3040</text:p>
          </table:table-cell>
          <table:table-cell office:value-type="percentage" office:value="0.00295178747130207" calcext:value-type="percentage">
            <text:p>0.295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6591061" calcext:value-type="float">
            <text:p>465910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E180]+[.F180]" office:value-type="float" office:value="22" calcext:value-type="float">
            <text:p>22</text:p>
          </table:table-cell>
          <table:table-cell office:value-type="float" office:value="1947" calcext:value-type="float">
            <text:p>1947</text:p>
          </table:table-cell>
          <table:table-cell office:value-type="float" office:value="1092" calcext:value-type="float">
            <text:p>1092</text:p>
          </table:table-cell>
          <table:table-cell table:formula="of:=[.H180]+[.I180]" office:value-type="float" office:value="3039" calcext:value-type="float">
            <text:p>3039</text:p>
          </table:table-cell>
          <table:table-cell office:value-type="percentage" office:value="0.00718719372754002" calcext:value-type="percentage">
            <text:p>0.719%</text:p>
          </table:table-cell>
          <table:table-cell office:value-type="string" calcext:value-type="string">
            <text:p>gene:Zm00001d04983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6895324" calcext:value-type="float">
            <text:p>468953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E181]+[.F181]" office:value-type="float" office:value="15" calcext:value-type="float">
            <text:p>15</text:p>
          </table:table-cell>
          <table:table-cell office:value-type="float" office:value="1519" calcext:value-type="float">
            <text:p>1519</text:p>
          </table:table-cell>
          <table:table-cell office:value-type="float" office:value="1468" calcext:value-type="float">
            <text:p>1468</text:p>
          </table:table-cell>
          <table:table-cell table:formula="of:=[.H181]+[.I181]" office:value-type="float" office:value="2987" calcext:value-type="float">
            <text:p>2987</text:p>
          </table:table-cell>
          <table:table-cell office:value-type="percentage" office:value="0.00499666888740839" calcext:value-type="percentage">
            <text:p>0.500%</text:p>
          </table:table-cell>
          <table:table-cell office:value-type="string" calcext:value-type="string">
            <text:p>gene:Zm00001d04984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37231088" calcext:value-type="float">
            <text:p>2372310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82]+[.F182]" office:value-type="float" office:value="2" calcext:value-type="float">
            <text:p>2</text:p>
          </table:table-cell>
          <table:table-cell office:value-type="float" office:value="1081" calcext:value-type="float">
            <text:p>1081</text:p>
          </table:table-cell>
          <table:table-cell office:value-type="float" office:value="1905" calcext:value-type="float">
            <text:p>1905</text:p>
          </table:table-cell>
          <table:table-cell table:formula="of:=[.H182]+[.I182]" office:value-type="float" office:value="2986" calcext:value-type="float">
            <text:p>2986</text:p>
          </table:table-cell>
          <table:table-cell office:value-type="percentage" office:value="0.000669344042838019" calcext:value-type="percentage">
            <text:p>0.067%</text:p>
          </table:table-cell>
          <table:table-cell office:value-type="string" calcext:value-type="string">
            <text:p>gene:Zm00001d04458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9079784" calcext:value-type="float">
            <text:p>90797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183]+[.F183]" office:value-type="float" office:value="5" calcext:value-type="float">
            <text:p>5</text:p>
          </table:table-cell>
          <table:table-cell office:value-type="float" office:value="1174" calcext:value-type="float">
            <text:p>1174</text:p>
          </table:table-cell>
          <table:table-cell office:value-type="float" office:value="1805" calcext:value-type="float">
            <text:p>1805</text:p>
          </table:table-cell>
          <table:table-cell table:formula="of:=[.H183]+[.I183]" office:value-type="float" office:value="2979" calcext:value-type="float">
            <text:p>2979</text:p>
          </table:table-cell>
          <table:table-cell office:value-type="percentage" office:value="0.00167560321715818" calcext:value-type="percentage">
            <text:p>0.168%</text:p>
          </table:table-cell>
          <table:table-cell office:value-type="string" calcext:value-type="string">
            <text:p>gene:Zm00001d02759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60307" calcext:value-type="float">
            <text:p>1360603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84]+[.F184]" office:value-type="float" office:value="2" calcext:value-type="float">
            <text:p>2</text:p>
          </table:table-cell>
          <table:table-cell office:value-type="float" office:value="1699" calcext:value-type="float">
            <text:p>1699</text:p>
          </table:table-cell>
          <table:table-cell office:value-type="float" office:value="1157" calcext:value-type="float">
            <text:p>1157</text:p>
          </table:table-cell>
          <table:table-cell table:formula="of:=[.H184]+[.I184]" office:value-type="float" office:value="2856" calcext:value-type="float">
            <text:p>2856</text:p>
          </table:table-cell>
          <table:table-cell office:value-type="percentage" office:value="0.000699790062981106" calcext:value-type="percentage">
            <text:p>0.070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6432" calcext:value-type="float">
            <text:p>142264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85]+[.F185]" office:value-type="float" office:value="5" calcext:value-type="float">
            <text:p>5</text:p>
          </table:table-cell>
          <table:table-cell office:value-type="float" office:value="1411" calcext:value-type="float">
            <text:p>1411</text:p>
          </table:table-cell>
          <table:table-cell office:value-type="float" office:value="1443" calcext:value-type="float">
            <text:p>1443</text:p>
          </table:table-cell>
          <table:table-cell table:formula="of:=[.H185]+[.I185]" office:value-type="float" office:value="2854" calcext:value-type="float">
            <text:p>2854</text:p>
          </table:table-cell>
          <table:table-cell office:value-type="percentage" office:value="0.00174886323889472" calcext:value-type="percentage">
            <text:p>0.175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6591106" calcext:value-type="float">
            <text:p>465911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E186]+[.F186]" office:value-type="float" office:value="28" calcext:value-type="float">
            <text:p>28</text:p>
          </table:table-cell>
          <table:table-cell office:value-type="float" office:value="1667" calcext:value-type="float">
            <text:p>1667</text:p>
          </table:table-cell>
          <table:table-cell office:value-type="float" office:value="1186" calcext:value-type="float">
            <text:p>1186</text:p>
          </table:table-cell>
          <table:table-cell table:formula="of:=[.H186]+[.I186]" office:value-type="float" office:value="2853" calcext:value-type="float">
            <text:p>2853</text:p>
          </table:table-cell>
          <table:table-cell office:value-type="percentage" office:value="0.00971884762235335" calcext:value-type="percentage">
            <text:p>0.972%</text:p>
          </table:table-cell>
          <table:table-cell office:value-type="string" calcext:value-type="string">
            <text:p>gene:Zm00001d04983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0068873" calcext:value-type="float">
            <text:p>6006887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87]+[.F187]" office:value-type="float" office:value="1" calcext:value-type="float">
            <text:p>1</text:p>
          </table:table-cell>
          <table:table-cell office:value-type="float" office:value="1238" calcext:value-type="float">
            <text:p>1238</text:p>
          </table:table-cell>
          <table:table-cell office:value-type="float" office:value="1602" calcext:value-type="float">
            <text:p>1602</text:p>
          </table:table-cell>
          <table:table-cell table:formula="of:=[.H187]+[.I187]" office:value-type="float" office:value="2840" calcext:value-type="float">
            <text:p>2840</text:p>
          </table:table-cell>
          <table:table-cell office:value-type="percentage" office:value="0.000351988736360436" calcext:value-type="percentage">
            <text:p>0.035%</text:p>
          </table:table-cell>
          <table:table-cell office:value-type="string" calcext:value-type="string">
            <text:p>gene:Zm00001d01469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4117651" calcext:value-type="float">
            <text:p>441176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188]+[.F188]" office:value-type="float" office:value="8" calcext:value-type="float">
            <text:p>8</text:p>
          </table:table-cell>
          <table:table-cell office:value-type="float" office:value="1289" calcext:value-type="float">
            <text:p>1289</text:p>
          </table:table-cell>
          <table:table-cell office:value-type="float" office:value="1489" calcext:value-type="float">
            <text:p>1489</text:p>
          </table:table-cell>
          <table:table-cell table:formula="of:=[.H188]+[.I188]" office:value-type="float" office:value="2778" calcext:value-type="float">
            <text:p>2778</text:p>
          </table:table-cell>
          <table:table-cell office:value-type="percentage" office:value="0.00287150035893755" calcext:value-type="percentage">
            <text:p>0.287%</text:p>
          </table:table-cell>
          <table:table-cell office:value-type="string" calcext:value-type="string">
            <text:p>gene:Zm00001d003431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9300486" calcext:value-type="float">
            <text:p>1793004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89]+[.F189]" office:value-type="float" office:value="9" calcext:value-type="float">
            <text:p>9</text:p>
          </table:table-cell>
          <table:table-cell office:value-type="float" office:value="1738" calcext:value-type="float">
            <text:p>1738</text:p>
          </table:table-cell>
          <table:table-cell office:value-type="float" office:value="1039" calcext:value-type="float">
            <text:p>1039</text:p>
          </table:table-cell>
          <table:table-cell table:formula="of:=[.H189]+[.I189]" office:value-type="float" office:value="2777" calcext:value-type="float">
            <text:p>2777</text:p>
          </table:table-cell>
          <table:table-cell office:value-type="percentage" office:value="0.00323043790380474" calcext:value-type="percentage">
            <text:p>0.323%</text:p>
          </table:table-cell>
          <table:table-cell office:value-type="string" calcext:value-type="string">
            <text:p>gene:Zm00001d02256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4117562" calcext:value-type="float">
            <text:p>441175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190]+[.F190]" office:value-type="float" office:value="4" calcext:value-type="float">
            <text:p>4</text:p>
          </table:table-cell>
          <table:table-cell office:value-type="float" office:value="1811" calcext:value-type="float">
            <text:p>1811</text:p>
          </table:table-cell>
          <table:table-cell office:value-type="float" office:value="941" calcext:value-type="float">
            <text:p>941</text:p>
          </table:table-cell>
          <table:table-cell table:formula="of:=[.H190]+[.I190]" office:value-type="float" office:value="2752" calcext:value-type="float">
            <text:p>2752</text:p>
          </table:table-cell>
          <table:table-cell office:value-type="percentage" office:value="0.00145137880986938" calcext:value-type="percentage">
            <text:p>0.145%</text:p>
          </table:table-cell>
          <table:table-cell office:value-type="string" calcext:value-type="string">
            <text:p>gene:Zm00001d00343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3452" calcext:value-type="float">
            <text:p>253334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E191]+[.F191]" office:value-type="float" office:value="9" calcext:value-type="float">
            <text:p>9</text:p>
          </table:table-cell>
          <table:table-cell office:value-type="float" office:value="927" calcext:value-type="float">
            <text:p>927</text:p>
          </table:table-cell>
          <table:table-cell office:value-type="float" office:value="1821" calcext:value-type="float">
            <text:p>1821</text:p>
          </table:table-cell>
          <table:table-cell table:formula="of:=[.H191]+[.I191]" office:value-type="float" office:value="2748" calcext:value-type="float">
            <text:p>2748</text:p>
          </table:table-cell>
          <table:table-cell office:value-type="percentage" office:value="0.00326441784548422" calcext:value-type="percentage">
            <text:p>0.326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7671381" calcext:value-type="float">
            <text:p>2376713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92]+[.F192]" office:value-type="float" office:value="8" calcext:value-type="float">
            <text:p>8</text:p>
          </table:table-cell>
          <table:table-cell office:value-type="float" office:value="1782" calcext:value-type="float">
            <text:p>1782</text:p>
          </table:table-cell>
          <table:table-cell office:value-type="float" office:value="952" calcext:value-type="float">
            <text:p>952</text:p>
          </table:table-cell>
          <table:table-cell table:formula="of:=[.H192]+[.I192]" office:value-type="float" office:value="2734" calcext:value-type="float">
            <text:p>2734</text:p>
          </table:table-cell>
          <table:table-cell office:value-type="percentage" office:value="0.00291757840991977" calcext:value-type="percentage">
            <text:p>0.292%</text:p>
          </table:table-cell>
          <table:table-cell office:value-type="string" calcext:value-type="string">
            <text:p>gene:Zm00001d00770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4116288" calcext:value-type="float">
            <text:p>441162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E193]+[.F193]" office:value-type="float" office:value="13" calcext:value-type="float">
            <text:p>13</text:p>
          </table:table-cell>
          <table:table-cell office:value-type="float" office:value="1429" calcext:value-type="float">
            <text:p>1429</text:p>
          </table:table-cell>
          <table:table-cell office:value-type="float" office:value="1299" calcext:value-type="float">
            <text:p>1299</text:p>
          </table:table-cell>
          <table:table-cell table:formula="of:=[.H193]+[.I193]" office:value-type="float" office:value="2728" calcext:value-type="float">
            <text:p>2728</text:p>
          </table:table-cell>
          <table:table-cell office:value-type="percentage" office:value="0.00474279460051076" calcext:value-type="percentage">
            <text:p>0.474%</text:p>
          </table:table-cell>
          <table:table-cell office:value-type="string" calcext:value-type="string">
            <text:p>gene:Zm00001d00343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4117337" calcext:value-type="float">
            <text:p>441173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E194]+[.F194]" office:value-type="float" office:value="7" calcext:value-type="float">
            <text:p>7</text:p>
          </table:table-cell>
          <table:table-cell office:value-type="float" office:value="1769" calcext:value-type="float">
            <text:p>1769</text:p>
          </table:table-cell>
          <table:table-cell office:value-type="float" office:value="945" calcext:value-type="float">
            <text:p>945</text:p>
          </table:table-cell>
          <table:table-cell table:formula="of:=[.H194]+[.I194]" office:value-type="float" office:value="2714" calcext:value-type="float">
            <text:p>2714</text:p>
          </table:table-cell>
          <table:table-cell office:value-type="percentage" office:value="0.00257258360896729" calcext:value-type="percentage">
            <text:p>0.257%</text:p>
          </table:table-cell>
          <table:table-cell office:value-type="string" calcext:value-type="string">
            <text:p>gene:Zm00001d00343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0067974" calcext:value-type="float">
            <text:p>600679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195]+[.F195]" office:value-type="float" office:value="9" calcext:value-type="float">
            <text:p>9</text:p>
          </table:table-cell>
          <table:table-cell office:value-type="float" office:value="1211" calcext:value-type="float">
            <text:p>1211</text:p>
          </table:table-cell>
          <table:table-cell office:value-type="float" office:value="1487" calcext:value-type="float">
            <text:p>1487</text:p>
          </table:table-cell>
          <table:table-cell table:formula="of:=[.H195]+[.I195]" office:value-type="float" office:value="2698" calcext:value-type="float">
            <text:p>2698</text:p>
          </table:table-cell>
          <table:table-cell office:value-type="percentage" office:value="0.00332471370520872" calcext:value-type="percentage">
            <text:p>0.332%</text:p>
          </table:table-cell>
          <table:table-cell office:value-type="string" calcext:value-type="string">
            <text:p>gene:Zm00001d01469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0068915" calcext:value-type="float">
            <text:p>600689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96]+[.F196]"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float" office:value="1676" calcext:value-type="float">
            <text:p>1676</text:p>
          </table:table-cell>
          <table:table-cell table:formula="of:=[.H196]+[.I196]" office:value-type="float" office:value="2680" calcext:value-type="float">
            <text:p>2680</text:p>
          </table:table-cell>
          <table:table-cell office:value-type="percentage" office:value="0.000372995151063036" calcext:value-type="percentage">
            <text:p>0.037%</text:p>
          </table:table-cell>
          <table:table-cell office:value-type="string" calcext:value-type="string">
            <text:p>gene:Zm00001d01469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0068927" calcext:value-type="float">
            <text:p>600689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97]+[.F197]" office:value-type="float" office:value="3" calcext:value-type="float">
            <text:p>3</text:p>
          </table:table-cell>
          <table:table-cell office:value-type="float" office:value="975" calcext:value-type="float">
            <text:p>975</text:p>
          </table:table-cell>
          <table:table-cell office:value-type="float" office:value="1700" calcext:value-type="float">
            <text:p>1700</text:p>
          </table:table-cell>
          <table:table-cell table:formula="of:=[.H197]+[.I197]" office:value-type="float" office:value="2675" calcext:value-type="float">
            <text:p>2675</text:p>
          </table:table-cell>
          <table:table-cell office:value-type="percentage" office:value="0.00112023898431665" calcext:value-type="percentage">
            <text:p>0.112%</text:p>
          </table:table-cell>
          <table:table-cell office:value-type="string" calcext:value-type="string">
            <text:p>gene:Zm00001d014697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03531825" calcext:value-type="float">
            <text:p>203531825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E198]+[.F198]" office:value-type="float" office:value="2" calcext:value-type="float">
            <text:p>2</text:p>
          </table:table-cell>
          <table:table-cell table:style-name="ce13" office:value-type="float" office:value="1283" calcext:value-type="float">
            <text:p>1283</text:p>
          </table:table-cell>
          <table:table-cell table:style-name="ce13" office:value-type="float" office:value="1390" calcext:value-type="float">
            <text:p>1390</text:p>
          </table:table-cell>
          <table:table-cell table:style-name="ce13" table:formula="of:=[.H198]+[.I198]" office:value-type="float" office:value="2673" calcext:value-type="float">
            <text:p>2673</text:p>
          </table:table-cell>
          <table:table-cell table:style-name="ce21" office:value-type="percentage" office:value="0.000747663551401869" calcext:value-type="percentage">
            <text:p>0.075%</text:p>
          </table:table-cell>
          <table:table-cell table:style-name="ce8" office:value-type="string" calcext:value-type="string">
            <text:p>gene:Zm00001d05271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0068920" calcext:value-type="float">
            <text:p>600689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199]+[.F199]"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1665" calcext:value-type="float">
            <text:p>1665</text:p>
          </table:table-cell>
          <table:table-cell table:formula="of:=[.H199]+[.I199]" office:value-type="float" office:value="2661" calcext:value-type="float">
            <text:p>2661</text:p>
          </table:table-cell>
          <table:table-cell office:value-type="percentage" office:value="0.00150093808630394" calcext:value-type="percentage">
            <text:p>0.150%</text:p>
          </table:table-cell>
          <table:table-cell office:value-type="string" calcext:value-type="string">
            <text:p>gene:Zm00001d01469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5326325" calcext:value-type="float">
            <text:p>653263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E200]+[.F200]" office:value-type="float" office:value="31" calcext:value-type="float">
            <text:p>31</text:p>
          </table:table-cell>
          <table:table-cell office:value-type="float" office:value="1689" calcext:value-type="float">
            <text:p>1689</text:p>
          </table:table-cell>
          <table:table-cell office:value-type="float" office:value="966" calcext:value-type="float">
            <text:p>966</text:p>
          </table:table-cell>
          <table:table-cell table:formula="of:=[.H200]+[.I200]" office:value-type="float" office:value="2655" calcext:value-type="float">
            <text:p>2655</text:p>
          </table:table-cell>
          <table:table-cell office:value-type="percentage" office:value="0.0115413253909159" calcext:value-type="percentage">
            <text:p>1.154%</text:p>
          </table:table-cell>
          <table:table-cell office:value-type="string" calcext:value-type="string">
            <text:p>gene:Zm00001d01481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6740673" calcext:value-type="float">
            <text:p>467406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E201]+[.F201]" office:value-type="float" office:value="27" calcext:value-type="float">
            <text:p>27</text:p>
          </table:table-cell>
          <table:table-cell office:value-type="float" office:value="1656" calcext:value-type="float">
            <text:p>1656</text:p>
          </table:table-cell>
          <table:table-cell office:value-type="float" office:value="984" calcext:value-type="float">
            <text:p>984</text:p>
          </table:table-cell>
          <table:table-cell table:formula="of:=[.H201]+[.I201]" office:value-type="float" office:value="2640" calcext:value-type="float">
            <text:p>2640</text:p>
          </table:table-cell>
          <table:table-cell office:value-type="percentage" office:value="0.0101237345331834" calcext:value-type="percentage">
            <text:p>1.012%</text:p>
          </table:table-cell>
          <table:table-cell office:value-type="string" calcext:value-type="string">
            <text:p>gene:Zm00001d049842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8436622" calcext:value-type="float">
            <text:p>1784366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02]+[.F202]" office:value-type="float" office:value="2" calcext:value-type="float">
            <text:p>2</text:p>
          </table:table-cell>
          <table:table-cell office:value-type="float" office:value="1332" calcext:value-type="float">
            <text:p>1332</text:p>
          </table:table-cell>
          <table:table-cell office:value-type="float" office:value="1306" calcext:value-type="float">
            <text:p>1306</text:p>
          </table:table-cell>
          <table:table-cell table:formula="of:=[.H202]+[.I202]" office:value-type="float" office:value="2638" calcext:value-type="float">
            <text:p>2638</text:p>
          </table:table-cell>
          <table:table-cell office:value-type="percentage" office:value="0.000757575757575758" calcext:value-type="percentage">
            <text:p>0.076%</text:p>
          </table:table-cell>
          <table:table-cell office:value-type="string" calcext:value-type="string">
            <text:p>gene:Zm00001d00554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8436607" calcext:value-type="float">
            <text:p>17843660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03]+[.F203]" office:value-type="float" office:value="1" calcext:value-type="float">
            <text:p>1</text:p>
          </table:table-cell>
          <table:table-cell office:value-type="float" office:value="1255" calcext:value-type="float">
            <text:p>1255</text:p>
          </table:table-cell>
          <table:table-cell office:value-type="float" office:value="1380" calcext:value-type="float">
            <text:p>1380</text:p>
          </table:table-cell>
          <table:table-cell table:formula="of:=[.H203]+[.I203]" office:value-type="float" office:value="2635" calcext:value-type="float">
            <text:p>2635</text:p>
          </table:table-cell>
          <table:table-cell office:value-type="percentage" office:value="0.000379362670713202" calcext:value-type="percentage">
            <text:p>0.038%</text:p>
          </table:table-cell>
          <table:table-cell office:value-type="string" calcext:value-type="string">
            <text:p>gene:Zm00001d00554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9189242" calcext:value-type="float">
            <text:p>2191892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04]+[.F204]" office:value-type="float" office:value="1" calcext:value-type="float">
            <text:p>1</text:p>
          </table:table-cell>
          <table:table-cell office:value-type="float" office:value="1629" calcext:value-type="float">
            <text:p>1629</text:p>
          </table:table-cell>
          <table:table-cell office:value-type="float" office:value="981" calcext:value-type="float">
            <text:p>981</text:p>
          </table:table-cell>
          <table:table-cell table:formula="of:=[.H204]+[.I204]" office:value-type="float" office:value="2610" calcext:value-type="float">
            <text:p>2610</text:p>
          </table:table-cell>
          <table:table-cell office:value-type="percentage" office:value="0.000382995021064726" calcext:value-type="percentage">
            <text:p>0.038%</text:p>
          </table:table-cell>
          <table:table-cell office:value-type="string" calcext:value-type="string">
            <text:p>gene:Zm00001d04394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3462" calcext:value-type="float">
            <text:p>253334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E205]+[.F205]" office:value-type="float" office:value="7" calcext:value-type="float">
            <text:p>7</text:p>
          </table:table-cell>
          <table:table-cell office:value-type="float" office:value="874" calcext:value-type="float">
            <text:p>874</text:p>
          </table:table-cell>
          <table:table-cell office:value-type="float" office:value="1735" calcext:value-type="float">
            <text:p>1735</text:p>
          </table:table-cell>
          <table:table-cell table:formula="of:=[.H205]+[.I205]" office:value-type="float" office:value="2609" calcext:value-type="float">
            <text:p>2609</text:p>
          </table:table-cell>
          <table:table-cell office:value-type="percentage" office:value="0.00267584097859327" calcext:value-type="percentage">
            <text:p>0.268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5829023" calcext:value-type="float">
            <text:p>1558290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[.E206]+[.F206]" office:value-type="float" office:value="106" calcext:value-type="float">
            <text:p>106</text:p>
          </table:table-cell>
          <table:table-cell office:value-type="float" office:value="1487" calcext:value-type="float">
            <text:p>1487</text:p>
          </table:table-cell>
          <table:table-cell office:value-type="float" office:value="1081" calcext:value-type="float">
            <text:p>1081</text:p>
          </table:table-cell>
          <table:table-cell table:formula="of:=[.H206]+[.I206]" office:value-type="float" office:value="2568" calcext:value-type="float">
            <text:p>2568</text:p>
          </table:table-cell>
          <table:table-cell office:value-type="percentage" office:value="0.0396409872849663" calcext:value-type="percentage">
            <text:p>3.964%</text:p>
          </table:table-cell>
          <table:table-cell office:value-type="string" calcext:value-type="string">
            <text:p>gene:Zm00001d04826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9189251" calcext:value-type="float">
            <text:p>2191892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07]+[.F207]"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office:value-type="float" office:value="915" calcext:value-type="float">
            <text:p>915</text:p>
          </table:table-cell>
          <table:table-cell table:formula="of:=[.H207]+[.I207]" office:value-type="float" office:value="2558" calcext:value-type="float">
            <text:p>255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942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03531789" calcext:value-type="float">
            <text:p>203531789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E208]+[.F208]" office:value-type="float" office:value="2" calcext:value-type="float">
            <text:p>2</text:p>
          </table:table-cell>
          <table:table-cell table:style-name="ce13" office:value-type="float" office:value="1318" calcext:value-type="float">
            <text:p>1318</text:p>
          </table:table-cell>
          <table:table-cell table:style-name="ce13" office:value-type="float" office:value="1237" calcext:value-type="float">
            <text:p>1237</text:p>
          </table:table-cell>
          <table:table-cell table:style-name="ce13" table:formula="of:=[.H208]+[.I208]" office:value-type="float" office:value="2555" calcext:value-type="float">
            <text:p>2555</text:p>
          </table:table-cell>
          <table:table-cell table:style-name="ce21" office:value-type="percentage" office:value="0.000782166601486117" calcext:value-type="percentage">
            <text:p>0.078%</text:p>
          </table:table-cell>
          <table:table-cell table:style-name="ce8" office:value-type="string" calcext:value-type="string">
            <text:p>gene:Zm00001d052713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5327" calcext:value-type="float">
            <text:p>142253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09]+[.F209]"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float" office:value="1296" calcext:value-type="float">
            <text:p>1296</text:p>
          </table:table-cell>
          <table:table-cell table:formula="of:=[.H209]+[.I209]" office:value-type="float" office:value="2546" calcext:value-type="float">
            <text:p>2546</text:p>
          </table:table-cell>
          <table:table-cell office:value-type="percentage" office:value="0.000392618767177071" calcext:value-type="percentage">
            <text:p>0.039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0068500" calcext:value-type="float">
            <text:p>60068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10]+[.F210]"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1097" calcext:value-type="float">
            <text:p>1097</text:p>
          </table:table-cell>
          <table:table-cell table:formula="of:=[.H210]+[.I210]" office:value-type="float" office:value="2537" calcext:value-type="float">
            <text:p>2537</text:p>
          </table:table-cell>
          <table:table-cell office:value-type="percentage" office:value="0.000394011032308905" calcext:value-type="percentage">
            <text:p>0.039%</text:p>
          </table:table-cell>
          <table:table-cell office:value-type="string" calcext:value-type="string">
            <text:p>gene:Zm00001d014697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03531956" calcext:value-type="float">
            <text:p>203531956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C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[.E211]+[.F211]" office:value-type="float" office:value="3" calcext:value-type="float">
            <text:p>3</text:p>
          </table:table-cell>
          <table:table-cell table:style-name="ce13" office:value-type="float" office:value="1326" calcext:value-type="float">
            <text:p>1326</text:p>
          </table:table-cell>
          <table:table-cell table:style-name="ce13" office:value-type="float" office:value="1196" calcext:value-type="float">
            <text:p>1196</text:p>
          </table:table-cell>
          <table:table-cell table:style-name="ce13" table:formula="of:=[.H211]+[.I211]" office:value-type="float" office:value="2522" calcext:value-type="float">
            <text:p>2522</text:p>
          </table:table-cell>
          <table:table-cell table:style-name="ce21" office:value-type="percentage" office:value="0.00118811881188119" calcext:value-type="percentage">
            <text:p>0.119%</text:p>
          </table:table-cell>
          <table:table-cell table:style-name="ce8" office:value-type="string" calcext:value-type="string">
            <text:p>gene:Zm00001d05271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8436634" calcext:value-type="float">
            <text:p>1784366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12]+[.F212]" office:value-type="float" office:value="1" calcext:value-type="float">
            <text:p>1</text:p>
          </table:table-cell>
          <table:table-cell office:value-type="float" office:value="1439" calcext:value-type="float">
            <text:p>1439</text:p>
          </table:table-cell>
          <table:table-cell office:value-type="float" office:value="1070" calcext:value-type="float">
            <text:p>1070</text:p>
          </table:table-cell>
          <table:table-cell table:formula="of:=[.H212]+[.I212]" office:value-type="float" office:value="2509" calcext:value-type="float">
            <text:p>2509</text:p>
          </table:table-cell>
          <table:table-cell office:value-type="percentage" office:value="0.000398406374501992" calcext:value-type="percentage">
            <text:p>0.040%</text:p>
          </table:table-cell>
          <table:table-cell office:value-type="string" calcext:value-type="string">
            <text:p>gene:Zm00001d00554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60379" calcext:value-type="float">
            <text:p>1360603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213]+[.F213]" office:value-type="float" office:value="6" calcext:value-type="float">
            <text:p>6</text:p>
          </table:table-cell>
          <table:table-cell office:value-type="float" office:value="1032" calcext:value-type="float">
            <text:p>1032</text:p>
          </table:table-cell>
          <table:table-cell office:value-type="float" office:value="1464" calcext:value-type="float">
            <text:p>1464</text:p>
          </table:table-cell>
          <table:table-cell table:formula="of:=[.H213]+[.I213]" office:value-type="float" office:value="2496" calcext:value-type="float">
            <text:p>2496</text:p>
          </table:table-cell>
          <table:table-cell office:value-type="percentage" office:value="0.00239808153477218" calcext:value-type="percentage">
            <text:p>0.240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8436499" calcext:value-type="float">
            <text:p>1784364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14]+[.F214]"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office:value-type="float" office:value="900" calcext:value-type="float">
            <text:p>900</text:p>
          </table:table-cell>
          <table:table-cell table:formula="of:=[.H214]+[.I214]" office:value-type="float" office:value="2480" calcext:value-type="float">
            <text:p>248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54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9081052" calcext:value-type="float">
            <text:p>90810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215]+[.F215]" office:value-type="float" office:value="6" calcext:value-type="float">
            <text:p>6</text:p>
          </table:table-cell>
          <table:table-cell office:value-type="float" office:value="1552" calcext:value-type="float">
            <text:p>1552</text:p>
          </table:table-cell>
          <table:table-cell office:value-type="float" office:value="927" calcext:value-type="float">
            <text:p>927</text:p>
          </table:table-cell>
          <table:table-cell table:formula="of:=[.H215]+[.I215]" office:value-type="float" office:value="2479" calcext:value-type="float">
            <text:p>2479</text:p>
          </table:table-cell>
          <table:table-cell office:value-type="percentage" office:value="0.00241448692152917" calcext:value-type="percentage">
            <text:p>0.241%</text:p>
          </table:table-cell>
          <table:table-cell office:value-type="string" calcext:value-type="string">
            <text:p>gene:Zm00001d02759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9189209" calcext:value-type="float">
            <text:p>2191892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16]+[.F216]" office:value-type="float" office:value="1" calcext:value-type="float">
            <text:p>1</text:p>
          </table:table-cell>
          <table:table-cell office:value-type="float" office:value="1475" calcext:value-type="float">
            <text:p>1475</text:p>
          </table:table-cell>
          <table:table-cell office:value-type="float" office:value="1003" calcext:value-type="float">
            <text:p>1003</text:p>
          </table:table-cell>
          <table:table-cell table:formula="of:=[.H216]+[.I216]" office:value-type="float" office:value="2478" calcext:value-type="float">
            <text:p>2478</text:p>
          </table:table-cell>
          <table:table-cell office:value-type="percentage" office:value="0.000403388463089956" calcext:value-type="percentage">
            <text:p>0.040%</text:p>
          </table:table-cell>
          <table:table-cell office:value-type="string" calcext:value-type="string">
            <text:p>gene:Zm00001d04394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2110296" calcext:value-type="float">
            <text:p>1421102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E217]+[.F217]" office:value-type="float" office:value="15" calcext:value-type="float">
            <text:p>15</text:p>
          </table:table-cell>
          <table:table-cell office:value-type="float" office:value="1185" calcext:value-type="float">
            <text:p>1185</text:p>
          </table:table-cell>
          <table:table-cell office:value-type="float" office:value="1281" calcext:value-type="float">
            <text:p>1281</text:p>
          </table:table-cell>
          <table:table-cell table:formula="of:=[.H217]+[.I217]" office:value-type="float" office:value="2466" calcext:value-type="float">
            <text:p>2466</text:p>
          </table:table-cell>
          <table:table-cell office:value-type="percentage" office:value="0.0060459492140266" calcext:value-type="percentage">
            <text:p>0.605%</text:p>
          </table:table-cell>
          <table:table-cell office:value-type="string" calcext:value-type="string">
            <text:p>gene:Zm00001d02634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4117712" calcext:value-type="float">
            <text:p>441177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218]+[.F218]" office:value-type="float" office:value="7" calcext:value-type="float">
            <text:p>7</text:p>
          </table:table-cell>
          <table:table-cell office:value-type="float" office:value="923" calcext:value-type="float">
            <text:p>923</text:p>
          </table:table-cell>
          <table:table-cell office:value-type="float" office:value="1499" calcext:value-type="float">
            <text:p>1499</text:p>
          </table:table-cell>
          <table:table-cell table:formula="of:=[.H218]+[.I218]" office:value-type="float" office:value="2422" calcext:value-type="float">
            <text:p>2422</text:p>
          </table:table-cell>
          <table:table-cell office:value-type="percentage" office:value="0.00288184438040346" calcext:value-type="percentage">
            <text:p>0.288%</text:p>
          </table:table-cell>
          <table:table-cell office:value-type="string" calcext:value-type="string">
            <text:p>gene:Zm00001d00343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6732552" calcext:value-type="float">
            <text:p>467325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formula="of:=[.E219]+[.F219]" office:value-type="float" office:value="64" calcext:value-type="float">
            <text:p>64</text:p>
          </table:table-cell>
          <table:table-cell office:value-type="float" office:value="1250" calcext:value-type="float">
            <text:p>1250</text:p>
          </table:table-cell>
          <table:table-cell office:value-type="float" office:value="1158" calcext:value-type="float">
            <text:p>1158</text:p>
          </table:table-cell>
          <table:table-cell table:formula="of:=[.H219]+[.I219]" office:value-type="float" office:value="2408" calcext:value-type="float">
            <text:p>2408</text:p>
          </table:table-cell>
          <table:table-cell office:value-type="percentage" office:value="0.0258899676375405" calcext:value-type="percentage">
            <text:p>2.589%</text:p>
          </table:table-cell>
          <table:table-cell office:value-type="string" calcext:value-type="string">
            <text:p>gene:Zm00001d02876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2110200" calcext:value-type="float">
            <text:p>1421102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0]+[.F220]" office:value-type="float" office:value="0" calcext:value-type="float">
            <text:p>0</text:p>
          </table:table-cell>
          <table:table-cell office:value-type="float" office:value="1422" calcext:value-type="float">
            <text:p>1422</text:p>
          </table:table-cell>
          <table:table-cell office:value-type="float" office:value="973" calcext:value-type="float">
            <text:p>973</text:p>
          </table:table-cell>
          <table:table-cell table:formula="of:=[.H220]+[.I220]" office:value-type="float" office:value="2395" calcext:value-type="float">
            <text:p>239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4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9189182" calcext:value-type="float">
            <text:p>2191891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1]+[.F221]" office:value-type="float" office:value="0" calcext:value-type="float">
            <text:p>0</text:p>
          </table:table-cell>
          <table:table-cell office:value-type="float" office:value="1413" calcext:value-type="float">
            <text:p>1413</text:p>
          </table:table-cell>
          <table:table-cell office:value-type="float" office:value="974" calcext:value-type="float">
            <text:p>974</text:p>
          </table:table-cell>
          <table:table-cell table:formula="of:=[.H221]+[.I221]" office:value-type="float" office:value="2387" calcext:value-type="float">
            <text:p>238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94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9079816" calcext:value-type="float">
            <text:p>90798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222]+[.F222]" office:value-type="float" office:value="2" calcext:value-type="float">
            <text:p>2</text:p>
          </table:table-cell>
          <table:table-cell office:value-type="float" office:value="1094" calcext:value-type="float">
            <text:p>1094</text:p>
          </table:table-cell>
          <table:table-cell office:value-type="float" office:value="1283" calcext:value-type="float">
            <text:p>1283</text:p>
          </table:table-cell>
          <table:table-cell table:formula="of:=[.H222]+[.I222]" office:value-type="float" office:value="2377" calcext:value-type="float">
            <text:p>2377</text:p>
          </table:table-cell>
          <table:table-cell office:value-type="percentage" office:value="0.000840689365279529" calcext:value-type="percentage">
            <text:p>0.084%</text:p>
          </table:table-cell>
          <table:table-cell office:value-type="string" calcext:value-type="string">
            <text:p>gene:Zm00001d02759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89207622" calcext:value-type="float">
            <text:p>1892076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23]+[.F223]" office:value-type="float" office:value="6" calcext:value-type="float">
            <text:p>6</text:p>
          </table:table-cell>
          <table:table-cell office:value-type="float" office:value="1202" calcext:value-type="float">
            <text:p>1202</text:p>
          </table:table-cell>
          <table:table-cell office:value-type="float" office:value="1161" calcext:value-type="float">
            <text:p>1161</text:p>
          </table:table-cell>
          <table:table-cell table:formula="of:=[.H223]+[.I223]" office:value-type="float" office:value="2363" calcext:value-type="float">
            <text:p>2363</text:p>
          </table:table-cell>
          <table:table-cell office:value-type="percentage" office:value="0.00253271422541157" calcext:value-type="percentage">
            <text:p>0.253%</text:p>
          </table:table-cell>
          <table:table-cell office:value-type="string" calcext:value-type="string">
            <text:p>gene:Zm00001d00579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9189137" calcext:value-type="float">
            <text:p>2191891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24]+[.F224]"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916" calcext:value-type="float">
            <text:p>916</text:p>
          </table:table-cell>
          <table:table-cell table:formula="of:=[.H224]+[.I224]" office:value-type="float" office:value="2346" calcext:value-type="float">
            <text:p>2346</text:p>
          </table:table-cell>
          <table:table-cell office:value-type="percentage" office:value="0.000426075841499787" calcext:value-type="percentage">
            <text:p>0.043%</text:p>
          </table:table-cell>
          <table:table-cell office:value-type="string" calcext:value-type="string">
            <text:p>gene:Zm00001d043942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0863192" calcext:value-type="float">
            <text:p>808631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225]+[.F225]" office:value-type="float" office:value="5" calcext:value-type="float">
            <text:p>5</text:p>
          </table:table-cell>
          <table:table-cell office:value-type="float" office:value="1437" calcext:value-type="float">
            <text:p>1437</text:p>
          </table:table-cell>
          <table:table-cell office:value-type="float" office:value="886" calcext:value-type="float">
            <text:p>886</text:p>
          </table:table-cell>
          <table:table-cell table:formula="of:=[.H225]+[.I225]" office:value-type="float" office:value="2323" calcext:value-type="float">
            <text:p>2323</text:p>
          </table:table-cell>
          <table:table-cell office:value-type="percentage" office:value="0.00214776632302405" calcext:value-type="percentage">
            <text:p>0.215%</text:p>
          </table:table-cell>
          <table:table-cell office:value-type="string" calcext:value-type="string">
            <text:p>gene:Zm00001d00977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96104738" calcext:value-type="float">
            <text:p>296104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formula="of:=[.E226]+[.F226]" office:value-type="float" office:value="247" calcext:value-type="float">
            <text:p>247</text:p>
          </table:table-cell>
          <table:table-cell office:value-type="float" office:value="1011" calcext:value-type="float">
            <text:p>1011</text:p>
          </table:table-cell>
          <table:table-cell office:value-type="float" office:value="1309" calcext:value-type="float">
            <text:p>1309</text:p>
          </table:table-cell>
          <table:table-cell table:formula="of:=[.H226]+[.I226]" office:value-type="float" office:value="2320" calcext:value-type="float">
            <text:p>2320</text:p>
          </table:table-cell>
          <table:table-cell office:value-type="percentage" office:value="0.0962212699649396" calcext:value-type="percentage">
            <text:p>9.622%</text:p>
          </table:table-cell>
          <table:table-cell office:value-type="string" calcext:value-type="string">
            <text:p>gene:Zm00001d03443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9081040" calcext:value-type="float">
            <text:p>90810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27]+[.F227]" office:value-type="float" office:value="2" calcext:value-type="float">
            <text:p>2</text:p>
          </table:table-cell>
          <table:table-cell office:value-type="float" office:value="1372" calcext:value-type="float">
            <text:p>1372</text:p>
          </table:table-cell>
          <table:table-cell office:value-type="float" office:value="907" calcext:value-type="float">
            <text:p>907</text:p>
          </table:table-cell>
          <table:table-cell table:formula="of:=[.H227]+[.I227]" office:value-type="float" office:value="2279" calcext:value-type="float">
            <text:p>2279</text:p>
          </table:table-cell>
          <table:table-cell office:value-type="percentage" office:value="0.000876808417360807" calcext:value-type="percentage">
            <text:p>0.088%</text:p>
          </table:table-cell>
          <table:table-cell office:value-type="string" calcext:value-type="string">
            <text:p>gene:Zm00001d02759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4532" calcext:value-type="float">
            <text:p>142245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228]+[.F228]" office:value-type="float" office:value="12" calcext:value-type="float">
            <text:p>12</text:p>
          </table:table-cell>
          <table:table-cell office:value-type="float" office:value="1382" calcext:value-type="float">
            <text:p>1382</text:p>
          </table:table-cell>
          <table:table-cell office:value-type="float" office:value="894" calcext:value-type="float">
            <text:p>894</text:p>
          </table:table-cell>
          <table:table-cell table:formula="of:=[.H228]+[.I228]" office:value-type="float" office:value="2276" calcext:value-type="float">
            <text:p>2276</text:p>
          </table:table-cell>
          <table:table-cell office:value-type="percentage" office:value="0.00524475524475525" calcext:value-type="percentage">
            <text:p>0.524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59470" calcext:value-type="float">
            <text:p>1360594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9]+[.F229]"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813" calcext:value-type="float">
            <text:p>813</text:p>
          </table:table-cell>
          <table:table-cell table:formula="of:=[.H229]+[.I229]" office:value-type="float" office:value="2266" calcext:value-type="float">
            <text:p>22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96104744" calcext:value-type="float">
            <text:p>2961047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table:formula="of:=[.E230]+[.F230]" office:value-type="float" office:value="239" calcext:value-type="float">
            <text:p>239</text:p>
          </table:table-cell>
          <table:table-cell office:value-type="float" office:value="1001" calcext:value-type="float">
            <text:p>1001</text:p>
          </table:table-cell>
          <table:table-cell office:value-type="float" office:value="1265" calcext:value-type="float">
            <text:p>1265</text:p>
          </table:table-cell>
          <table:table-cell table:formula="of:=[.H230]+[.I230]" office:value-type="float" office:value="2266" calcext:value-type="float">
            <text:p>2266</text:p>
          </table:table-cell>
          <table:table-cell office:value-type="percentage" office:value="0.0954091816367265" calcext:value-type="percentage">
            <text:p>9.541%</text:p>
          </table:table-cell>
          <table:table-cell office:value-type="string" calcext:value-type="string">
            <text:p>gene:Zm00001d03443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0068186" calcext:value-type="float">
            <text:p>600681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231]+[.F231]" office:value-type="float" office:value="4" calcext:value-type="float">
            <text:p>4</text:p>
          </table:table-cell>
          <table:table-cell office:value-type="float" office:value="1122" calcext:value-type="float">
            <text:p>1122</text:p>
          </table:table-cell>
          <table:table-cell office:value-type="float" office:value="1140" calcext:value-type="float">
            <text:p>1140</text:p>
          </table:table-cell>
          <table:table-cell table:formula="of:=[.H231]+[.I231]" office:value-type="float" office:value="2262" calcext:value-type="float">
            <text:p>2262</text:p>
          </table:table-cell>
          <table:table-cell office:value-type="percentage" office:value="0.00176522506619594" calcext:value-type="percentage">
            <text:p>0.177%</text:p>
          </table:table-cell>
          <table:table-cell office:value-type="string" calcext:value-type="string">
            <text:p>gene:Zm00001d01469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1677" calcext:value-type="float">
            <text:p>1528916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32]+[.F232]" office:value-type="float" office:value="2" calcext:value-type="float">
            <text:p>2</text:p>
          </table:table-cell>
          <table:table-cell office:value-type="float" office:value="1174" calcext:value-type="float">
            <text:p>1174</text:p>
          </table:table-cell>
          <table:table-cell office:value-type="float" office:value="1077" calcext:value-type="float">
            <text:p>1077</text:p>
          </table:table-cell>
          <table:table-cell table:formula="of:=[.H232]+[.I232]" office:value-type="float" office:value="2251" calcext:value-type="float">
            <text:p>2251</text:p>
          </table:table-cell>
          <table:table-cell office:value-type="percentage" office:value="0.000887705281846427" calcext:value-type="percentage">
            <text:p>0.089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5816" calcext:value-type="float">
            <text:p>142258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233]+[.F233]" office:value-type="float" office:value="7" calcext:value-type="float">
            <text:p>7</text:p>
          </table:table-cell>
          <table:table-cell office:value-type="float" office:value="882" calcext:value-type="float">
            <text:p>882</text:p>
          </table:table-cell>
          <table:table-cell office:value-type="float" office:value="1364" calcext:value-type="float">
            <text:p>1364</text:p>
          </table:table-cell>
          <table:table-cell table:formula="of:=[.H233]+[.I233]" office:value-type="float" office:value="2246" calcext:value-type="float">
            <text:p>2246</text:p>
          </table:table-cell>
          <table:table-cell office:value-type="percentage" office:value="0.00310696848646249" calcext:value-type="percentage">
            <text:p>0.311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2110332" calcext:value-type="float">
            <text:p>1421103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34]+[.F234]" office:value-type="float" office:value="1" calcext:value-type="float">
            <text:p>1</text:p>
          </table:table-cell>
          <table:table-cell office:value-type="float" office:value="1146" calcext:value-type="float">
            <text:p>1146</text:p>
          </table:table-cell>
          <table:table-cell office:value-type="float" office:value="1098" calcext:value-type="float">
            <text:p>1098</text:p>
          </table:table-cell>
          <table:table-cell table:formula="of:=[.H234]+[.I234]" office:value-type="float" office:value="2244" calcext:value-type="float">
            <text:p>2244</text:p>
          </table:table-cell>
          <table:table-cell office:value-type="percentage" office:value="0.00044543429844098" calcext:value-type="percentage">
            <text:p>0.045%</text:p>
          </table:table-cell>
          <table:table-cell office:value-type="string" calcext:value-type="string">
            <text:p>gene:Zm00001d026343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9300656" calcext:value-type="float">
            <text:p>1793006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235]+[.F235]" office:value-type="float" office:value="4" calcext:value-type="float">
            <text:p>4</text:p>
          </table:table-cell>
          <table:table-cell office:value-type="float" office:value="1174" calcext:value-type="float">
            <text:p>1174</text:p>
          </table:table-cell>
          <table:table-cell office:value-type="float" office:value="1069" calcext:value-type="float">
            <text:p>1069</text:p>
          </table:table-cell>
          <table:table-cell table:formula="of:=[.H235]+[.I235]" office:value-type="float" office:value="2243" calcext:value-type="float">
            <text:p>2243</text:p>
          </table:table-cell>
          <table:table-cell office:value-type="percentage" office:value="0.00178015131286159" calcext:value-type="percentage">
            <text:p>0.178%</text:p>
          </table:table-cell>
          <table:table-cell office:value-type="string" calcext:value-type="string">
            <text:p>gene:Zm00001d02256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8122344" calcext:value-type="float">
            <text:p>781223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236]+[.F236]" office:value-type="float" office:value="6" calcext:value-type="float">
            <text:p>6</text:p>
          </table:table-cell>
          <table:table-cell office:value-type="float" office:value="1345" calcext:value-type="float">
            <text:p>1345</text:p>
          </table:table-cell>
          <table:table-cell office:value-type="float" office:value="892" calcext:value-type="float">
            <text:p>892</text:p>
          </table:table-cell>
          <table:table-cell table:formula="of:=[.H236]+[.I236]" office:value-type="float" office:value="2237" calcext:value-type="float">
            <text:p>2237</text:p>
          </table:table-cell>
          <table:table-cell office:value-type="percentage" office:value="0.00267498885421311" calcext:value-type="percentage">
            <text:p>0.267%</text:p>
          </table:table-cell>
          <table:table-cell office:value-type="string" calcext:value-type="string">
            <text:p>gene:Zm00001d02959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61450" calcext:value-type="float">
            <text:p>136061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237]+[.F237]" office:value-type="float" office:value="7" calcext:value-type="float">
            <text:p>7</text:p>
          </table:table-cell>
          <table:table-cell office:value-type="float" office:value="1423" calcext:value-type="float">
            <text:p>1423</text:p>
          </table:table-cell>
          <table:table-cell office:value-type="float" office:value="811" calcext:value-type="float">
            <text:p>811</text:p>
          </table:table-cell>
          <table:table-cell table:formula="of:=[.H237]+[.I237]" office:value-type="float" office:value="2234" calcext:value-type="float">
            <text:p>2234</text:p>
          </table:table-cell>
          <table:table-cell office:value-type="percentage" office:value="0.00312360553324409" calcext:value-type="percentage">
            <text:p>0.312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4117723" calcext:value-type="float">
            <text:p>441177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238]+[.F238]"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1440" calcext:value-type="float">
            <text:p>1440</text:p>
          </table:table-cell>
          <table:table-cell table:formula="of:=[.H238]+[.I238]" office:value-type="float" office:value="2225" calcext:value-type="float">
            <text:p>2225</text:p>
          </table:table-cell>
          <table:table-cell office:value-type="percentage" office:value="0.00268937696100403" calcext:value-type="percentage">
            <text:p>0.269%</text:p>
          </table:table-cell>
          <table:table-cell office:value-type="string" calcext:value-type="string">
            <text:p>gene:Zm00001d00343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56000048" calcext:value-type="float">
            <text:p>560000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table:formula="of:=[.E239]+[.F239]" office:value-type="float" office:value="104" calcext:value-type="float">
            <text:p>104</text:p>
          </table:table-cell>
          <table:table-cell office:value-type="float" office:value="1302" calcext:value-type="float">
            <text:p>1302</text:p>
          </table:table-cell>
          <table:table-cell office:value-type="float" office:value="911" calcext:value-type="float">
            <text:p>911</text:p>
          </table:table-cell>
          <table:table-cell table:formula="of:=[.H239]+[.I239]" office:value-type="float" office:value="2213" calcext:value-type="float">
            <text:p>2213</text:p>
          </table:table-cell>
          <table:table-cell office:value-type="percentage" office:value="0.044885627967199" calcext:value-type="percentage">
            <text:p>4.489%</text:p>
          </table:table-cell>
          <table:table-cell office:value-type="string" calcext:value-type="string">
            <text:p>gene:Zm00001d04062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07358562" calcext:value-type="float">
            <text:p>2073585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40]+[.F240]" office:value-type="float" office:value="2" calcext:value-type="float">
            <text:p>2</text:p>
          </table:table-cell>
          <table:table-cell office:value-type="float" office:value="899" calcext:value-type="float">
            <text:p>899</text:p>
          </table:table-cell>
          <table:table-cell office:value-type="float" office:value="1311" calcext:value-type="float">
            <text:p>1311</text:p>
          </table:table-cell>
          <table:table-cell table:formula="of:=[.H240]+[.I240]" office:value-type="float" office:value="2210" calcext:value-type="float">
            <text:p>2210</text:p>
          </table:table-cell>
          <table:table-cell office:value-type="percentage" office:value="0.000904159132007233" calcext:value-type="percentage">
            <text:p>0.090%</text:p>
          </table:table-cell>
          <table:table-cell office:value-type="string" calcext:value-type="string">
            <text:p>gene:Zm00001d03192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59785" calcext:value-type="float">
            <text:p>1360597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41]+[.F241]" office:value-type="float" office:value="1" calcext:value-type="float">
            <text:p>1</text:p>
          </table:table-cell>
          <table:table-cell office:value-type="float" office:value="1416" calcext:value-type="float">
            <text:p>1416</text:p>
          </table:table-cell>
          <table:table-cell office:value-type="float" office:value="793" calcext:value-type="float">
            <text:p>793</text:p>
          </table:table-cell>
          <table:table-cell table:formula="of:=[.H241]+[.I241]" office:value-type="float" office:value="2209" calcext:value-type="float">
            <text:p>2209</text:p>
          </table:table-cell>
          <table:table-cell office:value-type="percentage" office:value="0.000452488687782805" calcext:value-type="percentage">
            <text:p>0.045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0068567" calcext:value-type="float">
            <text:p>600685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242]+[.F242]" office:value-type="float" office:value="5" calcext:value-type="float">
            <text:p>5</text:p>
          </table:table-cell>
          <table:table-cell office:value-type="float" office:value="1446" calcext:value-type="float">
            <text:p>1446</text:p>
          </table:table-cell>
          <table:table-cell office:value-type="float" office:value="762" calcext:value-type="float">
            <text:p>762</text:p>
          </table:table-cell>
          <table:table-cell table:formula="of:=[.H242]+[.I242]" office:value-type="float" office:value="2208" calcext:value-type="float">
            <text:p>2208</text:p>
          </table:table-cell>
          <table:table-cell office:value-type="percentage" office:value="0.00225937641211026" calcext:value-type="percentage">
            <text:p>0.226%</text:p>
          </table:table-cell>
          <table:table-cell office:value-type="string" calcext:value-type="string">
            <text:p>gene:Zm00001d01469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1751" calcext:value-type="float">
            <text:p>15289175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243]+[.F243]" office:value-type="float" office:value="3" calcext:value-type="float">
            <text:p>3</text:p>
          </table:table-cell>
          <table:table-cell office:value-type="float" office:value="1190" calcext:value-type="float">
            <text:p>1190</text:p>
          </table:table-cell>
          <table:table-cell office:value-type="float" office:value="1006" calcext:value-type="float">
            <text:p>1006</text:p>
          </table:table-cell>
          <table:table-cell table:formula="of:=[.H243]+[.I243]" office:value-type="float" office:value="2196" calcext:value-type="float">
            <text:p>2196</text:p>
          </table:table-cell>
          <table:table-cell office:value-type="percentage" office:value="0.00136425648021828" calcext:value-type="percentage">
            <text:p>0.136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51285499" calcext:value-type="float">
            <text:p>251285499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E244]+[.F244]" office:value-type="float" office:value="2" calcext:value-type="float">
            <text:p>2</text:p>
          </table:table-cell>
          <table:table-cell table:style-name="ce13" office:value-type="float" office:value="1178" calcext:value-type="float">
            <text:p>1178</text:p>
          </table:table-cell>
          <table:table-cell table:style-name="ce13" office:value-type="float" office:value="1013" calcext:value-type="float">
            <text:p>1013</text:p>
          </table:table-cell>
          <table:table-cell table:style-name="ce13" table:formula="of:=[.H244]+[.I244]" office:value-type="float" office:value="2191" calcext:value-type="float">
            <text:p>2191</text:p>
          </table:table-cell>
          <table:table-cell table:style-name="ce21" office:value-type="percentage" office:value="0.000911992704058368" calcext:value-type="percentage">
            <text:p>0.091%</text:p>
          </table:table-cell>
          <table:table-cell table:style-name="ce8" office:value-type="string" calcext:value-type="string">
            <text:p>gene:Zm00001d053956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0332067" calcext:value-type="float">
            <text:p>303320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245]+[.F245]" office:value-type="float" office:value="8" calcext:value-type="float">
            <text:p>8</text:p>
          </table:table-cell>
          <table:table-cell office:value-type="float" office:value="1412" calcext:value-type="float">
            <text:p>1412</text:p>
          </table:table-cell>
          <table:table-cell office:value-type="float" office:value="774" calcext:value-type="float">
            <text:p>774</text:p>
          </table:table-cell>
          <table:table-cell table:formula="of:=[.H245]+[.I245]" office:value-type="float" office:value="2186" calcext:value-type="float">
            <text:p>2186</text:p>
          </table:table-cell>
          <table:table-cell office:value-type="percentage" office:value="0.00364630811303555" calcext:value-type="percentage">
            <text:p>0.365%</text:p>
          </table:table-cell>
          <table:table-cell office:value-type="string" calcext:value-type="string">
            <text:p>gene:Zm00001d04946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4433" calcext:value-type="float">
            <text:p>20909443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246]+[.F246]" office:value-type="float" office:value="12" calcext:value-type="float">
            <text:p>12</text:p>
          </table:table-cell>
          <table:table-cell office:value-type="float" office:value="1320" calcext:value-type="float">
            <text:p>1320</text:p>
          </table:table-cell>
          <table:table-cell office:value-type="float" office:value="838" calcext:value-type="float">
            <text:p>838</text:p>
          </table:table-cell>
          <table:table-cell table:formula="of:=[.H246]+[.I246]" office:value-type="float" office:value="2158" calcext:value-type="float">
            <text:p>2158</text:p>
          </table:table-cell>
          <table:table-cell office:value-type="percentage" office:value="0.00552995391705069" calcext:value-type="percentage">
            <text:p>0.553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4374" calcext:value-type="float">
            <text:p>253343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247]+[.F247]" office:value-type="float" office:value="11" calcext:value-type="float">
            <text:p>11</text:p>
          </table:table-cell>
          <table:table-cell office:value-type="float" office:value="1422" calcext:value-type="float">
            <text:p>1422</text:p>
          </table:table-cell>
          <table:table-cell office:value-type="float" office:value="724" calcext:value-type="float">
            <text:p>724</text:p>
          </table:table-cell>
          <table:table-cell table:formula="of:=[.H247]+[.I247]" office:value-type="float" office:value="2146" calcext:value-type="float">
            <text:p>2146</text:p>
          </table:table-cell>
          <table:table-cell office:value-type="percentage" office:value="0.00509967547519703" calcext:value-type="percentage">
            <text:p>0.510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4246" calcext:value-type="float">
            <text:p>253342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E248]+[.F248]" office:value-type="float" office:value="16" calcext:value-type="float">
            <text:p>16</text:p>
          </table:table-cell>
          <table:table-cell office:value-type="float" office:value="1319" calcext:value-type="float">
            <text:p>1319</text:p>
          </table:table-cell>
          <table:table-cell office:value-type="float" office:value="820" calcext:value-type="float">
            <text:p>820</text:p>
          </table:table-cell>
          <table:table-cell table:formula="of:=[.H248]+[.I248]" office:value-type="float" office:value="2139" calcext:value-type="float">
            <text:p>2139</text:p>
          </table:table-cell>
          <table:table-cell office:value-type="percentage" office:value="0.0074245939675174" calcext:value-type="percentage">
            <text:p>0.742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3579420" calcext:value-type="float">
            <text:p>735794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49]+[.F249]" office:value-type="float" office:value="2" calcext:value-type="float">
            <text:p>2</text:p>
          </table:table-cell>
          <table:table-cell office:value-type="float" office:value="1146" calcext:value-type="float">
            <text:p>1146</text:p>
          </table:table-cell>
          <table:table-cell office:value-type="float" office:value="989" calcext:value-type="float">
            <text:p>989</text:p>
          </table:table-cell>
          <table:table-cell table:formula="of:=[.H249]+[.I249]" office:value-type="float" office:value="2135" calcext:value-type="float">
            <text:p>2135</text:p>
          </table:table-cell>
          <table:table-cell office:value-type="percentage" office:value="0.000935891436593355" calcext:value-type="percentage">
            <text:p>0.094%</text:p>
          </table:table-cell>
          <table:table-cell office:value-type="string" calcext:value-type="string">
            <text:p>gene:Zm00001d03619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3579438" calcext:value-type="float">
            <text:p>735794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50]+[.F250]" office:value-type="float" office:value="2" calcext:value-type="float">
            <text:p>2</text:p>
          </table:table-cell>
          <table:table-cell office:value-type="float" office:value="983" calcext:value-type="float">
            <text:p>983</text:p>
          </table:table-cell>
          <table:table-cell office:value-type="float" office:value="1142" calcext:value-type="float">
            <text:p>1142</text:p>
          </table:table-cell>
          <table:table-cell table:formula="of:=[.H250]+[.I250]" office:value-type="float" office:value="2125" calcext:value-type="float">
            <text:p>2125</text:p>
          </table:table-cell>
          <table:table-cell office:value-type="percentage" office:value="0.000940291490362012" calcext:value-type="percentage">
            <text:p>0.094%</text:p>
          </table:table-cell>
          <table:table-cell office:value-type="string" calcext:value-type="string">
            <text:p>gene:Zm00001d03619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61999670" calcext:value-type="float">
            <text:p>619996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table:formula="of:=[.E251]+[.F251]" office:value-type="float" office:value="83" calcext:value-type="float">
            <text:p>83</text:p>
          </table:table-cell>
          <table:table-cell office:value-type="float" office:value="915" calcext:value-type="float">
            <text:p>915</text:p>
          </table:table-cell>
          <table:table-cell office:value-type="float" office:value="1201" calcext:value-type="float">
            <text:p>1201</text:p>
          </table:table-cell>
          <table:table-cell table:formula="of:=[.H251]+[.I251]" office:value-type="float" office:value="2116" calcext:value-type="float">
            <text:p>2116</text:p>
          </table:table-cell>
          <table:table-cell office:value-type="percentage" office:value="0.0377444292860391" calcext:value-type="percentage">
            <text:p>3.774%</text:p>
          </table:table-cell>
          <table:table-cell office:value-type="string" calcext:value-type="string">
            <text:p>gene:Zm00001d03599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9300851" calcext:value-type="float">
            <text:p>1793008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52]+[.F252]"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811" calcext:value-type="float">
            <text:p>811</text:p>
          </table:table-cell>
          <table:table-cell table:formula="of:=[.H252]+[.I252]" office:value-type="float" office:value="2107" calcext:value-type="float">
            <text:p>210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256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585" calcext:value-type="float">
            <text:p>20909358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253]+[.F253]" office:value-type="float" office:value="5" calcext:value-type="float">
            <text:p>5</text:p>
          </table:table-cell>
          <table:table-cell office:value-type="float" office:value="1002" calcext:value-type="float">
            <text:p>1002</text:p>
          </table:table-cell>
          <table:table-cell office:value-type="float" office:value="1105" calcext:value-type="float">
            <text:p>1105</text:p>
          </table:table-cell>
          <table:table-cell table:formula="of:=[.H253]+[.I253]" office:value-type="float" office:value="2107" calcext:value-type="float">
            <text:p>2107</text:p>
          </table:table-cell>
          <table:table-cell office:value-type="percentage" office:value="0.00236742424242424" calcext:value-type="percentage">
            <text:p>0.237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0068966" calcext:value-type="float">
            <text:p>600689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54]+[.F254]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1226" calcext:value-type="float">
            <text:p>1226</text:p>
          </table:table-cell>
          <table:table-cell table:formula="of:=[.H254]+[.I254]" office:value-type="float" office:value="2097" calcext:value-type="float">
            <text:p>209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697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605415" calcext:value-type="float">
            <text:p>26054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255]+[.F255]" office:value-type="float" office:value="2" calcext:value-type="float">
            <text:p>2</text:p>
          </table:table-cell>
          <table:table-cell office:value-type="float" office:value="1172" calcext:value-type="float">
            <text:p>1172</text:p>
          </table:table-cell>
          <table:table-cell office:value-type="float" office:value="921" calcext:value-type="float">
            <text:p>921</text:p>
          </table:table-cell>
          <table:table-cell table:formula="of:=[.H255]+[.I255]" office:value-type="float" office:value="2093" calcext:value-type="float">
            <text:p>2093</text:p>
          </table:table-cell>
          <table:table-cell office:value-type="percentage" office:value="0.000954653937947494" calcext:value-type="percentage">
            <text:p>0.095%</text:p>
          </table:table-cell>
          <table:table-cell office:value-type="string" calcext:value-type="string">
            <text:p>gene:Zm00001d04871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9300878" calcext:value-type="float">
            <text:p>1793008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256]+[.F256]" office:value-type="float" office:value="4" calcext:value-type="float">
            <text:p>4</text:p>
          </table:table-cell>
          <table:table-cell office:value-type="float" office:value="1365" calcext:value-type="float">
            <text:p>1365</text:p>
          </table:table-cell>
          <table:table-cell office:value-type="float" office:value="723" calcext:value-type="float">
            <text:p>723</text:p>
          </table:table-cell>
          <table:table-cell table:formula="of:=[.H256]+[.I256]" office:value-type="float" office:value="2088" calcext:value-type="float">
            <text:p>2088</text:p>
          </table:table-cell>
          <table:table-cell office:value-type="percentage" office:value="0.00191204588910134" calcext:value-type="percentage">
            <text:p>0.191%</text:p>
          </table:table-cell>
          <table:table-cell office:value-type="string" calcext:value-type="string">
            <text:p>gene:Zm00001d02256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3692" calcext:value-type="float">
            <text:p>142236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257]+[.F257]" office:value-type="float" office:value="10" calcext:value-type="float">
            <text:p>10</text:p>
          </table:table-cell>
          <table:table-cell office:value-type="float" office:value="965" calcext:value-type="float">
            <text:p>965</text:p>
          </table:table-cell>
          <table:table-cell office:value-type="float" office:value="1123" calcext:value-type="float">
            <text:p>1123</text:p>
          </table:table-cell>
          <table:table-cell table:formula="of:=[.H257]+[.I257]" office:value-type="float" office:value="2088" calcext:value-type="float">
            <text:p>2088</text:p>
          </table:table-cell>
          <table:table-cell office:value-type="percentage" office:value="0.00476644423260248" calcext:value-type="percentage">
            <text:p>0.477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51286186" calcext:value-type="float">
            <text:p>251286186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C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formula="of:=[.E258]+[.F258]" office:value-type="float" office:value="4" calcext:value-type="float">
            <text:p>4</text:p>
          </table:table-cell>
          <table:table-cell table:style-name="ce13" office:value-type="float" office:value="1060" calcext:value-type="float">
            <text:p>1060</text:p>
          </table:table-cell>
          <table:table-cell table:style-name="ce13" office:value-type="float" office:value="1007" calcext:value-type="float">
            <text:p>1007</text:p>
          </table:table-cell>
          <table:table-cell table:style-name="ce13" table:formula="of:=[.H258]+[.I258]" office:value-type="float" office:value="2067" calcext:value-type="float">
            <text:p>2067</text:p>
          </table:table-cell>
          <table:table-cell table:style-name="ce21" office:value-type="percentage" office:value="0.00193143408981169" calcext:value-type="percentage">
            <text:p>0.193%</text:p>
          </table:table-cell>
          <table:table-cell table:style-name="ce8" office:value-type="string" calcext:value-type="string">
            <text:p>gene:Zm00001d053956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51286126" calcext:value-type="float">
            <text:p>251286126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C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E259]+[.F259]" office:value-type="float" office:value="5" calcext:value-type="float">
            <text:p>5</text:p>
          </table:table-cell>
          <table:table-cell table:style-name="ce13" office:value-type="float" office:value="1074" calcext:value-type="float">
            <text:p>1074</text:p>
          </table:table-cell>
          <table:table-cell table:style-name="ce13" office:value-type="float" office:value="989" calcext:value-type="float">
            <text:p>989</text:p>
          </table:table-cell>
          <table:table-cell table:style-name="ce13" table:formula="of:=[.H259]+[.I259]" office:value-type="float" office:value="2063" calcext:value-type="float">
            <text:p>2063</text:p>
          </table:table-cell>
          <table:table-cell table:style-name="ce21" office:value-type="percentage" office:value="0.00241779497098646" calcext:value-type="percentage">
            <text:p>0.242%</text:p>
          </table:table-cell>
          <table:table-cell table:style-name="ce8" office:value-type="string" calcext:value-type="string">
            <text:p>gene:Zm00001d05395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4458" calcext:value-type="float">
            <text:p>2090944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60]+[.F260]" office:value-type="float" office:value="9" calcext:value-type="float">
            <text:p>9</text:p>
          </table:table-cell>
          <table:table-cell office:value-type="float" office:value="1271" calcext:value-type="float">
            <text:p>1271</text:p>
          </table:table-cell>
          <table:table-cell office:value-type="float" office:value="779" calcext:value-type="float">
            <text:p>779</text:p>
          </table:table-cell>
          <table:table-cell table:formula="of:=[.H260]+[.I260]" office:value-type="float" office:value="2050" calcext:value-type="float">
            <text:p>2050</text:p>
          </table:table-cell>
          <table:table-cell office:value-type="percentage" office:value="0.00437105390966489" calcext:value-type="percentage">
            <text:p>0.437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4290" calcext:value-type="float">
            <text:p>253342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261]+[.F261]" office:value-type="float" office:value="11" calcext:value-type="float">
            <text:p>11</text:p>
          </table:table-cell>
          <table:table-cell office:value-type="float" office:value="1111" calcext:value-type="float">
            <text:p>1111</text:p>
          </table:table-cell>
          <table:table-cell office:value-type="float" office:value="931" calcext:value-type="float">
            <text:p>931</text:p>
          </table:table-cell>
          <table:table-cell table:formula="of:=[.H261]+[.I261]" office:value-type="float" office:value="2042" calcext:value-type="float">
            <text:p>2042</text:p>
          </table:table-cell>
          <table:table-cell office:value-type="percentage" office:value="0.00535801266439357" calcext:value-type="percentage">
            <text:p>0.536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1962454" calcext:value-type="float">
            <text:p>119624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62]+[.F262]" office:value-type="float" office:value="1" calcext:value-type="float">
            <text:p>1</text:p>
          </table:table-cell>
          <table:table-cell office:value-type="float" office:value="1075" calcext:value-type="float">
            <text:p>1075</text:p>
          </table:table-cell>
          <table:table-cell office:value-type="float" office:value="965" calcext:value-type="float">
            <text:p>965</text:p>
          </table:table-cell>
          <table:table-cell table:formula="of:=[.H262]+[.I262]" office:value-type="float" office:value="2040" calcext:value-type="float">
            <text:p>2040</text:p>
          </table:table-cell>
          <table:table-cell office:value-type="percentage" office:value="0.000489955903968643" calcext:value-type="percentage">
            <text:p>0.049%</text:p>
          </table:table-cell>
          <table:table-cell office:value-type="string" calcext:value-type="string">
            <text:p>gene:Zm00001d045056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4314" calcext:value-type="float">
            <text:p>253343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263]+[.F263]" office:value-type="float" office:value="11" calcext:value-type="float">
            <text:p>11</text:p>
          </table:table-cell>
          <table:table-cell office:value-type="float" office:value="1257" calcext:value-type="float">
            <text:p>1257</text:p>
          </table:table-cell>
          <table:table-cell office:value-type="float" office:value="777" calcext:value-type="float">
            <text:p>777</text:p>
          </table:table-cell>
          <table:table-cell table:formula="of:=[.H263]+[.I263]" office:value-type="float" office:value="2034" calcext:value-type="float">
            <text:p>2034</text:p>
          </table:table-cell>
          <table:table-cell office:value-type="percentage" office:value="0.00537897310513448" calcext:value-type="percentage">
            <text:p>0.538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157" calcext:value-type="float">
            <text:p>2179361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64]+[.F264]" office:value-type="float" office:value="4" calcext:value-type="float">
            <text:p>4</text:p>
          </table:table-cell>
          <table:table-cell office:value-type="float" office:value="1114" calcext:value-type="float">
            <text:p>1114</text:p>
          </table:table-cell>
          <table:table-cell office:value-type="float" office:value="919" calcext:value-type="float">
            <text:p>919</text:p>
          </table:table-cell>
          <table:table-cell table:formula="of:=[.H264]+[.I264]" office:value-type="float" office:value="2033" calcext:value-type="float">
            <text:p>2033</text:p>
          </table:table-cell>
          <table:table-cell office:value-type="percentage" office:value="0.00196367206676485" calcext:value-type="percentage">
            <text:p>0.196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542663" calcext:value-type="float">
            <text:p>2175426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65]+[.F265]" office:value-type="float" office:value="4" calcext:value-type="float">
            <text:p>4</text:p>
          </table:table-cell>
          <table:table-cell office:value-type="float" office:value="1166" calcext:value-type="float">
            <text:p>1166</text:p>
          </table:table-cell>
          <table:table-cell office:value-type="float" office:value="837" calcext:value-type="float">
            <text:p>837</text:p>
          </table:table-cell>
          <table:table-cell table:formula="of:=[.H265]+[.I265]" office:value-type="float" office:value="2003" calcext:value-type="float">
            <text:p>2003</text:p>
          </table:table-cell>
          <table:table-cell office:value-type="percentage" office:value="0.00199302441454908" calcext:value-type="percentage">
            <text:p>0.199%</text:p>
          </table:table-cell>
          <table:table-cell office:value-type="string" calcext:value-type="string">
            <text:p>gene:Zm00001d043873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4964" calcext:value-type="float">
            <text:p>142249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266]+[.F266]" office:value-type="float" office:value="4" calcext:value-type="float">
            <text:p>4</text:p>
          </table:table-cell>
          <table:table-cell office:value-type="float" office:value="855" calcext:value-type="float">
            <text:p>855</text:p>
          </table:table-cell>
          <table:table-cell office:value-type="float" office:value="1143" calcext:value-type="float">
            <text:p>1143</text:p>
          </table:table-cell>
          <table:table-cell table:formula="of:=[.H266]+[.I266]" office:value-type="float" office:value="1998" calcext:value-type="float">
            <text:p>1998</text:p>
          </table:table-cell>
          <table:table-cell office:value-type="percentage" office:value="0.001998001998002" calcext:value-type="percentage">
            <text:p>0.200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4188" calcext:value-type="float">
            <text:p>253341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E267]+[.F267]" office:value-type="float" office:value="15" calcext:value-type="float">
            <text:p>15</text:p>
          </table:table-cell>
          <table:table-cell office:value-type="float" office:value="1252" calcext:value-type="float">
            <text:p>1252</text:p>
          </table:table-cell>
          <table:table-cell office:value-type="float" office:value="743" calcext:value-type="float">
            <text:p>743</text:p>
          </table:table-cell>
          <table:table-cell table:formula="of:=[.H267]+[.I267]" office:value-type="float" office:value="1995" calcext:value-type="float">
            <text:p>1995</text:p>
          </table:table-cell>
          <table:table-cell office:value-type="percentage" office:value="0.00746268656716418" calcext:value-type="percentage">
            <text:p>0.746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159" calcext:value-type="float">
            <text:p>21793615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268]+[.F268]" office:value-type="float" office:value="3" calcext:value-type="float">
            <text:p>3</text:p>
          </table:table-cell>
          <table:table-cell office:value-type="float" office:value="1085" calcext:value-type="float">
            <text:p>1085</text:p>
          </table:table-cell>
          <table:table-cell office:value-type="float" office:value="896" calcext:value-type="float">
            <text:p>896</text:p>
          </table:table-cell>
          <table:table-cell table:formula="of:=[.H268]+[.I268]" office:value-type="float" office:value="1981" calcext:value-type="float">
            <text:p>1981</text:p>
          </table:table-cell>
          <table:table-cell office:value-type="percentage" office:value="0.00151209677419355" calcext:value-type="percentage">
            <text:p>0.151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5831" calcext:value-type="float">
            <text:p>142258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E269]+[.F269]" office:value-type="float" office:value="9" calcext:value-type="float">
            <text:p>9</text:p>
          </table:table-cell>
          <table:table-cell office:value-type="float" office:value="858" calcext:value-type="float">
            <text:p>858</text:p>
          </table:table-cell>
          <table:table-cell office:value-type="float" office:value="1122" calcext:value-type="float">
            <text:p>1122</text:p>
          </table:table-cell>
          <table:table-cell table:formula="of:=[.H269]+[.I269]" office:value-type="float" office:value="1980" calcext:value-type="float">
            <text:p>1980</text:p>
          </table:table-cell>
          <table:table-cell office:value-type="percentage" office:value="0.00452488687782806" calcext:value-type="percentage">
            <text:p>0.452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9301009" calcext:value-type="float">
            <text:p>1793010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E270]+[.F270]" office:value-type="float" office:value="11" calcext:value-type="float">
            <text:p>11</text:p>
          </table:table-cell>
          <table:table-cell office:value-type="float" office:value="1033" calcext:value-type="float">
            <text:p>1033</text:p>
          </table:table-cell>
          <table:table-cell office:value-type="float" office:value="929" calcext:value-type="float">
            <text:p>929</text:p>
          </table:table-cell>
          <table:table-cell table:formula="of:=[.H270]+[.I270]" office:value-type="float" office:value="1962" calcext:value-type="float">
            <text:p>1962</text:p>
          </table:table-cell>
          <table:table-cell office:value-type="percentage" office:value="0.00557526609224531" calcext:value-type="percentage">
            <text:p>0.558%</text:p>
          </table:table-cell>
          <table:table-cell office:value-type="string" calcext:value-type="string">
            <text:p>gene:Zm00001d02256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04756190" calcext:value-type="float">
            <text:p>1047561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271]+[.F271]" office:value-type="float" office:value="7" calcext:value-type="float">
            <text:p>7</text:p>
          </table:table-cell>
          <table:table-cell office:value-type="float" office:value="1153" calcext:value-type="float">
            <text:p>1153</text:p>
          </table:table-cell>
          <table:table-cell office:value-type="float" office:value="808" calcext:value-type="float">
            <text:p>808</text:p>
          </table:table-cell>
          <table:table-cell table:formula="of:=[.H271]+[.I271]" office:value-type="float" office:value="1961" calcext:value-type="float">
            <text:p>1961</text:p>
          </table:table-cell>
          <table:table-cell office:value-type="percentage" office:value="0.00355691056910569" calcext:value-type="percentage">
            <text:p>0.356%</text:p>
          </table:table-cell>
          <table:table-cell office:value-type="string" calcext:value-type="string">
            <text:p>gene:Zm00001d036984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0863165" calcext:value-type="float">
            <text:p>808631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E272]+[.F272]" office:value-type="float" office:value="7" calcext:value-type="float">
            <text:p>7</text:p>
          </table:table-cell>
          <table:table-cell office:value-type="float" office:value="1012" calcext:value-type="float">
            <text:p>1012</text:p>
          </table:table-cell>
          <table:table-cell office:value-type="float" office:value="941" calcext:value-type="float">
            <text:p>941</text:p>
          </table:table-cell>
          <table:table-cell table:formula="of:=[.H272]+[.I272]" office:value-type="float" office:value="1953" calcext:value-type="float">
            <text:p>1953</text:p>
          </table:table-cell>
          <table:table-cell office:value-type="percentage" office:value="0.00357142857142857" calcext:value-type="percentage">
            <text:p>0.357%</text:p>
          </table:table-cell>
          <table:table-cell office:value-type="string" calcext:value-type="string">
            <text:p>gene:Zm00001d009775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51286210" calcext:value-type="float">
            <text:p>251286210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G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formula="of:=[.E273]+[.F273]" office:value-type="float" office:value="4" calcext:value-type="float">
            <text:p>4</text:p>
          </table:table-cell>
          <table:table-cell table:style-name="ce13" office:value-type="float" office:value="1125" calcext:value-type="float">
            <text:p>1125</text:p>
          </table:table-cell>
          <table:table-cell table:style-name="ce13" office:value-type="float" office:value="826" calcext:value-type="float">
            <text:p>826</text:p>
          </table:table-cell>
          <table:table-cell table:style-name="ce13" table:formula="of:=[.H273]+[.I273]" office:value-type="float" office:value="1951" calcext:value-type="float">
            <text:p>1951</text:p>
          </table:table-cell>
          <table:table-cell table:style-name="ce21" office:value-type="percentage" office:value="0.0020460358056266" calcext:value-type="percentage">
            <text:p>0.205%</text:p>
          </table:table-cell>
          <table:table-cell table:style-name="ce8" office:value-type="string" calcext:value-type="string">
            <text:p>gene:Zm00001d053956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6740655" calcext:value-type="float">
            <text:p>467406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E274]+[.F274]" office:value-type="float" office:value="21" calcext:value-type="float">
            <text:p>21</text:p>
          </table:table-cell>
          <table:table-cell office:value-type="float" office:value="855" calcext:value-type="float">
            <text:p>855</text:p>
          </table:table-cell>
          <table:table-cell office:value-type="float" office:value="1088" calcext:value-type="float">
            <text:p>1088</text:p>
          </table:table-cell>
          <table:table-cell table:formula="of:=[.H274]+[.I274]" office:value-type="float" office:value="1943" calcext:value-type="float">
            <text:p>1943</text:p>
          </table:table-cell>
          <table:table-cell office:value-type="percentage" office:value="0.0106924643584521" calcext:value-type="percentage">
            <text:p>1.069%</text:p>
          </table:table-cell>
          <table:table-cell office:value-type="string" calcext:value-type="string">
            <text:p>gene:Zm00001d04984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96617650" calcext:value-type="float">
            <text:p>966176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275]+[.F275]" office:value-type="float" office:value="8" calcext:value-type="float">
            <text:p>8</text:p>
          </table:table-cell>
          <table:table-cell office:value-type="float" office:value="1245" calcext:value-type="float">
            <text:p>1245</text:p>
          </table:table-cell>
          <table:table-cell office:value-type="float" office:value="665" calcext:value-type="float">
            <text:p>665</text:p>
          </table:table-cell>
          <table:table-cell table:formula="of:=[.H275]+[.I275]" office:value-type="float" office:value="1910" calcext:value-type="float">
            <text:p>1910</text:p>
          </table:table-cell>
          <table:table-cell office:value-type="percentage" office:value="0.00417101147028154" calcext:value-type="percentage">
            <text:p>0.417%</text:p>
          </table:table-cell>
          <table:table-cell office:value-type="string" calcext:value-type="string">
            <text:p>gene:Zm00001d03677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07022348" calcext:value-type="float">
            <text:p>2070223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276]+[.F276]" office:value-type="float" office:value="2" calcext:value-type="float">
            <text:p>2</text:p>
          </table:table-cell>
          <table:table-cell office:value-type="float" office:value="885" calcext:value-type="float">
            <text:p>885</text:p>
          </table:table-cell>
          <table:table-cell office:value-type="float" office:value="1020" calcext:value-type="float">
            <text:p>1020</text:p>
          </table:table-cell>
          <table:table-cell table:formula="of:=[.H276]+[.I276]" office:value-type="float" office:value="1905" calcext:value-type="float">
            <text:p>1905</text:p>
          </table:table-cell>
          <table:table-cell office:value-type="percentage" office:value="0.0010487676979549" calcext:value-type="percentage">
            <text:p>0.105%</text:p>
          </table:table-cell>
          <table:table-cell office:value-type="string" calcext:value-type="string">
            <text:p>gene:Zm00001d05281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03102540" calcext:value-type="float">
            <text:p>1031025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277]+[.F277]" office:value-type="float" office:value="3" calcext:value-type="float">
            <text:p>3</text:p>
          </table:table-cell>
          <table:table-cell office:value-type="float" office:value="1173" calcext:value-type="float">
            <text:p>1173</text:p>
          </table:table-cell>
          <table:table-cell office:value-type="float" office:value="731" calcext:value-type="float">
            <text:p>731</text:p>
          </table:table-cell>
          <table:table-cell table:formula="of:=[.H277]+[.I277]" office:value-type="float" office:value="1904" calcext:value-type="float">
            <text:p>1904</text:p>
          </table:table-cell>
          <table:table-cell office:value-type="percentage" office:value="0.00157315154693235" calcext:value-type="percentage">
            <text:p>0.157%</text:p>
          </table:table-cell>
          <table:table-cell office:value-type="string" calcext:value-type="string">
            <text:p>gene:Zm00001d04116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749" calcext:value-type="float">
            <text:p>2090937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78]+[.F278]"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1210" calcext:value-type="float">
            <text:p>1210</text:p>
          </table:table-cell>
          <table:table-cell table:formula="of:=[.H278]+[.I278]" office:value-type="float" office:value="1898" calcext:value-type="float">
            <text:p>1898</text:p>
          </table:table-cell>
          <table:table-cell office:value-type="percentage" office:value="0.00157811678064177" calcext:value-type="percentage">
            <text:p>0.158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8750" calcext:value-type="float">
            <text:p>42608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E279]+[.F279]" office:value-type="float" office:value="22" calcext:value-type="float">
            <text:p>22</text:p>
          </table:table-cell>
          <table:table-cell office:value-type="float" office:value="1102" calcext:value-type="float">
            <text:p>1102</text:p>
          </table:table-cell>
          <table:table-cell office:value-type="float" office:value="779" calcext:value-type="float">
            <text:p>779</text:p>
          </table:table-cell>
          <table:table-cell table:formula="of:=[.H279]+[.I279]" office:value-type="float" office:value="1881" calcext:value-type="float">
            <text:p>1881</text:p>
          </table:table-cell>
          <table:table-cell office:value-type="percentage" office:value="0.0115606936416185" calcext:value-type="percentage">
            <text:p>1.156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5459" calcext:value-type="float">
            <text:p>1422545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80]+[.F280]" office:value-type="float" office:value="5" calcext:value-type="float">
            <text:p>5</text:p>
          </table:table-cell>
          <table:table-cell office:value-type="float" office:value="1126" calcext:value-type="float">
            <text:p>1126</text:p>
          </table:table-cell>
          <table:table-cell office:value-type="float" office:value="752" calcext:value-type="float">
            <text:p>752</text:p>
          </table:table-cell>
          <table:table-cell table:formula="of:=[.H280]+[.I280]" office:value-type="float" office:value="1878" calcext:value-type="float">
            <text:p>1878</text:p>
          </table:table-cell>
          <table:table-cell office:value-type="percentage" office:value="0.00265533722782793" calcext:value-type="percentage">
            <text:p>0.266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04756514" calcext:value-type="float">
            <text:p>1047565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281]+[.F281]" office:value-type="float" office:value="8" calcext:value-type="float">
            <text:p>8</text:p>
          </table:table-cell>
          <table:table-cell office:value-type="float" office:value="834" calcext:value-type="float">
            <text:p>834</text:p>
          </table:table-cell>
          <table:table-cell office:value-type="float" office:value="1043" calcext:value-type="float">
            <text:p>1043</text:p>
          </table:table-cell>
          <table:table-cell table:formula="of:=[.H281]+[.I281]" office:value-type="float" office:value="1877" calcext:value-type="float">
            <text:p>1877</text:p>
          </table:table-cell>
          <table:table-cell office:value-type="percentage" office:value="0.00424403183023873" calcext:value-type="percentage">
            <text:p>0.424%</text:p>
          </table:table-cell>
          <table:table-cell office:value-type="string" calcext:value-type="string">
            <text:p>gene:Zm00001d03698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6083196" calcext:value-type="float">
            <text:p>2260831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82]+[.F282]" office:value-type="float" office:value="4" calcext:value-type="float">
            <text:p>4</text:p>
          </table:table-cell>
          <table:table-cell office:value-type="float" office:value="1051" calcext:value-type="float">
            <text:p>1051</text:p>
          </table:table-cell>
          <table:table-cell office:value-type="float" office:value="815" calcext:value-type="float">
            <text:p>815</text:p>
          </table:table-cell>
          <table:table-cell table:formula="of:=[.H282]+[.I282]" office:value-type="float" office:value="1866" calcext:value-type="float">
            <text:p>1866</text:p>
          </table:table-cell>
          <table:table-cell office:value-type="percentage" office:value="0.00213903743315508" calcext:value-type="percentage">
            <text:p>0.214%</text:p>
          </table:table-cell>
          <table:table-cell office:value-type="string" calcext:value-type="string">
            <text:p>gene:Zm00001d044173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79586" calcext:value-type="float">
            <text:p>1655795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83]+[.F283]"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776" calcext:value-type="float">
            <text:p>776</text:p>
          </table:table-cell>
          <table:table-cell table:formula="of:=[.H283]+[.I283]" office:value-type="float" office:value="1853" calcext:value-type="float">
            <text:p>185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6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523" calcext:value-type="float">
            <text:p>2090935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284]+[.F284]" office:value-type="float" office:value="4" calcext:value-type="float">
            <text:p>4</text:p>
          </table:table-cell>
          <table:table-cell office:value-type="float" office:value="965" calcext:value-type="float">
            <text:p>965</text:p>
          </table:table-cell>
          <table:table-cell office:value-type="float" office:value="876" calcext:value-type="float">
            <text:p>876</text:p>
          </table:table-cell>
          <table:table-cell table:formula="of:=[.H284]+[.I284]" office:value-type="float" office:value="1841" calcext:value-type="float">
            <text:p>1841</text:p>
          </table:table-cell>
          <table:table-cell office:value-type="percentage" office:value="0.0021680216802168" calcext:value-type="percentage">
            <text:p>0.217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6408356" calcext:value-type="float">
            <text:p>1764083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85]+[.F285]"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1116" calcext:value-type="float">
            <text:p>1116</text:p>
          </table:table-cell>
          <table:table-cell table:formula="of:=[.H285]+[.I285]" office:value-type="float" office:value="1823" calcext:value-type="float">
            <text:p>182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250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0949109" calcext:value-type="float">
            <text:p>709491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86]+[.F286]"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office:value-type="float" office:value="1187" calcext:value-type="float">
            <text:p>1187</text:p>
          </table:table-cell>
          <table:table-cell table:formula="of:=[.H286]+[.I286]" office:value-type="float" office:value="1815" calcext:value-type="float">
            <text:p>1815</text:p>
          </table:table-cell>
          <table:table-cell office:value-type="percentage" office:value="0.000550660792951542" calcext:value-type="percentage">
            <text:p>0.055%</text:p>
          </table:table-cell>
          <table:table-cell office:value-type="string" calcext:value-type="string">
            <text:p>gene:Zm00001d02944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4982" calcext:value-type="float">
            <text:p>142249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287]+[.F287]" office:value-type="float" office:value="6" calcext:value-type="float">
            <text:p>6</text:p>
          </table:table-cell>
          <table:table-cell office:value-type="float" office:value="857" calcext:value-type="float">
            <text:p>857</text:p>
          </table:table-cell>
          <table:table-cell office:value-type="float" office:value="950" calcext:value-type="float">
            <text:p>950</text:p>
          </table:table-cell>
          <table:table-cell table:formula="of:=[.H287]+[.I287]" office:value-type="float" office:value="1807" calcext:value-type="float">
            <text:p>1807</text:p>
          </table:table-cell>
          <table:table-cell office:value-type="percentage" office:value="0.00330943188086045" calcext:value-type="percentage">
            <text:p>0.331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79590" calcext:value-type="float">
            <text:p>1655795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88]+[.F288]"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float" office:value="817" calcext:value-type="float">
            <text:p>817</text:p>
          </table:table-cell>
          <table:table-cell table:formula="of:=[.H288]+[.I288]" office:value-type="float" office:value="1801" calcext:value-type="float">
            <text:p>18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68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51285172" calcext:value-type="float">
            <text:p>251285172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T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[.E289]+[.F289]" office:value-type="float" office:value="3" calcext:value-type="float">
            <text:p>3</text:p>
          </table:table-cell>
          <table:table-cell table:style-name="ce13" office:value-type="float" office:value="982" calcext:value-type="float">
            <text:p>982</text:p>
          </table:table-cell>
          <table:table-cell table:style-name="ce13" office:value-type="float" office:value="819" calcext:value-type="float">
            <text:p>819</text:p>
          </table:table-cell>
          <table:table-cell table:style-name="ce13" table:formula="of:=[.H289]+[.I289]" office:value-type="float" office:value="1801" calcext:value-type="float">
            <text:p>1801</text:p>
          </table:table-cell>
          <table:table-cell table:style-name="ce21" office:value-type="percentage" office:value="0.0016629711751663" calcext:value-type="percentage">
            <text:p>0.166%</text:p>
          </table:table-cell>
          <table:table-cell table:style-name="ce8" office:value-type="string" calcext:value-type="string">
            <text:p>gene:Zm00001d05395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6083216" calcext:value-type="float">
            <text:p>2260832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90]+[.F290]" office:value-type="float" office:value="4" calcext:value-type="float">
            <text:p>4</text:p>
          </table:table-cell>
          <table:table-cell office:value-type="float" office:value="1028" calcext:value-type="float">
            <text:p>1028</text:p>
          </table:table-cell>
          <table:table-cell office:value-type="float" office:value="768" calcext:value-type="float">
            <text:p>768</text:p>
          </table:table-cell>
          <table:table-cell table:formula="of:=[.H290]+[.I290]" office:value-type="float" office:value="1796" calcext:value-type="float">
            <text:p>1796</text:p>
          </table:table-cell>
          <table:table-cell office:value-type="percentage" office:value="0.00222222222222222" calcext:value-type="percentage">
            <text:p>0.222%</text:p>
          </table:table-cell>
          <table:table-cell office:value-type="string" calcext:value-type="string">
            <text:p>gene:Zm00001d044173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03531572" calcext:value-type="float">
            <text:p>203531572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291]+[.F291]" office:value-type="float" office:value="3" calcext:value-type="float">
            <text:p>3</text:p>
          </table:table-cell>
          <table:table-cell table:style-name="ce13" office:value-type="float" office:value="1138" calcext:value-type="float">
            <text:p>1138</text:p>
          </table:table-cell>
          <table:table-cell table:style-name="ce13" office:value-type="float" office:value="655" calcext:value-type="float">
            <text:p>655</text:p>
          </table:table-cell>
          <table:table-cell table:style-name="ce13" table:formula="of:=[.H291]+[.I291]" office:value-type="float" office:value="1793" calcext:value-type="float">
            <text:p>1793</text:p>
          </table:table-cell>
          <table:table-cell table:style-name="ce21" office:value-type="percentage" office:value="0.00167037861915367" calcext:value-type="percentage">
            <text:p>0.167%</text:p>
          </table:table-cell>
          <table:table-cell table:style-name="ce8" office:value-type="string" calcext:value-type="string">
            <text:p>gene:Zm00001d05271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522" calcext:value-type="float">
            <text:p>23297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E292]+[.F292]" office:value-type="float" office:value="15" calcext:value-type="float">
            <text:p>15</text:p>
          </table:table-cell>
          <table:table-cell office:value-type="float" office:value="1062" calcext:value-type="float">
            <text:p>1062</text:p>
          </table:table-cell>
          <table:table-cell office:value-type="float" office:value="729" calcext:value-type="float">
            <text:p>729</text:p>
          </table:table-cell>
          <table:table-cell table:formula="of:=[.H292]+[.I292]" office:value-type="float" office:value="1791" calcext:value-type="float">
            <text:p>1791</text:p>
          </table:table-cell>
          <table:table-cell office:value-type="percentage" office:value="0.00830564784053156" calcext:value-type="percentage">
            <text:p>0.831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51285246" calcext:value-type="float">
            <text:p>251285246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[.E293]+[.F293]" office:value-type="float" office:value="5" calcext:value-type="float">
            <text:p>5</text:p>
          </table:table-cell>
          <table:table-cell table:style-name="ce13" office:value-type="float" office:value="1116" calcext:value-type="float">
            <text:p>1116</text:p>
          </table:table-cell>
          <table:table-cell table:style-name="ce13" office:value-type="float" office:value="672" calcext:value-type="float">
            <text:p>672</text:p>
          </table:table-cell>
          <table:table-cell table:style-name="ce13" table:formula="of:=[.H293]+[.I293]" office:value-type="float" office:value="1788" calcext:value-type="float">
            <text:p>1788</text:p>
          </table:table-cell>
          <table:table-cell table:style-name="ce21" office:value-type="percentage" office:value="0.00278862242052426" calcext:value-type="percentage">
            <text:p>0.279%</text:p>
          </table:table-cell>
          <table:table-cell table:style-name="ce8" office:value-type="string" calcext:value-type="string">
            <text:p>gene:Zm00001d053956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1222968" calcext:value-type="float">
            <text:p>312229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94]+[.F294]" office:value-type="float" office:value="2" calcext:value-type="float">
            <text:p>2</text:p>
          </table:table-cell>
          <table:table-cell office:value-type="float" office:value="854" calcext:value-type="float">
            <text:p>854</text:p>
          </table:table-cell>
          <table:table-cell office:value-type="float" office:value="912" calcext:value-type="float">
            <text:p>912</text:p>
          </table:table-cell>
          <table:table-cell table:formula="of:=[.H294]+[.I294]" office:value-type="float" office:value="1766" calcext:value-type="float">
            <text:p>1766</text:p>
          </table:table-cell>
          <table:table-cell office:value-type="percentage" office:value="0.00113122171945701" calcext:value-type="percentage">
            <text:p>0.113%</text:p>
          </table:table-cell>
          <table:table-cell office:value-type="string" calcext:value-type="string">
            <text:p>gene:Zm00001d04948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1222980" calcext:value-type="float">
            <text:p>312229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95]+[.F295]" office:value-type="float" office:value="2" calcext:value-type="float">
            <text:p>2</text:p>
          </table:table-cell>
          <table:table-cell office:value-type="float" office:value="826" calcext:value-type="float">
            <text:p>826</text:p>
          </table:table-cell>
          <table:table-cell office:value-type="float" office:value="940" calcext:value-type="float">
            <text:p>940</text:p>
          </table:table-cell>
          <table:table-cell table:formula="of:=[.H295]+[.I295]" office:value-type="float" office:value="1766" calcext:value-type="float">
            <text:p>1766</text:p>
          </table:table-cell>
          <table:table-cell office:value-type="percentage" office:value="0.00113122171945701" calcext:value-type="percentage">
            <text:p>0.113%</text:p>
          </table:table-cell>
          <table:table-cell office:value-type="string" calcext:value-type="string">
            <text:p>gene:Zm00001d04948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0863604" calcext:value-type="float">
            <text:p>808636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96]+[.F296]" office:value-type="float" office:value="5" calcext:value-type="float">
            <text:p>5</text:p>
          </table:table-cell>
          <table:table-cell office:value-type="float" office:value="1148" calcext:value-type="float">
            <text:p>1148</text:p>
          </table:table-cell>
          <table:table-cell office:value-type="float" office:value="616" calcext:value-type="float">
            <text:p>616</text:p>
          </table:table-cell>
          <table:table-cell table:formula="of:=[.H296]+[.I296]" office:value-type="float" office:value="1764" calcext:value-type="float">
            <text:p>1764</text:p>
          </table:table-cell>
          <table:table-cell office:value-type="percentage" office:value="0.00282645562464669" calcext:value-type="percentage">
            <text:p>0.283%</text:p>
          </table:table-cell>
          <table:table-cell office:value-type="string" calcext:value-type="string">
            <text:p>gene:Zm00001d00977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4117739" calcext:value-type="float">
            <text:p>441177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297]+[.F297]" office:value-type="float" office:value="6" calcext:value-type="float">
            <text:p>6</text:p>
          </table:table-cell>
          <table:table-cell office:value-type="float" office:value="589" calcext:value-type="float">
            <text:p>589</text:p>
          </table:table-cell>
          <table:table-cell office:value-type="float" office:value="1174" calcext:value-type="float">
            <text:p>1174</text:p>
          </table:table-cell>
          <table:table-cell table:formula="of:=[.H297]+[.I297]" office:value-type="float" office:value="1763" calcext:value-type="float">
            <text:p>1763</text:p>
          </table:table-cell>
          <table:table-cell office:value-type="percentage" office:value="0.00339174674957603" calcext:value-type="percentage">
            <text:p>0.339%</text:p>
          </table:table-cell>
          <table:table-cell office:value-type="string" calcext:value-type="string">
            <text:p>gene:Zm00001d00343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7466" calcext:value-type="float">
            <text:p>4260746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E298]+[.F298]" office:value-type="float" office:value="16" calcext:value-type="float">
            <text:p>16</text:p>
          </table:table-cell>
          <table:table-cell office:value-type="float" office:value="902" calcext:value-type="float">
            <text:p>902</text:p>
          </table:table-cell>
          <table:table-cell office:value-type="float" office:value="860" calcext:value-type="float">
            <text:p>860</text:p>
          </table:table-cell>
          <table:table-cell table:formula="of:=[.H298]+[.I298]" office:value-type="float" office:value="1762" calcext:value-type="float">
            <text:p>1762</text:p>
          </table:table-cell>
          <table:table-cell office:value-type="percentage" office:value="0.00899887514060742" calcext:value-type="percentage">
            <text:p>0.900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129" calcext:value-type="float">
            <text:p>2179361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299]+[.F299]" office:value-type="float" office:value="3" calcext:value-type="float">
            <text:p>3</text:p>
          </table:table-cell>
          <table:table-cell office:value-type="float" office:value="1074" calcext:value-type="float">
            <text:p>1074</text:p>
          </table:table-cell>
          <table:table-cell office:value-type="float" office:value="678" calcext:value-type="float">
            <text:p>678</text:p>
          </table:table-cell>
          <table:table-cell table:formula="of:=[.H299]+[.I299]" office:value-type="float" office:value="1752" calcext:value-type="float">
            <text:p>1752</text:p>
          </table:table-cell>
          <table:table-cell office:value-type="percentage" office:value="0.00170940170940171" calcext:value-type="percentage">
            <text:p>0.171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9079888" calcext:value-type="float">
            <text:p>90798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00]+[.F300]"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 office:value-type="float" office:value="1010" calcext:value-type="float">
            <text:p>1010</text:p>
          </table:table-cell>
          <table:table-cell table:formula="of:=[.H300]+[.I300]" office:value-type="float" office:value="1748" calcext:value-type="float">
            <text:p>174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759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8710" calcext:value-type="float">
            <text:p>426087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E301]+[.F301]" office:value-type="float" office:value="14" calcext:value-type="float">
            <text:p>14</text:p>
          </table:table-cell>
          <table:table-cell office:value-type="float" office:value="1030" calcext:value-type="float">
            <text:p>1030</text:p>
          </table:table-cell>
          <table:table-cell office:value-type="float" office:value="709" calcext:value-type="float">
            <text:p>709</text:p>
          </table:table-cell>
          <table:table-cell table:formula="of:=[.H301]+[.I301]" office:value-type="float" office:value="1739" calcext:value-type="float">
            <text:p>1739</text:p>
          </table:table-cell>
          <table:table-cell office:value-type="percentage" office:value="0.00798630918425556" calcext:value-type="percentage">
            <text:p>0.799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6731915" calcext:value-type="float">
            <text:p>467319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formula="of:=[.E302]+[.F302]" office:value-type="float" office:value="45" calcext:value-type="float">
            <text:p>45</text:p>
          </table:table-cell>
          <table:table-cell office:value-type="float" office:value="1081" calcext:value-type="float">
            <text:p>1081</text:p>
          </table:table-cell>
          <table:table-cell office:value-type="float" office:value="651" calcext:value-type="float">
            <text:p>651</text:p>
          </table:table-cell>
          <table:table-cell table:formula="of:=[.H302]+[.I302]" office:value-type="float" office:value="1732" calcext:value-type="float">
            <text:p>1732</text:p>
          </table:table-cell>
          <table:table-cell office:value-type="percentage" office:value="0.0253235790658413" calcext:value-type="percentage">
            <text:p>2.532%</text:p>
          </table:table-cell>
          <table:table-cell office:value-type="string" calcext:value-type="string">
            <text:p>gene:Zm00001d028769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51285232" calcext:value-type="float">
            <text:p>251285232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[.E303]+[.F303]" office:value-type="float" office:value="5" calcext:value-type="float">
            <text:p>5</text:p>
          </table:table-cell>
          <table:table-cell table:style-name="ce13" office:value-type="float" office:value="1062" calcext:value-type="float">
            <text:p>1062</text:p>
          </table:table-cell>
          <table:table-cell table:style-name="ce13" office:value-type="float" office:value="662" calcext:value-type="float">
            <text:p>662</text:p>
          </table:table-cell>
          <table:table-cell table:style-name="ce13" table:formula="of:=[.H303]+[.I303]" office:value-type="float" office:value="1724" calcext:value-type="float">
            <text:p>1724</text:p>
          </table:table-cell>
          <table:table-cell table:style-name="ce21" office:value-type="percentage" office:value="0.00289184499710816" calcext:value-type="percentage">
            <text:p>0.289%</text:p>
          </table:table-cell>
          <table:table-cell table:style-name="ce8" office:value-type="string" calcext:value-type="string">
            <text:p>gene:Zm00001d053956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62452877" calcext:value-type="float">
            <text:p>1624528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[.E304]+[.F304]" office:value-type="float" office:value="64" calcext:value-type="float">
            <text:p>64</text:p>
          </table:table-cell>
          <table:table-cell office:value-type="float" office:value="906" calcext:value-type="float">
            <text:p>906</text:p>
          </table:table-cell>
          <table:table-cell office:value-type="float" office:value="815" calcext:value-type="float">
            <text:p>815</text:p>
          </table:table-cell>
          <table:table-cell table:formula="of:=[.H304]+[.I304]" office:value-type="float" office:value="1721" calcext:value-type="float">
            <text:p>1721</text:p>
          </table:table-cell>
          <table:table-cell office:value-type="percentage" office:value="0.0358543417366947" calcext:value-type="percentage">
            <text:p>3.585%</text:p>
          </table:table-cell>
          <table:table-cell office:value-type="string" calcext:value-type="string">
            <text:p>gene:Zm00001d011763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04755523" calcext:value-type="float">
            <text:p>1047555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05]+[.F305]"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807" calcext:value-type="float">
            <text:p>807</text:p>
          </table:table-cell>
          <table:table-cell table:formula="of:=[.H305]+[.I305]" office:value-type="float" office:value="1718" calcext:value-type="float">
            <text:p>171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98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776" calcext:value-type="float">
            <text:p>2090937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306]+[.F306]" office:value-type="float" office:value="5" calcext:value-type="float">
            <text:p>5</text:p>
          </table:table-cell>
          <table:table-cell office:value-type="float" office:value="608" calcext:value-type="float">
            <text:p>608</text:p>
          </table:table-cell>
          <table:table-cell office:value-type="float" office:value="1107" calcext:value-type="float">
            <text:p>1107</text:p>
          </table:table-cell>
          <table:table-cell table:formula="of:=[.H306]+[.I306]" office:value-type="float" office:value="1715" calcext:value-type="float">
            <text:p>1715</text:p>
          </table:table-cell>
          <table:table-cell office:value-type="percentage" office:value="0.00290697674418605" calcext:value-type="percentage">
            <text:p>0.291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04756561" calcext:value-type="float">
            <text:p>1047565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307]+[.F307]" office:value-type="float" office:value="6" calcext:value-type="float">
            <text:p>6</text:p>
          </table:table-cell>
          <table:table-cell office:value-type="float" office:value="804" calcext:value-type="float">
            <text:p>804</text:p>
          </table:table-cell>
          <table:table-cell office:value-type="float" office:value="909" calcext:value-type="float">
            <text:p>909</text:p>
          </table:table-cell>
          <table:table-cell table:formula="of:=[.H307]+[.I307]" office:value-type="float" office:value="1713" calcext:value-type="float">
            <text:p>1713</text:p>
          </table:table-cell>
          <table:table-cell office:value-type="percentage" office:value="0.00349040139616056" calcext:value-type="percentage">
            <text:p>0.349%</text:p>
          </table:table-cell>
          <table:table-cell office:value-type="string" calcext:value-type="string">
            <text:p>gene:Zm00001d03698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8917" calcext:value-type="float">
            <text:p>426089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E308]+[.F308]" office:value-type="float" office:value="16" calcext:value-type="float">
            <text:p>16</text:p>
          </table:table-cell>
          <table:table-cell office:value-type="float" office:value="933" calcext:value-type="float">
            <text:p>933</text:p>
          </table:table-cell>
          <table:table-cell office:value-type="float" office:value="780" calcext:value-type="float">
            <text:p>780</text:p>
          </table:table-cell>
          <table:table-cell table:formula="of:=[.H308]+[.I308]" office:value-type="float" office:value="1713" calcext:value-type="float">
            <text:p>1713</text:p>
          </table:table-cell>
          <table:table-cell office:value-type="percentage" office:value="0.0092539039907461" calcext:value-type="percentage">
            <text:p>0.925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6732644" calcext:value-type="float">
            <text:p>467326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E309]+[.F309]" office:value-type="float" office:value="55" calcext:value-type="float">
            <text:p>55</text:p>
          </table:table-cell>
          <table:table-cell office:value-type="float" office:value="782" calcext:value-type="float">
            <text:p>782</text:p>
          </table:table-cell>
          <table:table-cell office:value-type="float" office:value="931" calcext:value-type="float">
            <text:p>931</text:p>
          </table:table-cell>
          <table:table-cell table:formula="of:=[.H309]+[.I309]" office:value-type="float" office:value="1713" calcext:value-type="float">
            <text:p>1713</text:p>
          </table:table-cell>
          <table:table-cell office:value-type="percentage" office:value="0.0311085972850679" calcext:value-type="percentage">
            <text:p>3.111%</text:p>
          </table:table-cell>
          <table:table-cell office:value-type="string" calcext:value-type="string">
            <text:p>gene:Zm00001d02876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0949074" calcext:value-type="float">
            <text:p>709490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10]+[.F310]" office:value-type="float" office:value="3" calcext:value-type="float">
            <text:p>3</text:p>
          </table:table-cell>
          <table:table-cell office:value-type="float" office:value="1041" calcext:value-type="float">
            <text:p>1041</text:p>
          </table:table-cell>
          <table:table-cell office:value-type="float" office:value="668" calcext:value-type="float">
            <text:p>668</text:p>
          </table:table-cell>
          <table:table-cell table:formula="of:=[.H310]+[.I310]" office:value-type="float" office:value="1709" calcext:value-type="float">
            <text:p>1709</text:p>
          </table:table-cell>
          <table:table-cell office:value-type="percentage" office:value="0.00175233644859813" calcext:value-type="percentage">
            <text:p>0.175%</text:p>
          </table:table-cell>
          <table:table-cell office:value-type="string" calcext:value-type="string">
            <text:p>gene:Zm00001d029441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0862669" calcext:value-type="float">
            <text:p>808626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11]+[.F311]" office:value-type="float" office:value="5" calcext:value-type="float">
            <text:p>5</text:p>
          </table:table-cell>
          <table:table-cell office:value-type="float" office:value="896" calcext:value-type="float">
            <text:p>896</text:p>
          </table:table-cell>
          <table:table-cell office:value-type="float" office:value="812" calcext:value-type="float">
            <text:p>812</text:p>
          </table:table-cell>
          <table:table-cell table:formula="of:=[.H311]+[.I311]" office:value-type="float" office:value="1708" calcext:value-type="float">
            <text:p>1708</text:p>
          </table:table-cell>
          <table:table-cell office:value-type="percentage" office:value="0.00291885580852306" calcext:value-type="percentage">
            <text:p>0.292%</text:p>
          </table:table-cell>
          <table:table-cell office:value-type="string" calcext:value-type="string">
            <text:p>gene:Zm00001d00977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097" calcext:value-type="float">
            <text:p>217936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312]+[.F312]" office:value-type="float" office:value="5" calcext:value-type="float">
            <text:p>5</text:p>
          </table:table-cell>
          <table:table-cell office:value-type="float" office:value="1088" calcext:value-type="float">
            <text:p>1088</text:p>
          </table:table-cell>
          <table:table-cell office:value-type="float" office:value="618" calcext:value-type="float">
            <text:p>618</text:p>
          </table:table-cell>
          <table:table-cell table:formula="of:=[.H312]+[.I312]" office:value-type="float" office:value="1706" calcext:value-type="float">
            <text:p>1706</text:p>
          </table:table-cell>
          <table:table-cell office:value-type="percentage" office:value="0.00292226767971946" calcext:value-type="percentage">
            <text:p>0.292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053107" calcext:value-type="float">
            <text:p>1380531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313]+[.F313]" office:value-type="float" office:value="2" calcext:value-type="float">
            <text:p>2</text:p>
          </table:table-cell>
          <table:table-cell office:value-type="float" office:value="870" calcext:value-type="float">
            <text:p>870</text:p>
          </table:table-cell>
          <table:table-cell office:value-type="float" office:value="827" calcext:value-type="float">
            <text:p>827</text:p>
          </table:table-cell>
          <table:table-cell table:formula="of:=[.H313]+[.I313]" office:value-type="float" office:value="1697" calcext:value-type="float">
            <text:p>1697</text:p>
          </table:table-cell>
          <table:table-cell office:value-type="percentage" office:value="0.00117716303708064" calcext:value-type="percentage">
            <text:p>0.118%</text:p>
          </table:table-cell>
          <table:table-cell office:value-type="string" calcext:value-type="string">
            <text:p>gene:Zm00001d02614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247" calcext:value-type="float">
            <text:p>2179362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14]+[.F314]" office:value-type="float" office:value="2" calcext:value-type="float">
            <text:p>2</text:p>
          </table:table-cell>
          <table:table-cell office:value-type="float" office:value="652" calcext:value-type="float">
            <text:p>652</text:p>
          </table:table-cell>
          <table:table-cell office:value-type="float" office:value="1045" calcext:value-type="float">
            <text:p>1045</text:p>
          </table:table-cell>
          <table:table-cell table:formula="of:=[.H314]+[.I314]" office:value-type="float" office:value="1697" calcext:value-type="float">
            <text:p>1697</text:p>
          </table:table-cell>
          <table:table-cell office:value-type="percentage" office:value="0.00117716303708064" calcext:value-type="percentage">
            <text:p>0.118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540" calcext:value-type="float">
            <text:p>232975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315]+[.F315]" office:value-type="float" office:value="8" calcext:value-type="float">
            <text:p>8</text:p>
          </table:table-cell>
          <table:table-cell office:value-type="float" office:value="782" calcext:value-type="float">
            <text:p>782</text:p>
          </table:table-cell>
          <table:table-cell office:value-type="float" office:value="892" calcext:value-type="float">
            <text:p>892</text:p>
          </table:table-cell>
          <table:table-cell table:formula="of:=[.H315]+[.I315]" office:value-type="float" office:value="1674" calcext:value-type="float">
            <text:p>1674</text:p>
          </table:table-cell>
          <table:table-cell office:value-type="percentage" office:value="0.00475624256837099" calcext:value-type="percentage">
            <text:p>0.476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0863700" calcext:value-type="float">
            <text:p>80863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316]+[.F316]" office:value-type="float" office:value="2" calcext:value-type="float">
            <text:p>2</text:p>
          </table:table-cell>
          <table:table-cell office:value-type="float" office:value="860" calcext:value-type="float">
            <text:p>860</text:p>
          </table:table-cell>
          <table:table-cell office:value-type="float" office:value="811" calcext:value-type="float">
            <text:p>811</text:p>
          </table:table-cell>
          <table:table-cell table:formula="of:=[.H316]+[.I316]" office:value-type="float" office:value="1671" calcext:value-type="float">
            <text:p>1671</text:p>
          </table:table-cell>
          <table:table-cell office:value-type="percentage" office:value="0.00119545726240287" calcext:value-type="percentage">
            <text:p>0.120%</text:p>
          </table:table-cell>
          <table:table-cell office:value-type="string" calcext:value-type="string">
            <text:p>gene:Zm00001d00977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4074" calcext:value-type="float">
            <text:p>253340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317]+[.F317]" office:value-type="float" office:value="8" calcext:value-type="float">
            <text:p>8</text:p>
          </table:table-cell>
          <table:table-cell office:value-type="float" office:value="972" calcext:value-type="float">
            <text:p>972</text:p>
          </table:table-cell>
          <table:table-cell office:value-type="float" office:value="694" calcext:value-type="float">
            <text:p>694</text:p>
          </table:table-cell>
          <table:table-cell table:formula="of:=[.H317]+[.I317]" office:value-type="float" office:value="1666" calcext:value-type="float">
            <text:p>1666</text:p>
          </table:table-cell>
          <table:table-cell office:value-type="percentage" office:value="0.004778972520908" calcext:value-type="percentage">
            <text:p>0.478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6083135" calcext:value-type="float">
            <text:p>2260831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18]+[.F318]" office:value-type="float" office:value="3" calcext:value-type="float">
            <text:p>3</text:p>
          </table:table-cell>
          <table:table-cell office:value-type="float" office:value="997" calcext:value-type="float">
            <text:p>997</text:p>
          </table:table-cell>
          <table:table-cell office:value-type="float" office:value="666" calcext:value-type="float">
            <text:p>666</text:p>
          </table:table-cell>
          <table:table-cell table:formula="of:=[.H318]+[.I318]" office:value-type="float" office:value="1663" calcext:value-type="float">
            <text:p>1663</text:p>
          </table:table-cell>
          <table:table-cell office:value-type="percentage" office:value="0.00180072028811525" calcext:value-type="percentage">
            <text:p>0.180%</text:p>
          </table:table-cell>
          <table:table-cell office:value-type="string" calcext:value-type="string">
            <text:p>gene:Zm00001d044173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78957" calcext:value-type="float">
            <text:p>1655789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19]+[.F319]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605" calcext:value-type="float">
            <text:p>605</text:p>
          </table:table-cell>
          <table:table-cell table:formula="of:=[.H319]+[.I319]" office:value-type="float" office:value="1661" calcext:value-type="float">
            <text:p>166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6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583931" calcext:value-type="float">
            <text:p>2125839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20]+[.F320]"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899" calcext:value-type="float">
            <text:p>899</text:p>
          </table:table-cell>
          <table:table-cell table:formula="of:=[.H320]+[.I320]" office:value-type="float" office:value="1661" calcext:value-type="float">
            <text:p>1661</text:p>
          </table:table-cell>
          <table:table-cell office:value-type="percentage" office:value="0.000601684717208183" calcext:value-type="percentage">
            <text:p>0.060%</text:p>
          </table:table-cell>
          <table:table-cell office:value-type="string" calcext:value-type="string">
            <text:p>gene:Zm00001d043725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52232172" calcext:value-type="float">
            <text:p>15223217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E321]+[.F321]" office:value-type="float" office:value="30" calcext:value-type="float">
            <text:p>30</text:p>
          </table:table-cell>
          <table:table-cell office:value-type="float" office:value="811" calcext:value-type="float">
            <text:p>811</text:p>
          </table:table-cell>
          <table:table-cell office:value-type="float" office:value="846" calcext:value-type="float">
            <text:p>846</text:p>
          </table:table-cell>
          <table:table-cell table:formula="of:=[.H321]+[.I321]" office:value-type="float" office:value="1657" calcext:value-type="float">
            <text:p>1657</text:p>
          </table:table-cell>
          <table:table-cell office:value-type="percentage" office:value="0.01778304682869" calcext:value-type="percentage">
            <text:p>1.778%</text:p>
          </table:table-cell>
          <table:table-cell office:value-type="string" calcext:value-type="string">
            <text:p>gene:Zm00001d01145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90946044" calcext:value-type="float">
            <text:p>1909460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22]+[.F322]"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921" calcext:value-type="float">
            <text:p>921</text:p>
          </table:table-cell>
          <table:table-cell table:formula="of:=[.H322]+[.I322]" office:value-type="float" office:value="1651" calcext:value-type="float">
            <text:p>1651</text:p>
          </table:table-cell>
          <table:table-cell office:value-type="percentage" office:value="0.000605326876513317" calcext:value-type="percentage">
            <text:p>0.061%</text:p>
          </table:table-cell>
          <table:table-cell office:value-type="string" calcext:value-type="string">
            <text:p>gene:Zm00001d005844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7673090" calcext:value-type="float">
            <text:p>2076730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323]+[.F323]" office:value-type="float" office:value="5" calcext:value-type="float">
            <text:p>5</text:p>
          </table:table-cell>
          <table:table-cell office:value-type="float" office:value="790" calcext:value-type="float">
            <text:p>790</text:p>
          </table:table-cell>
          <table:table-cell office:value-type="float" office:value="858" calcext:value-type="float">
            <text:p>858</text:p>
          </table:table-cell>
          <table:table-cell table:formula="of:=[.H323]+[.I323]" office:value-type="float" office:value="1648" calcext:value-type="float">
            <text:p>1648</text:p>
          </table:table-cell>
          <table:table-cell office:value-type="percentage" office:value="0.00302480338777979" calcext:value-type="percentage">
            <text:p>0.302%</text:p>
          </table:table-cell>
          <table:table-cell office:value-type="string" calcext:value-type="string">
            <text:p>gene:Zm00001d00644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5333552" calcext:value-type="float">
            <text:p>253335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324]+[.F324]" office:value-type="float" office:value="4" calcext:value-type="float">
            <text:p>4</text:p>
          </table:table-cell>
          <table:table-cell office:value-type="float" office:value="825" calcext:value-type="float">
            <text:p>825</text:p>
          </table:table-cell>
          <table:table-cell office:value-type="float" office:value="819" calcext:value-type="float">
            <text:p>819</text:p>
          </table:table-cell>
          <table:table-cell table:formula="of:=[.H324]+[.I324]" office:value-type="float" office:value="1644" calcext:value-type="float">
            <text:p>1644</text:p>
          </table:table-cell>
          <table:table-cell office:value-type="percentage" office:value="0.00242718446601942" calcext:value-type="percentage">
            <text:p>0.243%</text:p>
          </table:table-cell>
          <table:table-cell office:value-type="string" calcext:value-type="string">
            <text:p>gene:Zm00001d04551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2204" calcext:value-type="float">
            <text:p>1528922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25]+[.F325]" office:value-type="float" office:value="3" calcext:value-type="float">
            <text:p>3</text:p>
          </table:table-cell>
          <table:table-cell office:value-type="float" office:value="1011" calcext:value-type="float">
            <text:p>1011</text:p>
          </table:table-cell>
          <table:table-cell office:value-type="float" office:value="599" calcext:value-type="float">
            <text:p>599</text:p>
          </table:table-cell>
          <table:table-cell table:formula="of:=[.H325]+[.I325]" office:value-type="float" office:value="1610" calcext:value-type="float">
            <text:p>1610</text:p>
          </table:table-cell>
          <table:table-cell office:value-type="percentage" office:value="0.0018598884066956" calcext:value-type="percentage">
            <text:p>0.186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5327122" calcext:value-type="float">
            <text:p>6532712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E326]+[.F326]" office:value-type="float" office:value="17" calcext:value-type="float">
            <text:p>17</text:p>
          </table:table-cell>
          <table:table-cell office:value-type="float" office:value="1017" calcext:value-type="float">
            <text:p>1017</text:p>
          </table:table-cell>
          <table:table-cell office:value-type="float" office:value="591" calcext:value-type="float">
            <text:p>591</text:p>
          </table:table-cell>
          <table:table-cell table:formula="of:=[.H326]+[.I326]" office:value-type="float" office:value="1608" calcext:value-type="float">
            <text:p>1608</text:p>
          </table:table-cell>
          <table:table-cell office:value-type="percentage" office:value="0.0104615384615385" calcext:value-type="percentage">
            <text:p>1.046%</text:p>
          </table:table-cell>
          <table:table-cell office:value-type="string" calcext:value-type="string">
            <text:p>gene:Zm00001d014819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03530989" calcext:value-type="float">
            <text:p>203530989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[.E327]+[.F327]" office:value-type="float" office:value="3" calcext:value-type="float">
            <text:p>3</text:p>
          </table:table-cell>
          <table:table-cell table:style-name="ce13" office:value-type="float" office:value="945" calcext:value-type="float">
            <text:p>945</text:p>
          </table:table-cell>
          <table:table-cell table:style-name="ce13" office:value-type="float" office:value="659" calcext:value-type="float">
            <text:p>659</text:p>
          </table:table-cell>
          <table:table-cell table:style-name="ce13" table:formula="of:=[.H327]+[.I327]" office:value-type="float" office:value="1604" calcext:value-type="float">
            <text:p>1604</text:p>
          </table:table-cell>
          <table:table-cell table:style-name="ce21" office:value-type="percentage" office:value="0.00186683260734288" calcext:value-type="percentage">
            <text:p>0.187%</text:p>
          </table:table-cell>
          <table:table-cell table:style-name="ce8" office:value-type="string" calcext:value-type="string">
            <text:p>gene:Zm00001d05271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7965" calcext:value-type="float">
            <text:p>426079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328]+[.F328]" office:value-type="float" office:value="5" calcext:value-type="float">
            <text:p>5</text:p>
          </table:table-cell>
          <table:table-cell office:value-type="float" office:value="1048" calcext:value-type="float">
            <text:p>1048</text:p>
          </table:table-cell>
          <table:table-cell office:value-type="float" office:value="553" calcext:value-type="float">
            <text:p>553</text:p>
          </table:table-cell>
          <table:table-cell table:formula="of:=[.H328]+[.I328]" office:value-type="float" office:value="1601" calcext:value-type="float">
            <text:p>1601</text:p>
          </table:table-cell>
          <table:table-cell office:value-type="percentage" office:value="0.00311332503113325" calcext:value-type="percentage">
            <text:p>0.311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03531001" calcext:value-type="float">
            <text:p>203531001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A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table:formula="of:=[.E329]+[.F329]" office:value-type="float" office:value="6" calcext:value-type="float">
            <text:p>6</text:p>
          </table:table-cell>
          <table:table-cell table:style-name="ce13" office:value-type="float" office:value="980" calcext:value-type="float">
            <text:p>980</text:p>
          </table:table-cell>
          <table:table-cell table:style-name="ce13" office:value-type="float" office:value="621" calcext:value-type="float">
            <text:p>621</text:p>
          </table:table-cell>
          <table:table-cell table:style-name="ce13" table:formula="of:=[.H329]+[.I329]" office:value-type="float" office:value="1601" calcext:value-type="float">
            <text:p>1601</text:p>
          </table:table-cell>
          <table:table-cell table:style-name="ce21" office:value-type="percentage" office:value="0.00373366521468575" calcext:value-type="percentage">
            <text:p>0.373%</text:p>
          </table:table-cell>
          <table:table-cell table:style-name="ce8" office:value-type="string" calcext:value-type="string">
            <text:p>gene:Zm00001d05271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90946046" calcext:value-type="float">
            <text:p>1909460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330]+[.F330]" office:value-type="float" office:value="4" calcext:value-type="float">
            <text:p>4</text:p>
          </table:table-cell>
          <table:table-cell office:value-type="float" office:value="731" calcext:value-type="float">
            <text:p>731</text:p>
          </table:table-cell>
          <table:table-cell office:value-type="float" office:value="860" calcext:value-type="float">
            <text:p>860</text:p>
          </table:table-cell>
          <table:table-cell table:formula="of:=[.H330]+[.I330]" office:value-type="float" office:value="1591" calcext:value-type="float">
            <text:p>1591</text:p>
          </table:table-cell>
          <table:table-cell office:value-type="percentage" office:value="0.00250783699059561" calcext:value-type="percentage">
            <text:p>0.251%</text:p>
          </table:table-cell>
          <table:table-cell office:value-type="string" calcext:value-type="string">
            <text:p>gene:Zm00001d005844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224676" calcext:value-type="float">
            <text:p>142246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E331]+[.F331]" office:value-type="float" office:value="7" calcext:value-type="float">
            <text:p>7</text:p>
          </table:table-cell>
          <table:table-cell office:value-type="float" office:value="727" calcext:value-type="float">
            <text:p>727</text:p>
          </table:table-cell>
          <table:table-cell office:value-type="float" office:value="864" calcext:value-type="float">
            <text:p>864</text:p>
          </table:table-cell>
          <table:table-cell table:formula="of:=[.H331]+[.I331]" office:value-type="float" office:value="1591" calcext:value-type="float">
            <text:p>1591</text:p>
          </table:table-cell>
          <table:table-cell office:value-type="percentage" office:value="0.00438047559449312" calcext:value-type="percentage">
            <text:p>0.438%</text:p>
          </table:table-cell>
          <table:table-cell office:value-type="string" calcext:value-type="string">
            <text:p>gene:Zm00001d045122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03531306" calcext:value-type="float">
            <text:p>203531306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G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332]+[.F332]" office:value-type="float" office:value="1" calcext:value-type="float">
            <text:p>1</text:p>
          </table:table-cell>
          <table:table-cell table:style-name="ce13" office:value-type="float" office:value="778" calcext:value-type="float">
            <text:p>778</text:p>
          </table:table-cell>
          <table:table-cell table:style-name="ce13" office:value-type="float" office:value="809" calcext:value-type="float">
            <text:p>809</text:p>
          </table:table-cell>
          <table:table-cell table:style-name="ce13" table:formula="of:=[.H332]+[.I332]" office:value-type="float" office:value="1587" calcext:value-type="float">
            <text:p>1587</text:p>
          </table:table-cell>
          <table:table-cell table:style-name="ce21" office:value-type="percentage" office:value="0.000629722921914358" calcext:value-type="percentage">
            <text:p>0.063%</text:p>
          </table:table-cell>
          <table:table-cell table:style-name="ce8" office:value-type="string" calcext:value-type="string">
            <text:p>gene:Zm00001d05271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6083241" calcext:value-type="float">
            <text:p>2260832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33]+[.F333]"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float" office:value="684" calcext:value-type="float">
            <text:p>684</text:p>
          </table:table-cell>
          <table:table-cell table:formula="of:=[.H333]+[.I333]" office:value-type="float" office:value="1583" calcext:value-type="float">
            <text:p>1583</text:p>
          </table:table-cell>
          <table:table-cell office:value-type="percentage" office:value="0.000631313131313131" calcext:value-type="percentage">
            <text:p>0.063%</text:p>
          </table:table-cell>
          <table:table-cell office:value-type="string" calcext:value-type="string">
            <text:p>gene:Zm00001d04417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5027880" calcext:value-type="float">
            <text:p>450278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[.E334]+[.F334]" office:value-type="float" office:value="101" calcext:value-type="float">
            <text:p>101</text:p>
          </table:table-cell>
          <table:table-cell office:value-type="float" office:value="880" calcext:value-type="float">
            <text:p>880</text:p>
          </table:table-cell>
          <table:table-cell office:value-type="float" office:value="701" calcext:value-type="float">
            <text:p>701</text:p>
          </table:table-cell>
          <table:table-cell table:formula="of:=[.H334]+[.I334]" office:value-type="float" office:value="1581" calcext:value-type="float">
            <text:p>1581</text:p>
          </table:table-cell>
          <table:table-cell office:value-type="percentage" office:value="0.0600475624256837" calcext:value-type="percentage">
            <text:p>6.005%</text:p>
          </table:table-cell>
          <table:table-cell office:value-type="string" calcext:value-type="string">
            <text:p>gene:Zm00001d04044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61372" calcext:value-type="float">
            <text:p>13606137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5]+[.F335]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674" calcext:value-type="float">
            <text:p>674</text:p>
          </table:table-cell>
          <table:table-cell table:formula="of:=[.H335]+[.I335]" office:value-type="float" office:value="1573" calcext:value-type="float">
            <text:p>157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7425031" calcext:value-type="float">
            <text:p>87425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36]+[.F336]" office:value-type="float" office:value="3" calcext:value-type="float">
            <text:p>3</text:p>
          </table:table-cell>
          <table:table-cell office:value-type="float" office:value="1007" calcext:value-type="float">
            <text:p>1007</text:p>
          </table:table-cell>
          <table:table-cell office:value-type="float" office:value="564" calcext:value-type="float">
            <text:p>564</text:p>
          </table:table-cell>
          <table:table-cell table:formula="of:=[.H336]+[.I336]" office:value-type="float" office:value="1571" calcext:value-type="float">
            <text:p>1571</text:p>
          </table:table-cell>
          <table:table-cell office:value-type="percentage" office:value="0.00190597204574333" calcext:value-type="percentage">
            <text:p>0.191%</text:p>
          </table:table-cell>
          <table:table-cell office:value-type="string" calcext:value-type="string">
            <text:p>gene:Zm00001d00988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8884" calcext:value-type="float">
            <text:p>426088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E337]+[.F337]" office:value-type="float" office:value="16" calcext:value-type="float">
            <text:p>16</text:p>
          </table:table-cell>
          <table:table-cell office:value-type="float" office:value="807" calcext:value-type="float">
            <text:p>807</text:p>
          </table:table-cell>
          <table:table-cell office:value-type="float" office:value="742" calcext:value-type="float">
            <text:p>742</text:p>
          </table:table-cell>
          <table:table-cell table:formula="of:=[.H337]+[.I337]" office:value-type="float" office:value="1549" calcext:value-type="float">
            <text:p>1549</text:p>
          </table:table-cell>
          <table:table-cell office:value-type="percentage" office:value="0.010223642172524" calcext:value-type="percentage">
            <text:p>1.022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2024" calcext:value-type="float">
            <text:p>1528920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338]+[.F338]" office:value-type="float" office:value="3" calcext:value-type="float">
            <text:p>3</text:p>
          </table:table-cell>
          <table:table-cell office:value-type="float" office:value="754" calcext:value-type="float">
            <text:p>754</text:p>
          </table:table-cell>
          <table:table-cell office:value-type="float" office:value="790" calcext:value-type="float">
            <text:p>790</text:p>
          </table:table-cell>
          <table:table-cell table:formula="of:=[.H338]+[.I338]" office:value-type="float" office:value="1544" calcext:value-type="float">
            <text:p>1544</text:p>
          </table:table-cell>
          <table:table-cell office:value-type="percentage" office:value="0.00193923723335488" calcext:value-type="percentage">
            <text:p>0.194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0849244" calcext:value-type="float">
            <text:p>2008492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339]+[.F339]"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936" calcext:value-type="float">
            <text:p>936</text:p>
          </table:table-cell>
          <table:table-cell table:formula="of:=[.H339]+[.I339]" office:value-type="float" office:value="1542" calcext:value-type="float">
            <text:p>1542</text:p>
          </table:table-cell>
          <table:table-cell office:value-type="percentage" office:value="0.00194174757281553" calcext:value-type="percentage">
            <text:p>0.194%</text:p>
          </table:table-cell>
          <table:table-cell office:value-type="string" calcext:value-type="string">
            <text:p>gene:Zm00001d04335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722982" calcext:value-type="float">
            <text:p>1967229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E340]+[.F340]" office:value-type="float" office:value="25" calcext:value-type="float">
            <text:p>25</text:p>
          </table:table-cell>
          <table:table-cell office:value-type="float" office:value="1017" calcext:value-type="float">
            <text:p>1017</text:p>
          </table:table-cell>
          <table:table-cell office:value-type="float" office:value="520" calcext:value-type="float">
            <text:p>520</text:p>
          </table:table-cell>
          <table:table-cell table:formula="of:=[.H340]+[.I340]" office:value-type="float" office:value="1537" calcext:value-type="float">
            <text:p>1537</text:p>
          </table:table-cell>
          <table:table-cell office:value-type="percentage" office:value="0.0160051216389245" calcext:value-type="percentage">
            <text:p>1.601%</text:p>
          </table:table-cell>
          <table:table-cell office:value-type="string" calcext:value-type="string">
            <text:p>gene:Zm00001d01751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78667" calcext:value-type="float">
            <text:p>1655786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1]+[.F341]"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718" calcext:value-type="float">
            <text:p>718</text:p>
          </table:table-cell>
          <table:table-cell table:formula="of:=[.H341]+[.I341]" office:value-type="float" office:value="1533" calcext:value-type="float">
            <text:p>153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6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864045" calcext:value-type="float">
            <text:p>3048640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342]+[.F342]" office:value-type="float" office:value="9" calcext:value-type="float">
            <text:p>9</text:p>
          </table:table-cell>
          <table:table-cell office:value-type="float" office:value="928" calcext:value-type="float">
            <text:p>928</text:p>
          </table:table-cell>
          <table:table-cell office:value-type="float" office:value="603" calcext:value-type="float">
            <text:p>603</text:p>
          </table:table-cell>
          <table:table-cell table:formula="of:=[.H342]+[.I342]" office:value-type="float" office:value="1531" calcext:value-type="float">
            <text:p>1531</text:p>
          </table:table-cell>
          <table:table-cell office:value-type="percentage" office:value="0.00584415584415584" calcext:value-type="percentage">
            <text:p>0.584%</text:p>
          </table:table-cell>
          <table:table-cell office:value-type="string" calcext:value-type="string">
            <text:p>gene:Zm00001d03474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053658" calcext:value-type="float">
            <text:p>1380536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3]+[.F343]"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947" calcext:value-type="float">
            <text:p>947</text:p>
          </table:table-cell>
          <table:table-cell table:formula="of:=[.H343]+[.I343]" office:value-type="float" office:value="1524" calcext:value-type="float">
            <text:p>152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4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03102998" calcext:value-type="float">
            <text:p>1031029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344]+[.F344]" office:value-type="float" office:value="2" calcext:value-type="float">
            <text:p>2</text:p>
          </table:table-cell>
          <table:table-cell office:value-type="float" office:value="790" calcext:value-type="float">
            <text:p>790</text:p>
          </table:table-cell>
          <table:table-cell office:value-type="float" office:value="724" calcext:value-type="float">
            <text:p>724</text:p>
          </table:table-cell>
          <table:table-cell table:formula="of:=[.H344]+[.I344]" office:value-type="float" office:value="1514" calcext:value-type="float">
            <text:p>1514</text:p>
          </table:table-cell>
          <table:table-cell office:value-type="percentage" office:value="0.00131926121372032" calcext:value-type="percentage">
            <text:p>0.132%</text:p>
          </table:table-cell>
          <table:table-cell office:value-type="string" calcext:value-type="string">
            <text:p>gene:Zm00001d04116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8977" calcext:value-type="float">
            <text:p>4260897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345]+[.F345]"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547" calcext:value-type="float">
            <text:p>547</text:p>
          </table:table-cell>
          <table:table-cell table:formula="of:=[.H345]+[.I345]" office:value-type="float" office:value="1505" calcext:value-type="float">
            <text:p>1505</text:p>
          </table:table-cell>
          <table:table-cell office:value-type="percentage" office:value="0.00528750826173166" calcext:value-type="percentage">
            <text:p>0.529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52929196" calcext:value-type="float">
            <text:p>252929196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G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E346]+[.F346]" office:value-type="float" office:value="2" calcext:value-type="float">
            <text:p>2</text:p>
          </table:table-cell>
          <table:table-cell table:style-name="ce14" office:value-type="float" office:value="789" calcext:value-type="float">
            <text:p>789</text:p>
          </table:table-cell>
          <table:table-cell table:style-name="ce14" office:value-type="float" office:value="710" calcext:value-type="float">
            <text:p>710</text:p>
          </table:table-cell>
          <table:table-cell table:style-name="ce14" table:formula="of:=[.H346]+[.I346]" office:value-type="float" office:value="1499" calcext:value-type="float">
            <text:p>1499</text:p>
          </table:table-cell>
          <table:table-cell table:style-name="ce22" office:value-type="percentage" office:value="0.00133244503664224" calcext:value-type="percentage">
            <text:p>0.133%</text:p>
          </table:table-cell>
          <table:table-cell table:style-name="ce10" office:value-type="string" calcext:value-type="string">
            <text:p>gene:Zm00001d05406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4177" calcext:value-type="float">
            <text:p>2090941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347]+[.F347]" office:value-type="float" office:value="10" calcext:value-type="float">
            <text:p>10</text:p>
          </table:table-cell>
          <table:table-cell office:value-type="float" office:value="849" calcext:value-type="float">
            <text:p>849</text:p>
          </table:table-cell>
          <table:table-cell office:value-type="float" office:value="644" calcext:value-type="float">
            <text:p>644</text:p>
          </table:table-cell>
          <table:table-cell table:formula="of:=[.H347]+[.I347]" office:value-type="float" office:value="1493" calcext:value-type="float">
            <text:p>1493</text:p>
          </table:table-cell>
          <table:table-cell office:value-type="percentage" office:value="0.00665335994677312" calcext:value-type="percentage">
            <text:p>0.665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03102986" calcext:value-type="float">
            <text:p>1031029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48]+[.F348]"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737" calcext:value-type="float">
            <text:p>737</text:p>
          </table:table-cell>
          <table:table-cell table:formula="of:=[.H348]+[.I348]" office:value-type="float" office:value="1481" calcext:value-type="float">
            <text:p>1481</text:p>
          </table:table-cell>
          <table:table-cell office:value-type="percentage" office:value="0.00067476383265857" calcext:value-type="percentage">
            <text:p>0.067%</text:p>
          </table:table-cell>
          <table:table-cell office:value-type="string" calcext:value-type="string">
            <text:p>gene:Zm00001d04116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6733019" calcext:value-type="float">
            <text:p>467330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[.E349]+[.F349]" office:value-type="float" office:value="47" calcext:value-type="float">
            <text:p>47</text:p>
          </table:table-cell>
          <table:table-cell office:value-type="float" office:value="734" calcext:value-type="float">
            <text:p>734</text:p>
          </table:table-cell>
          <table:table-cell office:value-type="float" office:value="730" calcext:value-type="float">
            <text:p>730</text:p>
          </table:table-cell>
          <table:table-cell table:formula="of:=[.H349]+[.I349]" office:value-type="float" office:value="1464" calcext:value-type="float">
            <text:p>1464</text:p>
          </table:table-cell>
          <table:table-cell office:value-type="percentage" office:value="0.0311052283256122" calcext:value-type="percentage">
            <text:p>3.111%</text:p>
          </table:table-cell>
          <table:table-cell office:value-type="string" calcext:value-type="string">
            <text:p>gene:Zm00001d02876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0993" calcext:value-type="float">
            <text:p>1528909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350]+[.F350]" office:value-type="float" office:value="8" calcext:value-type="float">
            <text:p>8</text:p>
          </table:table-cell>
          <table:table-cell office:value-type="float" office:value="825" calcext:value-type="float">
            <text:p>825</text:p>
          </table:table-cell>
          <table:table-cell office:value-type="float" office:value="638" calcext:value-type="float">
            <text:p>638</text:p>
          </table:table-cell>
          <table:table-cell table:formula="of:=[.H350]+[.I350]" office:value-type="float" office:value="1463" calcext:value-type="float">
            <text:p>1463</text:p>
          </table:table-cell>
          <table:table-cell office:value-type="percentage" office:value="0.00543847722637661" calcext:value-type="percentage">
            <text:p>0.544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8763" calcext:value-type="float">
            <text:p>13674876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1]+[.F351]"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668" calcext:value-type="float">
            <text:p>668</text:p>
          </table:table-cell>
          <table:table-cell table:formula="of:=[.H351]+[.I351]" office:value-type="float" office:value="1460" calcext:value-type="float">
            <text:p>146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1963012" calcext:value-type="float">
            <text:p>119630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352]+[.F352]" office:value-type="float" office:value="5" calcext:value-type="float">
            <text:p>5</text:p>
          </table:table-cell>
          <table:table-cell office:value-type="float" office:value="818" calcext:value-type="float">
            <text:p>818</text:p>
          </table:table-cell>
          <table:table-cell office:value-type="float" office:value="642" calcext:value-type="float">
            <text:p>642</text:p>
          </table:table-cell>
          <table:table-cell table:formula="of:=[.H352]+[.I352]" office:value-type="float" office:value="1460" calcext:value-type="float">
            <text:p>1460</text:p>
          </table:table-cell>
          <table:table-cell office:value-type="percentage" office:value="0.00341296928327645" calcext:value-type="percentage">
            <text:p>0.341%</text:p>
          </table:table-cell>
          <table:table-cell office:value-type="string" calcext:value-type="string">
            <text:p>gene:Zm00001d04505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8670" calcext:value-type="float">
            <text:p>1367486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3]+[.F353]"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609" calcext:value-type="float">
            <text:p>609</text:p>
          </table:table-cell>
          <table:table-cell table:formula="of:=[.H353]+[.I353]" office:value-type="float" office:value="1458" calcext:value-type="float">
            <text:p>145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7621" calcext:value-type="float">
            <text:p>426076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E354]+[.F354]" office:value-type="float" office:value="19" calcext:value-type="float">
            <text:p>19</text:p>
          </table:table-cell>
          <table:table-cell office:value-type="float" office:value="922" calcext:value-type="float">
            <text:p>922</text:p>
          </table:table-cell>
          <table:table-cell office:value-type="float" office:value="533" calcext:value-type="float">
            <text:p>533</text:p>
          </table:table-cell>
          <table:table-cell table:formula="of:=[.H354]+[.I354]" office:value-type="float" office:value="1455" calcext:value-type="float">
            <text:p>1455</text:p>
          </table:table-cell>
          <table:table-cell office:value-type="percentage" office:value="0.0128900949796472" calcext:value-type="percentage">
            <text:p>1.289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11925633" calcext:value-type="float">
            <text:p>1119256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355]+[.F355]" office:value-type="float" office:value="2" calcext:value-type="float">
            <text:p>2</text:p>
          </table:table-cell>
          <table:table-cell office:value-type="float" office:value="869" calcext:value-type="float">
            <text:p>869</text:p>
          </table:table-cell>
          <table:table-cell office:value-type="float" office:value="582" calcext:value-type="float">
            <text:p>582</text:p>
          </table:table-cell>
          <table:table-cell table:formula="of:=[.H355]+[.I355]" office:value-type="float" office:value="1451" calcext:value-type="float">
            <text:p>1451</text:p>
          </table:table-cell>
          <table:table-cell office:value-type="percentage" office:value="0.00137646249139711" calcext:value-type="percentage">
            <text:p>0.138%</text:p>
          </table:table-cell>
          <table:table-cell office:value-type="string" calcext:value-type="string">
            <text:p>gene:Zm00001d025253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7424913" calcext:value-type="float">
            <text:p>874249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356]+[.F356]" office:value-type="float" office:value="5" calcext:value-type="float">
            <text:p>5</text:p>
          </table:table-cell>
          <table:table-cell office:value-type="float" office:value="919" calcext:value-type="float">
            <text:p>919</text:p>
          </table:table-cell>
          <table:table-cell office:value-type="float" office:value="525" calcext:value-type="float">
            <text:p>525</text:p>
          </table:table-cell>
          <table:table-cell table:formula="of:=[.H356]+[.I356]" office:value-type="float" office:value="1444" calcext:value-type="float">
            <text:p>1444</text:p>
          </table:table-cell>
          <table:table-cell office:value-type="percentage" office:value="0.00345065562456867" calcext:value-type="percentage">
            <text:p>0.345%</text:p>
          </table:table-cell>
          <table:table-cell office:value-type="string" calcext:value-type="string">
            <text:p>gene:Zm00001d00988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7425058" calcext:value-type="float">
            <text:p>874250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357]+[.F357]" office:value-type="float" office:value="5" calcext:value-type="float">
            <text:p>5</text:p>
          </table:table-cell>
          <table:table-cell office:value-type="float" office:value="847" calcext:value-type="float">
            <text:p>847</text:p>
          </table:table-cell>
          <table:table-cell office:value-type="float" office:value="584" calcext:value-type="float">
            <text:p>584</text:p>
          </table:table-cell>
          <table:table-cell table:formula="of:=[.H357]+[.I357]" office:value-type="float" office:value="1431" calcext:value-type="float">
            <text:p>1431</text:p>
          </table:table-cell>
          <table:table-cell office:value-type="percentage" office:value="0.00348189415041783" calcext:value-type="percentage">
            <text:p>0.348%</text:p>
          </table:table-cell>
          <table:table-cell office:value-type="string" calcext:value-type="string">
            <text:p>gene:Zm00001d00988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11925600" calcext:value-type="float">
            <text:p>111925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8]+[.F358]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521" calcext:value-type="float">
            <text:p>521</text:p>
          </table:table-cell>
          <table:table-cell table:formula="of:=[.H358]+[.I358]" office:value-type="float" office:value="1429" calcext:value-type="float">
            <text:p>142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525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38034424" calcext:value-type="float">
            <text:p>1380344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E359]+[.F359]" office:value-type="float" office:value="35" calcext:value-type="float">
            <text:p>35</text:p>
          </table:table-cell>
          <table:table-cell office:value-type="float" office:value="487" calcext:value-type="float">
            <text:p>487</text:p>
          </table:table-cell>
          <table:table-cell office:value-type="float" office:value="928" calcext:value-type="float">
            <text:p>928</text:p>
          </table:table-cell>
          <table:table-cell table:formula="of:=[.H359]+[.I359]" office:value-type="float" office:value="1415" calcext:value-type="float">
            <text:p>1415</text:p>
          </table:table-cell>
          <table:table-cell office:value-type="percentage" office:value="0.0241379310344828" calcext:value-type="percentage">
            <text:p>2.414%</text:p>
          </table:table-cell>
          <table:table-cell office:value-type="string" calcext:value-type="string">
            <text:p>gene:Zm00001d01600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3579033" calcext:value-type="float">
            <text:p>735790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60]+[.F360]"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864" calcext:value-type="float">
            <text:p>864</text:p>
          </table:table-cell>
          <table:table-cell table:formula="of:=[.H360]+[.I360]" office:value-type="float" office:value="1394" calcext:value-type="float">
            <text:p>1394</text:p>
          </table:table-cell>
          <table:table-cell office:value-type="percentage" office:value="0.000716845878136201" calcext:value-type="percentage">
            <text:p>0.072%</text:p>
          </table:table-cell>
          <table:table-cell office:value-type="string" calcext:value-type="string">
            <text:p>gene:Zm00001d03619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8697" calcext:value-type="float">
            <text:p>1367486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361]+[.F361]" office:value-type="float" office:value="4" calcext:value-type="float">
            <text:p>4</text:p>
          </table:table-cell>
          <table:table-cell office:value-type="float" office:value="712" calcext:value-type="float">
            <text:p>712</text:p>
          </table:table-cell>
          <table:table-cell office:value-type="float" office:value="681" calcext:value-type="float">
            <text:p>681</text:p>
          </table:table-cell>
          <table:table-cell table:formula="of:=[.H361]+[.I361]" office:value-type="float" office:value="1393" calcext:value-type="float">
            <text:p>1393</text:p>
          </table:table-cell>
          <table:table-cell office:value-type="percentage" office:value="0.00286327845382963" calcext:value-type="percentage">
            <text:p>0.286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541655" calcext:value-type="float">
            <text:p>21754165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362]+[.F362]" office:value-type="float" office:value="2" calcext:value-type="float">
            <text:p>2</text:p>
          </table:table-cell>
          <table:table-cell office:value-type="float" office:value="898" calcext:value-type="float">
            <text:p>898</text:p>
          </table:table-cell>
          <table:table-cell office:value-type="float" office:value="491" calcext:value-type="float">
            <text:p>491</text:p>
          </table:table-cell>
          <table:table-cell table:formula="of:=[.H362]+[.I362]" office:value-type="float" office:value="1389" calcext:value-type="float">
            <text:p>1389</text:p>
          </table:table-cell>
          <table:table-cell office:value-type="percentage" office:value="0.00143781452192667" calcext:value-type="percentage">
            <text:p>0.144%</text:p>
          </table:table-cell>
          <table:table-cell office:value-type="string" calcext:value-type="string">
            <text:p>gene:Zm00001d043873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2154" calcext:value-type="float">
            <text:p>1528921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363]+[.F363]" office:value-type="float" office:value="4" calcext:value-type="float">
            <text:p>4</text:p>
          </table:table-cell>
          <table:table-cell office:value-type="float" office:value="873" calcext:value-type="float">
            <text:p>873</text:p>
          </table:table-cell>
          <table:table-cell office:value-type="float" office:value="500" calcext:value-type="float">
            <text:p>500</text:p>
          </table:table-cell>
          <table:table-cell table:formula="of:=[.H363]+[.I363]" office:value-type="float" office:value="1373" calcext:value-type="float">
            <text:p>1373</text:p>
          </table:table-cell>
          <table:table-cell office:value-type="percentage" office:value="0.00290486564996369" calcext:value-type="percentage">
            <text:p>0.290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5027970" calcext:value-type="float">
            <text:p>450279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formula="of:=[.E364]+[.F364]" office:value-type="float" office:value="99" calcext:value-type="float">
            <text:p>99</text:p>
          </table:table-cell>
          <table:table-cell office:value-type="float" office:value="685" calcext:value-type="float">
            <text:p>685</text:p>
          </table:table-cell>
          <table:table-cell office:value-type="float" office:value="688" calcext:value-type="float">
            <text:p>688</text:p>
          </table:table-cell>
          <table:table-cell table:formula="of:=[.H364]+[.I364]" office:value-type="float" office:value="1373" calcext:value-type="float">
            <text:p>1373</text:p>
          </table:table-cell>
          <table:table-cell office:value-type="percentage" office:value="0.0672554347826087" calcext:value-type="percentage">
            <text:p>6.726%</text:p>
          </table:table-cell>
          <table:table-cell office:value-type="string" calcext:value-type="string">
            <text:p>gene:Zm00001d040445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52664122" calcext:value-type="float">
            <text:p>252664122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E365]+[.F365]" office:value-type="float" office:value="0" calcext:value-type="float">
            <text:p>0</text:p>
          </table:table-cell>
          <table:table-cell table:style-name="ce13" office:value-type="float" office:value="714" calcext:value-type="float">
            <text:p>714</text:p>
          </table:table-cell>
          <table:table-cell table:style-name="ce13" office:value-type="float" office:value="658" calcext:value-type="float">
            <text:p>658</text:p>
          </table:table-cell>
          <table:table-cell table:style-name="ce13" table:formula="of:=[.H365]+[.I365]" office:value-type="float" office:value="1372" calcext:value-type="float">
            <text:p>1372</text:p>
          </table:table-cell>
          <table:table-cell table:style-name="ce21" office:value-type="percentage" office:value="0" calcext:value-type="percentage">
            <text:p>0.000%</text:p>
          </table:table-cell>
          <table:table-cell table:style-name="ce8" office:value-type="string" calcext:value-type="string">
            <text:p>gene:Zm00001d054042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52664125" calcext:value-type="float">
            <text:p>252664125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366]+[.F366]" office:value-type="float" office:value="2" calcext:value-type="float">
            <text:p>2</text:p>
          </table:table-cell>
          <table:table-cell table:style-name="ce13" office:value-type="float" office:value="717" calcext:value-type="float">
            <text:p>717</text:p>
          </table:table-cell>
          <table:table-cell table:style-name="ce13" office:value-type="float" office:value="643" calcext:value-type="float">
            <text:p>643</text:p>
          </table:table-cell>
          <table:table-cell table:style-name="ce13" table:formula="of:=[.H366]+[.I366]" office:value-type="float" office:value="1360" calcext:value-type="float">
            <text:p>1360</text:p>
          </table:table-cell>
          <table:table-cell table:style-name="ce21" office:value-type="percentage" office:value="0.00146842878120411" calcext:value-type="percentage">
            <text:p>0.147%</text:p>
          </table:table-cell>
          <table:table-cell table:style-name="ce8" office:value-type="string" calcext:value-type="string">
            <text:p>gene:Zm00001d05404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7600" calcext:value-type="float">
            <text:p>426076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E367]+[.F367]" office:value-type="float" office:value="19" calcext:value-type="float">
            <text:p>19</text:p>
          </table:table-cell>
          <table:table-cell office:value-type="float" office:value="856" calcext:value-type="float">
            <text:p>856</text:p>
          </table:table-cell>
          <table:table-cell office:value-type="float" office:value="494" calcext:value-type="float">
            <text:p>494</text:p>
          </table:table-cell>
          <table:table-cell table:formula="of:=[.H367]+[.I367]" office:value-type="float" office:value="1350" calcext:value-type="float">
            <text:p>1350</text:p>
          </table:table-cell>
          <table:table-cell office:value-type="percentage" office:value="0.0138787436084733" calcext:value-type="percentage">
            <text:p>1.388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62000342" calcext:value-type="float">
            <text:p>620003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E368]+[.F368]" office:value-type="float" office:value="28" calcext:value-type="float">
            <text:p>28</text:p>
          </table:table-cell>
          <table:table-cell office:value-type="float" office:value="539" calcext:value-type="float">
            <text:p>539</text:p>
          </table:table-cell>
          <table:table-cell office:value-type="float" office:value="810" calcext:value-type="float">
            <text:p>810</text:p>
          </table:table-cell>
          <table:table-cell table:formula="of:=[.H368]+[.I368]" office:value-type="float" office:value="1349" calcext:value-type="float">
            <text:p>1349</text:p>
          </table:table-cell>
          <table:table-cell office:value-type="percentage" office:value="0.0203340595497458" calcext:value-type="percentage">
            <text:p>2.033%</text:p>
          </table:table-cell>
          <table:table-cell office:value-type="string" calcext:value-type="string">
            <text:p>gene:Zm00001d03599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9079036" calcext:value-type="float">
            <text:p>90790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9]+[.F369]"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589" calcext:value-type="float">
            <text:p>589</text:p>
          </table:table-cell>
          <table:table-cell table:formula="of:=[.H369]+[.I369]" office:value-type="float" office:value="1342" calcext:value-type="float">
            <text:p>134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759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4040" calcext:value-type="float">
            <text:p>1739240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70]+[.F370]"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 office:value-type="float" office:value="578" calcext:value-type="float">
            <text:p>578</text:p>
          </table:table-cell>
          <table:table-cell table:formula="of:=[.H370]+[.I370]" office:value-type="float" office:value="1341" calcext:value-type="float">
            <text:p>1341</text:p>
          </table:table-cell>
          <table:table-cell office:value-type="percentage" office:value="0.000745156482861401" calcext:value-type="percentage">
            <text:p>0.075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62451" calcext:value-type="float">
            <text:p>1407624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1]+[.F371]"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451" calcext:value-type="float">
            <text:p>451</text:p>
          </table:table-cell>
          <table:table-cell table:formula="of:=[.H371]+[.I371]" office:value-type="float" office:value="1329" calcext:value-type="float">
            <text:p>132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974" calcext:value-type="float">
            <text:p>2090939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372]+[.F372]" office:value-type="float" office:value="6" calcext:value-type="float">
            <text:p>6</text:p>
          </table:table-cell>
          <table:table-cell office:value-type="float" office:value="828" calcext:value-type="float">
            <text:p>828</text:p>
          </table:table-cell>
          <table:table-cell office:value-type="float" office:value="500" calcext:value-type="float">
            <text:p>500</text:p>
          </table:table-cell>
          <table:table-cell table:formula="of:=[.H372]+[.I372]" office:value-type="float" office:value="1328" calcext:value-type="float">
            <text:p>1328</text:p>
          </table:table-cell>
          <table:table-cell office:value-type="percentage" office:value="0.00449775112443778" calcext:value-type="percentage">
            <text:p>0.450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62451980" calcext:value-type="float">
            <text:p>1624519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[.E373]+[.F373]" office:value-type="float" office:value="54" calcext:value-type="float">
            <text:p>54</text:p>
          </table:table-cell>
          <table:table-cell office:value-type="float" office:value="672" calcext:value-type="float">
            <text:p>672</text:p>
          </table:table-cell>
          <table:table-cell office:value-type="float" office:value="650" calcext:value-type="float">
            <text:p>650</text:p>
          </table:table-cell>
          <table:table-cell table:formula="of:=[.H373]+[.I373]" office:value-type="float" office:value="1322" calcext:value-type="float">
            <text:p>1322</text:p>
          </table:table-cell>
          <table:table-cell office:value-type="percentage" office:value="0.0392441860465116" calcext:value-type="percentage">
            <text:p>3.924%</text:p>
          </table:table-cell>
          <table:table-cell office:value-type="string" calcext:value-type="string">
            <text:p>gene:Zm00001d01176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5475" calcext:value-type="float">
            <text:p>1739254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4]+[.F374]"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494" calcext:value-type="float">
            <text:p>494</text:p>
          </table:table-cell>
          <table:table-cell table:formula="of:=[.H374]+[.I374]" office:value-type="float" office:value="1320" calcext:value-type="float">
            <text:p>132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7426156" calcext:value-type="float">
            <text:p>874261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75]+[.F375]" office:value-type="float" office:value="3" calcext:value-type="float">
            <text:p>3</text:p>
          </table:table-cell>
          <table:table-cell office:value-type="float" office:value="818" calcext:value-type="float">
            <text:p>818</text:p>
          </table:table-cell>
          <table:table-cell office:value-type="float" office:value="501" calcext:value-type="float">
            <text:p>501</text:p>
          </table:table-cell>
          <table:table-cell table:formula="of:=[.H375]+[.I375]" office:value-type="float" office:value="1319" calcext:value-type="float">
            <text:p>1319</text:p>
          </table:table-cell>
          <table:table-cell office:value-type="percentage" office:value="0.00226928895612708" calcext:value-type="percentage">
            <text:p>0.227%</text:p>
          </table:table-cell>
          <table:table-cell office:value-type="string" calcext:value-type="string">
            <text:p>gene:Zm00001d00988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04755673" calcext:value-type="float">
            <text:p>10475567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376]+[.F376]" office:value-type="float" office:value="7" calcext:value-type="float">
            <text:p>7</text:p>
          </table:table-cell>
          <table:table-cell office:value-type="float" office:value="767" calcext:value-type="float">
            <text:p>767</text:p>
          </table:table-cell>
          <table:table-cell office:value-type="float" office:value="549" calcext:value-type="float">
            <text:p>549</text:p>
          </table:table-cell>
          <table:table-cell table:formula="of:=[.H376]+[.I376]" office:value-type="float" office:value="1316" calcext:value-type="float">
            <text:p>1316</text:p>
          </table:table-cell>
          <table:table-cell office:value-type="percentage" office:value="0.00529100529100529" calcext:value-type="percentage">
            <text:p>0.529%</text:p>
          </table:table-cell>
          <table:table-cell office:value-type="string" calcext:value-type="string">
            <text:p>gene:Zm00001d036984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3579056" calcext:value-type="float">
            <text:p>735790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77]+[.F377]"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833" calcext:value-type="float">
            <text:p>833</text:p>
          </table:table-cell>
          <table:table-cell table:formula="of:=[.H377]+[.I377]" office:value-type="float" office:value="1314" calcext:value-type="float">
            <text:p>1314</text:p>
          </table:table-cell>
          <table:table-cell office:value-type="percentage" office:value="0.000760456273764259" calcext:value-type="percentage">
            <text:p>0.076%</text:p>
          </table:table-cell>
          <table:table-cell office:value-type="string" calcext:value-type="string">
            <text:p>gene:Zm00001d03619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6730757" calcext:value-type="float">
            <text:p>467307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E378]+[.F378]" office:value-type="float" office:value="42" calcext:value-type="float">
            <text:p>42</text:p>
          </table:table-cell>
          <table:table-cell office:value-type="float" office:value="779" calcext:value-type="float">
            <text:p>779</text:p>
          </table:table-cell>
          <table:table-cell office:value-type="float" office:value="531" calcext:value-type="float">
            <text:p>531</text:p>
          </table:table-cell>
          <table:table-cell table:formula="of:=[.H378]+[.I378]" office:value-type="float" office:value="1310" calcext:value-type="float">
            <text:p>1310</text:p>
          </table:table-cell>
          <table:table-cell office:value-type="percentage" office:value="0.0310650887573964" calcext:value-type="percentage">
            <text:p>3.107%</text:p>
          </table:table-cell>
          <table:table-cell office:value-type="string" calcext:value-type="string">
            <text:p>gene:Zm00001d02876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0951" calcext:value-type="float">
            <text:p>1528909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379]+[.F379]" office:value-type="float" office:value="7" calcext:value-type="float">
            <text:p>7</text:p>
          </table:table-cell>
          <table:table-cell office:value-type="float" office:value="844" calcext:value-type="float">
            <text:p>844</text:p>
          </table:table-cell>
          <table:table-cell office:value-type="float" office:value="456" calcext:value-type="float">
            <text:p>456</text:p>
          </table:table-cell>
          <table:table-cell table:formula="of:=[.H379]+[.I379]" office:value-type="float" office:value="1300" calcext:value-type="float">
            <text:p>1300</text:p>
          </table:table-cell>
          <table:table-cell office:value-type="percentage" office:value="0.0053557765876052" calcext:value-type="percentage">
            <text:p>0.536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1962541" calcext:value-type="float">
            <text:p>119625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0]+[.F380]"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float" office:value="634" calcext:value-type="float">
            <text:p>634</text:p>
          </table:table-cell>
          <table:table-cell table:formula="of:=[.H380]+[.I380]" office:value-type="float" office:value="1298" calcext:value-type="float">
            <text:p>129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505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5528" calcext:value-type="float">
            <text:p>1739255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1]+[.F381]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564" calcext:value-type="float">
            <text:p>564</text:p>
          </table:table-cell>
          <table:table-cell table:formula="of:=[.H381]+[.I381]" office:value-type="float" office:value="1296" calcext:value-type="float">
            <text:p>129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054360" calcext:value-type="float">
            <text:p>1380543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82]+[.F382]"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525" calcext:value-type="float">
            <text:p>525</text:p>
          </table:table-cell>
          <table:table-cell table:formula="of:=[.H382]+[.I382]" office:value-type="float" office:value="1283" calcext:value-type="float">
            <text:p>1283</text:p>
          </table:table-cell>
          <table:table-cell office:value-type="percentage" office:value="0.000778816199376947" calcext:value-type="percentage">
            <text:p>0.078%</text:p>
          </table:table-cell>
          <table:table-cell office:value-type="string" calcext:value-type="string">
            <text:p>gene:Zm00001d02614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6734654" calcext:value-type="float">
            <text:p>1767346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83]+[.F383]" office:value-type="float" office:value="3" calcext:value-type="float">
            <text:p>3</text:p>
          </table:table-cell>
          <table:table-cell office:value-type="float" office:value="703" calcext:value-type="float">
            <text:p>703</text:p>
          </table:table-cell>
          <table:table-cell office:value-type="float" office:value="580" calcext:value-type="float">
            <text:p>580</text:p>
          </table:table-cell>
          <table:table-cell table:formula="of:=[.H383]+[.I383]" office:value-type="float" office:value="1283" calcext:value-type="float">
            <text:p>1283</text:p>
          </table:table-cell>
          <table:table-cell office:value-type="percentage" office:value="0.00233281493001555" calcext:value-type="percentage">
            <text:p>0.233%</text:p>
          </table:table-cell>
          <table:table-cell office:value-type="string" calcext:value-type="string">
            <text:p>gene:Zm00001d00550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4260" calcext:value-type="float">
            <text:p>1739242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384]+[.F384]"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office:value-type="float" office:value="607" calcext:value-type="float">
            <text:p>607</text:p>
          </table:table-cell>
          <table:table-cell table:formula="of:=[.H384]+[.I384]" office:value-type="float" office:value="1262" calcext:value-type="float">
            <text:p>1262</text:p>
          </table:table-cell>
          <table:table-cell office:value-type="percentage" office:value="0.00158227848101266" calcext:value-type="percentage">
            <text:p>0.158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8611" calcext:value-type="float">
            <text:p>426086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385]+[.F385]" office:value-type="float" office:value="6" calcext:value-type="float">
            <text:p>6</text:p>
          </table:table-cell>
          <table:table-cell office:value-type="float" office:value="743" calcext:value-type="float">
            <text:p>743</text:p>
          </table:table-cell>
          <table:table-cell office:value-type="float" office:value="517" calcext:value-type="float">
            <text:p>517</text:p>
          </table:table-cell>
          <table:table-cell table:formula="of:=[.H385]+[.I385]" office:value-type="float" office:value="1260" calcext:value-type="float">
            <text:p>1260</text:p>
          </table:table-cell>
          <table:table-cell office:value-type="percentage" office:value="0.004739336492891" calcext:value-type="percentage">
            <text:p>0.474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4248" calcext:value-type="float">
            <text:p>1739242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6]+[.F386]"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525" calcext:value-type="float">
            <text:p>525</text:p>
          </table:table-cell>
          <table:table-cell table:formula="of:=[.H386]+[.I386]" office:value-type="float" office:value="1259" calcext:value-type="float">
            <text:p>125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8640" calcext:value-type="float">
            <text:p>1367486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87]+[.F387]" office:value-type="float" office:value="1" calcext:value-type="float">
            <text:p>1</text:p>
          </table:table-cell>
          <table:table-cell office:value-type="float" office:value="737" calcext:value-type="float">
            <text:p>737</text:p>
          </table:table-cell>
          <table:table-cell office:value-type="float" office:value="520" calcext:value-type="float">
            <text:p>520</text:p>
          </table:table-cell>
          <table:table-cell table:formula="of:=[.H387]+[.I387]" office:value-type="float" office:value="1257" calcext:value-type="float">
            <text:p>1257</text:p>
          </table:table-cell>
          <table:table-cell office:value-type="percentage" office:value="0.000794912559618442" calcext:value-type="percentage">
            <text:p>0.079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541555" calcext:value-type="float">
            <text:p>2175415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388]+[.F388]" office:value-type="float" office:value="2" calcext:value-type="float">
            <text:p>2</text:p>
          </table:table-cell>
          <table:table-cell office:value-type="float" office:value="781" calcext:value-type="float">
            <text:p>781</text:p>
          </table:table-cell>
          <table:table-cell office:value-type="float" office:value="472" calcext:value-type="float">
            <text:p>472</text:p>
          </table:table-cell>
          <table:table-cell table:formula="of:=[.H388]+[.I388]" office:value-type="float" office:value="1253" calcext:value-type="float">
            <text:p>1253</text:p>
          </table:table-cell>
          <table:table-cell office:value-type="percentage" office:value="0.00159362549800797" calcext:value-type="percentage">
            <text:p>0.159%</text:p>
          </table:table-cell>
          <table:table-cell office:value-type="string" calcext:value-type="string">
            <text:p>gene:Zm00001d04387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3196145" calcext:value-type="float">
            <text:p>283196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89]+[.F389]"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435" calcext:value-type="float">
            <text:p>435</text:p>
          </table:table-cell>
          <table:table-cell table:formula="of:=[.H389]+[.I389]" office:value-type="float" office:value="1250" calcext:value-type="float">
            <text:p>1250</text:p>
          </table:table-cell>
          <table:table-cell office:value-type="percentage" office:value="0.000799360511590727" calcext:value-type="percentage">
            <text:p>0.080%</text:p>
          </table:table-cell>
          <table:table-cell office:value-type="string" calcext:value-type="string">
            <text:p>gene:Zm00001d03399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4146" calcext:value-type="float">
            <text:p>1739241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90]+[.F390]" office:value-type="float" office:value="2" calcext:value-type="float">
            <text:p>2</text:p>
          </table:table-cell>
          <table:table-cell office:value-type="float" office:value="716" calcext:value-type="float">
            <text:p>716</text:p>
          </table:table-cell>
          <table:table-cell office:value-type="float" office:value="534" calcext:value-type="float">
            <text:p>534</text:p>
          </table:table-cell>
          <table:table-cell table:formula="of:=[.H390]+[.I390]" office:value-type="float" office:value="1250" calcext:value-type="float">
            <text:p>1250</text:p>
          </table:table-cell>
          <table:table-cell office:value-type="percentage" office:value="0.00159744408945687" calcext:value-type="percentage">
            <text:p>0.160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7426012" calcext:value-type="float">
            <text:p>874260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91]+[.F391]"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481" calcext:value-type="float">
            <text:p>481</text:p>
          </table:table-cell>
          <table:table-cell table:formula="of:=[.H391]+[.I391]" office:value-type="float" office:value="1242" calcext:value-type="float">
            <text:p>1242</text:p>
          </table:table-cell>
          <table:table-cell office:value-type="percentage" office:value="0.00080450522928399" calcext:value-type="percentage">
            <text:p>0.080%</text:p>
          </table:table-cell>
          <table:table-cell office:value-type="string" calcext:value-type="string">
            <text:p>gene:Zm00001d00988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4259" calcext:value-type="float">
            <text:p>1739242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,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92]+[.F392]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602" calcext:value-type="float">
            <text:p>602</text:p>
          </table:table-cell>
          <table:table-cell table:formula="of:=[.H392]+[.I392]" office:value-type="float" office:value="1236" calcext:value-type="float">
            <text:p>123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5538" calcext:value-type="float">
            <text:p>1739255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93]+[.F393]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578" calcext:value-type="float">
            <text:p>578</text:p>
          </table:table-cell>
          <table:table-cell table:formula="of:=[.H393]+[.I393]" office:value-type="float" office:value="1234" calcext:value-type="float">
            <text:p>123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4004" calcext:value-type="float">
            <text:p>1739240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94]+[.F394]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 table:formula="of:=[.H394]+[.I394]" office:value-type="float" office:value="1229" calcext:value-type="float">
            <text:p>122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2634725" calcext:value-type="float">
            <text:p>426347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95]+[.F395]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810" calcext:value-type="float">
            <text:p>810</text:p>
          </table:table-cell>
          <table:table-cell table:formula="of:=[.H395]+[.I395]" office:value-type="float" office:value="1219" calcext:value-type="float">
            <text:p>1219</text:p>
          </table:table-cell>
          <table:table-cell office:value-type="percentage" office:value="0.00408496732026144" calcext:value-type="percentage">
            <text:p>0.408%</text:p>
          </table:table-cell>
          <table:table-cell office:value-type="string" calcext:value-type="string">
            <text:p>gene:Zm00001d04975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0321" calcext:value-type="float">
            <text:p>1528903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396]+[.F396]" office:value-type="float" office:value="4" calcext:value-type="float">
            <text:p>4</text:p>
          </table:table-cell>
          <table:table-cell office:value-type="float" office:value="787" calcext:value-type="float">
            <text:p>787</text:p>
          </table:table-cell>
          <table:table-cell office:value-type="float" office:value="426" calcext:value-type="float">
            <text:p>426</text:p>
          </table:table-cell>
          <table:table-cell table:formula="of:=[.H396]+[.I396]" office:value-type="float" office:value="1213" calcext:value-type="float">
            <text:p>1213</text:p>
          </table:table-cell>
          <table:table-cell office:value-type="percentage" office:value="0.00328677074774035" calcext:value-type="percentage">
            <text:p>0.329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72160378" calcext:value-type="float">
            <text:p>1721603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E397]+[.F397]" office:value-type="float" office:value="25" calcext:value-type="float">
            <text:p>25</text:p>
          </table:table-cell>
          <table:table-cell office:value-type="float" office:value="736" calcext:value-type="float">
            <text:p>736</text:p>
          </table:table-cell>
          <table:table-cell office:value-type="float" office:value="477" calcext:value-type="float">
            <text:p>477</text:p>
          </table:table-cell>
          <table:table-cell table:formula="of:=[.H397]+[.I397]" office:value-type="float" office:value="1213" calcext:value-type="float">
            <text:p>1213</text:p>
          </table:table-cell>
          <table:table-cell office:value-type="percentage" office:value="0.0201938610662359" calcext:value-type="percentage">
            <text:p>2.019%</text:p>
          </table:table-cell>
          <table:table-cell office:value-type="string" calcext:value-type="string">
            <text:p>gene:Zm00001d05167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3579065" calcext:value-type="float">
            <text:p>735790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98]+[.F398]"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715" calcext:value-type="float">
            <text:p>715</text:p>
          </table:table-cell>
          <table:table-cell table:formula="of:=[.H398]+[.I398]" office:value-type="float" office:value="1209" calcext:value-type="float">
            <text:p>1209</text:p>
          </table:table-cell>
          <table:table-cell office:value-type="percentage" office:value="0.00165152766308836" calcext:value-type="percentage">
            <text:p>0.165%</text:p>
          </table:table-cell>
          <table:table-cell office:value-type="string" calcext:value-type="string">
            <text:p>gene:Zm00001d03619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1223085" calcext:value-type="float">
            <text:p>312230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399]+[.F399]" office:value-type="float" office:value="9" calcext:value-type="float">
            <text:p>9</text:p>
          </table:table-cell>
          <table:table-cell office:value-type="float" office:value="539" calcext:value-type="float">
            <text:p>539</text:p>
          </table:table-cell>
          <table:table-cell office:value-type="float" office:value="670" calcext:value-type="float">
            <text:p>670</text:p>
          </table:table-cell>
          <table:table-cell table:formula="of:=[.H399]+[.I399]" office:value-type="float" office:value="1209" calcext:value-type="float">
            <text:p>1209</text:p>
          </table:table-cell>
          <table:table-cell office:value-type="percentage" office:value="0.00738916256157635" calcext:value-type="percentage">
            <text:p>0.739%</text:p>
          </table:table-cell>
          <table:table-cell office:value-type="string" calcext:value-type="string">
            <text:p>gene:Zm00001d04948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03100815" calcext:value-type="float">
            <text:p>1031008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400]+[.F400]" office:value-type="float" office:value="4" calcext:value-type="float">
            <text:p>4</text:p>
          </table:table-cell>
          <table:table-cell office:value-type="float" office:value="681" calcext:value-type="float">
            <text:p>681</text:p>
          </table:table-cell>
          <table:table-cell office:value-type="float" office:value="526" calcext:value-type="float">
            <text:p>526</text:p>
          </table:table-cell>
          <table:table-cell table:formula="of:=[.H400]+[.I400]" office:value-type="float" office:value="1207" calcext:value-type="float">
            <text:p>1207</text:p>
          </table:table-cell>
          <table:table-cell office:value-type="percentage" office:value="0.00330305532617671" calcext:value-type="percentage">
            <text:p>0.330%</text:p>
          </table:table-cell>
          <table:table-cell office:value-type="string" calcext:value-type="string">
            <text:p>gene:Zm00001d04116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5327" calcext:value-type="float">
            <text:p>1739253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01]+[.F401]"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office:value-type="float" office:value="430" calcext:value-type="float">
            <text:p>430</text:p>
          </table:table-cell>
          <table:table-cell table:formula="of:=[.H401]+[.I401]" office:value-type="float" office:value="1196" calcext:value-type="float">
            <text:p>119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1990" calcext:value-type="float">
            <text:p>626219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E402]+[.F402]" office:value-type="float" office:value="28" calcext:value-type="float">
            <text:p>28</text:p>
          </table:table-cell>
          <table:table-cell office:value-type="float" office:value="553" calcext:value-type="float">
            <text:p>553</text:p>
          </table:table-cell>
          <table:table-cell office:value-type="float" office:value="642" calcext:value-type="float">
            <text:p>642</text:p>
          </table:table-cell>
          <table:table-cell table:formula="of:=[.H402]+[.I402]" office:value-type="float" office:value="1195" calcext:value-type="float">
            <text:p>1195</text:p>
          </table:table-cell>
          <table:table-cell office:value-type="percentage" office:value="0.0228945216680294" calcext:value-type="percentage">
            <text:p>2.289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0918" calcext:value-type="float">
            <text:p>1528909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403]+[.F403]" office:value-type="float" office:value="7" calcext:value-type="float">
            <text:p>7</text:p>
          </table:table-cell>
          <table:table-cell office:value-type="float" office:value="721" calcext:value-type="float">
            <text:p>721</text:p>
          </table:table-cell>
          <table:table-cell office:value-type="float" office:value="466" calcext:value-type="float">
            <text:p>466</text:p>
          </table:table-cell>
          <table:table-cell table:formula="of:=[.H403]+[.I403]" office:value-type="float" office:value="1187" calcext:value-type="float">
            <text:p>1187</text:p>
          </table:table-cell>
          <table:table-cell office:value-type="percentage" office:value="0.00586264656616415" calcext:value-type="percentage">
            <text:p>0.586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61128" calcext:value-type="float">
            <text:p>1360611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04]+[.F404]"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424" calcext:value-type="float">
            <text:p>424</text:p>
          </table:table-cell>
          <table:table-cell table:formula="of:=[.H404]+[.I404]" office:value-type="float" office:value="1185" calcext:value-type="float">
            <text:p>1185</text:p>
          </table:table-cell>
          <table:table-cell office:value-type="percentage" office:value="0.000843170320404722" calcext:value-type="percentage">
            <text:p>0.084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6734690" calcext:value-type="float">
            <text:p>1767346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405]+[.F405]"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740" calcext:value-type="float">
            <text:p>740</text:p>
          </table:table-cell>
          <table:table-cell table:formula="of:=[.H405]+[.I405]" office:value-type="float" office:value="1183" calcext:value-type="float">
            <text:p>1183</text:p>
          </table:table-cell>
          <table:table-cell office:value-type="percentage" office:value="0.00252951096121416" calcext:value-type="percentage">
            <text:p>0.253%</text:p>
          </table:table-cell>
          <table:table-cell office:value-type="string" calcext:value-type="string">
            <text:p>gene:Zm00001d00550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61998734" calcext:value-type="float">
            <text:p>61998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formula="of:=[.E406]+[.F406]" office:value-type="float" office:value="68" calcext:value-type="float">
            <text:p>68</text:p>
          </table:table-cell>
          <table:table-cell office:value-type="float" office:value="655" calcext:value-type="float">
            <text:p>655</text:p>
          </table:table-cell>
          <table:table-cell office:value-type="float" office:value="523" calcext:value-type="float">
            <text:p>523</text:p>
          </table:table-cell>
          <table:table-cell table:formula="of:=[.H406]+[.I406]" office:value-type="float" office:value="1178" calcext:value-type="float">
            <text:p>1178</text:p>
          </table:table-cell>
          <table:table-cell office:value-type="percentage" office:value="0.0545746388443018" calcext:value-type="percentage">
            <text:p>5.457%</text:p>
          </table:table-cell>
          <table:table-cell office:value-type="string" calcext:value-type="string">
            <text:p>gene:Zm00001d035992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6734667" calcext:value-type="float">
            <text:p>1767346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407]+[.F407]" office:value-type="float" office:value="3" calcext:value-type="float">
            <text:p>3</text:p>
          </table:table-cell>
          <table:table-cell office:value-type="float" office:value="654" calcext:value-type="float">
            <text:p>654</text:p>
          </table:table-cell>
          <table:table-cell office:value-type="float" office:value="523" calcext:value-type="float">
            <text:p>523</text:p>
          </table:table-cell>
          <table:table-cell table:formula="of:=[.H407]+[.I407]" office:value-type="float" office:value="1177" calcext:value-type="float">
            <text:p>1177</text:p>
          </table:table-cell>
          <table:table-cell office:value-type="percentage" office:value="0.00254237288135593" calcext:value-type="percentage">
            <text:p>0.254%</text:p>
          </table:table-cell>
          <table:table-cell office:value-type="string" calcext:value-type="string">
            <text:p>gene:Zm00001d00550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0357" calcext:value-type="float">
            <text:p>1528903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408]+[.F408]" office:value-type="float" office:value="4" calcext:value-type="float">
            <text:p>4</text:p>
          </table:table-cell>
          <table:table-cell office:value-type="float" office:value="665" calcext:value-type="float">
            <text:p>665</text:p>
          </table:table-cell>
          <table:table-cell office:value-type="float" office:value="507" calcext:value-type="float">
            <text:p>507</text:p>
          </table:table-cell>
          <table:table-cell table:formula="of:=[.H408]+[.I408]" office:value-type="float" office:value="1172" calcext:value-type="float">
            <text:p>1172</text:p>
          </table:table-cell>
          <table:table-cell office:value-type="percentage" office:value="0.00340136054421769" calcext:value-type="percentage">
            <text:p>0.340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52661918" calcext:value-type="float">
            <text:p>252661918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C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E409]+[.F409]" office:value-type="float" office:value="0" calcext:value-type="float">
            <text:p>0</text:p>
          </table:table-cell>
          <table:table-cell table:style-name="ce13" office:value-type="float" office:value="703" calcext:value-type="float">
            <text:p>703</text:p>
          </table:table-cell>
          <table:table-cell table:style-name="ce13" office:value-type="float" office:value="468" calcext:value-type="float">
            <text:p>468</text:p>
          </table:table-cell>
          <table:table-cell table:style-name="ce13" table:formula="of:=[.H409]+[.I409]" office:value-type="float" office:value="1171" calcext:value-type="float">
            <text:p>1171</text:p>
          </table:table-cell>
          <table:table-cell table:style-name="ce21" office:value-type="percentage" office:value="0" calcext:value-type="percentage">
            <text:p>0.000%</text:p>
          </table:table-cell>
          <table:table-cell table:style-name="ce8" office:value-type="string" calcext:value-type="string">
            <text:p>gene:Zm00001d054042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52662540" calcext:value-type="float">
            <text:p>252662540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G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E410]+[.F410]" office:value-type="float" office:value="0" calcext:value-type="float">
            <text:p>0</text:p>
          </table:table-cell>
          <table:table-cell table:style-name="ce13" office:value-type="float" office:value="564" calcext:value-type="float">
            <text:p>564</text:p>
          </table:table-cell>
          <table:table-cell table:style-name="ce13" office:value-type="float" office:value="603" calcext:value-type="float">
            <text:p>603</text:p>
          </table:table-cell>
          <table:table-cell table:style-name="ce13" table:formula="of:=[.H410]+[.I410]" office:value-type="float" office:value="1167" calcext:value-type="float">
            <text:p>1167</text:p>
          </table:table-cell>
          <table:table-cell table:style-name="ce21" office:value-type="percentage" office:value="0" calcext:value-type="percentage">
            <text:p>0.000%</text:p>
          </table:table-cell>
          <table:table-cell table:style-name="ce8" office:value-type="string" calcext:value-type="string">
            <text:p>gene:Zm00001d054042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52929506" calcext:value-type="float">
            <text:p>252929506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E411]+[.F411]" office:value-type="float" office:value="7" calcext:value-type="float">
            <text:p>7</text:p>
          </table:table-cell>
          <table:table-cell table:style-name="ce14" office:value-type="float" office:value="663" calcext:value-type="float">
            <text:p>663</text:p>
          </table:table-cell>
          <table:table-cell table:style-name="ce14" office:value-type="float" office:value="503" calcext:value-type="float">
            <text:p>503</text:p>
          </table:table-cell>
          <table:table-cell table:style-name="ce14" table:formula="of:=[.H411]+[.I411]" office:value-type="float" office:value="1166" calcext:value-type="float">
            <text:p>1166</text:p>
          </table:table-cell>
          <table:table-cell table:style-name="ce22" office:value-type="percentage" office:value="0.00596760443307758" calcext:value-type="percentage">
            <text:p>0.597%</text:p>
          </table:table-cell>
          <table:table-cell table:style-name="ce10" office:value-type="string" calcext:value-type="string">
            <text:p>gene:Zm00001d05406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864423" calcext:value-type="float">
            <text:p>3048644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12]+[.F412]"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738" calcext:value-type="float">
            <text:p>738</text:p>
          </table:table-cell>
          <table:table-cell table:formula="of:=[.H412]+[.I412]" office:value-type="float" office:value="1159" calcext:value-type="float">
            <text:p>1159</text:p>
          </table:table-cell>
          <table:table-cell office:value-type="percentage" office:value="0.00172265288544358" calcext:value-type="percentage">
            <text:p>0.172%</text:p>
          </table:table-cell>
          <table:table-cell office:value-type="string" calcext:value-type="string">
            <text:p>gene:Zm00001d03474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2131" calcext:value-type="float">
            <text:p>1528921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413]+[.F413]" office:value-type="float" office:value="5" calcext:value-type="float">
            <text:p>5</text:p>
          </table:table-cell>
          <table:table-cell office:value-type="float" office:value="701" calcext:value-type="float">
            <text:p>701</text:p>
          </table:table-cell>
          <table:table-cell office:value-type="float" office:value="456" calcext:value-type="float">
            <text:p>456</text:p>
          </table:table-cell>
          <table:table-cell table:formula="of:=[.H413]+[.I413]" office:value-type="float" office:value="1157" calcext:value-type="float">
            <text:p>1157</text:p>
          </table:table-cell>
          <table:table-cell office:value-type="percentage" office:value="0.00430292598967298" calcext:value-type="percentage">
            <text:p>0.430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52929469" calcext:value-type="float">
            <text:p>252929469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formula="of:=[.E414]+[.F414]" office:value-type="float" office:value="8" calcext:value-type="float">
            <text:p>8</text:p>
          </table:table-cell>
          <table:table-cell table:style-name="ce14" office:value-type="float" office:value="563" calcext:value-type="float">
            <text:p>563</text:p>
          </table:table-cell>
          <table:table-cell table:style-name="ce14" office:value-type="float" office:value="590" calcext:value-type="float">
            <text:p>590</text:p>
          </table:table-cell>
          <table:table-cell table:style-name="ce14" table:formula="of:=[.H414]+[.I414]" office:value-type="float" office:value="1153" calcext:value-type="float">
            <text:p>1153</text:p>
          </table:table-cell>
          <table:table-cell table:style-name="ce22" office:value-type="percentage" office:value="0.00689061154177433" calcext:value-type="percentage">
            <text:p>0.689%</text:p>
          </table:table-cell>
          <table:table-cell table:style-name="ce10" office:value-type="string" calcext:value-type="string">
            <text:p>gene:Zm00001d05406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38032047" calcext:value-type="float">
            <text:p>1380320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formula="of:=[.E415]+[.F415]" office:value-type="float" office:value="78" calcext:value-type="float">
            <text:p>78</text:p>
          </table:table-cell>
          <table:table-cell office:value-type="float" office:value="760" calcext:value-type="float">
            <text:p>760</text:p>
          </table:table-cell>
          <table:table-cell office:value-type="float" office:value="392" calcext:value-type="float">
            <text:p>392</text:p>
          </table:table-cell>
          <table:table-cell table:formula="of:=[.H415]+[.I415]" office:value-type="float" office:value="1152" calcext:value-type="float">
            <text:p>1152</text:p>
          </table:table-cell>
          <table:table-cell office:value-type="percentage" office:value="0.0634146341463415" calcext:value-type="percentage">
            <text:p>6.341%</text:p>
          </table:table-cell>
          <table:table-cell office:value-type="string" calcext:value-type="string">
            <text:p>gene:Zm00001d01600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5027623" calcext:value-type="float">
            <text:p>450276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formula="of:=[.E416]+[.F416]" office:value-type="float" office:value="44" calcext:value-type="float">
            <text:p>44</text:p>
          </table:table-cell>
          <table:table-cell office:value-type="float" office:value="658" calcext:value-type="float">
            <text:p>658</text:p>
          </table:table-cell>
          <table:table-cell office:value-type="float" office:value="491" calcext:value-type="float">
            <text:p>491</text:p>
          </table:table-cell>
          <table:table-cell table:formula="of:=[.H416]+[.I416]" office:value-type="float" office:value="1149" calcext:value-type="float">
            <text:p>1149</text:p>
          </table:table-cell>
          <table:table-cell office:value-type="percentage" office:value="0.0368818105616094" calcext:value-type="percentage">
            <text:p>3.688%</text:p>
          </table:table-cell>
          <table:table-cell office:value-type="string" calcext:value-type="string">
            <text:p>gene:Zm00001d04044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03100790" calcext:value-type="float">
            <text:p>1031007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417]+[.F417]" office:value-type="float" office:value="5" calcext:value-type="float">
            <text:p>5</text:p>
          </table:table-cell>
          <table:table-cell office:value-type="float" office:value="555" calcext:value-type="float">
            <text:p>555</text:p>
          </table:table-cell>
          <table:table-cell office:value-type="float" office:value="593" calcext:value-type="float">
            <text:p>593</text:p>
          </table:table-cell>
          <table:table-cell table:formula="of:=[.H417]+[.I417]" office:value-type="float" office:value="1148" calcext:value-type="float">
            <text:p>1148</text:p>
          </table:table-cell>
          <table:table-cell office:value-type="percentage" office:value="0.00433651344319167" calcext:value-type="percentage">
            <text:p>0.434%</text:p>
          </table:table-cell>
          <table:table-cell office:value-type="string" calcext:value-type="string">
            <text:p>gene:Zm00001d04116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6733079" calcext:value-type="float">
            <text:p>467330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formula="of:=[.E418]+[.F418]" office:value-type="float" office:value="49" calcext:value-type="float">
            <text:p>49</text:p>
          </table:table-cell>
          <table:table-cell office:value-type="float" office:value="556" calcext:value-type="float">
            <text:p>556</text:p>
          </table:table-cell>
          <table:table-cell office:value-type="float" office:value="592" calcext:value-type="float">
            <text:p>592</text:p>
          </table:table-cell>
          <table:table-cell table:formula="of:=[.H418]+[.I418]" office:value-type="float" office:value="1148" calcext:value-type="float">
            <text:p>1148</text:p>
          </table:table-cell>
          <table:table-cell office:value-type="percentage" office:value="0.0409356725146199" calcext:value-type="percentage">
            <text:p>4.094%</text:p>
          </table:table-cell>
          <table:table-cell office:value-type="string" calcext:value-type="string">
            <text:p>gene:Zm00001d02876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46733102" calcext:value-type="float">
            <text:p>467331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formula="of:=[.E419]+[.F419]" office:value-type="float" office:value="50" calcext:value-type="float">
            <text:p>50</text:p>
          </table:table-cell>
          <table:table-cell office:value-type="float" office:value="537" calcext:value-type="float">
            <text:p>537</text:p>
          </table:table-cell>
          <table:table-cell office:value-type="float" office:value="608" calcext:value-type="float">
            <text:p>608</text:p>
          </table:table-cell>
          <table:table-cell table:formula="of:=[.H419]+[.I419]" office:value-type="float" office:value="1145" calcext:value-type="float">
            <text:p>1145</text:p>
          </table:table-cell>
          <table:table-cell office:value-type="percentage" office:value="0.0418410041841004" calcext:value-type="percentage">
            <text:p>4.184%</text:p>
          </table:table-cell>
          <table:table-cell office:value-type="string" calcext:value-type="string">
            <text:p>gene:Zm00001d02876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0847011" calcext:value-type="float">
            <text:p>2008470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20]+[.F420]"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633" calcext:value-type="float">
            <text:p>633</text:p>
          </table:table-cell>
          <table:table-cell table:formula="of:=[.H420]+[.I420]" office:value-type="float" office:value="1144" calcext:value-type="float">
            <text:p>1144</text:p>
          </table:table-cell>
          <table:table-cell office:value-type="percentage" office:value="0.000873362445414847" calcext:value-type="percentage">
            <text:p>0.087%</text:p>
          </table:table-cell>
          <table:table-cell office:value-type="string" calcext:value-type="string">
            <text:p>gene:Zm00001d04335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6535144" calcext:value-type="float">
            <text:p>65351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E421]+[.F421]" office:value-type="float" office:value="32" calcext:value-type="float">
            <text:p>32</text:p>
          </table:table-cell>
          <table:table-cell office:value-type="float" office:value="743" calcext:value-type="float">
            <text:p>743</text:p>
          </table:table-cell>
          <table:table-cell office:value-type="float" office:value="401" calcext:value-type="float">
            <text:p>401</text:p>
          </table:table-cell>
          <table:table-cell table:formula="of:=[.H421]+[.I421]" office:value-type="float" office:value="1144" calcext:value-type="float">
            <text:p>1144</text:p>
          </table:table-cell>
          <table:table-cell office:value-type="percentage" office:value="0.0272108843537415" calcext:value-type="percentage">
            <text:p>2.721%</text:p>
          </table:table-cell>
          <table:table-cell office:value-type="string" calcext:value-type="string">
            <text:p>gene:Zm00001d00213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03103764" calcext:value-type="float">
            <text:p>103103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422]+[.F422]" office:value-type="float" office:value="4" calcext:value-type="float">
            <text:p>4</text:p>
          </table:table-cell>
          <table:table-cell office:value-type="float" office:value="457" calcext:value-type="float">
            <text:p>457</text:p>
          </table:table-cell>
          <table:table-cell office:value-type="float" office:value="686" calcext:value-type="float">
            <text:p>686</text:p>
          </table:table-cell>
          <table:table-cell table:formula="of:=[.H422]+[.I422]" office:value-type="float" office:value="1143" calcext:value-type="float">
            <text:p>1143</text:p>
          </table:table-cell>
          <table:table-cell office:value-type="percentage" office:value="0.003487358326068" calcext:value-type="percentage">
            <text:p>0.349%</text:p>
          </table:table-cell>
          <table:table-cell office:value-type="string" calcext:value-type="string">
            <text:p>gene:Zm00001d04116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38034438" calcext:value-type="float">
            <text:p>1380344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E423]+[.F423]" office:value-type="float" office:value="40" calcext:value-type="float">
            <text:p>40</text:p>
          </table:table-cell>
          <table:table-cell office:value-type="float" office:value="442" calcext:value-type="float">
            <text:p>442</text:p>
          </table:table-cell>
          <table:table-cell office:value-type="float" office:value="699" calcext:value-type="float">
            <text:p>699</text:p>
          </table:table-cell>
          <table:table-cell table:formula="of:=[.H423]+[.I423]" office:value-type="float" office:value="1141" calcext:value-type="float">
            <text:p>1141</text:p>
          </table:table-cell>
          <table:table-cell office:value-type="percentage" office:value="0.0338696020321761" calcext:value-type="percentage">
            <text:p>3.387%</text:p>
          </table:table-cell>
          <table:table-cell office:value-type="string" calcext:value-type="string">
            <text:p>gene:Zm00001d01600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052480" calcext:value-type="float">
            <text:p>1380524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424]+[.F424]" office:value-type="float" office:value="5" calcext:value-type="float">
            <text:p>5</text:p>
          </table:table-cell>
          <table:table-cell office:value-type="float" office:value="591" calcext:value-type="float">
            <text:p>591</text:p>
          </table:table-cell>
          <table:table-cell office:value-type="float" office:value="545" calcext:value-type="float">
            <text:p>545</text:p>
          </table:table-cell>
          <table:table-cell table:formula="of:=[.H424]+[.I424]" office:value-type="float" office:value="1136" calcext:value-type="float">
            <text:p>1136</text:p>
          </table:table-cell>
          <table:table-cell office:value-type="percentage" office:value="0.00438212094653813" calcext:value-type="percentage">
            <text:p>0.438%</text:p>
          </table:table-cell>
          <table:table-cell office:value-type="string" calcext:value-type="string">
            <text:p>gene:Zm00001d026140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52661943" calcext:value-type="float">
            <text:p>252661943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425]+[.F425]" office:value-type="float" office:value="1" calcext:value-type="float">
            <text:p>1</text:p>
          </table:table-cell>
          <table:table-cell table:style-name="ce13" office:value-type="float" office:value="558" calcext:value-type="float">
            <text:p>558</text:p>
          </table:table-cell>
          <table:table-cell table:style-name="ce13" office:value-type="float" office:value="576" calcext:value-type="float">
            <text:p>576</text:p>
          </table:table-cell>
          <table:table-cell table:style-name="ce13" table:formula="of:=[.H425]+[.I425]" office:value-type="float" office:value="1134" calcext:value-type="float">
            <text:p>1134</text:p>
          </table:table-cell>
          <table:table-cell table:style-name="ce21" office:value-type="percentage" office:value="0.000881057268722467" calcext:value-type="percentage">
            <text:p>0.088%</text:p>
          </table:table-cell>
          <table:table-cell table:style-name="ce8" office:value-type="string" calcext:value-type="string">
            <text:p>gene:Zm00001d05404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864276" calcext:value-type="float">
            <text:p>30486427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26]+[.F426]"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394" calcext:value-type="float">
            <text:p>394</text:p>
          </table:table-cell>
          <table:table-cell table:formula="of:=[.H426]+[.I426]" office:value-type="float" office:value="1132" calcext:value-type="float">
            <text:p>1132</text:p>
          </table:table-cell>
          <table:table-cell office:value-type="percentage" office:value="0.0026431718061674" calcext:value-type="percentage">
            <text:p>0.264%</text:p>
          </table:table-cell>
          <table:table-cell office:value-type="string" calcext:value-type="string">
            <text:p>gene:Zm00001d03474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4711" calcext:value-type="float">
            <text:p>2179347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427]+[.F427]"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 office:value-type="float" office:value="521" calcext:value-type="float">
            <text:p>521</text:p>
          </table:table-cell>
          <table:table-cell table:formula="of:=[.H427]+[.I427]" office:value-type="float" office:value="1131" calcext:value-type="float">
            <text:p>1131</text:p>
          </table:table-cell>
          <table:table-cell office:value-type="percentage" office:value="0.00176522506619594" calcext:value-type="percentage">
            <text:p>0.177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03100731" calcext:value-type="float">
            <text:p>1031007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428]+[.F428]" office:value-type="float" office:value="5" calcext:value-type="float">
            <text:p>5</text:p>
          </table:table-cell>
          <table:table-cell office:value-type="float" office:value="475" calcext:value-type="float">
            <text:p>475</text:p>
          </table:table-cell>
          <table:table-cell office:value-type="float" office:value="654" calcext:value-type="float">
            <text:p>654</text:p>
          </table:table-cell>
          <table:table-cell table:formula="of:=[.H428]+[.I428]" office:value-type="float" office:value="1129" calcext:value-type="float">
            <text:p>1129</text:p>
          </table:table-cell>
          <table:table-cell office:value-type="percentage" office:value="0.00440917107583774" calcext:value-type="percentage">
            <text:p>0.441%</text:p>
          </table:table-cell>
          <table:table-cell office:value-type="string" calcext:value-type="string">
            <text:p>gene:Zm00001d04116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62547" calcext:value-type="float">
            <text:p>1407625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29]+[.F429]"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583" calcext:value-type="float">
            <text:p>583</text:p>
          </table:table-cell>
          <table:table-cell table:formula="of:=[.H429]+[.I429]" office:value-type="float" office:value="1123" calcext:value-type="float">
            <text:p>1123</text:p>
          </table:table-cell>
          <table:table-cell office:value-type="percentage" office:value="0.00177777777777778" calcext:value-type="percentage">
            <text:p>0.178%</text:p>
          </table:table-cell>
          <table:table-cell office:value-type="string" calcext:value-type="string">
            <text:p>gene:Zm00001d02626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3925557" calcext:value-type="float">
            <text:p>1739255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30]+[.F430]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648" calcext:value-type="float">
            <text:p>648</text:p>
          </table:table-cell>
          <table:table-cell table:formula="of:=[.H430]+[.I430]" office:value-type="float" office:value="1116" calcext:value-type="float">
            <text:p>111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42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2100" calcext:value-type="float">
            <text:p>1528921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31]+[.F431]"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  <table:table-cell office:value-type="float" office:value="425" calcext:value-type="float">
            <text:p>425</text:p>
          </table:table-cell>
          <table:table-cell table:formula="of:=[.H431]+[.I431]" office:value-type="float" office:value="1116" calcext:value-type="float">
            <text:p>1116</text:p>
          </table:table-cell>
          <table:table-cell office:value-type="percentage" office:value="0.000895255147717099" calcext:value-type="percentage">
            <text:p>0.090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515" calcext:value-type="float">
            <text:p>2179365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432]+[.F432]" office:value-type="float" office:value="4" calcext:value-type="float">
            <text:p>4</text:p>
          </table:table-cell>
          <table:table-cell office:value-type="float" office:value="517" calcext:value-type="float">
            <text:p>517</text:p>
          </table:table-cell>
          <table:table-cell office:value-type="float" office:value="597" calcext:value-type="float">
            <text:p>597</text:p>
          </table:table-cell>
          <table:table-cell table:formula="of:=[.H432]+[.I432]" office:value-type="float" office:value="1114" calcext:value-type="float">
            <text:p>1114</text:p>
          </table:table-cell>
          <table:table-cell office:value-type="percentage" office:value="0.0035778175313059" calcext:value-type="percentage">
            <text:p>0.358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1946" calcext:value-type="float">
            <text:p>626219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E433]+[.F433]" office:value-type="float" office:value="19" calcext:value-type="float">
            <text:p>19</text:p>
          </table:table-cell>
          <table:table-cell office:value-type="float" office:value="684" calcext:value-type="float">
            <text:p>684</text:p>
          </table:table-cell>
          <table:table-cell office:value-type="float" office:value="430" calcext:value-type="float">
            <text:p>430</text:p>
          </table:table-cell>
          <table:table-cell table:formula="of:=[.H433]+[.I433]" office:value-type="float" office:value="1114" calcext:value-type="float">
            <text:p>1114</text:p>
          </table:table-cell>
          <table:table-cell office:value-type="percentage" office:value="0.0167696381288614" calcext:value-type="percentage">
            <text:p>1.677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1104806" calcext:value-type="float">
            <text:p>161104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34]+[.F434]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584" calcext:value-type="float">
            <text:p>584</text:p>
          </table:table-cell>
          <table:table-cell table:formula="of:=[.H434]+[.I434]" office:value-type="float" office:value="1107" calcext:value-type="float">
            <text:p>110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750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42688057" calcext:value-type="float">
            <text:p>242688057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E435]+[.F435]" office:value-type="float" office:value="3" calcext:value-type="float">
            <text:p>3</text:p>
          </table:table-cell>
          <table:table-cell table:style-name="ce13" office:value-type="float" office:value="628" calcext:value-type="float">
            <text:p>628</text:p>
          </table:table-cell>
          <table:table-cell table:style-name="ce13" office:value-type="float" office:value="479" calcext:value-type="float">
            <text:p>479</text:p>
          </table:table-cell>
          <table:table-cell table:style-name="ce13" table:formula="of:=[.H435]+[.I435]" office:value-type="float" office:value="1107" calcext:value-type="float">
            <text:p>1107</text:p>
          </table:table-cell>
          <table:table-cell table:style-name="ce21" office:value-type="percentage" office:value="0.0027027027027027" calcext:value-type="percentage">
            <text:p>0.270%</text:p>
          </table:table-cell>
          <table:table-cell table:style-name="ce8" office:value-type="string" calcext:value-type="string">
            <text:p>gene:Zm00001d05358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60961" calcext:value-type="float">
            <text:p>1360609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36]+[.F436]"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398" calcext:value-type="float">
            <text:p>398</text:p>
          </table:table-cell>
          <table:table-cell table:formula="of:=[.H436]+[.I436]" office:value-type="float" office:value="1106" calcext:value-type="float">
            <text:p>11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52662551" calcext:value-type="float">
            <text:p>252662551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C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E437]+[.F437]" office:value-type="float" office:value="0" calcext:value-type="float">
            <text:p>0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594" calcext:value-type="float">
            <text:p>594</text:p>
          </table:table-cell>
          <table:table-cell table:style-name="ce13" table:formula="of:=[.H437]+[.I437]" office:value-type="float" office:value="1106" calcext:value-type="float">
            <text:p>1106</text:p>
          </table:table-cell>
          <table:table-cell table:style-name="ce21" office:value-type="percentage" office:value="0" calcext:value-type="percentage">
            <text:p>0.000%</text:p>
          </table:table-cell>
          <table:table-cell table:style-name="ce8" office:value-type="string" calcext:value-type="string">
            <text:p>gene:Zm00001d054042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52929543" calcext:value-type="float">
            <text:p>252929543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E438]+[.F438]" office:value-type="float" office:value="6" calcext:value-type="float">
            <text:p>6</text:p>
          </table:table-cell>
          <table:table-cell table:style-name="ce14" office:value-type="float" office:value="632" calcext:value-type="float">
            <text:p>632</text:p>
          </table:table-cell>
          <table:table-cell table:style-name="ce14" office:value-type="float" office:value="472" calcext:value-type="float">
            <text:p>472</text:p>
          </table:table-cell>
          <table:table-cell table:style-name="ce14" table:formula="of:=[.H438]+[.I438]" office:value-type="float" office:value="1104" calcext:value-type="float">
            <text:p>1104</text:p>
          </table:table-cell>
          <table:table-cell table:style-name="ce22" office:value-type="percentage" office:value="0.00540540540540541" calcext:value-type="percentage">
            <text:p>0.541%</text:p>
          </table:table-cell>
          <table:table-cell table:style-name="ce10" office:value-type="string" calcext:value-type="string">
            <text:p>gene:Zm00001d054063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52662005" calcext:value-type="float">
            <text:p>252662005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C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439]+[.F439]" office:value-type="float" office:value="3" calcext:value-type="float">
            <text:p>3</text:p>
          </table:table-cell>
          <table:table-cell table:style-name="ce13" office:value-type="float" office:value="538" calcext:value-type="float">
            <text:p>538</text:p>
          </table:table-cell>
          <table:table-cell table:style-name="ce13" office:value-type="float" office:value="564" calcext:value-type="float">
            <text:p>564</text:p>
          </table:table-cell>
          <table:table-cell table:style-name="ce13" table:formula="of:=[.H439]+[.I439]" office:value-type="float" office:value="1102" calcext:value-type="float">
            <text:p>1102</text:p>
          </table:table-cell>
          <table:table-cell table:style-name="ce21" office:value-type="percentage" office:value="0.00271493212669683" calcext:value-type="percentage">
            <text:p>0.271%</text:p>
          </table:table-cell>
          <table:table-cell table:style-name="ce8" office:value-type="string" calcext:value-type="string">
            <text:p>gene:Zm00001d05404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0949589" calcext:value-type="float">
            <text:p>7094958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440]+[.F440]"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office:value-type="float" office:value="580" calcext:value-type="float">
            <text:p>580</text:p>
          </table:table-cell>
          <table:table-cell table:formula="of:=[.H440]+[.I440]" office:value-type="float" office:value="1098" calcext:value-type="float">
            <text:p>1098</text:p>
          </table:table-cell>
          <table:table-cell office:value-type="percentage" office:value="0.00362976406533575" calcext:value-type="percentage">
            <text:p>0.363%</text:p>
          </table:table-cell>
          <table:table-cell office:value-type="string" calcext:value-type="string">
            <text:p>gene:Zm00001d02944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132367" calcext:value-type="float">
            <text:p>1361323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41]+[.F441]"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 office:value-type="float" office:value="631" calcext:value-type="float">
            <text:p>631</text:p>
          </table:table-cell>
          <table:table-cell table:formula="of:=[.H441]+[.I441]" office:value-type="float" office:value="1091" calcext:value-type="float">
            <text:p>1091</text:p>
          </table:table-cell>
          <table:table-cell office:value-type="percentage" office:value="0.00182982616651418" calcext:value-type="percentage">
            <text:p>0.183%</text:p>
          </table:table-cell>
          <table:table-cell office:value-type="string" calcext:value-type="string">
            <text:p>gene:Zm00001d03783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8121769" calcext:value-type="float">
            <text:p>781217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42]+[.F442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556" calcext:value-type="float">
            <text:p>556</text:p>
          </table:table-cell>
          <table:table-cell table:formula="of:=[.H442]+[.I442]" office:value-type="float" office:value="1088" calcext:value-type="float">
            <text:p>108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59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8113" calcext:value-type="float">
            <text:p>1367481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43]+[.F443]"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493" calcext:value-type="float">
            <text:p>493</text:p>
          </table:table-cell>
          <table:table-cell table:formula="of:=[.H443]+[.I443]" office:value-type="float" office:value="1085" calcext:value-type="float">
            <text:p>108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96617148" calcext:value-type="float">
            <text:p>966171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444]+[.F444]"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office:value-type="float" office:value="700" calcext:value-type="float">
            <text:p>700</text:p>
          </table:table-cell>
          <table:table-cell table:formula="of:=[.H444]+[.I444]" office:value-type="float" office:value="1081" calcext:value-type="float">
            <text:p>1081</text:p>
          </table:table-cell>
          <table:table-cell office:value-type="percentage" office:value="0.00276752767527675" calcext:value-type="percentage">
            <text:p>0.277%</text:p>
          </table:table-cell>
          <table:table-cell office:value-type="string" calcext:value-type="string">
            <text:p>gene:Zm00001d036772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7425316" calcext:value-type="float">
            <text:p>874253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E445]+[.F445]" office:value-type="float" office:value="7" calcext:value-type="float">
            <text:p>7</text:p>
          </table:table-cell>
          <table:table-cell office:value-type="float" office:value="685" calcext:value-type="float">
            <text:p>685</text:p>
          </table:table-cell>
          <table:table-cell office:value-type="float" office:value="396" calcext:value-type="float">
            <text:p>396</text:p>
          </table:table-cell>
          <table:table-cell table:formula="of:=[.H445]+[.I445]" office:value-type="float" office:value="1081" calcext:value-type="float">
            <text:p>1081</text:p>
          </table:table-cell>
          <table:table-cell office:value-type="percentage" office:value="0.00643382352941176" calcext:value-type="percentage">
            <text:p>0.643%</text:p>
          </table:table-cell>
          <table:table-cell office:value-type="string" calcext:value-type="string">
            <text:p>gene:Zm00001d00988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96617147" calcext:value-type="float">
            <text:p>966171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446]+[.F446]" office:value-type="float" office:value="4" calcext:value-type="float">
            <text:p>4</text:p>
          </table:table-cell>
          <table:table-cell office:value-type="float" office:value="388" calcext:value-type="float">
            <text:p>388</text:p>
          </table:table-cell>
          <table:table-cell office:value-type="float" office:value="691" calcext:value-type="float">
            <text:p>691</text:p>
          </table:table-cell>
          <table:table-cell table:formula="of:=[.H446]+[.I446]" office:value-type="float" office:value="1079" calcext:value-type="float">
            <text:p>1079</text:p>
          </table:table-cell>
          <table:table-cell office:value-type="percentage" office:value="0.00369344413665743" calcext:value-type="percentage">
            <text:p>0.369%</text:p>
          </table:table-cell>
          <table:table-cell office:value-type="string" calcext:value-type="string">
            <text:p>gene:Zm00001d036772</text:p>
          </table:table-cell>
        </table:table-row>
        <table:table-row table:style-name="ro1">
          <table:table-cell table:style-name="ce10" office:value-type="string" calcext:value-type="string">
            <text:p>CM004348.2</text:p>
          </table:table-cell>
          <table:table-cell table:style-name="ce14" office:value-type="float" office:value="8366660" calcext:value-type="float">
            <text:p>8366660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G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E447]+[.F447]" office:value-type="float" office:value="3" calcext:value-type="float">
            <text:p>3</text:p>
          </table:table-cell>
          <table:table-cell table:style-name="ce14" office:value-type="float" office:value="603" calcext:value-type="float">
            <text:p>603</text:p>
          </table:table-cell>
          <table:table-cell table:style-name="ce14" office:value-type="float" office:value="470" calcext:value-type="float">
            <text:p>470</text:p>
          </table:table-cell>
          <table:table-cell table:style-name="ce14" table:formula="of:=[.H447]+[.I447]" office:value-type="float" office:value="1073" calcext:value-type="float">
            <text:p>1073</text:p>
          </table:table-cell>
          <table:table-cell table:style-name="ce22" office:value-type="percentage" office:value="0.00278810408921933" calcext:value-type="percentage">
            <text:p>0.279%</text:p>
          </table:table-cell>
          <table:table-cell table:style-name="ce10" office:value-type="string" calcext:value-type="string">
            <text:p>gene:Zm00001d053364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04756596" calcext:value-type="float">
            <text:p>10475659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448]+[.F448]"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622" calcext:value-type="float">
            <text:p>622</text:p>
          </table:table-cell>
          <table:table-cell table:formula="of:=[.H448]+[.I448]" office:value-type="float" office:value="1059" calcext:value-type="float">
            <text:p>1059</text:p>
          </table:table-cell>
          <table:table-cell office:value-type="percentage" office:value="0.00376293508936971" calcext:value-type="percentage">
            <text:p>0.376%</text:p>
          </table:table-cell>
          <table:table-cell office:value-type="string" calcext:value-type="string">
            <text:p>gene:Zm00001d03698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8401" calcext:value-type="float">
            <text:p>426084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49]+[.F449]" office:value-type="float" office:value="7" calcext:value-type="float">
            <text:p>7</text:p>
          </table:table-cell>
          <table:table-cell office:value-type="float" office:value="533" calcext:value-type="float">
            <text:p>533</text:p>
          </table:table-cell>
          <table:table-cell office:value-type="float" office:value="525" calcext:value-type="float">
            <text:p>525</text:p>
          </table:table-cell>
          <table:table-cell table:formula="of:=[.H449]+[.I449]" office:value-type="float" office:value="1058" calcext:value-type="float">
            <text:p>1058</text:p>
          </table:table-cell>
          <table:table-cell office:value-type="percentage" office:value="0.00657276995305164" calcext:value-type="percentage">
            <text:p>0.657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38034442" calcext:value-type="float">
            <text:p>1380344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[.E450]+[.F450]" office:value-type="float" office:value="35" calcext:value-type="float">
            <text:p>35</text:p>
          </table:table-cell>
          <table:table-cell office:value-type="float" office:value="421" calcext:value-type="float">
            <text:p>421</text:p>
          </table:table-cell>
          <table:table-cell office:value-type="float" office:value="637" calcext:value-type="float">
            <text:p>637</text:p>
          </table:table-cell>
          <table:table-cell table:formula="of:=[.H450]+[.I450]" office:value-type="float" office:value="1058" calcext:value-type="float">
            <text:p>1058</text:p>
          </table:table-cell>
          <table:table-cell office:value-type="percentage" office:value="0.0320219579139982" calcext:value-type="percentage">
            <text:p>3.202%</text:p>
          </table:table-cell>
          <table:table-cell office:value-type="string" calcext:value-type="string">
            <text:p>gene:Zm00001d01600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1105966" calcext:value-type="float">
            <text:p>1611059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51]+[.F451]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80" calcext:value-type="float">
            <text:p>580</text:p>
          </table:table-cell>
          <table:table-cell table:formula="of:=[.H451]+[.I451]" office:value-type="float" office:value="1049" calcext:value-type="float">
            <text:p>104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750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2731595" calcext:value-type="float">
            <text:p>22731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E452]+[.F452]" office:value-type="float" office:value="17" calcext:value-type="float">
            <text:p>17</text:p>
          </table:table-cell>
          <table:table-cell office:value-type="float" office:value="667" calcext:value-type="float">
            <text:p>667</text:p>
          </table:table-cell>
          <table:table-cell office:value-type="float" office:value="382" calcext:value-type="float">
            <text:p>382</text:p>
          </table:table-cell>
          <table:table-cell table:formula="of:=[.H452]+[.I452]" office:value-type="float" office:value="1049" calcext:value-type="float">
            <text:p>1049</text:p>
          </table:table-cell>
          <table:table-cell office:value-type="percentage" office:value="0.0159474671669794" calcext:value-type="percentage">
            <text:p>1.595%</text:p>
          </table:table-cell>
          <table:table-cell office:value-type="string" calcext:value-type="string">
            <text:p>gene:Zm00001d01922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7314906" calcext:value-type="float">
            <text:p>1473149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[.E453]+[.F453]" office:value-type="float" office:value="43" calcext:value-type="float">
            <text:p>43</text:p>
          </table:table-cell>
          <table:table-cell office:value-type="float" office:value="470" calcext:value-type="float">
            <text:p>470</text:p>
          </table:table-cell>
          <table:table-cell office:value-type="float" office:value="577" calcext:value-type="float">
            <text:p>577</text:p>
          </table:table-cell>
          <table:table-cell table:formula="of:=[.H453]+[.I453]" office:value-type="float" office:value="1047" calcext:value-type="float">
            <text:p>1047</text:p>
          </table:table-cell>
          <table:table-cell office:value-type="percentage" office:value="0.0394495412844037" calcext:value-type="percentage">
            <text:p>3.945%</text:p>
          </table:table-cell>
          <table:table-cell office:value-type="string" calcext:value-type="string">
            <text:p>gene:Zm00001d02661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2731608" calcext:value-type="float">
            <text:p>227316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454]+[.F454]" office:value-type="float" office:value="15" calcext:value-type="float">
            <text:p>15</text:p>
          </table:table-cell>
          <table:table-cell office:value-type="float" office:value="659" calcext:value-type="float">
            <text:p>659</text:p>
          </table:table-cell>
          <table:table-cell office:value-type="float" office:value="387" calcext:value-type="float">
            <text:p>387</text:p>
          </table:table-cell>
          <table:table-cell table:formula="of:=[.H454]+[.I454]" office:value-type="float" office:value="1046" calcext:value-type="float">
            <text:p>1046</text:p>
          </table:table-cell>
          <table:table-cell office:value-type="percentage" office:value="0.0141376060320452" calcext:value-type="percentage">
            <text:p>1.414%</text:p>
          </table:table-cell>
          <table:table-cell office:value-type="string" calcext:value-type="string">
            <text:p>gene:Zm00001d019226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2731429" calcext:value-type="float">
            <text:p>227314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E455]+[.F455]" office:value-type="float" office:value="14" calcext:value-type="float">
            <text:p>14</text:p>
          </table:table-cell>
          <table:table-cell office:value-type="float" office:value="389" calcext:value-type="float">
            <text:p>389</text:p>
          </table:table-cell>
          <table:table-cell office:value-type="float" office:value="655" calcext:value-type="float">
            <text:p>655</text:p>
          </table:table-cell>
          <table:table-cell table:formula="of:=[.H455]+[.I455]" office:value-type="float" office:value="1044" calcext:value-type="float">
            <text:p>1044</text:p>
          </table:table-cell>
          <table:table-cell office:value-type="percentage" office:value="0.0132325141776938" calcext:value-type="percentage">
            <text:p>1.323%</text:p>
          </table:table-cell>
          <table:table-cell office:value-type="string" calcext:value-type="string">
            <text:p>gene:Zm00001d019226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52661980" calcext:value-type="float">
            <text:p>252661980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T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table:formula="of:=[.E456]+[.F456]" office:value-type="float" office:value="6" calcext:value-type="float">
            <text:p>6</text:p>
          </table:table-cell>
          <table:table-cell table:style-name="ce13" office:value-type="float" office:value="647" calcext:value-type="float">
            <text:p>647</text:p>
          </table:table-cell>
          <table:table-cell table:style-name="ce13" office:value-type="float" office:value="396" calcext:value-type="float">
            <text:p>396</text:p>
          </table:table-cell>
          <table:table-cell table:style-name="ce13" table:formula="of:=[.H456]+[.I456]" office:value-type="float" office:value="1043" calcext:value-type="float">
            <text:p>1043</text:p>
          </table:table-cell>
          <table:table-cell table:style-name="ce21" office:value-type="percentage" office:value="0.00571973307912297" calcext:value-type="percentage">
            <text:p>0.572%</text:p>
          </table:table-cell>
          <table:table-cell table:style-name="ce8" office:value-type="string" calcext:value-type="string">
            <text:p>gene:Zm00001d05404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948" calcext:value-type="float">
            <text:p>2179369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57]+[.F457]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619" calcext:value-type="float">
            <text:p>619</text:p>
          </table:table-cell>
          <table:table-cell table:formula="of:=[.H457]+[.I457]" office:value-type="float" office:value="1040" calcext:value-type="float">
            <text:p>104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42688181" calcext:value-type="float">
            <text:p>242688181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[.E458]+[.F458]" office:value-type="float" office:value="3" calcext:value-type="float">
            <text:p>3</text:p>
          </table:table-cell>
          <table:table-cell table:style-name="ce13" office:value-type="float" office:value="389" calcext:value-type="float">
            <text:p>389</text:p>
          </table:table-cell>
          <table:table-cell table:style-name="ce13" office:value-type="float" office:value="645" calcext:value-type="float">
            <text:p>645</text:p>
          </table:table-cell>
          <table:table-cell table:style-name="ce13" table:formula="of:=[.H458]+[.I458]" office:value-type="float" office:value="1034" calcext:value-type="float">
            <text:p>1034</text:p>
          </table:table-cell>
          <table:table-cell table:style-name="ce21" office:value-type="percentage" office:value="0.00289296046287367" calcext:value-type="percentage">
            <text:p>0.289%</text:p>
          </table:table-cell>
          <table:table-cell table:style-name="ce8" office:value-type="string" calcext:value-type="string">
            <text:p>gene:Zm00001d05358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7933" calcext:value-type="float">
            <text:p>1367479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59]+[.F459]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538" calcext:value-type="float">
            <text:p>538</text:p>
          </table:table-cell>
          <table:table-cell table:formula="of:=[.H459]+[.I459]" office:value-type="float" office:value="1031" calcext:value-type="float">
            <text:p>103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1104767" calcext:value-type="float">
            <text:p>1611047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60]+[.F460]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536" calcext:value-type="float">
            <text:p>536</text:p>
          </table:table-cell>
          <table:table-cell table:formula="of:=[.H460]+[.I460]" office:value-type="float" office:value="1030" calcext:value-type="float">
            <text:p>103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750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42688061" calcext:value-type="float">
            <text:p>242688061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E461]+[.F461]" office:value-type="float" office:value="3" calcext:value-type="float">
            <text:p>3</text:p>
          </table:table-cell>
          <table:table-cell table:style-name="ce13" office:value-type="float" office:value="547" calcext:value-type="float">
            <text:p>547</text:p>
          </table:table-cell>
          <table:table-cell table:style-name="ce13" office:value-type="float" office:value="483" calcext:value-type="float">
            <text:p>483</text:p>
          </table:table-cell>
          <table:table-cell table:style-name="ce13" table:formula="of:=[.H461]+[.I461]" office:value-type="float" office:value="1030" calcext:value-type="float">
            <text:p>1030</text:p>
          </table:table-cell>
          <table:table-cell table:style-name="ce21" office:value-type="percentage" office:value="0.00290416263310745" calcext:value-type="percentage">
            <text:p>0.290%</text:p>
          </table:table-cell>
          <table:table-cell table:style-name="ce8" office:value-type="string" calcext:value-type="string">
            <text:p>gene:Zm00001d05358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8047" calcext:value-type="float">
            <text:p>1367480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62]+[.F462]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633" calcext:value-type="float">
            <text:p>633</text:p>
          </table:table-cell>
          <table:table-cell table:formula="of:=[.H462]+[.I462]" office:value-type="float" office:value="1022" calcext:value-type="float">
            <text:p>102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0949615" calcext:value-type="float">
            <text:p>709496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463]+[.F463]"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office:value-type="float" office:value="586" calcext:value-type="float">
            <text:p>586</text:p>
          </table:table-cell>
          <table:table-cell table:formula="of:=[.H463]+[.I463]" office:value-type="float" office:value="1014" calcext:value-type="float">
            <text:p>1014</text:p>
          </table:table-cell>
          <table:table-cell office:value-type="percentage" office:value="0.00392927308447937" calcext:value-type="percentage">
            <text:p>0.393%</text:p>
          </table:table-cell>
          <table:table-cell office:value-type="string" calcext:value-type="string">
            <text:p>gene:Zm00001d029441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52929564" calcext:value-type="float">
            <text:p>25292956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E464]+[.F464]" office:value-type="float" office:value="6" calcext:value-type="float">
            <text:p>6</text:p>
          </table:table-cell>
          <table:table-cell table:style-name="ce14" office:value-type="float" office:value="569" calcext:value-type="float">
            <text:p>569</text:p>
          </table:table-cell>
          <table:table-cell table:style-name="ce14" office:value-type="float" office:value="443" calcext:value-type="float">
            <text:p>443</text:p>
          </table:table-cell>
          <table:table-cell table:style-name="ce14" table:formula="of:=[.H464]+[.I464]" office:value-type="float" office:value="1012" calcext:value-type="float">
            <text:p>1012</text:p>
          </table:table-cell>
          <table:table-cell table:style-name="ce22" office:value-type="percentage" office:value="0.00589390962671906" calcext:value-type="percentage">
            <text:p>0.589%</text:p>
          </table:table-cell>
          <table:table-cell table:style-name="ce10" office:value-type="string" calcext:value-type="string">
            <text:p>gene:Zm00001d054063</text:p>
          </table:table-cell>
        </table:table-row>
        <table:table-row table:style-name="ro1">
          <table:table-cell table:style-name="ce10" office:value-type="string" calcext:value-type="string">
            <text:p>CM004348.2</text:p>
          </table:table-cell>
          <table:table-cell table:style-name="ce14" office:value-type="float" office:value="8366654" calcext:value-type="float">
            <text:p>836665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E465]+[.F465]" office:value-type="float" office:value="2" calcext:value-type="float">
            <text:p>2</text:p>
          </table:table-cell>
          <table:table-cell table:style-name="ce14" office:value-type="float" office:value="598" calcext:value-type="float">
            <text:p>598</text:p>
          </table:table-cell>
          <table:table-cell table:style-name="ce14" office:value-type="float" office:value="408" calcext:value-type="float">
            <text:p>408</text:p>
          </table:table-cell>
          <table:table-cell table:style-name="ce14" table:formula="of:=[.H465]+[.I465]" office:value-type="float" office:value="1006" calcext:value-type="float">
            <text:p>1006</text:p>
          </table:table-cell>
          <table:table-cell table:style-name="ce22" office:value-type="percentage" office:value="0.00198412698412698" calcext:value-type="percentage">
            <text:p>0.198%</text:p>
          </table:table-cell>
          <table:table-cell table:style-name="ce10" office:value-type="string" calcext:value-type="string">
            <text:p>gene:Zm00001d053364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43917443" calcext:value-type="float">
            <text:p>1439174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formula="of:=[.E466]+[.F466]" office:value-type="float" office:value="88" calcext:value-type="float">
            <text:p>88</text:p>
          </table:table-cell>
          <table:table-cell office:value-type="float" office:value="384" calcext:value-type="float">
            <text:p>384</text:p>
          </table:table-cell>
          <table:table-cell office:value-type="float" office:value="618" calcext:value-type="float">
            <text:p>618</text:p>
          </table:table-cell>
          <table:table-cell table:formula="of:=[.H466]+[.I466]" office:value-type="float" office:value="1002" calcext:value-type="float">
            <text:p>1002</text:p>
          </table:table-cell>
          <table:table-cell office:value-type="percentage" office:value="0.0807339449541284" calcext:value-type="percentage">
            <text:p>8.073%</text:p>
          </table:table-cell>
          <table:table-cell office:value-type="string" calcext:value-type="string">
            <text:p>gene:Zm00001d038067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7426438" calcext:value-type="float">
            <text:p>874264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67]+[.F467]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482" calcext:value-type="float">
            <text:p>482</text:p>
          </table:table-cell>
          <table:table-cell table:formula="of:=[.H467]+[.I467]" office:value-type="float" office:value="998" calcext:value-type="float">
            <text:p>99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988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748059" calcext:value-type="float">
            <text:p>1367480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68]+[.F468]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630" calcext:value-type="float">
            <text:p>630</text:p>
          </table:table-cell>
          <table:table-cell table:formula="of:=[.H468]+[.I468]" office:value-type="float" office:value="994" calcext:value-type="float">
            <text:p>99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4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108635" calcext:value-type="float">
            <text:p>31086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E469]+[.F469]" office:value-type="float" office:value="16" calcext:value-type="float">
            <text:p>16</text:p>
          </table:table-cell>
          <table:table-cell office:value-type="float" office:value="575" calcext:value-type="float">
            <text:p>575</text:p>
          </table:table-cell>
          <table:table-cell office:value-type="float" office:value="407" calcext:value-type="float">
            <text:p>407</text:p>
          </table:table-cell>
          <table:table-cell table:formula="of:=[.H469]+[.I469]" office:value-type="float" office:value="982" calcext:value-type="float">
            <text:p>982</text:p>
          </table:table-cell>
          <table:table-cell office:value-type="percentage" office:value="0.0160320641282565" calcext:value-type="percentage">
            <text:p>1.603%</text:p>
          </table:table-cell>
          <table:table-cell office:value-type="string" calcext:value-type="string">
            <text:p>gene:Zm00001d00827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61003" calcext:value-type="float">
            <text:p>1360610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70]+[.F470]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379" calcext:value-type="float">
            <text:p>379</text:p>
          </table:table-cell>
          <table:table-cell table:formula="of:=[.H470]+[.I470]" office:value-type="float" office:value="980" calcext:value-type="float">
            <text:p>98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1104990" calcext:value-type="float">
            <text:p>1611049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71]+[.F471]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495" calcext:value-type="float">
            <text:p>495</text:p>
          </table:table-cell>
          <table:table-cell table:formula="of:=[.H471]+[.I471]" office:value-type="float" office:value="978" calcext:value-type="float">
            <text:p>97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75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2890525" calcext:value-type="float">
            <text:p>1528905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472]+[.F472]" office:value-type="float" office:value="6" calcext:value-type="float">
            <text:p>6</text:p>
          </table:table-cell>
          <table:table-cell office:value-type="float" office:value="621" calcext:value-type="float">
            <text:p>621</text:p>
          </table:table-cell>
          <table:table-cell office:value-type="float" office:value="350" calcext:value-type="float">
            <text:p>350</text:p>
          </table:table-cell>
          <table:table-cell table:formula="of:=[.H472]+[.I472]" office:value-type="float" office:value="971" calcext:value-type="float">
            <text:p>971</text:p>
          </table:table-cell>
          <table:table-cell office:value-type="percentage" office:value="0.00614124872057318" calcext:value-type="percentage">
            <text:p>0.614%</text:p>
          </table:table-cell>
          <table:table-cell office:value-type="string" calcext:value-type="string">
            <text:p>gene:Zm00001d03839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95826489" calcext:value-type="float">
            <text:p>195826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73]+[.F473]"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  <table:table-cell office:value-type="float" office:value="513" calcext:value-type="float">
            <text:p>513</text:p>
          </table:table-cell>
          <table:table-cell table:formula="of:=[.H473]+[.I473]" office:value-type="float" office:value="968" calcext:value-type="float">
            <text:p>968</text:p>
          </table:table-cell>
          <table:table-cell office:value-type="percentage" office:value="0.00206185567010309" calcext:value-type="percentage">
            <text:p>0.206%</text:p>
          </table:table-cell>
          <table:table-cell office:value-type="string" calcext:value-type="string">
            <text:p>gene:Zm00001d04327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594" calcext:value-type="float">
            <text:p>2179365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474]+[.F474]" office:value-type="float" office:value="5" calcext:value-type="float">
            <text:p>5</text:p>
          </table:table-cell>
          <table:table-cell office:value-type="float" office:value="498" calcext:value-type="float">
            <text:p>498</text:p>
          </table:table-cell>
          <table:table-cell office:value-type="float" office:value="470" calcext:value-type="float">
            <text:p>470</text:p>
          </table:table-cell>
          <table:table-cell table:formula="of:=[.H474]+[.I474]" office:value-type="float" office:value="968" calcext:value-type="float">
            <text:p>968</text:p>
          </table:table-cell>
          <table:table-cell office:value-type="percentage" office:value="0.00513874614594039" calcext:value-type="percentage">
            <text:p>0.514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77698092" calcext:value-type="float">
            <text:p>1776980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475]+[.F475]" office:value-type="float" office:value="6" calcext:value-type="float">
            <text:p>6</text:p>
          </table:table-cell>
          <table:table-cell office:value-type="float" office:value="593" calcext:value-type="float">
            <text:p>593</text:p>
          </table:table-cell>
          <table:table-cell office:value-type="float" office:value="375" calcext:value-type="float">
            <text:p>375</text:p>
          </table:table-cell>
          <table:table-cell table:formula="of:=[.H475]+[.I475]" office:value-type="float" office:value="968" calcext:value-type="float">
            <text:p>968</text:p>
          </table:table-cell>
          <table:table-cell office:value-type="percentage" office:value="0.00616016427104723" calcext:value-type="percentage">
            <text:p>0.616%</text:p>
          </table:table-cell>
          <table:table-cell office:value-type="string" calcext:value-type="string">
            <text:p>gene:Zm00001d016846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1223600" calcext:value-type="float">
            <text:p>31223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76]+[.F476]"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327" calcext:value-type="float">
            <text:p>327</text:p>
          </table:table-cell>
          <table:table-cell table:formula="of:=[.H476]+[.I476]" office:value-type="float" office:value="965" calcext:value-type="float">
            <text:p>96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948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108641" calcext:value-type="float">
            <text:p>31086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E477]+[.F477]" office:value-type="float" office:value="16" calcext:value-type="float">
            <text:p>16</text:p>
          </table:table-cell>
          <table:table-cell office:value-type="float" office:value="601" calcext:value-type="float">
            <text:p>601</text:p>
          </table:table-cell>
          <table:table-cell office:value-type="float" office:value="362" calcext:value-type="float">
            <text:p>362</text:p>
          </table:table-cell>
          <table:table-cell table:formula="of:=[.H477]+[.I477]" office:value-type="float" office:value="963" calcext:value-type="float">
            <text:p>963</text:p>
          </table:table-cell>
          <table:table-cell office:value-type="percentage" office:value="0.0163432073544433" calcext:value-type="percentage">
            <text:p>1.634%</text:p>
          </table:table-cell>
          <table:table-cell office:value-type="string" calcext:value-type="string">
            <text:p>gene:Zm00001d00827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722823" calcext:value-type="float">
            <text:p>1967228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E478]+[.F478]" office:value-type="float" office:value="23" calcext:value-type="float">
            <text:p>23</text:p>
          </table:table-cell>
          <table:table-cell office:value-type="float" office:value="619" calcext:value-type="float">
            <text:p>619</text:p>
          </table:table-cell>
          <table:table-cell office:value-type="float" office:value="343" calcext:value-type="float">
            <text:p>343</text:p>
          </table:table-cell>
          <table:table-cell table:formula="of:=[.H478]+[.I478]" office:value-type="float" office:value="962" calcext:value-type="float">
            <text:p>962</text:p>
          </table:table-cell>
          <table:table-cell office:value-type="percentage" office:value="0.0233502538071066" calcext:value-type="percentage">
            <text:p>2.335%</text:p>
          </table:table-cell>
          <table:table-cell office:value-type="string" calcext:value-type="string">
            <text:p>gene:Zm00001d01751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061006" calcext:value-type="float">
            <text:p>1360610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79]+[.F479]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88" calcext:value-type="float">
            <text:p>388</text:p>
          </table:table-cell>
          <table:table-cell table:formula="of:=[.H479]+[.I479]" office:value-type="float" office:value="961" calcext:value-type="float">
            <text:p>96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83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0948443" calcext:value-type="float">
            <text:p>7094844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480]+[.F480]"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477" calcext:value-type="float">
            <text:p>477</text:p>
          </table:table-cell>
          <table:table-cell table:formula="of:=[.H480]+[.I480]" office:value-type="float" office:value="960" calcext:value-type="float">
            <text:p>960</text:p>
          </table:table-cell>
          <table:table-cell office:value-type="percentage" office:value="0.004149377593361" calcext:value-type="percentage">
            <text:p>0.415%</text:p>
          </table:table-cell>
          <table:table-cell office:value-type="string" calcext:value-type="string">
            <text:p>gene:Zm00001d02944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77698101" calcext:value-type="float">
            <text:p>177698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481]+[.F481]" office:value-type="float" office:value="4" calcext:value-type="float">
            <text:p>4</text:p>
          </table:table-cell>
          <table:table-cell office:value-type="float" office:value="581" calcext:value-type="float">
            <text:p>581</text:p>
          </table:table-cell>
          <table:table-cell office:value-type="float" office:value="365" calcext:value-type="float">
            <text:p>365</text:p>
          </table:table-cell>
          <table:table-cell table:formula="of:=[.H481]+[.I481]" office:value-type="float" office:value="946" calcext:value-type="float">
            <text:p>946</text:p>
          </table:table-cell>
          <table:table-cell office:value-type="percentage" office:value="0.00421052631578947" calcext:value-type="percentage">
            <text:p>0.421%</text:p>
          </table:table-cell>
          <table:table-cell office:value-type="string" calcext:value-type="string">
            <text:p>gene:Zm00001d01684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344940" calcext:value-type="float">
            <text:p>2243449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482]+[.F482]"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410" calcext:value-type="float">
            <text:p>410</text:p>
          </table:table-cell>
          <table:table-cell table:formula="of:=[.H482]+[.I482]" office:value-type="float" office:value="938" calcext:value-type="float">
            <text:p>938</text:p>
          </table:table-cell>
          <table:table-cell office:value-type="percentage" office:value="0.00106496272630458" calcext:value-type="percentage">
            <text:p>0.106%</text:p>
          </table:table-cell>
          <table:table-cell office:value-type="string" calcext:value-type="string">
            <text:p>gene:Zm00001d04410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920" calcext:value-type="float">
            <text:p>2090939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483]+[.F483]" office:value-type="float" office:value="7" calcext:value-type="float">
            <text:p>7</text:p>
          </table:table-cell>
          <table:table-cell office:value-type="float" office:value="531" calcext:value-type="float">
            <text:p>531</text:p>
          </table:table-cell>
          <table:table-cell office:value-type="float" office:value="392" calcext:value-type="float">
            <text:p>392</text:p>
          </table:table-cell>
          <table:table-cell table:formula="of:=[.H483]+[.I483]" office:value-type="float" office:value="923" calcext:value-type="float">
            <text:p>923</text:p>
          </table:table-cell>
          <table:table-cell office:value-type="percentage" office:value="0.00752688172043011" calcext:value-type="percentage">
            <text:p>0.753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921" calcext:value-type="float">
            <text:p>2090939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484]+[.F484]" office:value-type="float" office:value="7" calcext:value-type="float">
            <text:p>7</text:p>
          </table:table-cell>
          <table:table-cell office:value-type="float" office:value="536" calcext:value-type="float">
            <text:p>536</text:p>
          </table:table-cell>
          <table:table-cell office:value-type="float" office:value="384" calcext:value-type="float">
            <text:p>384</text:p>
          </table:table-cell>
          <table:table-cell table:formula="of:=[.H484]+[.I484]" office:value-type="float" office:value="920" calcext:value-type="float">
            <text:p>920</text:p>
          </table:table-cell>
          <table:table-cell office:value-type="percentage" office:value="0.0075512405609493" calcext:value-type="percentage">
            <text:p>0.755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922" calcext:value-type="float">
            <text:p>2090939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485]+[.F485]" office:value-type="float" office:value="7" calcext:value-type="float">
            <text:p>7</text:p>
          </table:table-cell>
          <table:table-cell office:value-type="float" office:value="531" calcext:value-type="float">
            <text:p>531</text:p>
          </table:table-cell>
          <table:table-cell office:value-type="float" office:value="386" calcext:value-type="float">
            <text:p>386</text:p>
          </table:table-cell>
          <table:table-cell table:formula="of:=[.H485]+[.I485]" office:value-type="float" office:value="917" calcext:value-type="float">
            <text:p>917</text:p>
          </table:table-cell>
          <table:table-cell office:value-type="percentage" office:value="0.00757575757575758" calcext:value-type="percentage">
            <text:p>0.758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924" calcext:value-type="float">
            <text:p>2090939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486]+[.F486]" office:value-type="float" office:value="7" calcext:value-type="float">
            <text:p>7</text:p>
          </table:table-cell>
          <table:table-cell office:value-type="float" office:value="530" calcext:value-type="float">
            <text:p>530</text:p>
          </table:table-cell>
          <table:table-cell office:value-type="float" office:value="387" calcext:value-type="float">
            <text:p>387</text:p>
          </table:table-cell>
          <table:table-cell table:formula="of:=[.H486]+[.I486]" office:value-type="float" office:value="917" calcext:value-type="float">
            <text:p>917</text:p>
          </table:table-cell>
          <table:table-cell office:value-type="percentage" office:value="0.00757575757575758" calcext:value-type="percentage">
            <text:p>0.758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62000794" calcext:value-type="float">
            <text:p>620007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E487]+[.F487]" office:value-type="float" office:value="16" calcext:value-type="float">
            <text:p>16</text:p>
          </table:table-cell>
          <table:table-cell office:value-type="float" office:value="539" calcext:value-type="float">
            <text:p>539</text:p>
          </table:table-cell>
          <table:table-cell office:value-type="float" office:value="377" calcext:value-type="float">
            <text:p>377</text:p>
          </table:table-cell>
          <table:table-cell table:formula="of:=[.H487]+[.I487]" office:value-type="float" office:value="916" calcext:value-type="float">
            <text:p>916</text:p>
          </table:table-cell>
          <table:table-cell office:value-type="percentage" office:value="0.0171673819742489" calcext:value-type="percentage">
            <text:p>1.717%</text:p>
          </table:table-cell>
          <table:table-cell office:value-type="string" calcext:value-type="string">
            <text:p>gene:Zm00001d03599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0948381" calcext:value-type="float">
            <text:p>709483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488]+[.F488]" office:value-type="float" office:value="3" calcext:value-type="float">
            <text:p>3</text:p>
          </table:table-cell>
          <table:table-cell office:value-type="float" office:value="580" calcext:value-type="float">
            <text:p>580</text:p>
          </table:table-cell>
          <table:table-cell office:value-type="float" office:value="334" calcext:value-type="float">
            <text:p>334</text:p>
          </table:table-cell>
          <table:table-cell table:formula="of:=[.H488]+[.I488]" office:value-type="float" office:value="914" calcext:value-type="float">
            <text:p>914</text:p>
          </table:table-cell>
          <table:table-cell office:value-type="percentage" office:value="0.00327153762268266" calcext:value-type="percentage">
            <text:p>0.327%</text:p>
          </table:table-cell>
          <table:table-cell office:value-type="string" calcext:value-type="string">
            <text:p>gene:Zm00001d02944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03103809" calcext:value-type="float">
            <text:p>1031038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489]+[.F489]"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  <table:table-cell office:value-type="float" office:value="581" calcext:value-type="float">
            <text:p>581</text:p>
          </table:table-cell>
          <table:table-cell table:formula="of:=[.H489]+[.I489]" office:value-type="float" office:value="912" calcext:value-type="float">
            <text:p>912</text:p>
          </table:table-cell>
          <table:table-cell office:value-type="percentage" office:value="0.00436681222707424" calcext:value-type="percentage">
            <text:p>0.437%</text:p>
          </table:table-cell>
          <table:table-cell office:value-type="string" calcext:value-type="string">
            <text:p>gene:Zm00001d04116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923" calcext:value-type="float">
            <text:p>2090939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490]+[.F490]" office:value-type="float" office:value="8" calcext:value-type="float">
            <text:p>8</text:p>
          </table:table-cell>
          <table:table-cell office:value-type="float" office:value="531" calcext:value-type="float">
            <text:p>531</text:p>
          </table:table-cell>
          <table:table-cell office:value-type="float" office:value="381" calcext:value-type="float">
            <text:p>381</text:p>
          </table:table-cell>
          <table:table-cell table:formula="of:=[.H490]+[.I490]" office:value-type="float" office:value="912" calcext:value-type="float">
            <text:p>912</text:p>
          </table:table-cell>
          <table:table-cell office:value-type="percentage" office:value="0.00869565217391305" calcext:value-type="percentage">
            <text:p>0.870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4992512" calcext:value-type="float">
            <text:p>134992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91]+[.F491]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455" calcext:value-type="float">
            <text:p>455</text:p>
          </table:table-cell>
          <table:table-cell table:formula="of:=[.H491]+[.I491]" office:value-type="float" office:value="906" calcext:value-type="float">
            <text:p>9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363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4992512" calcext:value-type="float">
            <text:p>134992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92]+[.F492]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455" calcext:value-type="float">
            <text:p>455</text:p>
          </table:table-cell>
          <table:table-cell table:formula="of:=[.H492]+[.I492]" office:value-type="float" office:value="906" calcext:value-type="float">
            <text:p>9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858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684" calcext:value-type="float">
            <text:p>2179366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93]+[.F493]" office:value-type="float" office:value="2" calcext:value-type="float">
            <text:p>2</text:p>
          </table:table-cell>
          <table:table-cell office:value-type="float" office:value="577" calcext:value-type="float">
            <text:p>577</text:p>
          </table:table-cell>
          <table:table-cell office:value-type="float" office:value="326" calcext:value-type="float">
            <text:p>326</text:p>
          </table:table-cell>
          <table:table-cell table:formula="of:=[.H493]+[.I493]" office:value-type="float" office:value="903" calcext:value-type="float">
            <text:p>903</text:p>
          </table:table-cell>
          <table:table-cell office:value-type="percentage" office:value="0.00220994475138122" calcext:value-type="percentage">
            <text:p>0.221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108611" calcext:value-type="float">
            <text:p>31086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E494]+[.F494]" office:value-type="float" office:value="16" calcext:value-type="float">
            <text:p>16</text:p>
          </table:table-cell>
          <table:table-cell office:value-type="float" office:value="533" calcext:value-type="float">
            <text:p>533</text:p>
          </table:table-cell>
          <table:table-cell office:value-type="float" office:value="369" calcext:value-type="float">
            <text:p>369</text:p>
          </table:table-cell>
          <table:table-cell table:formula="of:=[.H494]+[.I494]" office:value-type="float" office:value="902" calcext:value-type="float">
            <text:p>902</text:p>
          </table:table-cell>
          <table:table-cell office:value-type="percentage" office:value="0.0174291938997821" calcext:value-type="percentage">
            <text:p>1.743%</text:p>
          </table:table-cell>
          <table:table-cell office:value-type="string" calcext:value-type="string">
            <text:p>gene:Zm00001d00827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6407547" calcext:value-type="float">
            <text:p>1764075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495]+[.F495]"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office:value-type="float" office:value="400" calcext:value-type="float">
            <text:p>400</text:p>
          </table:table-cell>
          <table:table-cell table:formula="of:=[.H495]+[.I495]" office:value-type="float" office:value="897" calcext:value-type="float">
            <text:p>897</text:p>
          </table:table-cell>
          <table:table-cell office:value-type="percentage" office:value="0.00664451827242525" calcext:value-type="percentage">
            <text:p>0.664%</text:p>
          </table:table-cell>
          <table:table-cell office:value-type="string" calcext:value-type="string">
            <text:p>gene:Zm00001d02250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62000931" calcext:value-type="float">
            <text:p>620009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E496]+[.F496]" office:value-type="float" office:value="20" calcext:value-type="float">
            <text:p>20</text:p>
          </table:table-cell>
          <table:table-cell office:value-type="float" office:value="528" calcext:value-type="float">
            <text:p>528</text:p>
          </table:table-cell>
          <table:table-cell office:value-type="float" office:value="366" calcext:value-type="float">
            <text:p>366</text:p>
          </table:table-cell>
          <table:table-cell table:formula="of:=[.H496]+[.I496]" office:value-type="float" office:value="894" calcext:value-type="float">
            <text:p>894</text:p>
          </table:table-cell>
          <table:table-cell office:value-type="percentage" office:value="0.0218818380743983" calcext:value-type="percentage">
            <text:p>2.188%</text:p>
          </table:table-cell>
          <table:table-cell office:value-type="string" calcext:value-type="string">
            <text:p>gene:Zm00001d03599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58965" calcext:value-type="float">
            <text:p>1373589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97]+[.F497]"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 office:value-type="float" office:value="386" calcext:value-type="float">
            <text:p>386</text:p>
          </table:table-cell>
          <table:table-cell table:formula="of:=[.H497]+[.I497]" office:value-type="float" office:value="892" calcext:value-type="float">
            <text:p>892</text:p>
          </table:table-cell>
          <table:table-cell office:value-type="percentage" office:value="0.00111982082866741" calcext:value-type="percentage">
            <text:p>0.112%</text:p>
          </table:table-cell>
          <table:table-cell office:value-type="string" calcext:value-type="string">
            <text:p>gene:Zm00001d026124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08467820" calcext:value-type="float">
            <text:p>1084678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98]+[.F498]"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478" calcext:value-type="float">
            <text:p>478</text:p>
          </table:table-cell>
          <table:table-cell table:formula="of:=[.H498]+[.I498]" office:value-type="float" office:value="892" calcext:value-type="float">
            <text:p>892</text:p>
          </table:table-cell>
          <table:table-cell office:value-type="percentage" office:value="0.00111982082866741" calcext:value-type="percentage">
            <text:p>0.112%</text:p>
          </table:table-cell>
          <table:table-cell office:value-type="string" calcext:value-type="string">
            <text:p>gene:Zm00001d03708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3197604" calcext:value-type="float">
            <text:p>2831976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499]+[.F499]"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490" calcext:value-type="float">
            <text:p>490</text:p>
          </table:table-cell>
          <table:table-cell table:formula="of:=[.H499]+[.I499]" office:value-type="float" office:value="888" calcext:value-type="float">
            <text:p>888</text:p>
          </table:table-cell>
          <table:table-cell office:value-type="percentage" office:value="0.00559910414333707" calcext:value-type="percentage">
            <text:p>0.560%</text:p>
          </table:table-cell>
          <table:table-cell office:value-type="string" calcext:value-type="string">
            <text:p>gene:Zm00001d03399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7315996" calcext:value-type="float">
            <text:p>14731599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E500]+[.F500]" office:value-type="float" office:value="11" calcext:value-type="float">
            <text:p>11</text:p>
          </table:table-cell>
          <table:table-cell office:value-type="float" office:value="451" calcext:value-type="float">
            <text:p>451</text:p>
          </table:table-cell>
          <table:table-cell office:value-type="float" office:value="437" calcext:value-type="float">
            <text:p>437</text:p>
          </table:table-cell>
          <table:table-cell table:formula="of:=[.H500]+[.I500]" office:value-type="float" office:value="888" calcext:value-type="float">
            <text:p>888</text:p>
          </table:table-cell>
          <table:table-cell office:value-type="percentage" office:value="0.0122358175750834" calcext:value-type="percentage">
            <text:p>1.224%</text:p>
          </table:table-cell>
          <table:table-cell office:value-type="string" calcext:value-type="string">
            <text:p>gene:Zm00001d02661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96617416" calcext:value-type="float">
            <text:p>966174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01]+[.F501]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344" calcext:value-type="float">
            <text:p>344</text:p>
          </table:table-cell>
          <table:table-cell table:formula="of:=[.H501]+[.I501]" office:value-type="float" office:value="883" calcext:value-type="float">
            <text:p>88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77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95826786" calcext:value-type="float">
            <text:p>1958267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02]+[.F502]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524" calcext:value-type="float">
            <text:p>524</text:p>
          </table:table-cell>
          <table:table-cell table:formula="of:=[.H502]+[.I502]" office:value-type="float" office:value="882" calcext:value-type="float">
            <text:p>88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27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0948645" calcext:value-type="float">
            <text:p>709486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503]+[.F503]"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414" calcext:value-type="float">
            <text:p>414</text:p>
          </table:table-cell>
          <table:table-cell table:formula="of:=[.H503]+[.I503]" office:value-type="float" office:value="882" calcext:value-type="float">
            <text:p>882</text:p>
          </table:table-cell>
          <table:table-cell office:value-type="percentage" office:value="0.0078740157480315" calcext:value-type="percentage">
            <text:p>0.787%</text:p>
          </table:table-cell>
          <table:table-cell office:value-type="string" calcext:value-type="string">
            <text:p>gene:Zm00001d02944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0847335" calcext:value-type="float">
            <text:p>2008473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04]+[.F504]"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335" calcext:value-type="float">
            <text:p>335</text:p>
          </table:table-cell>
          <table:table-cell table:formula="of:=[.H504]+[.I504]" office:value-type="float" office:value="878" calcext:value-type="float">
            <text:p>878</text:p>
          </table:table-cell>
          <table:table-cell office:value-type="percentage" office:value="0.00113765642775882" calcext:value-type="percentage">
            <text:p>0.114%</text:p>
          </table:table-cell>
          <table:table-cell office:value-type="string" calcext:value-type="string">
            <text:p>gene:Zm00001d04335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1106100" calcext:value-type="float">
            <text:p>161106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05]+[.F505]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557" calcext:value-type="float">
            <text:p>557</text:p>
          </table:table-cell>
          <table:table-cell table:formula="of:=[.H505]+[.I505]" office:value-type="float" office:value="875" calcext:value-type="float">
            <text:p>87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75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0847272" calcext:value-type="float">
            <text:p>2008472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06]+[.F506]"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office:value-type="float" office:value="329" calcext:value-type="float">
            <text:p>329</text:p>
          </table:table-cell>
          <table:table-cell table:formula="of:=[.H506]+[.I506]" office:value-type="float" office:value="866" calcext:value-type="float">
            <text:p>866</text:p>
          </table:table-cell>
          <table:table-cell office:value-type="percentage" office:value="0.00230414746543779" calcext:value-type="percentage">
            <text:p>0.230%</text:p>
          </table:table-cell>
          <table:table-cell office:value-type="string" calcext:value-type="string">
            <text:p>gene:Zm00001d043350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0949626" calcext:value-type="float">
            <text:p>709496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507]+[.F507]"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475" calcext:value-type="float">
            <text:p>475</text:p>
          </table:table-cell>
          <table:table-cell table:formula="of:=[.H507]+[.I507]" office:value-type="float" office:value="857" calcext:value-type="float">
            <text:p>857</text:p>
          </table:table-cell>
          <table:table-cell office:value-type="percentage" office:value="0.00232828870779977" calcext:value-type="percentage">
            <text:p>0.233%</text:p>
          </table:table-cell>
          <table:table-cell office:value-type="string" calcext:value-type="string">
            <text:p>gene:Zm00001d02944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4428" calcext:value-type="float">
            <text:p>626244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E508]+[.F508]" office:value-type="float" office:value="27" calcext:value-type="float">
            <text:p>27</text:p>
          </table:table-cell>
          <table:table-cell office:value-type="float" office:value="544" calcext:value-type="float">
            <text:p>544</text:p>
          </table:table-cell>
          <table:table-cell office:value-type="float" office:value="305" calcext:value-type="float">
            <text:p>305</text:p>
          </table:table-cell>
          <table:table-cell table:formula="of:=[.H508]+[.I508]" office:value-type="float" office:value="849" calcext:value-type="float">
            <text:p>849</text:p>
          </table:table-cell>
          <table:table-cell office:value-type="percentage" office:value="0.0308219178082192" calcext:value-type="percentage">
            <text:p>3.082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58860" calcext:value-type="float">
            <text:p>1373588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09]+[.F509]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288" calcext:value-type="float">
            <text:p>288</text:p>
          </table:table-cell>
          <table:table-cell table:formula="of:=[.H509]+[.I509]" office:value-type="float" office:value="848" calcext:value-type="float">
            <text:p>848</text:p>
          </table:table-cell>
          <table:table-cell office:value-type="percentage" office:value="0.00117785630153121" calcext:value-type="percentage">
            <text:p>0.118%</text:p>
          </table:table-cell>
          <table:table-cell office:value-type="string" calcext:value-type="string">
            <text:p>gene:Zm00001d02612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60195" calcext:value-type="float">
            <text:p>1373601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10]+[.F510]"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345" calcext:value-type="float">
            <text:p>345</text:p>
          </table:table-cell>
          <table:table-cell table:formula="of:=[.H510]+[.I510]" office:value-type="float" office:value="842" calcext:value-type="float">
            <text:p>842</text:p>
          </table:table-cell>
          <table:table-cell office:value-type="percentage" office:value="0.00118623962040332" calcext:value-type="percentage">
            <text:p>0.119%</text:p>
          </table:table-cell>
          <table:table-cell office:value-type="string" calcext:value-type="string">
            <text:p>gene:Zm00001d026124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96617419" calcext:value-type="float">
            <text:p>966174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11]+[.F511]"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320" calcext:value-type="float">
            <text:p>320</text:p>
          </table:table-cell>
          <table:table-cell table:formula="of:=[.H511]+[.I511]" office:value-type="float" office:value="842" calcext:value-type="float">
            <text:p>842</text:p>
          </table:table-cell>
          <table:table-cell office:value-type="percentage" office:value="0.00118623962040332" calcext:value-type="percentage">
            <text:p>0.119%</text:p>
          </table:table-cell>
          <table:table-cell office:value-type="string" calcext:value-type="string">
            <text:p>gene:Zm00001d03677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1105022" calcext:value-type="float">
            <text:p>1611050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12]+[.F512]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398" calcext:value-type="float">
            <text:p>398</text:p>
          </table:table-cell>
          <table:table-cell table:formula="of:=[.H512]+[.I512]" office:value-type="float" office:value="841" calcext:value-type="float">
            <text:p>84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750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6406936" calcext:value-type="float">
            <text:p>1764069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13]+[.F513]"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321" calcext:value-type="float">
            <text:p>321</text:p>
          </table:table-cell>
          <table:table-cell table:formula="of:=[.H513]+[.I513]" office:value-type="float" office:value="837" calcext:value-type="float">
            <text:p>837</text:p>
          </table:table-cell>
          <table:table-cell office:value-type="percentage" office:value="0.00119331742243437" calcext:value-type="percentage">
            <text:p>0.119%</text:p>
          </table:table-cell>
          <table:table-cell office:value-type="string" calcext:value-type="string">
            <text:p>gene:Zm00001d02250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60213" calcext:value-type="float">
            <text:p>1373602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14]+[.F514]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374" calcext:value-type="float">
            <text:p>374</text:p>
          </table:table-cell>
          <table:table-cell table:formula="of:=[.H514]+[.I514]" office:value-type="float" office:value="833" calcext:value-type="float">
            <text:p>83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2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911" calcext:value-type="float">
            <text:p>2090939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515]+[.F515]" office:value-type="float" office:value="7" calcext:value-type="float">
            <text:p>7</text:p>
          </table:table-cell>
          <table:table-cell office:value-type="float" office:value="491" calcext:value-type="float">
            <text:p>491</text:p>
          </table:table-cell>
          <table:table-cell office:value-type="float" office:value="340" calcext:value-type="float">
            <text:p>340</text:p>
          </table:table-cell>
          <table:table-cell table:formula="of:=[.H515]+[.I515]" office:value-type="float" office:value="831" calcext:value-type="float">
            <text:p>831</text:p>
          </table:table-cell>
          <table:table-cell office:value-type="percentage" office:value="0.00835322195704057" calcext:value-type="percentage">
            <text:p>0.835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7426372" calcext:value-type="float">
            <text:p>8742637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16]+[.F516]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283" calcext:value-type="float">
            <text:p>283</text:p>
          </table:table-cell>
          <table:table-cell table:formula="of:=[.H516]+[.I516]" office:value-type="float" office:value="830" calcext:value-type="float">
            <text:p>83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988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80512289" calcext:value-type="float">
            <text:p>8051228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17]+[.F517]"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398" calcext:value-type="float">
            <text:p>398</text:p>
          </table:table-cell>
          <table:table-cell table:formula="of:=[.H517]+[.I517]" office:value-type="float" office:value="822" calcext:value-type="float">
            <text:p>822</text:p>
          </table:table-cell>
          <table:table-cell office:value-type="percentage" office:value="0.00121506682867558" calcext:value-type="percentage">
            <text:p>0.122%</text:p>
          </table:table-cell>
          <table:table-cell office:value-type="string" calcext:value-type="string">
            <text:p>gene:Zm00001d03633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43917511" calcext:value-type="float">
            <text:p>1439175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formula="of:=[.E518]+[.F518]" office:value-type="float" office:value="79" calcext:value-type="float">
            <text:p>79</text:p>
          </table:table-cell>
          <table:table-cell office:value-type="float" office:value="387" calcext:value-type="float">
            <text:p>387</text:p>
          </table:table-cell>
          <table:table-cell office:value-type="float" office:value="430" calcext:value-type="float">
            <text:p>430</text:p>
          </table:table-cell>
          <table:table-cell table:formula="of:=[.H518]+[.I518]" office:value-type="float" office:value="817" calcext:value-type="float">
            <text:p>817</text:p>
          </table:table-cell>
          <table:table-cell office:value-type="percentage" office:value="0.0881696428571429" calcext:value-type="percentage">
            <text:p>8.817%</text:p>
          </table:table-cell>
          <table:table-cell office:value-type="string" calcext:value-type="string">
            <text:p>gene:Zm00001d03806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678820" calcext:value-type="float">
            <text:p>1416788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19]+[.F519]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416" calcext:value-type="float">
            <text:p>416</text:p>
          </table:table-cell>
          <table:table-cell table:formula="of:=[.H519]+[.I519]" office:value-type="float" office:value="810" calcext:value-type="float">
            <text:p>81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1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459" calcext:value-type="float">
            <text:p>18674345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20]+[.F520]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533" calcext:value-type="float">
            <text:p>533</text:p>
          </table:table-cell>
          <table:table-cell table:formula="of:=[.H520]+[.I520]" office:value-type="float" office:value="809" calcext:value-type="float">
            <text:p>80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96617443" calcext:value-type="float">
            <text:p>966174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21]+[.F521]"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288" calcext:value-type="float">
            <text:p>288</text:p>
          </table:table-cell>
          <table:table-cell table:formula="of:=[.H521]+[.I521]" office:value-type="float" office:value="807" calcext:value-type="float">
            <text:p>807</text:p>
          </table:table-cell>
          <table:table-cell office:value-type="percentage" office:value="0.00123762376237624" calcext:value-type="percentage">
            <text:p>0.124%</text:p>
          </table:table-cell>
          <table:table-cell office:value-type="string" calcext:value-type="string">
            <text:p>gene:Zm00001d036772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015351" calcext:value-type="float">
            <text:p>30153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22]+[.F522]"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93" calcext:value-type="float">
            <text:p>493</text:p>
          </table:table-cell>
          <table:table-cell table:formula="of:=[.H522]+[.I522]" office:value-type="float" office:value="804" calcext:value-type="float">
            <text:p>804</text:p>
          </table:table-cell>
          <table:table-cell office:value-type="percentage" office:value="0.00124223602484472" calcext:value-type="percentage">
            <text:p>0.124%</text:p>
          </table:table-cell>
          <table:table-cell office:value-type="string" calcext:value-type="string">
            <text:p>gene:Zm00001d00826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4270" calcext:value-type="float">
            <text:p>894242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23]+[.F523]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271" calcext:value-type="float">
            <text:p>271</text:p>
          </table:table-cell>
          <table:table-cell table:formula="of:=[.H523]+[.I523]" office:value-type="float" office:value="802" calcext:value-type="float">
            <text:p>80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0948737" calcext:value-type="float">
            <text:p>709487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E524]+[.F524]" office:value-type="float" office:value="9" calcext:value-type="float">
            <text:p>9</text:p>
          </table:table-cell>
          <table:table-cell office:value-type="float" office:value="527" calcext:value-type="float">
            <text:p>527</text:p>
          </table:table-cell>
          <table:table-cell office:value-type="float" office:value="270" calcext:value-type="float">
            <text:p>270</text:p>
          </table:table-cell>
          <table:table-cell table:formula="of:=[.H524]+[.I524]" office:value-type="float" office:value="797" calcext:value-type="float">
            <text:p>797</text:p>
          </table:table-cell>
          <table:table-cell office:value-type="percentage" office:value="0.011166253101737" calcext:value-type="percentage">
            <text:p>1.117%</text:p>
          </table:table-cell>
          <table:table-cell office:value-type="string" calcext:value-type="string">
            <text:p>gene:Zm00001d029441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2730353" calcext:value-type="float">
            <text:p>227303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E525]+[.F525]" office:value-type="float" office:value="9" calcext:value-type="float">
            <text:p>9</text:p>
          </table:table-cell>
          <table:table-cell office:value-type="float" office:value="375" calcext:value-type="float">
            <text:p>375</text:p>
          </table:table-cell>
          <table:table-cell office:value-type="float" office:value="417" calcext:value-type="float">
            <text:p>417</text:p>
          </table:table-cell>
          <table:table-cell table:formula="of:=[.H525]+[.I525]" office:value-type="float" office:value="792" calcext:value-type="float">
            <text:p>792</text:p>
          </table:table-cell>
          <table:table-cell office:value-type="percentage" office:value="0.0112359550561798" calcext:value-type="percentage">
            <text:p>1.124%</text:p>
          </table:table-cell>
          <table:table-cell office:value-type="string" calcext:value-type="string">
            <text:p>gene:Zm00001d019226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42687765" calcext:value-type="float">
            <text:p>242687765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E526]+[.F526]" office:value-type="float" office:value="0" calcext:value-type="float">
            <text:p>0</text:p>
          </table:table-cell>
          <table:table-cell table:style-name="ce13" office:value-type="float" office:value="520" calcext:value-type="float">
            <text:p>520</text:p>
          </table:table-cell>
          <table:table-cell table:style-name="ce13" office:value-type="float" office:value="270" calcext:value-type="float">
            <text:p>270</text:p>
          </table:table-cell>
          <table:table-cell table:style-name="ce13" table:formula="of:=[.H526]+[.I526]" office:value-type="float" office:value="790" calcext:value-type="float">
            <text:p>790</text:p>
          </table:table-cell>
          <table:table-cell table:style-name="ce21" office:value-type="percentage" office:value="0" calcext:value-type="percentage">
            <text:p>0.000%</text:p>
          </table:table-cell>
          <table:table-cell table:style-name="ce8" office:value-type="string" calcext:value-type="string">
            <text:p>gene:Zm00001d05358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7315153" calcext:value-type="float">
            <text:p>1473151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E527]+[.F527]" office:value-type="float" office:value="35" calcext:value-type="float">
            <text:p>35</text:p>
          </table:table-cell>
          <table:table-cell office:value-type="float" office:value="348" calcext:value-type="float">
            <text:p>348</text:p>
          </table:table-cell>
          <table:table-cell office:value-type="float" office:value="442" calcext:value-type="float">
            <text:p>442</text:p>
          </table:table-cell>
          <table:table-cell table:formula="of:=[.H527]+[.I527]" office:value-type="float" office:value="790" calcext:value-type="float">
            <text:p>790</text:p>
          </table:table-cell>
          <table:table-cell office:value-type="percentage" office:value="0.0424242424242424" calcext:value-type="percentage">
            <text:p>4.242%</text:p>
          </table:table-cell>
          <table:table-cell office:value-type="string" calcext:value-type="string">
            <text:p>gene:Zm00001d02661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3197876" calcext:value-type="float">
            <text:p>2831978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28]+[.F528]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470" calcext:value-type="float">
            <text:p>470</text:p>
          </table:table-cell>
          <table:table-cell table:formula="of:=[.H528]+[.I528]" office:value-type="float" office:value="787" calcext:value-type="float">
            <text:p>78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399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70949643" calcext:value-type="float">
            <text:p>709496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529]+[.F529]"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471" calcext:value-type="float">
            <text:p>471</text:p>
          </table:table-cell>
          <table:table-cell table:formula="of:=[.H529]+[.I529]" office:value-type="float" office:value="783" calcext:value-type="float">
            <text:p>783</text:p>
          </table:table-cell>
          <table:table-cell office:value-type="percentage" office:value="0.00254777070063694" calcext:value-type="percentage">
            <text:p>0.255%</text:p>
          </table:table-cell>
          <table:table-cell office:value-type="string" calcext:value-type="string">
            <text:p>gene:Zm00001d029441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2730678" calcext:value-type="float">
            <text:p>227306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E530]+[.F530]" office:value-type="float" office:value="12" calcext:value-type="float">
            <text:p>12</text:p>
          </table:table-cell>
          <table:table-cell office:value-type="float" office:value="379" calcext:value-type="float">
            <text:p>379</text:p>
          </table:table-cell>
          <table:table-cell office:value-type="float" office:value="401" calcext:value-type="float">
            <text:p>401</text:p>
          </table:table-cell>
          <table:table-cell table:formula="of:=[.H530]+[.I530]" office:value-type="float" office:value="780" calcext:value-type="float">
            <text:p>780</text:p>
          </table:table-cell>
          <table:table-cell office:value-type="percentage" office:value="0.0151515151515152" calcext:value-type="percentage">
            <text:p>1.515%</text:p>
          </table:table-cell>
          <table:table-cell office:value-type="string" calcext:value-type="string">
            <text:p>gene:Zm00001d01922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77700383" calcext:value-type="float">
            <text:p>17770038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31]+[.F531]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263" calcext:value-type="float">
            <text:p>263</text:p>
          </table:table-cell>
          <table:table-cell table:formula="of:=[.H531]+[.I531]" office:value-type="float" office:value="776" calcext:value-type="float">
            <text:p>77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684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7674726" calcext:value-type="float">
            <text:p>2076747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532]+[.F532]"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384" calcext:value-type="float">
            <text:p>384</text:p>
          </table:table-cell>
          <table:table-cell table:formula="of:=[.H532]+[.I532]" office:value-type="float" office:value="776" calcext:value-type="float">
            <text:p>776</text:p>
          </table:table-cell>
          <table:table-cell office:value-type="percentage" office:value="0.0025706940874036" calcext:value-type="percentage">
            <text:p>0.257%</text:p>
          </table:table-cell>
          <table:table-cell office:value-type="string" calcext:value-type="string">
            <text:p>gene:Zm00001d00644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479" calcext:value-type="float">
            <text:p>18674347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33]+[.F533]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496" calcext:value-type="float">
            <text:p>496</text:p>
          </table:table-cell>
          <table:table-cell table:formula="of:=[.H533]+[.I533]" office:value-type="float" office:value="766" calcext:value-type="float">
            <text:p>7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08468618" calcext:value-type="float">
            <text:p>1084686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534]+[.F534]"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281" calcext:value-type="float">
            <text:p>281</text:p>
          </table:table-cell>
          <table:table-cell table:formula="of:=[.H534]+[.I534]" office:value-type="float" office:value="764" calcext:value-type="float">
            <text:p>764</text:p>
          </table:table-cell>
          <table:table-cell office:value-type="percentage" office:value="0.00520833333333333" calcext:value-type="percentage">
            <text:p>0.521%</text:p>
          </table:table-cell>
          <table:table-cell office:value-type="string" calcext:value-type="string">
            <text:p>gene:Zm00001d03708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735899" calcext:value-type="float">
            <text:p>773589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535]+[.F535]" office:value-type="float" office:value="3" calcext:value-type="float">
            <text:p>3</text:p>
          </table:table-cell>
          <table:table-cell office:value-type="float" office:value="399" calcext:value-type="float">
            <text:p>399</text:p>
          </table:table-cell>
          <table:table-cell office:value-type="float" office:value="364" calcext:value-type="float">
            <text:p>364</text:p>
          </table:table-cell>
          <table:table-cell table:formula="of:=[.H535]+[.I535]" office:value-type="float" office:value="763" calcext:value-type="float">
            <text:p>763</text:p>
          </table:table-cell>
          <table:table-cell office:value-type="percentage" office:value="0.00391644908616188" calcext:value-type="percentage">
            <text:p>0.392%</text:p>
          </table:table-cell>
          <table:table-cell office:value-type="string" calcext:value-type="string">
            <text:p>gene:Zm00001d02351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7313369" calcext:value-type="float">
            <text:p>1473133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E536]+[.F536]" office:value-type="float" office:value="41" calcext:value-type="float">
            <text:p>41</text:p>
          </table:table-cell>
          <table:table-cell office:value-type="float" office:value="401" calcext:value-type="float">
            <text:p>401</text:p>
          </table:table-cell>
          <table:table-cell office:value-type="float" office:value="362" calcext:value-type="float">
            <text:p>362</text:p>
          </table:table-cell>
          <table:table-cell table:formula="of:=[.H536]+[.I536]" office:value-type="float" office:value="763" calcext:value-type="float">
            <text:p>763</text:p>
          </table:table-cell>
          <table:table-cell office:value-type="percentage" office:value="0.0509950248756219" calcext:value-type="percentage">
            <text:p>5.100%</text:p>
          </table:table-cell>
          <table:table-cell office:value-type="string" calcext:value-type="string">
            <text:p>gene:Zm00001d02661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2730582" calcext:value-type="float">
            <text:p>2273058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E537]+[.F537]" office:value-type="float" office:value="9" calcext:value-type="float">
            <text:p>9</text:p>
          </table:table-cell>
          <table:table-cell office:value-type="float" office:value="424" calcext:value-type="float">
            <text:p>424</text:p>
          </table:table-cell>
          <table:table-cell office:value-type="float" office:value="332" calcext:value-type="float">
            <text:p>332</text:p>
          </table:table-cell>
          <table:table-cell table:formula="of:=[.H537]+[.I537]" office:value-type="float" office:value="756" calcext:value-type="float">
            <text:p>756</text:p>
          </table:table-cell>
          <table:table-cell office:value-type="percentage" office:value="0.0117647058823529" calcext:value-type="percentage">
            <text:p>1.176%</text:p>
          </table:table-cell>
          <table:table-cell office:value-type="string" calcext:value-type="string">
            <text:p>gene:Zm00001d01922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7313707" calcext:value-type="float">
            <text:p>1473137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E538]+[.F538]" office:value-type="float" office:value="33" calcext:value-type="float">
            <text:p>33</text:p>
          </table:table-cell>
          <table:table-cell office:value-type="float" office:value="442" calcext:value-type="float">
            <text:p>442</text:p>
          </table:table-cell>
          <table:table-cell office:value-type="float" office:value="313" calcext:value-type="float">
            <text:p>313</text:p>
          </table:table-cell>
          <table:table-cell table:formula="of:=[.H538]+[.I538]" office:value-type="float" office:value="755" calcext:value-type="float">
            <text:p>755</text:p>
          </table:table-cell>
          <table:table-cell office:value-type="percentage" office:value="0.0418781725888325" calcext:value-type="percentage">
            <text:p>4.188%</text:p>
          </table:table-cell>
          <table:table-cell office:value-type="string" calcext:value-type="string">
            <text:p>gene:Zm00001d02661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47655" calcext:value-type="float">
            <text:p>1407476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39]+[.F539]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429" calcext:value-type="float">
            <text:p>429</text:p>
          </table:table-cell>
          <table:table-cell table:formula="of:=[.H539]+[.I539]" office:value-type="float" office:value="754" calcext:value-type="float">
            <text:p>75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646" calcext:value-type="float">
            <text:p>2179366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540]+[.F540]" office:value-type="float" office:value="4" calcext:value-type="float">
            <text:p>4</text:p>
          </table:table-cell>
          <table:table-cell office:value-type="float" office:value="476" calcext:value-type="float">
            <text:p>476</text:p>
          </table:table-cell>
          <table:table-cell office:value-type="float" office:value="277" calcext:value-type="float">
            <text:p>277</text:p>
          </table:table-cell>
          <table:table-cell table:formula="of:=[.H540]+[.I540]" office:value-type="float" office:value="753" calcext:value-type="float">
            <text:p>753</text:p>
          </table:table-cell>
          <table:table-cell office:value-type="percentage" office:value="0.00528401585204756" calcext:value-type="percentage">
            <text:p>0.528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77700476" calcext:value-type="float">
            <text:p>1777004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541]+[.F541]"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table:formula="of:=[.H541]+[.I541]" office:value-type="float" office:value="746" calcext:value-type="float">
            <text:p>746</text:p>
          </table:table-cell>
          <table:table-cell office:value-type="percentage" office:value="0.00267379679144385" calcext:value-type="percentage">
            <text:p>0.267%</text:p>
          </table:table-cell>
          <table:table-cell office:value-type="string" calcext:value-type="string">
            <text:p>gene:Zm00001d01684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7936647" calcext:value-type="float">
            <text:p>2179366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542]+[.F542]"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  <table:table-cell office:value-type="float" office:value="272" calcext:value-type="float">
            <text:p>272</text:p>
          </table:table-cell>
          <table:table-cell table:formula="of:=[.H542]+[.I542]" office:value-type="float" office:value="744" calcext:value-type="float">
            <text:p>744</text:p>
          </table:table-cell>
          <table:table-cell office:value-type="percentage" office:value="0.00401606425702811" calcext:value-type="percentage">
            <text:p>0.402%</text:p>
          </table:table-cell>
          <table:table-cell office:value-type="string" calcext:value-type="string">
            <text:p>gene:Zm00001d04388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1223265" calcext:value-type="float">
            <text:p>312232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3]+[.F543]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287" calcext:value-type="float">
            <text:p>287</text:p>
          </table:table-cell>
          <table:table-cell table:formula="of:=[.H543]+[.I543]" office:value-type="float" office:value="740" calcext:value-type="float">
            <text:p>74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948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48753" calcext:value-type="float">
            <text:p>14074875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4]+[.F544]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279" calcext:value-type="float">
            <text:p>279</text:p>
          </table:table-cell>
          <table:table-cell table:formula="of:=[.H544]+[.I544]" office:value-type="float" office:value="738" calcext:value-type="float">
            <text:p>73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76126850" calcext:value-type="float">
            <text:p>276126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5]+[.F545]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320" calcext:value-type="float">
            <text:p>320</text:p>
          </table:table-cell>
          <table:table-cell table:formula="of:=[.H545]+[.I545]" office:value-type="float" office:value="737" calcext:value-type="float">
            <text:p>73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378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31593638" calcext:value-type="float">
            <text:p>1315936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6]+[.F546]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356" calcext:value-type="float">
            <text:p>356</text:p>
          </table:table-cell>
          <table:table-cell table:formula="of:=[.H546]+[.I546]" office:value-type="float" office:value="733" calcext:value-type="float">
            <text:p>73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160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7528599" calcext:value-type="float">
            <text:p>1675285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47]+[.F547]"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316" calcext:value-type="float">
            <text:p>316</text:p>
          </table:table-cell>
          <table:table-cell table:formula="of:=[.H547]+[.I547]" office:value-type="float" office:value="728" calcext:value-type="float">
            <text:p>728</text:p>
          </table:table-cell>
          <table:table-cell office:value-type="percentage" office:value="0.00137174211248285" calcext:value-type="percentage">
            <text:p>0.137%</text:p>
          </table:table-cell>
          <table:table-cell office:value-type="string" calcext:value-type="string">
            <text:p>gene:Zm00001d03909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1630" calcext:value-type="float">
            <text:p>626216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E548]+[.F548]"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  <table:table-cell office:value-type="float" office:value="401" calcext:value-type="float">
            <text:p>401</text:p>
          </table:table-cell>
          <table:table-cell table:formula="of:=[.H548]+[.I548]" office:value-type="float" office:value="726" calcext:value-type="float">
            <text:p>726</text:p>
          </table:table-cell>
          <table:table-cell office:value-type="percentage" office:value="0.0268096514745308" calcext:value-type="percentage">
            <text:p>2.681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679212" calcext:value-type="float">
            <text:p>1416792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49]+[.F549]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325" calcext:value-type="float">
            <text:p>325</text:p>
          </table:table-cell>
          <table:table-cell table:formula="of:=[.H549]+[.I549]" office:value-type="float" office:value="720" calcext:value-type="float">
            <text:p>72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1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0847095" calcext:value-type="float">
            <text:p>20084709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50]+[.F550]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312" calcext:value-type="float">
            <text:p>312</text:p>
          </table:table-cell>
          <table:table-cell table:formula="of:=[.H550]+[.I550]" office:value-type="float" office:value="717" calcext:value-type="float">
            <text:p>71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35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734177" calcext:value-type="float">
            <text:p>7734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551]+[.F551]"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office:value-type="float" office:value="298" calcext:value-type="float">
            <text:p>298</text:p>
          </table:table-cell>
          <table:table-cell table:formula="of:=[.H551]+[.I551]" office:value-type="float" office:value="717" calcext:value-type="float">
            <text:p>717</text:p>
          </table:table-cell>
          <table:table-cell office:value-type="percentage" office:value="0.00416666666666667" calcext:value-type="percentage">
            <text:p>0.417%</text:p>
          </table:table-cell>
          <table:table-cell office:value-type="string" calcext:value-type="string">
            <text:p>gene:Zm00001d02351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31593636" calcext:value-type="float">
            <text:p>1315936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52]+[.F552]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51" calcext:value-type="float">
            <text:p>351</text:p>
          </table:table-cell>
          <table:table-cell table:formula="of:=[.H552]+[.I552]" office:value-type="float" office:value="716" calcext:value-type="float">
            <text:p>71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1600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3042" calcext:value-type="float">
            <text:p>626230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E553]+[.F553]" office:value-type="float" office:value="9" calcext:value-type="float">
            <text:p>9</text:p>
          </table:table-cell>
          <table:table-cell office:value-type="float" office:value="365" calcext:value-type="float">
            <text:p>365</text:p>
          </table:table-cell>
          <table:table-cell office:value-type="float" office:value="347" calcext:value-type="float">
            <text:p>347</text:p>
          </table:table-cell>
          <table:table-cell table:formula="of:=[.H553]+[.I553]" office:value-type="float" office:value="712" calcext:value-type="float">
            <text:p>712</text:p>
          </table:table-cell>
          <table:table-cell office:value-type="percentage" office:value="0.0124826629680999" calcext:value-type="percentage">
            <text:p>1.248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6215301" calcext:value-type="float">
            <text:p>762153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54]+[.F554]"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295" calcext:value-type="float">
            <text:p>295</text:p>
          </table:table-cell>
          <table:table-cell table:formula="of:=[.H554]+[.I554]" office:value-type="float" office:value="709" calcext:value-type="float">
            <text:p>709</text:p>
          </table:table-cell>
          <table:table-cell office:value-type="percentage" office:value="0.00140845070422535" calcext:value-type="percentage">
            <text:p>0.141%</text:p>
          </table:table-cell>
          <table:table-cell office:value-type="string" calcext:value-type="string">
            <text:p>gene:Zm00001d036246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0806998" calcext:value-type="float">
            <text:p>108069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555]+[.F555]"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float" office:value="307" calcext:value-type="float">
            <text:p>307</text:p>
          </table:table-cell>
          <table:table-cell table:formula="of:=[.H555]+[.I555]" office:value-type="float" office:value="709" calcext:value-type="float">
            <text:p>709</text:p>
          </table:table-cell>
          <table:table-cell office:value-type="percentage" office:value="0.00839160839160839" calcext:value-type="percentage">
            <text:p>0.839%</text:p>
          </table:table-cell>
          <table:table-cell office:value-type="string" calcext:value-type="string">
            <text:p>gene:Zm00001d04501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3379147" calcext:value-type="float">
            <text:p>633791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56]+[.F556]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95" calcext:value-type="float">
            <text:p>395</text:p>
          </table:table-cell>
          <table:table-cell table:formula="of:=[.H556]+[.I556]" office:value-type="float" office:value="706" calcext:value-type="float">
            <text:p>7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3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77700332" calcext:value-type="float">
            <text:p>17770033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557]+[.F557]" office:value-type="float" office:value="2" calcext:value-type="float">
            <text:p>2</text:p>
          </table:table-cell>
          <table:table-cell office:value-type="float" office:value="428" calcext:value-type="float">
            <text:p>428</text:p>
          </table:table-cell>
          <table:table-cell office:value-type="float" office:value="278" calcext:value-type="float">
            <text:p>278</text:p>
          </table:table-cell>
          <table:table-cell table:formula="of:=[.H557]+[.I557]" office:value-type="float" office:value="706" calcext:value-type="float">
            <text:p>706</text:p>
          </table:table-cell>
          <table:table-cell office:value-type="percentage" office:value="0.00282485875706215" calcext:value-type="percentage">
            <text:p>0.282%</text:p>
          </table:table-cell>
          <table:table-cell office:value-type="string" calcext:value-type="string">
            <text:p>gene:Zm00001d01684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679215" calcext:value-type="float">
            <text:p>1416792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58]+[.F558]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319" calcext:value-type="float">
            <text:p>319</text:p>
          </table:table-cell>
          <table:table-cell table:formula="of:=[.H558]+[.I558]" office:value-type="float" office:value="703" calcext:value-type="float">
            <text:p>70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11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77266010" calcext:value-type="float">
            <text:p>772660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559]+[.F559]"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447" calcext:value-type="float">
            <text:p>447</text:p>
          </table:table-cell>
          <table:table-cell table:formula="of:=[.H559]+[.I559]" office:value-type="float" office:value="702" calcext:value-type="float">
            <text:p>702</text:p>
          </table:table-cell>
          <table:table-cell office:value-type="percentage" office:value="0.00284090909090909" calcext:value-type="percentage">
            <text:p>0.284%</text:p>
          </table:table-cell>
          <table:table-cell office:value-type="string" calcext:value-type="string">
            <text:p>gene:Zm00001d05025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3197966" calcext:value-type="float">
            <text:p>2831979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0]+[.F560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408" calcext:value-type="float">
            <text:p>408</text:p>
          </table:table-cell>
          <table:table-cell table:formula="of:=[.H560]+[.I560]" office:value-type="float" office:value="701" calcext:value-type="float">
            <text:p>7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399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95826879" calcext:value-type="float">
            <text:p>1958268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1]+[.F561]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293" calcext:value-type="float">
            <text:p>293</text:p>
          </table:table-cell>
          <table:table-cell table:formula="of:=[.H561]+[.I561]" office:value-type="float" office:value="700" calcext:value-type="float">
            <text:p>70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27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1223247" calcext:value-type="float">
            <text:p>312232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2]+[.F562]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270" calcext:value-type="float">
            <text:p>270</text:p>
          </table:table-cell>
          <table:table-cell table:formula="of:=[.H562]+[.I562]" office:value-type="float" office:value="698" calcext:value-type="float">
            <text:p>69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948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31593645" calcext:value-type="float">
            <text:p>1315936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3]+[.F563]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373" calcext:value-type="float">
            <text:p>373</text:p>
          </table:table-cell>
          <table:table-cell table:formula="of:=[.H563]+[.I563]" office:value-type="float" office:value="696" calcext:value-type="float">
            <text:p>69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1600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4601" calcext:value-type="float">
            <text:p>626246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E564]+[.F564]" office:value-type="float" office:value="24" calcext:value-type="float">
            <text:p>24</text:p>
          </table:table-cell>
          <table:table-cell office:value-type="float" office:value="418" calcext:value-type="float">
            <text:p>418</text:p>
          </table:table-cell>
          <table:table-cell office:value-type="float" office:value="277" calcext:value-type="float">
            <text:p>277</text:p>
          </table:table-cell>
          <table:table-cell table:formula="of:=[.H564]+[.I564]" office:value-type="float" office:value="695" calcext:value-type="float">
            <text:p>695</text:p>
          </table:table-cell>
          <table:table-cell office:value-type="percentage" office:value="0.0333796940194715" calcext:value-type="percentage">
            <text:p>3.338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0847108" calcext:value-type="float">
            <text:p>2008471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5]+[.F565]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282" calcext:value-type="float">
            <text:p>282</text:p>
          </table:table-cell>
          <table:table-cell table:formula="of:=[.H565]+[.I565]" office:value-type="float" office:value="694" calcext:value-type="float">
            <text:p>69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35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77700354" calcext:value-type="float">
            <text:p>1777003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566]+[.F566]" office:value-type="float" office:value="2" calcext:value-type="float">
            <text:p>2</text:p>
          </table:table-cell>
          <table:table-cell office:value-type="float" office:value="425" calcext:value-type="float">
            <text:p>425</text:p>
          </table:table-cell>
          <table:table-cell office:value-type="float" office:value="266" calcext:value-type="float">
            <text:p>266</text:p>
          </table:table-cell>
          <table:table-cell table:formula="of:=[.H566]+[.I566]" office:value-type="float" office:value="691" calcext:value-type="float">
            <text:p>691</text:p>
          </table:table-cell>
          <table:table-cell office:value-type="percentage" office:value="0.00288600288600289" calcext:value-type="percentage">
            <text:p>0.289%</text:p>
          </table:table-cell>
          <table:table-cell office:value-type="string" calcext:value-type="string">
            <text:p>gene:Zm00001d01684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47492" calcext:value-type="float">
            <text:p>1407474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7]+[.F567]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246" calcext:value-type="float">
            <text:p>246</text:p>
          </table:table-cell>
          <table:table-cell table:formula="of:=[.H567]+[.I567]" office:value-type="float" office:value="690" calcext:value-type="float">
            <text:p>6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6215209" calcext:value-type="float">
            <text:p>762152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E568]+[.F568]"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office:value-type="float" office:value="365" calcext:value-type="float">
            <text:p>365</text:p>
          </table:table-cell>
          <table:table-cell table:formula="of:=[.H568]+[.I568]" office:value-type="float" office:value="689" calcext:value-type="float">
            <text:p>689</text:p>
          </table:table-cell>
          <table:table-cell office:value-type="percentage" office:value="0.0100574712643678" calcext:value-type="percentage">
            <text:p>1.006%</text:p>
          </table:table-cell>
          <table:table-cell office:value-type="string" calcext:value-type="string">
            <text:p>gene:Zm00001d03624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47564" calcext:value-type="float">
            <text:p>1407475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69]+[.F569]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332" calcext:value-type="float">
            <text:p>332</text:p>
          </table:table-cell>
          <table:table-cell table:formula="of:=[.H569]+[.I569]" office:value-type="float" office:value="686" calcext:value-type="float">
            <text:p>68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5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08467886" calcext:value-type="float">
            <text:p>1084678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70]+[.F570]"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374" calcext:value-type="float">
            <text:p>374</text:p>
          </table:table-cell>
          <table:table-cell table:formula="of:=[.H570]+[.I570]" office:value-type="float" office:value="686" calcext:value-type="float">
            <text:p>686</text:p>
          </table:table-cell>
          <table:table-cell office:value-type="percentage" office:value="0.00145560407569141" calcext:value-type="percentage">
            <text:p>0.146%</text:p>
          </table:table-cell>
          <table:table-cell office:value-type="string" calcext:value-type="string">
            <text:p>gene:Zm00001d03708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64735" calcext:value-type="float">
            <text:p>14076473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71]+[.F571]"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291" calcext:value-type="float">
            <text:p>291</text:p>
          </table:table-cell>
          <table:table-cell table:formula="of:=[.H571]+[.I571]" office:value-type="float" office:value="684" calcext:value-type="float">
            <text:p>68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42609008" calcext:value-type="float">
            <text:p>426090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E572]+[.F572]"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  <table:table-cell office:value-type="float" office:value="311" calcext:value-type="float">
            <text:p>311</text:p>
          </table:table-cell>
          <table:table-cell table:formula="of:=[.H572]+[.I572]" office:value-type="float" office:value="684" calcext:value-type="float">
            <text:p>684</text:p>
          </table:table-cell>
          <table:table-cell office:value-type="percentage" office:value="0.0158273381294964" calcext:value-type="percentage">
            <text:p>1.583%</text:p>
          </table:table-cell>
          <table:table-cell office:value-type="string" calcext:value-type="string">
            <text:p>gene:Zm00001d04039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7313656" calcext:value-type="float">
            <text:p>14731365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E573]+[.F573]" office:value-type="float" office:value="33" calcext:value-type="float">
            <text:p>33</text:p>
          </table:table-cell>
          <table:table-cell office:value-type="float" office:value="356" calcext:value-type="float">
            <text:p>356</text:p>
          </table:table-cell>
          <table:table-cell office:value-type="float" office:value="326" calcext:value-type="float">
            <text:p>326</text:p>
          </table:table-cell>
          <table:table-cell table:formula="of:=[.H573]+[.I573]" office:value-type="float" office:value="682" calcext:value-type="float">
            <text:p>682</text:p>
          </table:table-cell>
          <table:table-cell office:value-type="percentage" office:value="0.0461538461538462" calcext:value-type="percentage">
            <text:p>4.615%</text:p>
          </table:table-cell>
          <table:table-cell office:value-type="string" calcext:value-type="string">
            <text:p>gene:Zm00001d02661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6215286" calcext:value-type="float">
            <text:p>762152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74]+[.F574]"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289" calcext:value-type="float">
            <text:p>289</text:p>
          </table:table-cell>
          <table:table-cell table:formula="of:=[.H574]+[.I574]" office:value-type="float" office:value="680" calcext:value-type="float">
            <text:p>68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24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7313408" calcext:value-type="float">
            <text:p>1473134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E575]+[.F575]" office:value-type="float" office:value="30" calcext:value-type="float">
            <text:p>30</text:p>
          </table:table-cell>
          <table:table-cell office:value-type="float" office:value="406" calcext:value-type="float">
            <text:p>406</text:p>
          </table:table-cell>
          <table:table-cell office:value-type="float" office:value="273" calcext:value-type="float">
            <text:p>273</text:p>
          </table:table-cell>
          <table:table-cell table:formula="of:=[.H575]+[.I575]" office:value-type="float" office:value="679" calcext:value-type="float">
            <text:p>679</text:p>
          </table:table-cell>
          <table:table-cell office:value-type="percentage" office:value="0.0423131170662906" calcext:value-type="percentage">
            <text:p>4.231%</text:p>
          </table:table-cell>
          <table:table-cell office:value-type="string" calcext:value-type="string">
            <text:p>gene:Zm00001d02661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95827202" calcext:value-type="float">
            <text:p>1958272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76]+[.F576]" office:value-type="float" office:value="5" calcext:value-type="float">
            <text:p>5</text:p>
          </table:table-cell>
          <table:table-cell office:value-type="float" office:value="418" calcext:value-type="float">
            <text:p>418</text:p>
          </table:table-cell>
          <table:table-cell office:value-type="float" office:value="258" calcext:value-type="float">
            <text:p>258</text:p>
          </table:table-cell>
          <table:table-cell table:formula="of:=[.H576]+[.I576]" office:value-type="float" office:value="676" calcext:value-type="float">
            <text:p>676</text:p>
          </table:table-cell>
          <table:table-cell office:value-type="percentage" office:value="0.00734214390602056" calcext:value-type="percentage">
            <text:p>0.734%</text:p>
          </table:table-cell>
          <table:table-cell office:value-type="string" calcext:value-type="string">
            <text:p>gene:Zm00001d04327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3905" calcext:value-type="float">
            <text:p>2090939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577]+[.F577]" office:value-type="float" office:value="6" calcext:value-type="float">
            <text:p>6</text:p>
          </table:table-cell>
          <table:table-cell office:value-type="float" office:value="438" calcext:value-type="float">
            <text:p>438</text:p>
          </table:table-cell>
          <table:table-cell office:value-type="float" office:value="238" calcext:value-type="float">
            <text:p>238</text:p>
          </table:table-cell>
          <table:table-cell table:formula="of:=[.H577]+[.I577]" office:value-type="float" office:value="676" calcext:value-type="float">
            <text:p>676</text:p>
          </table:table-cell>
          <table:table-cell office:value-type="percentage" office:value="0.00879765395894428" calcext:value-type="percentage">
            <text:p>0.880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4654" calcext:value-type="float">
            <text:p>626246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E578]+[.F578]" office:value-type="float" office:value="25" calcext:value-type="float">
            <text:p>25</text:p>
          </table:table-cell>
          <table:table-cell office:value-type="float" office:value="409" calcext:value-type="float">
            <text:p>409</text:p>
          </table:table-cell>
          <table:table-cell office:value-type="float" office:value="267" calcext:value-type="float">
            <text:p>267</text:p>
          </table:table-cell>
          <table:table-cell table:formula="of:=[.H578]+[.I578]" office:value-type="float" office:value="676" calcext:value-type="float">
            <text:p>676</text:p>
          </table:table-cell>
          <table:table-cell office:value-type="percentage" office:value="0.0356633380884451" calcext:value-type="percentage">
            <text:p>3.566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0917320" calcext:value-type="float">
            <text:p>2209173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79]+[.F579]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376" calcext:value-type="float">
            <text:p>376</text:p>
          </table:table-cell>
          <table:table-cell table:formula="of:=[.H579]+[.I579]" office:value-type="float" office:value="675" calcext:value-type="float">
            <text:p>67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99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0806959" calcext:value-type="float">
            <text:p>108069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580]+[.F580]" office:value-type="float" office:value="6" calcext:value-type="float">
            <text:p>6</text:p>
          </table:table-cell>
          <table:table-cell office:value-type="float" office:value="357" calcext:value-type="float">
            <text:p>357</text:p>
          </table:table-cell>
          <table:table-cell office:value-type="float" office:value="316" calcext:value-type="float">
            <text:p>316</text:p>
          </table:table-cell>
          <table:table-cell table:formula="of:=[.H580]+[.I580]" office:value-type="float" office:value="673" calcext:value-type="float">
            <text:p>673</text:p>
          </table:table-cell>
          <table:table-cell office:value-type="percentage" office:value="0.00883652430044183" calcext:value-type="percentage">
            <text:p>0.884%</text:p>
          </table:table-cell>
          <table:table-cell office:value-type="string" calcext:value-type="string">
            <text:p>gene:Zm00001d04501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2435029" calcext:value-type="float">
            <text:p>20243502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E581]+[.F581]" office:value-type="float" office:value="12" calcext:value-type="float">
            <text:p>12</text:p>
          </table:table-cell>
          <table:table-cell office:value-type="float" office:value="370" calcext:value-type="float">
            <text:p>370</text:p>
          </table:table-cell>
          <table:table-cell office:value-type="float" office:value="300" calcext:value-type="float">
            <text:p>300</text:p>
          </table:table-cell>
          <table:table-cell table:formula="of:=[.H581]+[.I581]" office:value-type="float" office:value="670" calcext:value-type="float">
            <text:p>670</text:p>
          </table:table-cell>
          <table:table-cell office:value-type="percentage" office:value="0.0175953079178886" calcext:value-type="percentage">
            <text:p>1.760%</text:p>
          </table:table-cell>
          <table:table-cell office:value-type="string" calcext:value-type="string">
            <text:p>gene:Zm00001d00623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679305" calcext:value-type="float">
            <text:p>1416793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82]+[.F582]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303" calcext:value-type="float">
            <text:p>303</text:p>
          </table:table-cell>
          <table:table-cell table:formula="of:=[.H582]+[.I582]" office:value-type="float" office:value="669" calcext:value-type="float">
            <text:p>66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1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0807955" calcext:value-type="float">
            <text:p>108079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83]+[.F583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250" calcext:value-type="float">
            <text:p>250</text:p>
          </table:table-cell>
          <table:table-cell table:formula="of:=[.H583]+[.I583]" office:value-type="float" office:value="669" calcext:value-type="float">
            <text:p>66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501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2985" calcext:value-type="float">
            <text:p>62622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584]+[.F584]" office:value-type="float" office:value="9" calcext:value-type="float">
            <text:p>9</text:p>
          </table:table-cell>
          <table:table-cell office:value-type="float" office:value="390" calcext:value-type="float">
            <text:p>390</text:p>
          </table:table-cell>
          <table:table-cell office:value-type="float" office:value="278" calcext:value-type="float">
            <text:p>278</text:p>
          </table:table-cell>
          <table:table-cell table:formula="of:=[.H584]+[.I584]" office:value-type="float" office:value="668" calcext:value-type="float">
            <text:p>668</text:p>
          </table:table-cell>
          <table:table-cell office:value-type="percentage" office:value="0.0132939438700148" calcext:value-type="percentage">
            <text:p>1.329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8933093" calcext:value-type="float">
            <text:p>289330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85]+[.F585]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302" calcext:value-type="float">
            <text:p>302</text:p>
          </table:table-cell>
          <table:table-cell table:formula="of:=[.H585]+[.I585]" office:value-type="float" office:value="666" calcext:value-type="float">
            <text:p>6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9413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3774190" calcext:value-type="float">
            <text:p>237741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86]+[.F586]"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401" calcext:value-type="float">
            <text:p>401</text:p>
          </table:table-cell>
          <table:table-cell table:formula="of:=[.H586]+[.I586]" office:value-type="float" office:value="666" calcext:value-type="float">
            <text:p>666</text:p>
          </table:table-cell>
          <table:table-cell office:value-type="percentage" office:value="0.0029940119760479" calcext:value-type="percentage">
            <text:p>0.299%</text:p>
          </table:table-cell>
          <table:table-cell office:value-type="string" calcext:value-type="string">
            <text:p>gene:Zm00001d01924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6215285" calcext:value-type="float">
            <text:p>762152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87]+[.F587]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281" calcext:value-type="float">
            <text:p>281</text:p>
          </table:table-cell>
          <table:table-cell table:formula="of:=[.H587]+[.I587]" office:value-type="float" office:value="663" calcext:value-type="float">
            <text:p>6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24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0846432" calcext:value-type="float">
            <text:p>20084643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588]+[.F588]"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363" calcext:value-type="float">
            <text:p>363</text:p>
          </table:table-cell>
          <table:table-cell table:formula="of:=[.H588]+[.I588]" office:value-type="float" office:value="662" calcext:value-type="float">
            <text:p>662</text:p>
          </table:table-cell>
          <table:table-cell office:value-type="percentage" office:value="0.00600600600600601" calcext:value-type="percentage">
            <text:p>0.601%</text:p>
          </table:table-cell>
          <table:table-cell office:value-type="string" calcext:value-type="string">
            <text:p>gene:Zm00001d04335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635" calcext:value-type="float">
            <text:p>1630596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E589]+[.F589]" office:value-type="float" office:value="13" calcext:value-type="float">
            <text:p>13</text:p>
          </table:table-cell>
          <table:table-cell office:value-type="float" office:value="310" calcext:value-type="float">
            <text:p>310</text:p>
          </table:table-cell>
          <table:table-cell office:value-type="float" office:value="351" calcext:value-type="float">
            <text:p>351</text:p>
          </table:table-cell>
          <table:table-cell table:formula="of:=[.H589]+[.I589]" office:value-type="float" office:value="661" calcext:value-type="float">
            <text:p>661</text:p>
          </table:table-cell>
          <table:table-cell office:value-type="percentage" office:value="0.0192878338278932" calcext:value-type="percentage">
            <text:p>1.929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58010114" calcext:value-type="float">
            <text:p>1580101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90]+[.F590]"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273" calcext:value-type="float">
            <text:p>273</text:p>
          </table:table-cell>
          <table:table-cell table:formula="of:=[.H590]+[.I590]" office:value-type="float" office:value="660" calcext:value-type="float">
            <text:p>660</text:p>
          </table:table-cell>
          <table:table-cell office:value-type="percentage" office:value="0.00151285930408472" calcext:value-type="percentage">
            <text:p>0.151%</text:p>
          </table:table-cell>
          <table:table-cell office:value-type="string" calcext:value-type="string">
            <text:p>gene:Zm00001d02166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95827393" calcext:value-type="float">
            <text:p>1958273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591]+[.F591]"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355" calcext:value-type="float">
            <text:p>355</text:p>
          </table:table-cell>
          <table:table-cell table:formula="of:=[.H591]+[.I591]" office:value-type="float" office:value="656" calcext:value-type="float">
            <text:p>656</text:p>
          </table:table-cell>
          <table:table-cell office:value-type="percentage" office:value="0.00606060606060606" calcext:value-type="percentage">
            <text:p>0.606%</text:p>
          </table:table-cell>
          <table:table-cell office:value-type="string" calcext:value-type="string">
            <text:p>gene:Zm00001d04327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533" calcext:value-type="float">
            <text:p>1867435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2]+[.F592]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376" calcext:value-type="float">
            <text:p>376</text:p>
          </table:table-cell>
          <table:table-cell table:formula="of:=[.H592]+[.I592]" office:value-type="float" office:value="655" calcext:value-type="float">
            <text:p>65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3813769" calcext:value-type="float">
            <text:p>638137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3]+[.F593]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249" calcext:value-type="float">
            <text:p>249</text:p>
          </table:table-cell>
          <table:table-cell table:formula="of:=[.H593]+[.I593]" office:value-type="float" office:value="654" calcext:value-type="float">
            <text:p>65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78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64801" calcext:value-type="float">
            <text:p>1407648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4]+[.F594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284" calcext:value-type="float">
            <text:p>284</text:p>
          </table:table-cell>
          <table:table-cell table:formula="of:=[.H594]+[.I594]" office:value-type="float" office:value="654" calcext:value-type="float">
            <text:p>65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6215245" calcext:value-type="float">
            <text:p>762152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5]+[.F595]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295" calcext:value-type="float">
            <text:p>295</text:p>
          </table:table-cell>
          <table:table-cell table:formula="of:=[.H595]+[.I595]" office:value-type="float" office:value="653" calcext:value-type="float">
            <text:p>65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24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7325702" calcext:value-type="float">
            <text:p>673257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596]+[.F596]" office:value-type="float" office:value="7" calcext:value-type="float">
            <text:p>7</text:p>
          </table:table-cell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table:formula="of:=[.H596]+[.I596]" office:value-type="float" office:value="653" calcext:value-type="float">
            <text:p>653</text:p>
          </table:table-cell>
          <table:table-cell office:value-type="percentage" office:value="0.0106060606060606" calcext:value-type="percentage">
            <text:p>1.061%</text:p>
          </table:table-cell>
          <table:table-cell office:value-type="string" calcext:value-type="string">
            <text:p>gene:Zm00001d01487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4664" calcext:value-type="float">
            <text:p>62624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E597]+[.F597]" office:value-type="float" office:value="21" calcext:value-type="float">
            <text:p>21</text:p>
          </table:table-cell>
          <table:table-cell office:value-type="float" office:value="420" calcext:value-type="float">
            <text:p>420</text:p>
          </table:table-cell>
          <table:table-cell office:value-type="float" office:value="233" calcext:value-type="float">
            <text:p>233</text:p>
          </table:table-cell>
          <table:table-cell table:formula="of:=[.H597]+[.I597]" office:value-type="float" office:value="653" calcext:value-type="float">
            <text:p>653</text:p>
          </table:table-cell>
          <table:table-cell office:value-type="percentage" office:value="0.0311572700296736" calcext:value-type="percentage">
            <text:p>3.116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6215284" calcext:value-type="float">
            <text:p>762152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8]+[.F598]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280" calcext:value-type="float">
            <text:p>280</text:p>
          </table:table-cell>
          <table:table-cell table:formula="of:=[.H598]+[.I598]" office:value-type="float" office:value="652" calcext:value-type="float">
            <text:p>65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24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6215351" calcext:value-type="float">
            <text:p>7621535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99]+[.F599]"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office:value-type="float" office:value="255" calcext:value-type="float">
            <text:p>255</text:p>
          </table:table-cell>
          <table:table-cell table:formula="of:=[.H599]+[.I599]" office:value-type="float" office:value="649" calcext:value-type="float">
            <text:p>649</text:p>
          </table:table-cell>
          <table:table-cell office:value-type="percentage" office:value="0.00153846153846154" calcext:value-type="percentage">
            <text:p>0.154%</text:p>
          </table:table-cell>
          <table:table-cell office:value-type="string" calcext:value-type="string">
            <text:p>gene:Zm00001d03624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2435026" calcext:value-type="float">
            <text:p>2024350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E600]+[.F600]" office:value-type="float" office:value="13" calcext:value-type="float">
            <text:p>13</text:p>
          </table:table-cell>
          <table:table-cell office:value-type="float" office:value="357" calcext:value-type="float">
            <text:p>357</text:p>
          </table:table-cell>
          <table:table-cell office:value-type="float" office:value="290" calcext:value-type="float">
            <text:p>290</text:p>
          </table:table-cell>
          <table:table-cell table:formula="of:=[.H600]+[.I600]" office:value-type="float" office:value="647" calcext:value-type="float">
            <text:p>647</text:p>
          </table:table-cell>
          <table:table-cell office:value-type="percentage" office:value="0.0196969696969697" calcext:value-type="percentage">
            <text:p>1.970%</text:p>
          </table:table-cell>
          <table:table-cell office:value-type="string" calcext:value-type="string">
            <text:p>gene:Zm00001d006231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015414" calcext:value-type="float">
            <text:p>30154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01]+[.F601]"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  <table:table-cell office:value-type="float" office:value="266" calcext:value-type="float">
            <text:p>266</text:p>
          </table:table-cell>
          <table:table-cell table:formula="of:=[.H601]+[.I601]" office:value-type="float" office:value="646" calcext:value-type="float">
            <text:p>646</text:p>
          </table:table-cell>
          <table:table-cell office:value-type="percentage" office:value="0.00462249614791988" calcext:value-type="percentage">
            <text:p>0.462%</text:p>
          </table:table-cell>
          <table:table-cell office:value-type="string" calcext:value-type="string">
            <text:p>gene:Zm00001d00826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513" calcext:value-type="float">
            <text:p>18674351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2]+[.F602]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338" calcext:value-type="float">
            <text:p>338</text:p>
          </table:table-cell>
          <table:table-cell table:formula="of:=[.H602]+[.I602]" office:value-type="float" office:value="641" calcext:value-type="float">
            <text:p>64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95827212" calcext:value-type="float">
            <text:p>1958272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603]+[.F603]" office:value-type="float" office:value="5" calcext:value-type="float">
            <text:p>5</text:p>
          </table:table-cell>
          <table:table-cell office:value-type="float" office:value="377" calcext:value-type="float">
            <text:p>377</text:p>
          </table:table-cell>
          <table:table-cell office:value-type="float" office:value="263" calcext:value-type="float">
            <text:p>263</text:p>
          </table:table-cell>
          <table:table-cell table:formula="of:=[.H603]+[.I603]" office:value-type="float" office:value="640" calcext:value-type="float">
            <text:p>640</text:p>
          </table:table-cell>
          <table:table-cell office:value-type="percentage" office:value="0.00775193798449612" calcext:value-type="percentage">
            <text:p>0.775%</text:p>
          </table:table-cell>
          <table:table-cell office:value-type="string" calcext:value-type="string">
            <text:p>gene:Zm00001d043278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51454895" calcext:value-type="float">
            <text:p>251454895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G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E604]+[.F604]" office:value-type="float" office:value="0" calcext:value-type="float">
            <text:p>0</text:p>
          </table:table-cell>
          <table:table-cell table:style-name="ce14" office:value-type="float" office:value="293" calcext:value-type="float">
            <text:p>293</text:p>
          </table:table-cell>
          <table:table-cell table:style-name="ce14" office:value-type="float" office:value="346" calcext:value-type="float">
            <text:p>346</text:p>
          </table:table-cell>
          <table:table-cell table:style-name="ce14" table:formula="of:=[.H604]+[.I604]" office:value-type="float" office:value="639" calcext:value-type="float">
            <text:p>639</text:p>
          </table:table-cell>
          <table:table-cell table:style-name="ce22" office:value-type="percentage" office:value="0" calcext:value-type="percentage">
            <text:p>0.000%</text:p>
          </table:table-cell>
          <table:table-cell table:style-name="ce10" office:value-type="string" calcext:value-type="string">
            <text:p>gene:Zm00001d05396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682" calcext:value-type="float">
            <text:p>1630596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E605]+[.F605]" office:value-type="float" office:value="19" calcext:value-type="float">
            <text:p>19</text:p>
          </table:table-cell>
          <table:table-cell office:value-type="float" office:value="267" calcext:value-type="float">
            <text:p>267</text:p>
          </table:table-cell>
          <table:table-cell office:value-type="float" office:value="372" calcext:value-type="float">
            <text:p>372</text:p>
          </table:table-cell>
          <table:table-cell table:formula="of:=[.H605]+[.I605]" office:value-type="float" office:value="639" calcext:value-type="float">
            <text:p>639</text:p>
          </table:table-cell>
          <table:table-cell office:value-type="percentage" office:value="0.0288753799392097" calcext:value-type="percentage">
            <text:p>2.888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64790" calcext:value-type="float">
            <text:p>1407647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6]+[.F606]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232" calcext:value-type="float">
            <text:p>232</text:p>
          </table:table-cell>
          <table:table-cell table:formula="of:=[.H606]+[.I606]" office:value-type="float" office:value="637" calcext:value-type="float">
            <text:p>63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48924" calcext:value-type="float">
            <text:p>1407489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7]+[.F607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41" calcext:value-type="float">
            <text:p>341</text:p>
          </table:table-cell>
          <table:table-cell table:formula="of:=[.H607]+[.I607]" office:value-type="float" office:value="635" calcext:value-type="float">
            <text:p>63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1223211" calcext:value-type="float">
            <text:p>312232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608]+[.F608]" office:value-type="float" office:value="3" calcext:value-type="float">
            <text:p>3</text:p>
          </table:table-cell>
          <table:table-cell office:value-type="float" office:value="374" calcext:value-type="float">
            <text:p>374</text:p>
          </table:table-cell>
          <table:table-cell office:value-type="float" office:value="260" calcext:value-type="float">
            <text:p>260</text:p>
          </table:table-cell>
          <table:table-cell table:formula="of:=[.H608]+[.I608]" office:value-type="float" office:value="634" calcext:value-type="float">
            <text:p>634</text:p>
          </table:table-cell>
          <table:table-cell office:value-type="percentage" office:value="0.00470957613814757" calcext:value-type="percentage">
            <text:p>0.471%</text:p>
          </table:table-cell>
          <table:table-cell office:value-type="string" calcext:value-type="string">
            <text:p>gene:Zm00001d04948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64338" calcext:value-type="float">
            <text:p>1407643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9]+[.F609]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39" calcext:value-type="float">
            <text:p>339</text:p>
          </table:table-cell>
          <table:table-cell table:formula="of:=[.H609]+[.I609]" office:value-type="float" office:value="630" calcext:value-type="float">
            <text:p>63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48927" calcext:value-type="float">
            <text:p>1407489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10]+[.F610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335" calcext:value-type="float">
            <text:p>335</text:p>
          </table:table-cell>
          <table:table-cell table:formula="of:=[.H610]+[.I610]" office:value-type="float" office:value="628" calcext:value-type="float">
            <text:p>62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367" calcext:value-type="float">
            <text:p>1630593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611]+[.F611]" office:value-type="float" office:value="11" calcext:value-type="float">
            <text:p>11</text:p>
          </table:table-cell>
          <table:table-cell office:value-type="float" office:value="334" calcext:value-type="float">
            <text:p>334</text:p>
          </table:table-cell>
          <table:table-cell office:value-type="float" office:value="285" calcext:value-type="float">
            <text:p>285</text:p>
          </table:table-cell>
          <table:table-cell table:formula="of:=[.H611]+[.I611]" office:value-type="float" office:value="619" calcext:value-type="float">
            <text:p>619</text:p>
          </table:table-cell>
          <table:table-cell office:value-type="percentage" office:value="0.0174603174603175" calcext:value-type="percentage">
            <text:p>1.746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4085221" calcext:value-type="float">
            <text:p>2140852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12]+[.F612]"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259" calcext:value-type="float">
            <text:p>259</text:p>
          </table:table-cell>
          <table:table-cell table:formula="of:=[.H612]+[.I612]" office:value-type="float" office:value="612" calcext:value-type="float">
            <text:p>612</text:p>
          </table:table-cell>
          <table:table-cell office:value-type="percentage" office:value="0.00163132137030995" calcext:value-type="percentage">
            <text:p>0.163%</text:p>
          </table:table-cell>
          <table:table-cell office:value-type="string" calcext:value-type="string">
            <text:p>gene:Zm00001d01816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77700550" calcext:value-type="float">
            <text:p>177700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613]+[.F613]"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279" calcext:value-type="float">
            <text:p>279</text:p>
          </table:table-cell>
          <table:table-cell table:formula="of:=[.H613]+[.I613]" office:value-type="float" office:value="609" calcext:value-type="float">
            <text:p>609</text:p>
          </table:table-cell>
          <table:table-cell office:value-type="percentage" office:value="0.00327332242225859" calcext:value-type="percentage">
            <text:p>0.327%</text:p>
          </table:table-cell>
          <table:table-cell office:value-type="string" calcext:value-type="string">
            <text:p>gene:Zm00001d01684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699806" calcext:value-type="float">
            <text:p>138699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14]+[.F614]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254" calcext:value-type="float">
            <text:p>254</text:p>
          </table:table-cell>
          <table:table-cell table:formula="of:=[.H614]+[.I614]" office:value-type="float" office:value="607" calcext:value-type="float">
            <text:p>60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7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4715" calcext:value-type="float">
            <text:p>626247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E615]+[.F615]" office:value-type="float" office:value="17" calcext:value-type="float">
            <text:p>17</text:p>
          </table:table-cell>
          <table:table-cell office:value-type="float" office:value="345" calcext:value-type="float">
            <text:p>345</text:p>
          </table:table-cell>
          <table:table-cell office:value-type="float" office:value="258" calcext:value-type="float">
            <text:p>258</text:p>
          </table:table-cell>
          <table:table-cell table:formula="of:=[.H615]+[.I615]" office:value-type="float" office:value="603" calcext:value-type="float">
            <text:p>603</text:p>
          </table:table-cell>
          <table:table-cell office:value-type="percentage" office:value="0.0274193548387097" calcext:value-type="percentage">
            <text:p>2.742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95827224" calcext:value-type="float">
            <text:p>1958272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616]+[.F616]"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formula="of:=[.H616]+[.I616]" office:value-type="float" office:value="600" calcext:value-type="float">
            <text:p>600</text:p>
          </table:table-cell>
          <table:table-cell office:value-type="percentage" office:value="0.00662251655629139" calcext:value-type="percentage">
            <text:p>0.662%</text:p>
          </table:table-cell>
          <table:table-cell office:value-type="string" calcext:value-type="string">
            <text:p>gene:Zm00001d04327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3813823" calcext:value-type="float">
            <text:p>638138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17]+[.F617]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273" calcext:value-type="float">
            <text:p>273</text:p>
          </table:table-cell>
          <table:table-cell table:formula="of:=[.H617]+[.I617]" office:value-type="float" office:value="598" calcext:value-type="float">
            <text:p>59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78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0917648" calcext:value-type="float">
            <text:p>2209176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18]+[.F618]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268" calcext:value-type="float">
            <text:p>268</text:p>
          </table:table-cell>
          <table:table-cell table:formula="of:=[.H618]+[.I618]" office:value-type="float" office:value="598" calcext:value-type="float">
            <text:p>59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99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7529205" calcext:value-type="float">
            <text:p>1675292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619]+[.F619]"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232" calcext:value-type="float">
            <text:p>232</text:p>
          </table:table-cell>
          <table:table-cell table:formula="of:=[.H619]+[.I619]" office:value-type="float" office:value="598" calcext:value-type="float">
            <text:p>598</text:p>
          </table:table-cell>
          <table:table-cell office:value-type="percentage" office:value="0.00829187396351576" calcext:value-type="percentage">
            <text:p>0.829%</text:p>
          </table:table-cell>
          <table:table-cell office:value-type="string" calcext:value-type="string">
            <text:p>gene:Zm00001d03909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8840077" calcext:value-type="float">
            <text:p>188400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formula="of:=[.E620]+[.F620]" office:value-type="float" office:value="64" calcext:value-type="float">
            <text:p>64</text:p>
          </table:table-cell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table:formula="of:=[.H620]+[.I620]" office:value-type="float" office:value="595" calcext:value-type="float">
            <text:p>595</text:p>
          </table:table-cell>
          <table:table-cell office:value-type="percentage" office:value="0.0971168437025797" calcext:value-type="percentage">
            <text:p>9.712%</text:p>
          </table:table-cell>
          <table:table-cell office:value-type="string" calcext:value-type="string">
            <text:p>gene:Zm00001d03987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334" calcext:value-type="float">
            <text:p>1630593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E621]+[.F621]" office:value-type="float" office:value="18" calcext:value-type="float">
            <text:p>18</text:p>
          </table:table-cell>
          <table:table-cell office:value-type="float" office:value="227" calcext:value-type="float">
            <text:p>227</text:p>
          </table:table-cell>
          <table:table-cell office:value-type="float" office:value="366" calcext:value-type="float">
            <text:p>366</text:p>
          </table:table-cell>
          <table:table-cell table:formula="of:=[.H621]+[.I621]" office:value-type="float" office:value="593" calcext:value-type="float">
            <text:p>593</text:p>
          </table:table-cell>
          <table:table-cell office:value-type="percentage" office:value="0.0294599018003273" calcext:value-type="percentage">
            <text:p>2.946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533" calcext:value-type="float">
            <text:p>163059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E622]+[.F622]" office:value-type="float" office:value="11" calcext:value-type="float">
            <text:p>11</text:p>
          </table:table-cell>
          <table:table-cell office:value-type="float" office:value="262" calcext:value-type="float">
            <text:p>262</text:p>
          </table:table-cell>
          <table:table-cell office:value-type="float" office:value="329" calcext:value-type="float">
            <text:p>329</text:p>
          </table:table-cell>
          <table:table-cell table:formula="of:=[.H622]+[.I622]" office:value-type="float" office:value="591" calcext:value-type="float">
            <text:p>591</text:p>
          </table:table-cell>
          <table:table-cell office:value-type="percentage" office:value="0.0182724252491694" calcext:value-type="percentage">
            <text:p>1.827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61429" calcext:value-type="float">
            <text:p>16306142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E623]+[.F623]" office:value-type="float" office:value="12" calcext:value-type="float">
            <text:p>12</text:p>
          </table:table-cell>
          <table:table-cell office:value-type="float" office:value="344" calcext:value-type="float">
            <text:p>344</text:p>
          </table:table-cell>
          <table:table-cell office:value-type="float" office:value="247" calcext:value-type="float">
            <text:p>247</text:p>
          </table:table-cell>
          <table:table-cell table:formula="of:=[.H623]+[.I623]" office:value-type="float" office:value="591" calcext:value-type="float">
            <text:p>591</text:p>
          </table:table-cell>
          <table:table-cell office:value-type="percentage" office:value="0.0199004975124378" calcext:value-type="percentage">
            <text:p>1.990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736016" calcext:value-type="float">
            <text:p>77360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24]+[.F624]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288" calcext:value-type="float">
            <text:p>288</text:p>
          </table:table-cell>
          <table:table-cell table:formula="of:=[.H624]+[.I624]" office:value-type="float" office:value="590" calcext:value-type="float">
            <text:p>5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51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5757694" calcext:value-type="float">
            <text:p>1957576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E625]+[.F625]" office:value-type="float" office:value="11" calcext:value-type="float">
            <text:p>11</text:p>
          </table:table-cell>
          <table:table-cell office:value-type="float" office:value="326" calcext:value-type="float">
            <text:p>326</text:p>
          </table:table-cell>
          <table:table-cell office:value-type="float" office:value="263" calcext:value-type="float">
            <text:p>263</text:p>
          </table:table-cell>
          <table:table-cell table:formula="of:=[.H625]+[.I625]" office:value-type="float" office:value="589" calcext:value-type="float">
            <text:p>589</text:p>
          </table:table-cell>
          <table:table-cell office:value-type="percentage" office:value="0.0183333333333333" calcext:value-type="percentage">
            <text:p>1.833%</text:p>
          </table:table-cell>
          <table:table-cell office:value-type="string" calcext:value-type="string">
            <text:p>gene:Zm00001d03158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95826963" calcext:value-type="float">
            <text:p>1958269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26]+[.F626]"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310" calcext:value-type="float">
            <text:p>310</text:p>
          </table:table-cell>
          <table:table-cell table:formula="of:=[.H626]+[.I626]" office:value-type="float" office:value="588" calcext:value-type="float">
            <text:p>588</text:p>
          </table:table-cell>
          <table:table-cell office:value-type="percentage" office:value="0.00169779286926995" calcext:value-type="percentage">
            <text:p>0.170%</text:p>
          </table:table-cell>
          <table:table-cell office:value-type="string" calcext:value-type="string">
            <text:p>gene:Zm00001d04327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4725" calcext:value-type="float">
            <text:p>626247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E627]+[.F627]" office:value-type="float" office:value="15" calcext:value-type="float">
            <text:p>15</text:p>
          </table:table-cell>
          <table:table-cell office:value-type="float" office:value="314" calcext:value-type="float">
            <text:p>314</text:p>
          </table:table-cell>
          <table:table-cell office:value-type="float" office:value="274" calcext:value-type="float">
            <text:p>274</text:p>
          </table:table-cell>
          <table:table-cell table:formula="of:=[.H627]+[.I627]" office:value-type="float" office:value="588" calcext:value-type="float">
            <text:p>588</text:p>
          </table:table-cell>
          <table:table-cell office:value-type="percentage" office:value="0.0248756218905473" calcext:value-type="percentage">
            <text:p>2.488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532" calcext:value-type="float">
            <text:p>1630595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628]+[.F628]"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327" calcext:value-type="float">
            <text:p>327</text:p>
          </table:table-cell>
          <table:table-cell table:formula="of:=[.H628]+[.I628]" office:value-type="float" office:value="587" calcext:value-type="float">
            <text:p>587</text:p>
          </table:table-cell>
          <table:table-cell office:value-type="percentage" office:value="0.016750418760469" calcext:value-type="percentage">
            <text:p>1.675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6775" calcext:value-type="float">
            <text:p>1203367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E629]+[.F629]" office:value-type="float" office:value="19" calcext:value-type="float">
            <text:p>19</text:p>
          </table:table-cell>
          <table:table-cell office:value-type="float" office:value="219" calcext:value-type="float">
            <text:p>219</text:p>
          </table:table-cell>
          <table:table-cell office:value-type="float" office:value="364" calcext:value-type="float">
            <text:p>364</text:p>
          </table:table-cell>
          <table:table-cell table:formula="of:=[.H629]+[.I629]" office:value-type="float" office:value="583" calcext:value-type="float">
            <text:p>583</text:p>
          </table:table-cell>
          <table:table-cell office:value-type="percentage" office:value="0.0315614617940199" calcext:value-type="percentage">
            <text:p>3.156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6407802" calcext:value-type="float">
            <text:p>176407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0]+[.F630]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273" calcext:value-type="float">
            <text:p>273</text:p>
          </table:table-cell>
          <table:table-cell table:formula="of:=[.H630]+[.I630]" office:value-type="float" office:value="581" calcext:value-type="float">
            <text:p>5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250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0916268" calcext:value-type="float">
            <text:p>2209162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1]+[.F631]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359" calcext:value-type="float">
            <text:p>359</text:p>
          </table:table-cell>
          <table:table-cell table:formula="of:=[.H631]+[.I631]" office:value-type="float" office:value="581" calcext:value-type="float">
            <text:p>5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99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29378" calcext:value-type="float">
            <text:p>1336293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632]+[.F632]"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table:formula="of:=[.H632]+[.I632]" office:value-type="float" office:value="578" calcext:value-type="float">
            <text:p>578</text:p>
          </table:table-cell>
          <table:table-cell office:value-type="percentage" office:value="0.00344827586206896" calcext:value-type="percentage">
            <text:p>0.345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7965004" calcext:value-type="float">
            <text:p>179650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33]+[.F633]"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227" calcext:value-type="float">
            <text:p>227</text:p>
          </table:table-cell>
          <table:table-cell table:formula="of:=[.H633]+[.I633]" office:value-type="float" office:value="578" calcext:value-type="float">
            <text:p>578</text:p>
          </table:table-cell>
          <table:table-cell office:value-type="percentage" office:value="0.00516351118760757" calcext:value-type="percentage">
            <text:p>0.516%</text:p>
          </table:table-cell>
          <table:table-cell office:value-type="string" calcext:value-type="string">
            <text:p>gene:Zm00001d04527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3091209" calcext:value-type="float">
            <text:p>130912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34]+[.F634]"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308" calcext:value-type="float">
            <text:p>308</text:p>
          </table:table-cell>
          <table:table-cell table:formula="of:=[.H634]+[.I634]" office:value-type="float" office:value="577" calcext:value-type="float">
            <text:p>577</text:p>
          </table:table-cell>
          <table:table-cell office:value-type="percentage" office:value="0.00173010380622837" calcext:value-type="percentage">
            <text:p>0.173%</text:p>
          </table:table-cell>
          <table:table-cell office:value-type="string" calcext:value-type="string">
            <text:p>gene:Zm00001d0024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5757668" calcext:value-type="float">
            <text:p>1957576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E635]+[.F635]"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office:value-type="float" office:value="246" calcext:value-type="float">
            <text:p>246</text:p>
          </table:table-cell>
          <table:table-cell table:formula="of:=[.H635]+[.I635]" office:value-type="float" office:value="576" calcext:value-type="float">
            <text:p>576</text:p>
          </table:table-cell>
          <table:table-cell office:value-type="percentage" office:value="0.0204081632653061" calcext:value-type="percentage">
            <text:p>2.041%</text:p>
          </table:table-cell>
          <table:table-cell office:value-type="string" calcext:value-type="string">
            <text:p>gene:Zm00001d03158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6926408" calcext:value-type="float">
            <text:p>469264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6]+[.F636]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332" calcext:value-type="float">
            <text:p>332</text:p>
          </table:table-cell>
          <table:table-cell table:formula="of:=[.H636]+[.I636]" office:value-type="float" office:value="575" calcext:value-type="float">
            <text:p>57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3531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58010765" calcext:value-type="float">
            <text:p>1580107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7]+[.F637]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206" calcext:value-type="float">
            <text:p>206</text:p>
          </table:table-cell>
          <table:table-cell table:formula="of:=[.H637]+[.I637]" office:value-type="float" office:value="572" calcext:value-type="float">
            <text:p>57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166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47510" calcext:value-type="float">
            <text:p>1407475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38]+[.F638]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224" calcext:value-type="float">
            <text:p>224</text:p>
          </table:table-cell>
          <table:table-cell table:formula="of:=[.H638]+[.I638]" office:value-type="float" office:value="572" calcext:value-type="float">
            <text:p>57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0960" calcext:value-type="float">
            <text:p>626209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E639]+[.F639]" office:value-type="float" office:value="19" calcext:value-type="float">
            <text:p>19</text:p>
          </table:table-cell>
          <table:table-cell office:value-type="float" office:value="218" calcext:value-type="float">
            <text:p>218</text:p>
          </table:table-cell>
          <table:table-cell office:value-type="float" office:value="352" calcext:value-type="float">
            <text:p>352</text:p>
          </table:table-cell>
          <table:table-cell table:formula="of:=[.H639]+[.I639]" office:value-type="float" office:value="570" calcext:value-type="float">
            <text:p>570</text:p>
          </table:table-cell>
          <table:table-cell office:value-type="percentage" office:value="0.032258064516129" calcext:value-type="percentage">
            <text:p>3.226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51455534" calcext:value-type="float">
            <text:p>251455534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G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E640]+[.F640]" office:value-type="float" office:value="0" calcext:value-type="float">
            <text:p>0</text:p>
          </table:table-cell>
          <table:table-cell table:style-name="ce14" office:value-type="float" office:value="318" calcext:value-type="float">
            <text:p>318</text:p>
          </table:table-cell>
          <table:table-cell table:style-name="ce14" office:value-type="float" office:value="249" calcext:value-type="float">
            <text:p>249</text:p>
          </table:table-cell>
          <table:table-cell table:style-name="ce14" table:formula="of:=[.H640]+[.I640]" office:value-type="float" office:value="567" calcext:value-type="float">
            <text:p>567</text:p>
          </table:table-cell>
          <table:table-cell table:style-name="ce22" office:value-type="percentage" office:value="0" calcext:value-type="percentage">
            <text:p>0.000%</text:p>
          </table:table-cell>
          <table:table-cell table:style-name="ce10" office:value-type="string" calcext:value-type="string">
            <text:p>gene:Zm00001d05396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689" calcext:value-type="float">
            <text:p>1630596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E641]+[.F641]"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327" calcext:value-type="float">
            <text:p>327</text:p>
          </table:table-cell>
          <table:table-cell table:formula="of:=[.H641]+[.I641]" office:value-type="float" office:value="567" calcext:value-type="float">
            <text:p>567</text:p>
          </table:table-cell>
          <table:table-cell office:value-type="percentage" office:value="0.0307692307692308" calcext:value-type="percentage">
            <text:p>3.077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7674790" calcext:value-type="float">
            <text:p>2076747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2]+[.F642]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324" calcext:value-type="float">
            <text:p>324</text:p>
          </table:table-cell>
          <table:table-cell table:formula="of:=[.H642]+[.I642]" office:value-type="float" office:value="566" calcext:value-type="float">
            <text:p>5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644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0916310" calcext:value-type="float">
            <text:p>2209163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3]+[.F643]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331" calcext:value-type="float">
            <text:p>331</text:p>
          </table:table-cell>
          <table:table-cell table:formula="of:=[.H643]+[.I643]" office:value-type="float" office:value="566" calcext:value-type="float">
            <text:p>5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99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30254" calcext:value-type="float">
            <text:p>1336302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644]+[.F644]"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227" calcext:value-type="float">
            <text:p>227</text:p>
          </table:table-cell>
          <table:table-cell table:formula="of:=[.H644]+[.I644]" office:value-type="float" office:value="564" calcext:value-type="float">
            <text:p>564</text:p>
          </table:table-cell>
          <table:table-cell office:value-type="percentage" office:value="0.00704225352112676" calcext:value-type="percentage">
            <text:p>0.704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015905" calcext:value-type="float">
            <text:p>30159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5]+[.F645]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table:formula="of:=[.H645]+[.I645]" office:value-type="float" office:value="563" calcext:value-type="float">
            <text:p>5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826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51227" calcext:value-type="float">
            <text:p>1407512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6]+[.F646]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66" calcext:value-type="float">
            <text:p>266</text:p>
          </table:table-cell>
          <table:table-cell table:formula="of:=[.H646]+[.I646]" office:value-type="float" office:value="563" calcext:value-type="float">
            <text:p>5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950192" calcext:value-type="float">
            <text:p>22195019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7]+[.F647]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238" calcext:value-type="float">
            <text:p>238</text:p>
          </table:table-cell>
          <table:table-cell table:formula="of:=[.H647]+[.I647]" office:value-type="float" office:value="563" calcext:value-type="float">
            <text:p>5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2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77700651" calcext:value-type="float">
            <text:p>1777006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648]+[.F648]"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office:value-type="float" office:value="226" calcext:value-type="float">
            <text:p>226</text:p>
          </table:table-cell>
          <table:table-cell table:formula="of:=[.H648]+[.I648]" office:value-type="float" office:value="563" calcext:value-type="float">
            <text:p>563</text:p>
          </table:table-cell>
          <table:table-cell office:value-type="percentage" office:value="0.00530035335689046" calcext:value-type="percentage">
            <text:p>0.530%</text:p>
          </table:table-cell>
          <table:table-cell office:value-type="string" calcext:value-type="string">
            <text:p>gene:Zm00001d01684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344663" calcext:value-type="float">
            <text:p>2243446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49]+[.F649]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242" calcext:value-type="float">
            <text:p>242</text:p>
          </table:table-cell>
          <table:table-cell table:formula="of:=[.H649]+[.I649]" office:value-type="float" office:value="562" calcext:value-type="float">
            <text:p>56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10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120" calcext:value-type="float">
            <text:p>1630591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E650]+[.F650]" office:value-type="float" office:value="23" calcext:value-type="float">
            <text:p>23</text:p>
          </table:table-cell>
          <table:table-cell office:value-type="float" office:value="368" calcext:value-type="float">
            <text:p>368</text:p>
          </table:table-cell>
          <table:table-cell office:value-type="float" office:value="194" calcext:value-type="float">
            <text:p>194</text:p>
          </table:table-cell>
          <table:table-cell table:formula="of:=[.H650]+[.I650]" office:value-type="float" office:value="562" calcext:value-type="float">
            <text:p>562</text:p>
          </table:table-cell>
          <table:table-cell office:value-type="percentage" office:value="0.0393162393162393" calcext:value-type="percentage">
            <text:p>3.932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60309" calcext:value-type="float">
            <text:p>196603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51]+[.F651]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table:formula="of:=[.H651]+[.I651]" office:value-type="float" office:value="561" calcext:value-type="float">
            <text:p>56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6926411" calcext:value-type="float">
            <text:p>469264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52]+[.F652]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29" calcext:value-type="float">
            <text:p>329</text:p>
          </table:table-cell>
          <table:table-cell table:formula="of:=[.H652]+[.I652]" office:value-type="float" office:value="559" calcext:value-type="float">
            <text:p>55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353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3379837" calcext:value-type="float">
            <text:p>633798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53]+[.F653]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218" calcext:value-type="float">
            <text:p>218</text:p>
          </table:table-cell>
          <table:table-cell table:formula="of:=[.H653]+[.I653]" office:value-type="float" office:value="559" calcext:value-type="float">
            <text:p>55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3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5757656" calcext:value-type="float">
            <text:p>1957576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654]+[.F654]"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238" calcext:value-type="float">
            <text:p>238</text:p>
          </table:table-cell>
          <table:table-cell table:formula="of:=[.H654]+[.I654]" office:value-type="float" office:value="556" calcext:value-type="float">
            <text:p>556</text:p>
          </table:table-cell>
          <table:table-cell office:value-type="percentage" office:value="0.0176678445229682" calcext:value-type="percentage">
            <text:p>1.767%</text:p>
          </table:table-cell>
          <table:table-cell office:value-type="string" calcext:value-type="string">
            <text:p>gene:Zm00001d03158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678095" calcext:value-type="float">
            <text:p>14167809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55]+[.F655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1" calcext:value-type="float">
            <text:p>251</text:p>
          </table:table-cell>
          <table:table-cell table:formula="of:=[.H655]+[.I655]" office:value-type="float" office:value="551" calcext:value-type="float">
            <text:p>55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1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734606" calcext:value-type="float">
            <text:p>77346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656]+[.F656]"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252" calcext:value-type="float">
            <text:p>252</text:p>
          </table:table-cell>
          <table:table-cell table:formula="of:=[.H656]+[.I656]" office:value-type="float" office:value="548" calcext:value-type="float">
            <text:p>548</text:p>
          </table:table-cell>
          <table:table-cell office:value-type="percentage" office:value="0.00363636363636364" calcext:value-type="percentage">
            <text:p>0.364%</text:p>
          </table:table-cell>
          <table:table-cell office:value-type="string" calcext:value-type="string">
            <text:p>gene:Zm00001d02351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77700525" calcext:value-type="float">
            <text:p>1777005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657]+[.F657]"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306" calcext:value-type="float">
            <text:p>306</text:p>
          </table:table-cell>
          <table:table-cell table:formula="of:=[.H657]+[.I657]" office:value-type="float" office:value="542" calcext:value-type="float">
            <text:p>542</text:p>
          </table:table-cell>
          <table:table-cell office:value-type="percentage" office:value="0.00367647058823529" calcext:value-type="percentage">
            <text:p>0.368%</text:p>
          </table:table-cell>
          <table:table-cell office:value-type="string" calcext:value-type="string">
            <text:p>gene:Zm00001d01684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2435663" calcext:value-type="float">
            <text:p>2024356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E658]+[.F658]" office:value-type="float" office:value="9" calcext:value-type="float">
            <text:p>9</text:p>
          </table:table-cell>
          <table:table-cell office:value-type="float" office:value="222" calcext:value-type="float">
            <text:p>222</text:p>
          </table:table-cell>
          <table:table-cell office:value-type="float" office:value="319" calcext:value-type="float">
            <text:p>319</text:p>
          </table:table-cell>
          <table:table-cell table:formula="of:=[.H658]+[.I658]" office:value-type="float" office:value="541" calcext:value-type="float">
            <text:p>541</text:p>
          </table:table-cell>
          <table:table-cell office:value-type="percentage" office:value="0.0163636363636364" calcext:value-type="percentage">
            <text:p>1.636%</text:p>
          </table:table-cell>
          <table:table-cell office:value-type="string" calcext:value-type="string">
            <text:p>gene:Zm00001d006231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29406" calcext:value-type="float">
            <text:p>1336294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659]+[.F659]"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table:formula="of:=[.H659]+[.I659]" office:value-type="float" office:value="540" calcext:value-type="float">
            <text:p>540</text:p>
          </table:table-cell>
          <table:table-cell office:value-type="percentage" office:value="0.00552486187845304" calcext:value-type="percentage">
            <text:p>0.552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2435667" calcext:value-type="float">
            <text:p>2024356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E660]+[.F660]"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office:value-type="float" office:value="315" calcext:value-type="float">
            <text:p>315</text:p>
          </table:table-cell>
          <table:table-cell table:formula="of:=[.H660]+[.I660]" office:value-type="float" office:value="539" calcext:value-type="float">
            <text:p>539</text:p>
          </table:table-cell>
          <table:table-cell office:value-type="percentage" office:value="0.0128205128205128" calcext:value-type="percentage">
            <text:p>1.282%</text:p>
          </table:table-cell>
          <table:table-cell office:value-type="string" calcext:value-type="string">
            <text:p>gene:Zm00001d00623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2435664" calcext:value-type="float">
            <text:p>2024356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661]+[.F661]"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office:value-type="float" office:value="315" calcext:value-type="float">
            <text:p>315</text:p>
          </table:table-cell>
          <table:table-cell table:formula="of:=[.H661]+[.I661]" office:value-type="float" office:value="539" calcext:value-type="float">
            <text:p>539</text:p>
          </table:table-cell>
          <table:table-cell office:value-type="percentage" office:value="0.0146252285191956" calcext:value-type="percentage">
            <text:p>1.463%</text:p>
          </table:table-cell>
          <table:table-cell office:value-type="string" calcext:value-type="string">
            <text:p>gene:Zm00001d006231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80098490" calcext:value-type="float">
            <text:p>1800984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662]+[.F662]"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315" calcext:value-type="float">
            <text:p>315</text:p>
          </table:table-cell>
          <table:table-cell table:formula="of:=[.H662]+[.I662]" office:value-type="float" office:value="538" calcext:value-type="float">
            <text:p>538</text:p>
          </table:table-cell>
          <table:table-cell office:value-type="percentage" office:value="0.00185528756957328" calcext:value-type="percentage">
            <text:p>0.186%</text:p>
          </table:table-cell>
          <table:table-cell office:value-type="string" calcext:value-type="string">
            <text:p>gene:Zm00001d051886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610" calcext:value-type="float">
            <text:p>1867436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663]+[.F663]"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305" calcext:value-type="float">
            <text:p>305</text:p>
          </table:table-cell>
          <table:table-cell table:formula="of:=[.H663]+[.I663]" office:value-type="float" office:value="533" calcext:value-type="float">
            <text:p>533</text:p>
          </table:table-cell>
          <table:table-cell office:value-type="percentage" office:value="0.00373831775700935" calcext:value-type="percentage">
            <text:p>0.374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6926660" calcext:value-type="float">
            <text:p>469266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664]+[.F664]"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188" calcext:value-type="float">
            <text:p>188</text:p>
          </table:table-cell>
          <table:table-cell table:formula="of:=[.H664]+[.I664]" office:value-type="float" office:value="531" calcext:value-type="float">
            <text:p>531</text:p>
          </table:table-cell>
          <table:table-cell office:value-type="percentage" office:value="0.0018796992481203" calcext:value-type="percentage">
            <text:p>0.188%</text:p>
          </table:table-cell>
          <table:table-cell office:value-type="string" calcext:value-type="string">
            <text:p>gene:Zm00001d00353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85147709" calcext:value-type="float">
            <text:p>851477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665]+[.F665]"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228" calcext:value-type="float">
            <text:p>228</text:p>
          </table:table-cell>
          <table:table-cell table:formula="of:=[.H665]+[.I665]" office:value-type="float" office:value="531" calcext:value-type="float">
            <text:p>531</text:p>
          </table:table-cell>
          <table:table-cell office:value-type="percentage" office:value="0.0018796992481203" calcext:value-type="percentage">
            <text:p>0.188%</text:p>
          </table:table-cell>
          <table:table-cell office:value-type="string" calcext:value-type="string">
            <text:p>gene:Zm00001d03645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60772" calcext:value-type="float">
            <text:p>16306077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666]+[.F666]"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232" calcext:value-type="float">
            <text:p>232</text:p>
          </table:table-cell>
          <table:table-cell table:formula="of:=[.H666]+[.I666]" office:value-type="float" office:value="531" calcext:value-type="float">
            <text:p>531</text:p>
          </table:table-cell>
          <table:table-cell office:value-type="percentage" office:value="0.00747663551401869" calcext:value-type="percentage">
            <text:p>0.748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18466" calcext:value-type="float">
            <text:p>256184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667]+[.F667]" office:value-type="float" office:value="6" calcext:value-type="float">
            <text:p>6</text:p>
          </table:table-cell>
          <table:table-cell office:value-type="float" office:value="241" calcext:value-type="float">
            <text:p>241</text:p>
          </table:table-cell>
          <table:table-cell office:value-type="float" office:value="290" calcext:value-type="float">
            <text:p>290</text:p>
          </table:table-cell>
          <table:table-cell table:formula="of:=[.H667]+[.I667]" office:value-type="float" office:value="531" calcext:value-type="float">
            <text:p>531</text:p>
          </table:table-cell>
          <table:table-cell office:value-type="percentage" office:value="0.0111731843575419" calcext:value-type="percentage">
            <text:p>1.117%</text:p>
          </table:table-cell>
          <table:table-cell office:value-type="string" calcext:value-type="string">
            <text:p>gene:Zm00001d01929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60367" calcext:value-type="float">
            <text:p>1630603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668]+[.F668]" office:value-type="float" office:value="9" calcext:value-type="float">
            <text:p>9</text:p>
          </table:table-cell>
          <table:table-cell office:value-type="float" office:value="268" calcext:value-type="float">
            <text:p>268</text:p>
          </table:table-cell>
          <table:table-cell office:value-type="float" office:value="263" calcext:value-type="float">
            <text:p>263</text:p>
          </table:table-cell>
          <table:table-cell table:formula="of:=[.H668]+[.I668]" office:value-type="float" office:value="531" calcext:value-type="float">
            <text:p>531</text:p>
          </table:table-cell>
          <table:table-cell office:value-type="percentage" office:value="0.0166666666666667" calcext:value-type="percentage">
            <text:p>1.667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2729907" calcext:value-type="float">
            <text:p>2272990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669]+[.F669]"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196" calcext:value-type="float">
            <text:p>196</text:p>
          </table:table-cell>
          <table:table-cell table:formula="of:=[.H669]+[.I669]" office:value-type="float" office:value="526" calcext:value-type="float">
            <text:p>526</text:p>
          </table:table-cell>
          <table:table-cell office:value-type="percentage" office:value="0.0056710775047259" calcext:value-type="percentage">
            <text:p>0.567%</text:p>
          </table:table-cell>
          <table:table-cell office:value-type="string" calcext:value-type="string">
            <text:p>gene:Zm00001d019226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1485852" calcext:value-type="float">
            <text:p>23148585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70]+[.F670]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18" calcext:value-type="float">
            <text:p>318</text:p>
          </table:table-cell>
          <table:table-cell table:formula="of:=[.H670]+[.I670]" office:value-type="float" office:value="525" calcext:value-type="float">
            <text:p>52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53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9846748" calcext:value-type="float">
            <text:p>2098467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E671]+[.F671]" office:value-type="float" office:value="29" calcext:value-type="float">
            <text:p>29</text:p>
          </table:table-cell>
          <table:table-cell office:value-type="float" office:value="347" calcext:value-type="float">
            <text:p>347</text:p>
          </table:table-cell>
          <table:table-cell office:value-type="float" office:value="178" calcext:value-type="float">
            <text:p>178</text:p>
          </table:table-cell>
          <table:table-cell table:formula="of:=[.H671]+[.I671]" office:value-type="float" office:value="525" calcext:value-type="float">
            <text:p>525</text:p>
          </table:table-cell>
          <table:table-cell office:value-type="percentage" office:value="0.0523465703971119" calcext:value-type="percentage">
            <text:p>5.235%</text:p>
          </table:table-cell>
          <table:table-cell office:value-type="string" calcext:value-type="string">
            <text:p>gene:Zm00001d00654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95826985" calcext:value-type="float">
            <text:p>1958269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72]+[.F672]"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table:formula="of:=[.H672]+[.I672]" office:value-type="float" office:value="523" calcext:value-type="float">
            <text:p>523</text:p>
          </table:table-cell>
          <table:table-cell office:value-type="percentage" office:value="0.00190839694656489" calcext:value-type="percentage">
            <text:p>0.191%</text:p>
          </table:table-cell>
          <table:table-cell office:value-type="string" calcext:value-type="string">
            <text:p>gene:Zm00001d043278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51455505" calcext:value-type="float">
            <text:p>251455505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A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E673]+[.F673]" office:value-type="float" office:value="0" calcext:value-type="float">
            <text:p>0</text:p>
          </table:table-cell>
          <table:table-cell table:style-name="ce14" office:value-type="float" office:value="296" calcext:value-type="float">
            <text:p>296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table:formula="of:=[.H673]+[.I673]" office:value-type="float" office:value="516" calcext:value-type="float">
            <text:p>516</text:p>
          </table:table-cell>
          <table:table-cell table:style-name="ce22" office:value-type="percentage" office:value="0" calcext:value-type="percentage">
            <text:p>0.000%</text:p>
          </table:table-cell>
          <table:table-cell table:style-name="ce10" office:value-type="string" calcext:value-type="string">
            <text:p>gene:Zm00001d05396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7879251" calcext:value-type="float">
            <text:p>2378792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74]+[.F674]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91" calcext:value-type="float">
            <text:p>291</text:p>
          </table:table-cell>
          <table:table-cell table:formula="of:=[.H674]+[.I674]" office:value-type="float" office:value="512" calcext:value-type="float">
            <text:p>51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71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25361075" calcext:value-type="float">
            <text:p>1253610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675]+[.F675]"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313" calcext:value-type="float">
            <text:p>313</text:p>
          </table:table-cell>
          <table:table-cell table:formula="of:=[.H675]+[.I675]" office:value-type="float" office:value="511" calcext:value-type="float">
            <text:p>511</text:p>
          </table:table-cell>
          <table:table-cell office:value-type="percentage" office:value="0.00583657587548638" calcext:value-type="percentage">
            <text:p>0.584%</text:p>
          </table:table-cell>
          <table:table-cell office:value-type="string" calcext:value-type="string">
            <text:p>gene:Zm00001d03754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25361077" calcext:value-type="float">
            <text:p>1253610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676]+[.F676]"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float" office:value="308" calcext:value-type="float">
            <text:p>308</text:p>
          </table:table-cell>
          <table:table-cell table:formula="of:=[.H676]+[.I676]" office:value-type="float" office:value="510" calcext:value-type="float">
            <text:p>510</text:p>
          </table:table-cell>
          <table:table-cell office:value-type="percentage" office:value="0.00584795321637427" calcext:value-type="percentage">
            <text:p>0.585%</text:p>
          </table:table-cell>
          <table:table-cell office:value-type="string" calcext:value-type="string">
            <text:p>gene:Zm00001d03754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59238" calcext:value-type="float">
            <text:p>1373592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77]+[.F677]"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table:formula="of:=[.H677]+[.I677]" office:value-type="float" office:value="509" calcext:value-type="float">
            <text:p>509</text:p>
          </table:table-cell>
          <table:table-cell office:value-type="percentage" office:value="0.00196078431372549" calcext:value-type="percentage">
            <text:p>0.196%</text:p>
          </table:table-cell>
          <table:table-cell office:value-type="string" calcext:value-type="string">
            <text:p>gene:Zm00001d026124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2435259" calcext:value-type="float">
            <text:p>2024352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678]+[.F678]" office:value-type="float" office:value="7" calcext:value-type="float">
            <text:p>7</text:p>
          </table:table-cell>
          <table:table-cell office:value-type="float" office:value="258" calcext:value-type="float">
            <text:p>258</text:p>
          </table:table-cell>
          <table:table-cell office:value-type="float" office:value="249" calcext:value-type="float">
            <text:p>249</text:p>
          </table:table-cell>
          <table:table-cell table:formula="of:=[.H678]+[.I678]" office:value-type="float" office:value="507" calcext:value-type="float">
            <text:p>507</text:p>
          </table:table-cell>
          <table:table-cell office:value-type="percentage" office:value="0.0136186770428016" calcext:value-type="percentage">
            <text:p>1.362%</text:p>
          </table:table-cell>
          <table:table-cell office:value-type="string" calcext:value-type="string">
            <text:p>gene:Zm00001d00623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59256" calcext:value-type="float">
            <text:p>1373592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79]+[.F679]"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258" calcext:value-type="float">
            <text:p>258</text:p>
          </table:table-cell>
          <table:table-cell table:formula="of:=[.H679]+[.I679]" office:value-type="float" office:value="504" calcext:value-type="float">
            <text:p>504</text:p>
          </table:table-cell>
          <table:table-cell office:value-type="percentage" office:value="0.00198019801980198" calcext:value-type="percentage">
            <text:p>0.198%</text:p>
          </table:table-cell>
          <table:table-cell office:value-type="string" calcext:value-type="string">
            <text:p>gene:Zm00001d026124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7674821" calcext:value-type="float">
            <text:p>2076748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0]+[.F680]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30" calcext:value-type="float">
            <text:p>330</text:p>
          </table:table-cell>
          <table:table-cell table:formula="of:=[.H680]+[.I680]" office:value-type="float" office:value="502" calcext:value-type="float">
            <text:p>50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644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85147619" calcext:value-type="float">
            <text:p>851476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1]+[.F681]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196" calcext:value-type="float">
            <text:p>196</text:p>
          </table:table-cell>
          <table:table-cell table:formula="of:=[.H681]+[.I681]" office:value-type="float" office:value="502" calcext:value-type="float">
            <text:p>50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45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7674819" calcext:value-type="float">
            <text:p>207674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2]+[.F682]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table:formula="of:=[.H682]+[.I682]" office:value-type="float" office:value="498" calcext:value-type="float">
            <text:p>49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644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3379537" calcext:value-type="float">
            <text:p>633795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3]+[.F683]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table:formula="of:=[.H683]+[.I683]" office:value-type="float" office:value="497" calcext:value-type="float">
            <text:p>49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3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59245" calcext:value-type="float">
            <text:p>1373592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4]+[.F684]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table:formula="of:=[.H684]+[.I684]" office:value-type="float" office:value="496" calcext:value-type="float">
            <text:p>49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24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4358825" calcext:value-type="float">
            <text:p>1743588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685]+[.F685]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46" calcext:value-type="float">
            <text:p>246</text:p>
          </table:table-cell>
          <table:table-cell table:formula="of:=[.H685]+[.I685]" office:value-type="float" office:value="496" calcext:value-type="float">
            <text:p>496</text:p>
          </table:table-cell>
          <table:table-cell office:value-type="percentage" office:value="0.0197628458498024" calcext:value-type="percentage">
            <text:p>1.976%</text:p>
          </table:table-cell>
          <table:table-cell office:value-type="string" calcext:value-type="string">
            <text:p>gene:Zm00001d00543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961" calcext:value-type="float">
            <text:p>1630599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E686]+[.F686]"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266" calcext:value-type="float">
            <text:p>266</text:p>
          </table:table-cell>
          <table:table-cell table:formula="of:=[.H686]+[.I686]" office:value-type="float" office:value="496" calcext:value-type="float">
            <text:p>496</text:p>
          </table:table-cell>
          <table:table-cell office:value-type="percentage" office:value="0.0350194552529183" calcext:value-type="percentage">
            <text:p>3.502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3379546" calcext:value-type="float">
            <text:p>633795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7]+[.F687]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3" calcext:value-type="float">
            <text:p>243</text:p>
          </table:table-cell>
          <table:table-cell table:formula="of:=[.H687]+[.I687]" office:value-type="float" office:value="495" calcext:value-type="float">
            <text:p>49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3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963" calcext:value-type="float">
            <text:p>1630599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E688]+[.F688]" office:value-type="float" office:value="19" calcext:value-type="float">
            <text:p>19</text:p>
          </table:table-cell>
          <table:table-cell office:value-type="float" office:value="227" calcext:value-type="float">
            <text:p>227</text:p>
          </table:table-cell>
          <table:table-cell office:value-type="float" office:value="267" calcext:value-type="float">
            <text:p>267</text:p>
          </table:table-cell>
          <table:table-cell table:formula="of:=[.H688]+[.I688]" office:value-type="float" office:value="494" calcext:value-type="float">
            <text:p>494</text:p>
          </table:table-cell>
          <table:table-cell office:value-type="percentage" office:value="0.037037037037037" calcext:value-type="percentage">
            <text:p>3.704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6926498" calcext:value-type="float">
            <text:p>469264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89]+[.F689]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25" calcext:value-type="float">
            <text:p>225</text:p>
          </table:table-cell>
          <table:table-cell table:formula="of:=[.H689]+[.I689]" office:value-type="float" office:value="492" calcext:value-type="float">
            <text:p>49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353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31593807" calcext:value-type="float">
            <text:p>1315938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690]+[.F690]"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  <table:table-cell office:value-type="float" office:value="173" calcext:value-type="float">
            <text:p>173</text:p>
          </table:table-cell>
          <table:table-cell table:formula="of:=[.H690]+[.I690]" office:value-type="float" office:value="491" calcext:value-type="float">
            <text:p>491</text:p>
          </table:table-cell>
          <table:table-cell office:value-type="percentage" office:value="0.0100806451612903" calcext:value-type="percentage">
            <text:p>1.008%</text:p>
          </table:table-cell>
          <table:table-cell office:value-type="string" calcext:value-type="string">
            <text:p>gene:Zm00001d041600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7661" calcext:value-type="float">
            <text:p>12033766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E691]+[.F691]" office:value-type="float" office:value="20" calcext:value-type="float">
            <text:p>20</text:p>
          </table:table-cell>
          <table:table-cell office:value-type="float" office:value="286" calcext:value-type="float">
            <text:p>286</text:p>
          </table:table-cell>
          <table:table-cell office:value-type="float" office:value="204" calcext:value-type="float">
            <text:p>204</text:p>
          </table:table-cell>
          <table:table-cell table:formula="of:=[.H691]+[.I691]" office:value-type="float" office:value="490" calcext:value-type="float">
            <text:p>490</text:p>
          </table:table-cell>
          <table:table-cell office:value-type="percentage" office:value="0.0392156862745098" calcext:value-type="percentage">
            <text:p>3.922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08468369" calcext:value-type="float">
            <text:p>10846836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92]+[.F692]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183" calcext:value-type="float">
            <text:p>183</text:p>
          </table:table-cell>
          <table:table-cell table:formula="of:=[.H692]+[.I692]" office:value-type="float" office:value="489" calcext:value-type="float">
            <text:p>48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08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36132057" calcext:value-type="float">
            <text:p>1361320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693]+[.F693]" office:value-type="float" office:value="7" calcext:value-type="float">
            <text:p>7</text:p>
          </table:table-cell>
          <table:table-cell office:value-type="float" office:value="265" calcext:value-type="float">
            <text:p>265</text:p>
          </table:table-cell>
          <table:table-cell office:value-type="float" office:value="223" calcext:value-type="float">
            <text:p>223</text:p>
          </table:table-cell>
          <table:table-cell table:formula="of:=[.H693]+[.I693]" office:value-type="float" office:value="488" calcext:value-type="float">
            <text:p>488</text:p>
          </table:table-cell>
          <table:table-cell office:value-type="percentage" office:value="0.0141414141414141" calcext:value-type="percentage">
            <text:p>1.414%</text:p>
          </table:table-cell>
          <table:table-cell office:value-type="string" calcext:value-type="string">
            <text:p>gene:Zm00001d03783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6718595" calcext:value-type="float">
            <text:p>467185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694]+[.F694]" office:value-type="float" office:value="15" calcext:value-type="float">
            <text:p>15</text:p>
          </table:table-cell>
          <table:table-cell office:value-type="float" office:value="265" calcext:value-type="float">
            <text:p>265</text:p>
          </table:table-cell>
          <table:table-cell office:value-type="float" office:value="222" calcext:value-type="float">
            <text:p>222</text:p>
          </table:table-cell>
          <table:table-cell table:formula="of:=[.H694]+[.I694]" office:value-type="float" office:value="487" calcext:value-type="float">
            <text:p>487</text:p>
          </table:table-cell>
          <table:table-cell office:value-type="percentage" office:value="0.0298804780876494" calcext:value-type="percentage">
            <text:p>2.988%</text:p>
          </table:table-cell>
          <table:table-cell office:value-type="string" calcext:value-type="string">
            <text:p>gene:Zm00001d04984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3813514" calcext:value-type="float">
            <text:p>638135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95]+[.F695]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224" calcext:value-type="float">
            <text:p>224</text:p>
          </table:table-cell>
          <table:table-cell table:formula="of:=[.H695]+[.I695]" office:value-type="float" office:value="481" calcext:value-type="float">
            <text:p>4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78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85148434" calcext:value-type="float">
            <text:p>851484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E696]+[.F696]" office:value-type="float" office:value="7" calcext:value-type="float">
            <text:p>7</text:p>
          </table:table-cell>
          <table:table-cell office:value-type="float" office:value="285" calcext:value-type="float">
            <text:p>285</text:p>
          </table:table-cell>
          <table:table-cell office:value-type="float" office:value="196" calcext:value-type="float">
            <text:p>196</text:p>
          </table:table-cell>
          <table:table-cell table:formula="of:=[.H696]+[.I696]" office:value-type="float" office:value="481" calcext:value-type="float">
            <text:p>481</text:p>
          </table:table-cell>
          <table:table-cell office:value-type="percentage" office:value="0.014344262295082" calcext:value-type="percentage">
            <text:p>1.434%</text:p>
          </table:table-cell>
          <table:table-cell office:value-type="string" calcext:value-type="string">
            <text:p>gene:Zm00001d03645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0846458" calcext:value-type="float">
            <text:p>2008464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697]+[.F697]" office:value-type="float" office:value="4" calcext:value-type="float">
            <text:p>4</text:p>
          </table:table-cell>
          <table:table-cell office:value-type="float" office:value="273" calcext:value-type="float">
            <text:p>273</text:p>
          </table:table-cell>
          <table:table-cell office:value-type="float" office:value="207" calcext:value-type="float">
            <text:p>207</text:p>
          </table:table-cell>
          <table:table-cell table:formula="of:=[.H697]+[.I697]" office:value-type="float" office:value="480" calcext:value-type="float">
            <text:p>480</text:p>
          </table:table-cell>
          <table:table-cell office:value-type="percentage" office:value="0.00826446280991736" calcext:value-type="percentage">
            <text:p>0.826%</text:p>
          </table:table-cell>
          <table:table-cell office:value-type="string" calcext:value-type="string">
            <text:p>gene:Zm00001d043350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0672053" calcext:value-type="float">
            <text:p>12067205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98]+[.F698]"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office:value-type="float" office:value="295" calcext:value-type="float">
            <text:p>295</text:p>
          </table:table-cell>
          <table:table-cell table:formula="of:=[.H698]+[.I698]" office:value-type="float" office:value="480" calcext:value-type="float">
            <text:p>480</text:p>
          </table:table-cell>
          <table:table-cell office:value-type="percentage" office:value="0.0143737166324435" calcext:value-type="percentage">
            <text:p>1.437%</text:p>
          </table:table-cell>
          <table:table-cell office:value-type="string" calcext:value-type="string">
            <text:p>gene:Zm00001d020554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6825" calcext:value-type="float">
            <text:p>1203368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E699]+[.F699]" office:value-type="float" office:value="13" calcext:value-type="float">
            <text:p>13</text:p>
          </table:table-cell>
          <table:table-cell office:value-type="float" office:value="237" calcext:value-type="float">
            <text:p>237</text:p>
          </table:table-cell>
          <table:table-cell office:value-type="float" office:value="242" calcext:value-type="float">
            <text:p>242</text:p>
          </table:table-cell>
          <table:table-cell table:formula="of:=[.H699]+[.I699]" office:value-type="float" office:value="479" calcext:value-type="float">
            <text:p>479</text:p>
          </table:table-cell>
          <table:table-cell office:value-type="percentage" office:value="0.0264227642276423" calcext:value-type="percentage">
            <text:p>2.642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42339098" calcext:value-type="float">
            <text:p>2423390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00]+[.F700]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92" calcext:value-type="float">
            <text:p>192</text:p>
          </table:table-cell>
          <table:table-cell table:formula="of:=[.H700]+[.I700]" office:value-type="float" office:value="477" calcext:value-type="float">
            <text:p>47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84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9848838" calcext:value-type="float">
            <text:p>2098488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E701]+[.F701]" office:value-type="float" office:value="17" calcext:value-type="float">
            <text:p>17</text:p>
          </table:table-cell>
          <table:table-cell office:value-type="float" office:value="231" calcext:value-type="float">
            <text:p>231</text:p>
          </table:table-cell>
          <table:table-cell office:value-type="float" office:value="246" calcext:value-type="float">
            <text:p>246</text:p>
          </table:table-cell>
          <table:table-cell table:formula="of:=[.H701]+[.I701]" office:value-type="float" office:value="477" calcext:value-type="float">
            <text:p>477</text:p>
          </table:table-cell>
          <table:table-cell office:value-type="percentage" office:value="0.034412955465587" calcext:value-type="percentage">
            <text:p>3.441%</text:p>
          </table:table-cell>
          <table:table-cell office:value-type="string" calcext:value-type="string">
            <text:p>gene:Zm00001d00654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0997" calcext:value-type="float">
            <text:p>626209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E702]+[.F702]"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282" calcext:value-type="float">
            <text:p>282</text:p>
          </table:table-cell>
          <table:table-cell table:formula="of:=[.H702]+[.I702]" office:value-type="float" office:value="476" calcext:value-type="float">
            <text:p>476</text:p>
          </table:table-cell>
          <table:table-cell office:value-type="percentage" office:value="0.0344827586206897" calcext:value-type="percentage">
            <text:p>3.448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4734711" calcext:value-type="float">
            <text:p>1547347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703]+[.F703]"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office:value-type="float" office:value="187" calcext:value-type="float">
            <text:p>187</text:p>
          </table:table-cell>
          <table:table-cell table:formula="of:=[.H703]+[.I703]" office:value-type="float" office:value="474" calcext:value-type="float">
            <text:p>474</text:p>
          </table:table-cell>
          <table:table-cell office:value-type="percentage" office:value="0.0125" calcext:value-type="percentage">
            <text:p>1.250%</text:p>
          </table:table-cell>
          <table:table-cell office:value-type="string" calcext:value-type="string">
            <text:p>gene:Zm00001d04820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3379741" calcext:value-type="float">
            <text:p>633797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04]+[.F704]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  <table:table-cell table:formula="of:=[.H704]+[.I704]" office:value-type="float" office:value="473" calcext:value-type="float">
            <text:p>47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3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0846056" calcext:value-type="float">
            <text:p>2008460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705]+[.F705]"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192" calcext:value-type="float">
            <text:p>192</text:p>
          </table:table-cell>
          <table:table-cell table:formula="of:=[.H705]+[.I705]" office:value-type="float" office:value="472" calcext:value-type="float">
            <text:p>472</text:p>
          </table:table-cell>
          <table:table-cell office:value-type="percentage" office:value="0.00421940928270042" calcext:value-type="percentage">
            <text:p>0.422%</text:p>
          </table:table-cell>
          <table:table-cell office:value-type="string" calcext:value-type="string">
            <text:p>gene:Zm00001d043350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0672009" calcext:value-type="float">
            <text:p>12067200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706]+[.F706]"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office:value-type="float" office:value="211" calcext:value-type="float">
            <text:p>211</text:p>
          </table:table-cell>
          <table:table-cell table:formula="of:=[.H706]+[.I706]" office:value-type="float" office:value="472" calcext:value-type="float">
            <text:p>472</text:p>
          </table:table-cell>
          <table:table-cell office:value-type="percentage" office:value="0.0187110187110187" calcext:value-type="percentage">
            <text:p>1.871%</text:p>
          </table:table-cell>
          <table:table-cell office:value-type="string" calcext:value-type="string">
            <text:p>gene:Zm00001d02055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59655" calcext:value-type="float">
            <text:p>1965965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07]+[.F707]"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222" calcext:value-type="float">
            <text:p>222</text:p>
          </table:table-cell>
          <table:table-cell table:formula="of:=[.H707]+[.I707]" office:value-type="float" office:value="469" calcext:value-type="float">
            <text:p>469</text:p>
          </table:table-cell>
          <table:table-cell office:value-type="percentage" office:value="0.00212765957446808" calcext:value-type="percentage">
            <text:p>0.213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612501" calcext:value-type="float">
            <text:p>1716125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E708]+[.F708]" office:value-type="float" office:value="19" calcext:value-type="float">
            <text:p>19</text:p>
          </table:table-cell>
          <table:table-cell office:value-type="float" office:value="305" calcext:value-type="float">
            <text:p>305</text:p>
          </table:table-cell>
          <table:table-cell office:value-type="float" office:value="162" calcext:value-type="float">
            <text:p>162</text:p>
          </table:table-cell>
          <table:table-cell table:formula="of:=[.H708]+[.I708]" office:value-type="float" office:value="467" calcext:value-type="float">
            <text:p>467</text:p>
          </table:table-cell>
          <table:table-cell office:value-type="percentage" office:value="0.0390946502057613" calcext:value-type="percentage">
            <text:p>3.909%</text:p>
          </table:table-cell>
          <table:table-cell office:value-type="string" calcext:value-type="string">
            <text:p>gene:Zm00001d022192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015812" calcext:value-type="float">
            <text:p>30158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09]+[.F709]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68" calcext:value-type="float">
            <text:p>268</text:p>
          </table:table-cell>
          <table:table-cell table:formula="of:=[.H709]+[.I709]" office:value-type="float" office:value="466" calcext:value-type="float">
            <text:p>4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826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997167" calcext:value-type="float">
            <text:p>1409971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10]+[.F710]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65" calcext:value-type="float">
            <text:p>265</text:p>
          </table:table-cell>
          <table:table-cell table:formula="of:=[.H710]+[.I710]" office:value-type="float" office:value="466" calcext:value-type="float">
            <text:p>4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7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833" calcext:value-type="float">
            <text:p>1867438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11]+[.F711]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69" calcext:value-type="float">
            <text:p>169</text:p>
          </table:table-cell>
          <table:table-cell table:formula="of:=[.H711]+[.I711]" office:value-type="float" office:value="466" calcext:value-type="float">
            <text:p>4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52232883" calcext:value-type="float">
            <text:p>15223288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712]+[.F712]"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229" calcext:value-type="float">
            <text:p>229</text:p>
          </table:table-cell>
          <table:table-cell table:formula="of:=[.H712]+[.I712]" office:value-type="float" office:value="466" calcext:value-type="float">
            <text:p>466</text:p>
          </table:table-cell>
          <table:table-cell office:value-type="percentage" office:value="0.0106157112526539" calcext:value-type="percentage">
            <text:p>1.062%</text:p>
          </table:table-cell>
          <table:table-cell office:value-type="string" calcext:value-type="string">
            <text:p>gene:Zm00001d01145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52785" calcext:value-type="float">
            <text:p>1434527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13]+[.F713]"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199" calcext:value-type="float">
            <text:p>199</text:p>
          </table:table-cell>
          <table:table-cell table:formula="of:=[.H713]+[.I713]" office:value-type="float" office:value="465" calcext:value-type="float">
            <text:p>465</text:p>
          </table:table-cell>
          <table:table-cell office:value-type="percentage" office:value="0.00214592274678112" calcext:value-type="percentage">
            <text:p>0.215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61107" calcext:value-type="float">
            <text:p>196611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14]+[.F714]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74" calcext:value-type="float">
            <text:p>174</text:p>
          </table:table-cell>
          <table:table-cell table:formula="of:=[.H714]+[.I714]" office:value-type="float" office:value="461" calcext:value-type="float">
            <text:p>46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54425118" calcext:value-type="float">
            <text:p>1544251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E715]+[.F715]" office:value-type="float" office:value="21" calcext:value-type="float">
            <text:p>21</text:p>
          </table:table-cell>
          <table:table-cell office:value-type="float" office:value="266" calcext:value-type="float">
            <text:p>266</text:p>
          </table:table-cell>
          <table:table-cell office:value-type="float" office:value="194" calcext:value-type="float">
            <text:p>194</text:p>
          </table:table-cell>
          <table:table-cell table:formula="of:=[.H715]+[.I715]" office:value-type="float" office:value="460" calcext:value-type="float">
            <text:p>460</text:p>
          </table:table-cell>
          <table:table-cell office:value-type="percentage" office:value="0.0436590436590437" calcext:value-type="percentage">
            <text:p>4.366%</text:p>
          </table:table-cell>
          <table:table-cell office:value-type="string" calcext:value-type="string">
            <text:p>gene:Zm00001d016273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30048" calcext:value-type="float">
            <text:p>1336300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716]+[.F716]"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223" calcext:value-type="float">
            <text:p>223</text:p>
          </table:table-cell>
          <table:table-cell table:formula="of:=[.H716]+[.I716]" office:value-type="float" office:value="458" calcext:value-type="float">
            <text:p>458</text:p>
          </table:table-cell>
          <table:table-cell office:value-type="percentage" office:value="0.00434782608695652" calcext:value-type="percentage">
            <text:p>0.435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2729815" calcext:value-type="float">
            <text:p>227298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17]+[.F717]"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188" calcext:value-type="float">
            <text:p>188</text:p>
          </table:table-cell>
          <table:table-cell table:formula="of:=[.H717]+[.I717]" office:value-type="float" office:value="457" calcext:value-type="float">
            <text:p>457</text:p>
          </table:table-cell>
          <table:table-cell office:value-type="percentage" office:value="0.00218340611353712" calcext:value-type="percentage">
            <text:p>0.218%</text:p>
          </table:table-cell>
          <table:table-cell office:value-type="string" calcext:value-type="string">
            <text:p>gene:Zm00001d01922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4358980" calcext:value-type="float">
            <text:p>1743589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718]+[.F718]"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270" calcext:value-type="float">
            <text:p>270</text:p>
          </table:table-cell>
          <table:table-cell table:formula="of:=[.H718]+[.I718]" office:value-type="float" office:value="456" calcext:value-type="float">
            <text:p>456</text:p>
          </table:table-cell>
          <table:table-cell office:value-type="percentage" office:value="0.012987012987013" calcext:value-type="percentage">
            <text:p>1.299%</text:p>
          </table:table-cell>
          <table:table-cell office:value-type="string" calcext:value-type="string">
            <text:p>gene:Zm00001d005437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015788" calcext:value-type="float">
            <text:p>30157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19]+[.F719]"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table:formula="of:=[.H719]+[.I719]" office:value-type="float" office:value="455" calcext:value-type="float">
            <text:p>455</text:p>
          </table:table-cell>
          <table:table-cell office:value-type="percentage" office:value="0.00219298245614035" calcext:value-type="percentage">
            <text:p>0.219%</text:p>
          </table:table-cell>
          <table:table-cell office:value-type="string" calcext:value-type="string">
            <text:p>gene:Zm00001d00826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0806668" calcext:value-type="float">
            <text:p>108066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720]+[.F720]"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13" calcext:value-type="float">
            <text:p>213</text:p>
          </table:table-cell>
          <table:table-cell table:formula="of:=[.H720]+[.I720]" office:value-type="float" office:value="455" calcext:value-type="float">
            <text:p>455</text:p>
          </table:table-cell>
          <table:table-cell office:value-type="percentage" office:value="0.00437636761487965" calcext:value-type="percentage">
            <text:p>0.438%</text:p>
          </table:table-cell>
          <table:table-cell office:value-type="string" calcext:value-type="string">
            <text:p>gene:Zm00001d04501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962514" calcext:value-type="float">
            <text:p>1759625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E721]+[.F721]"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232" calcext:value-type="float">
            <text:p>232</text:p>
          </table:table-cell>
          <table:table-cell table:formula="of:=[.H721]+[.I721]" office:value-type="float" office:value="455" calcext:value-type="float">
            <text:p>455</text:p>
          </table:table-cell>
          <table:table-cell office:value-type="percentage" office:value="0.0380549682875264" calcext:value-type="percentage">
            <text:p>3.805%</text:p>
          </table:table-cell>
          <table:table-cell office:value-type="string" calcext:value-type="string">
            <text:p>gene:Zm00001d005484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3091223" calcext:value-type="float">
            <text:p>130912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2]+[.F722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48" calcext:value-type="float">
            <text:p>248</text:p>
          </table:table-cell>
          <table:table-cell table:formula="of:=[.H722]+[.I722]" office:value-type="float" office:value="454" calcext:value-type="float">
            <text:p>45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245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61114" calcext:value-type="float">
            <text:p>196611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3]+[.F723]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93" calcext:value-type="float">
            <text:p>193</text:p>
          </table:table-cell>
          <table:table-cell table:formula="of:=[.H723]+[.I723]" office:value-type="float" office:value="452" calcext:value-type="float">
            <text:p>45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3091221" calcext:value-type="float">
            <text:p>130912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24]+[.F724]"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246" calcext:value-type="float">
            <text:p>246</text:p>
          </table:table-cell>
          <table:table-cell table:formula="of:=[.H724]+[.I724]" office:value-type="float" office:value="451" calcext:value-type="float">
            <text:p>451</text:p>
          </table:table-cell>
          <table:table-cell office:value-type="percentage" office:value="0.00221238938053097" calcext:value-type="percentage">
            <text:p>0.221%</text:p>
          </table:table-cell>
          <table:table-cell office:value-type="string" calcext:value-type="string">
            <text:p>gene:Zm00001d00245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46925893" calcext:value-type="float">
            <text:p>469258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5]+[.F725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88" calcext:value-type="float">
            <text:p>188</text:p>
          </table:table-cell>
          <table:table-cell table:formula="of:=[.H725]+[.I725]" office:value-type="float" office:value="450" calcext:value-type="float">
            <text:p>45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353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791" calcext:value-type="float">
            <text:p>18674379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6]+[.F726]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02" calcext:value-type="float">
            <text:p>202</text:p>
          </table:table-cell>
          <table:table-cell table:formula="of:=[.H726]+[.I726]" office:value-type="float" office:value="450" calcext:value-type="float">
            <text:p>45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752" calcext:value-type="float">
            <text:p>1867437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27]+[.F727]"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197" calcext:value-type="float">
            <text:p>197</text:p>
          </table:table-cell>
          <table:table-cell table:formula="of:=[.H727]+[.I727]" office:value-type="float" office:value="449" calcext:value-type="float">
            <text:p>449</text:p>
          </table:table-cell>
          <table:table-cell office:value-type="percentage" office:value="0.00222222222222222" calcext:value-type="percentage">
            <text:p>0.222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60223" calcext:value-type="float">
            <text:p>196602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28]+[.F728]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56" calcext:value-type="float">
            <text:p>156</text:p>
          </table:table-cell>
          <table:table-cell table:formula="of:=[.H728]+[.I728]" office:value-type="float" office:value="448" calcext:value-type="float">
            <text:p>44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0671941" calcext:value-type="float">
            <text:p>1206719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729]+[.F729]" office:value-type="float" office:value="6" calcext:value-type="float">
            <text:p>6</text:p>
          </table:table-cell>
          <table:table-cell office:value-type="float" office:value="295" calcext:value-type="float">
            <text:p>295</text:p>
          </table:table-cell>
          <table:table-cell office:value-type="float" office:value="153" calcext:value-type="float">
            <text:p>153</text:p>
          </table:table-cell>
          <table:table-cell table:formula="of:=[.H729]+[.I729]" office:value-type="float" office:value="448" calcext:value-type="float">
            <text:p>448</text:p>
          </table:table-cell>
          <table:table-cell office:value-type="percentage" office:value="0.013215859030837" calcext:value-type="percentage">
            <text:p>1.322%</text:p>
          </table:table-cell>
          <table:table-cell office:value-type="string" calcext:value-type="string">
            <text:p>gene:Zm00001d020554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4358788" calcext:value-type="float">
            <text:p>1743587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E730]+[.F730]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 table:formula="of:=[.H730]+[.I730]" office:value-type="float" office:value="448" calcext:value-type="float">
            <text:p>448</text:p>
          </table:table-cell>
          <table:table-cell office:value-type="percentage" office:value="0.0175438596491228" calcext:value-type="percentage">
            <text:p>1.754%</text:p>
          </table:table-cell>
          <table:table-cell office:value-type="string" calcext:value-type="string">
            <text:p>gene:Zm00001d00543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7877957" calcext:value-type="float">
            <text:p>237877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1]+[.F731]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table:formula="of:=[.H731]+[.I731]" office:value-type="float" office:value="445" calcext:value-type="float">
            <text:p>44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71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63059994" calcext:value-type="float">
            <text:p>1630599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E732]+[.F732]" office:value-type="float" office:value="16" calcext:value-type="float">
            <text:p>16</text:p>
          </table:table-cell>
          <table:table-cell office:value-type="float" office:value="207" calcext:value-type="float">
            <text:p>207</text:p>
          </table:table-cell>
          <table:table-cell office:value-type="float" office:value="235" calcext:value-type="float">
            <text:p>235</text:p>
          </table:table-cell>
          <table:table-cell table:formula="of:=[.H732]+[.I732]" office:value-type="float" office:value="442" calcext:value-type="float">
            <text:p>442</text:p>
          </table:table-cell>
          <table:table-cell office:value-type="percentage" office:value="0.0349344978165939" calcext:value-type="percentage">
            <text:p>3.493%</text:p>
          </table:table-cell>
          <table:table-cell office:value-type="string" calcext:value-type="string">
            <text:p>gene:Zm00001d00518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61094" calcext:value-type="float">
            <text:p>1966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3]+[.F733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70" calcext:value-type="float">
            <text:p>170</text:p>
          </table:table-cell>
          <table:table-cell table:formula="of:=[.H733]+[.I733]" office:value-type="float" office:value="441" calcext:value-type="float">
            <text:p>44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4734498" calcext:value-type="float">
            <text:p>1547344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4]+[.F734]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77" calcext:value-type="float">
            <text:p>277</text:p>
          </table:table-cell>
          <table:table-cell table:formula="of:=[.H734]+[.I734]" office:value-type="float" office:value="441" calcext:value-type="float">
            <text:p>44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20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61090" calcext:value-type="float">
            <text:p>196610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35]+[.F735]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69" calcext:value-type="float">
            <text:p>169</text:p>
          </table:table-cell>
          <table:table-cell table:formula="of:=[.H735]+[.I735]" office:value-type="float" office:value="436" calcext:value-type="float">
            <text:p>43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85146979" calcext:value-type="float">
            <text:p>851469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36]+[.F736]"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251" calcext:value-type="float">
            <text:p>251</text:p>
          </table:table-cell>
          <table:table-cell table:formula="of:=[.H736]+[.I736]" office:value-type="float" office:value="436" calcext:value-type="float">
            <text:p>436</text:p>
          </table:table-cell>
          <table:table-cell office:value-type="percentage" office:value="0.0022883295194508" calcext:value-type="percentage">
            <text:p>0.229%</text:p>
          </table:table-cell>
          <table:table-cell office:value-type="string" calcext:value-type="string">
            <text:p>gene:Zm00001d03645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758391" calcext:value-type="float">
            <text:p>17175839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737]+[.F737]"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177" calcext:value-type="float">
            <text:p>177</text:p>
          </table:table-cell>
          <table:table-cell table:formula="of:=[.H737]+[.I737]" office:value-type="float" office:value="434" calcext:value-type="float">
            <text:p>434</text:p>
          </table:table-cell>
          <table:table-cell office:value-type="percentage" office:value="0.0113895216400911" calcext:value-type="percentage">
            <text:p>1.139%</text:p>
          </table:table-cell>
          <table:table-cell office:value-type="string" calcext:value-type="string">
            <text:p>gene:Zm00001d02219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758389" calcext:value-type="float">
            <text:p>17175838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738]+[.F738]"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176" calcext:value-type="float">
            <text:p>176</text:p>
          </table:table-cell>
          <table:table-cell table:formula="of:=[.H738]+[.I738]" office:value-type="float" office:value="433" calcext:value-type="float">
            <text:p>433</text:p>
          </table:table-cell>
          <table:table-cell office:value-type="percentage" office:value="0.0114155251141553" calcext:value-type="percentage">
            <text:p>1.142%</text:p>
          </table:table-cell>
          <table:table-cell office:value-type="string" calcext:value-type="string">
            <text:p>gene:Zm00001d02219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4025416" calcext:value-type="float">
            <text:p>1940254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E739]+[.F739]"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table:formula="of:=[.H739]+[.I739]" office:value-type="float" office:value="431" calcext:value-type="float">
            <text:p>431</text:p>
          </table:table-cell>
          <table:table-cell office:value-type="percentage" office:value="0.0270880361173815" calcext:value-type="percentage">
            <text:p>2.709%</text:p>
          </table:table-cell>
          <table:table-cell office:value-type="string" calcext:value-type="string">
            <text:p>gene:Zm00001d03153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85147446" calcext:value-type="float">
            <text:p>851474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0]+[.F740]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25" calcext:value-type="float">
            <text:p>225</text:p>
          </table:table-cell>
          <table:table-cell table:formula="of:=[.H740]+[.I740]" office:value-type="float" office:value="430" calcext:value-type="float">
            <text:p>43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45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7324918" calcext:value-type="float">
            <text:p>673249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741]+[.F741]"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195" calcext:value-type="float">
            <text:p>195</text:p>
          </table:table-cell>
          <table:table-cell table:formula="of:=[.H741]+[.I741]" office:value-type="float" office:value="430" calcext:value-type="float">
            <text:p>430</text:p>
          </table:table-cell>
          <table:table-cell office:value-type="percentage" office:value="0.00462962962962963" calcext:value-type="percentage">
            <text:p>0.463%</text:p>
          </table:table-cell>
          <table:table-cell office:value-type="string" calcext:value-type="string">
            <text:p>gene:Zm00001d01487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5791" calcext:value-type="float">
            <text:p>2128557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E742]+[.F742]" office:value-type="float" office:value="33" calcext:value-type="float">
            <text:p>33</text:p>
          </table:table-cell>
          <table:table-cell office:value-type="float" office:value="246" calcext:value-type="float">
            <text:p>246</text:p>
          </table:table-cell>
          <table:table-cell office:value-type="float" office:value="184" calcext:value-type="float">
            <text:p>184</text:p>
          </table:table-cell>
          <table:table-cell table:formula="of:=[.H742]+[.I742]" office:value-type="float" office:value="430" calcext:value-type="float">
            <text:p>430</text:p>
          </table:table-cell>
          <table:table-cell office:value-type="percentage" office:value="0.0712742980561555" calcext:value-type="percentage">
            <text:p>7.127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015096" calcext:value-type="float">
            <text:p>3015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43]+[.F743]"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197" calcext:value-type="float">
            <text:p>197</text:p>
          </table:table-cell>
          <table:table-cell table:formula="of:=[.H743]+[.I743]" office:value-type="float" office:value="429" calcext:value-type="float">
            <text:p>429</text:p>
          </table:table-cell>
          <table:table-cell office:value-type="percentage" office:value="0.00232558139534884" calcext:value-type="percentage">
            <text:p>0.233%</text:p>
          </table:table-cell>
          <table:table-cell office:value-type="string" calcext:value-type="string">
            <text:p>gene:Zm00001d00826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7877986" calcext:value-type="float">
            <text:p>2378779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4]+[.F744]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27" calcext:value-type="float">
            <text:p>227</text:p>
          </table:table-cell>
          <table:table-cell table:formula="of:=[.H744]+[.I744]" office:value-type="float" office:value="428" calcext:value-type="float">
            <text:p>42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71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61092" calcext:value-type="float">
            <text:p>196610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5]+[.F745]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67" calcext:value-type="float">
            <text:p>167</text:p>
          </table:table-cell>
          <table:table-cell table:formula="of:=[.H745]+[.I745]" office:value-type="float" office:value="426" calcext:value-type="float">
            <text:p>42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788" calcext:value-type="float">
            <text:p>1867437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46]+[.F746]"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201" calcext:value-type="float">
            <text:p>201</text:p>
          </table:table-cell>
          <table:table-cell table:formula="of:=[.H746]+[.I746]" office:value-type="float" office:value="426" calcext:value-type="float">
            <text:p>426</text:p>
          </table:table-cell>
          <table:table-cell office:value-type="percentage" office:value="0.00234192037470726" calcext:value-type="percentage">
            <text:p>0.234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3814219" calcext:value-type="float">
            <text:p>638142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7]+[.F747]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74" calcext:value-type="float">
            <text:p>174</text:p>
          </table:table-cell>
          <table:table-cell table:formula="of:=[.H747]+[.I747]" office:value-type="float" office:value="423" calcext:value-type="float">
            <text:p>42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78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0916626" calcext:value-type="float">
            <text:p>22091662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48]+[.F748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62" calcext:value-type="float">
            <text:p>162</text:p>
          </table:table-cell>
          <table:table-cell table:formula="of:=[.H748]+[.I748]" office:value-type="float" office:value="423" calcext:value-type="float">
            <text:p>42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399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612518" calcext:value-type="float">
            <text:p>171612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E749]+[.F749]" office:value-type="float" office:value="20" calcext:value-type="float">
            <text:p>20</text:p>
          </table:table-cell>
          <table:table-cell office:value-type="float" office:value="266" calcext:value-type="float">
            <text:p>266</text:p>
          </table:table-cell>
          <table:table-cell office:value-type="float" office:value="157" calcext:value-type="float">
            <text:p>157</text:p>
          </table:table-cell>
          <table:table-cell table:formula="of:=[.H749]+[.I749]" office:value-type="float" office:value="423" calcext:value-type="float">
            <text:p>423</text:p>
          </table:table-cell>
          <table:table-cell office:value-type="percentage" office:value="0.0451467268623025" calcext:value-type="percentage">
            <text:p>4.515%</text:p>
          </table:table-cell>
          <table:table-cell office:value-type="string" calcext:value-type="string">
            <text:p>gene:Zm00001d02219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758336" calcext:value-type="float">
            <text:p>1717583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750]+[.F750]"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166" calcext:value-type="float">
            <text:p>166</text:p>
          </table:table-cell>
          <table:table-cell table:formula="of:=[.H750]+[.I750]" office:value-type="float" office:value="421" calcext:value-type="float">
            <text:p>421</text:p>
          </table:table-cell>
          <table:table-cell office:value-type="percentage" office:value="0.0117370892018779" calcext:value-type="percentage">
            <text:p>1.174%</text:p>
          </table:table-cell>
          <table:table-cell office:value-type="string" calcext:value-type="string">
            <text:p>gene:Zm00001d02219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0947596" calcext:value-type="float">
            <text:p>2309475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1]+[.F751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57" calcext:value-type="float">
            <text:p>157</text:p>
          </table:table-cell>
          <table:table-cell table:formula="of:=[.H751]+[.I751]" office:value-type="float" office:value="419" calcext:value-type="float">
            <text:p>41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41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7879649" calcext:value-type="float">
            <text:p>2378796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52]+[.F752]"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262" calcext:value-type="float">
            <text:p>262</text:p>
          </table:table-cell>
          <table:table-cell table:formula="of:=[.H752]+[.I752]" office:value-type="float" office:value="418" calcext:value-type="float">
            <text:p>418</text:p>
          </table:table-cell>
          <table:table-cell office:value-type="percentage" office:value="0.00238663484486874" calcext:value-type="percentage">
            <text:p>0.239%</text:p>
          </table:table-cell>
          <table:table-cell office:value-type="string" calcext:value-type="string">
            <text:p>gene:Zm00001d032716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1485779" calcext:value-type="float">
            <text:p>2314857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3]+[.F753]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83" calcext:value-type="float">
            <text:p>183</text:p>
          </table:table-cell>
          <table:table-cell table:formula="of:=[.H753]+[.I753]" office:value-type="float" office:value="415" calcext:value-type="float">
            <text:p>41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53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7325271" calcext:value-type="float">
            <text:p>673252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E754]+[.F754]"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office:value-type="float" office:value="171" calcext:value-type="float">
            <text:p>171</text:p>
          </table:table-cell>
          <table:table-cell table:formula="of:=[.H754]+[.I754]" office:value-type="float" office:value="415" calcext:value-type="float">
            <text:p>415</text:p>
          </table:table-cell>
          <table:table-cell office:value-type="percentage" office:value="0.0459770114942529" calcext:value-type="percentage">
            <text:p>4.598%</text:p>
          </table:table-cell>
          <table:table-cell office:value-type="string" calcext:value-type="string">
            <text:p>gene:Zm00001d014874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85147406" calcext:value-type="float">
            <text:p>851474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5]+[.F755]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25" calcext:value-type="float">
            <text:p>225</text:p>
          </table:table-cell>
          <table:table-cell table:formula="of:=[.H755]+[.I755]" office:value-type="float" office:value="414" calcext:value-type="float">
            <text:p>41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45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29791" calcext:value-type="float">
            <text:p>1336297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56]+[.F756]"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157" calcext:value-type="float">
            <text:p>157</text:p>
          </table:table-cell>
          <table:table-cell table:formula="of:=[.H756]+[.I756]" office:value-type="float" office:value="414" calcext:value-type="float">
            <text:p>414</text:p>
          </table:table-cell>
          <table:table-cell office:value-type="percentage" office:value="0.00719424460431655" calcext:value-type="percentage">
            <text:p>0.719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09811507" calcext:value-type="float">
            <text:p>1098115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7]+[.F757]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75" calcext:value-type="float">
            <text:p>175</text:p>
          </table:table-cell>
          <table:table-cell table:formula="of:=[.H757]+[.I757]" office:value-type="float" office:value="413" calcext:value-type="float">
            <text:p>4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517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09811507" calcext:value-type="float">
            <text:p>1098115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8]+[.F758]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75" calcext:value-type="float">
            <text:p>175</text:p>
          </table:table-cell>
          <table:table-cell table:formula="of:=[.H758]+[.I758]" office:value-type="float" office:value="413" calcext:value-type="float">
            <text:p>4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513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09811507" calcext:value-type="float">
            <text:p>1098115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59]+[.F759]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75" calcext:value-type="float">
            <text:p>175</text:p>
          </table:table-cell>
          <table:table-cell table:formula="of:=[.H759]+[.I759]" office:value-type="float" office:value="413" calcext:value-type="float">
            <text:p>4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5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77266661" calcext:value-type="float">
            <text:p>772666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0]+[.F760]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73" calcext:value-type="float">
            <text:p>173</text:p>
          </table:table-cell>
          <table:table-cell table:formula="of:=[.H760]+[.I760]" office:value-type="float" office:value="412" calcext:value-type="float">
            <text:p>41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025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53119" calcext:value-type="float">
            <text:p>1434531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1]+[.F761]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table:formula="of:=[.H761]+[.I761]" office:value-type="float" office:value="407" calcext:value-type="float">
            <text:p>40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958790" calcext:value-type="float">
            <text:p>1759587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E762]+[.F762]" office:value-type="float" office:value="25" calcext:value-type="float">
            <text:p>25</text:p>
          </table:table-cell>
          <table:table-cell office:value-type="float" office:value="219" calcext:value-type="float">
            <text:p>219</text:p>
          </table:table-cell>
          <table:table-cell office:value-type="float" office:value="188" calcext:value-type="float">
            <text:p>188</text:p>
          </table:table-cell>
          <table:table-cell table:formula="of:=[.H762]+[.I762]" office:value-type="float" office:value="407" calcext:value-type="float">
            <text:p>407</text:p>
          </table:table-cell>
          <table:table-cell office:value-type="percentage" office:value="0.0578703703703704" calcext:value-type="percentage">
            <text:p>5.787%</text:p>
          </table:table-cell>
          <table:table-cell office:value-type="string" calcext:value-type="string">
            <text:p>gene:Zm00001d00548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5468788" calcext:value-type="float">
            <text:p>285468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3]+[.F763]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42" calcext:value-type="float">
            <text:p>142</text:p>
          </table:table-cell>
          <table:table-cell table:formula="of:=[.H763]+[.I763]" office:value-type="float" office:value="406" calcext:value-type="float">
            <text:p>4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0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5468788" calcext:value-type="float">
            <text:p>285468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4]+[.F764]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42" calcext:value-type="float">
            <text:p>142</text:p>
          </table:table-cell>
          <table:table-cell table:formula="of:=[.H764]+[.I764]" office:value-type="float" office:value="406" calcext:value-type="float">
            <text:p>4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05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7325339" calcext:value-type="float">
            <text:p>673253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E765]+[.F765]" office:value-type="float" office:value="21" calcext:value-type="float">
            <text:p>21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table:formula="of:=[.H765]+[.I765]" office:value-type="float" office:value="405" calcext:value-type="float">
            <text:p>405</text:p>
          </table:table-cell>
          <table:table-cell office:value-type="percentage" office:value="0.0492957746478873" calcext:value-type="percentage">
            <text:p>4.930%</text:p>
          </table:table-cell>
          <table:table-cell office:value-type="string" calcext:value-type="string">
            <text:p>gene:Zm00001d01487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7877973" calcext:value-type="float">
            <text:p>2378779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6]+[.F766]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11" calcext:value-type="float">
            <text:p>211</text:p>
          </table:table-cell>
          <table:table-cell table:formula="of:=[.H766]+[.I766]" office:value-type="float" office:value="404" calcext:value-type="float">
            <text:p>40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716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7878461" calcext:value-type="float">
            <text:p>2378784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7]+[.F767]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85" calcext:value-type="float">
            <text:p>185</text:p>
          </table:table-cell>
          <table:table-cell table:formula="of:=[.H767]+[.I767]" office:value-type="float" office:value="403" calcext:value-type="float">
            <text:p>40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716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6718683" calcext:value-type="float">
            <text:p>467186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68]+[.F768]"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177" calcext:value-type="float">
            <text:p>177</text:p>
          </table:table-cell>
          <table:table-cell table:formula="of:=[.H768]+[.I768]" office:value-type="float" office:value="403" calcext:value-type="float">
            <text:p>403</text:p>
          </table:table-cell>
          <table:table-cell office:value-type="percentage" office:value="0.00738916256157635" calcext:value-type="percentage">
            <text:p>0.739%</text:p>
          </table:table-cell>
          <table:table-cell office:value-type="string" calcext:value-type="string">
            <text:p>gene:Zm00001d04984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784" calcext:value-type="float">
            <text:p>1867437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9]+[.F769]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16" calcext:value-type="float">
            <text:p>216</text:p>
          </table:table-cell>
          <table:table-cell table:formula="of:=[.H769]+[.I769]" office:value-type="float" office:value="402" calcext:value-type="float">
            <text:p>40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52232937" calcext:value-type="float">
            <text:p>1522329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E770]+[.F770]"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table:formula="of:=[.H770]+[.I770]" office:value-type="float" office:value="402" calcext:value-type="float">
            <text:p>402</text:p>
          </table:table-cell>
          <table:table-cell office:value-type="percentage" office:value="0.026634382566586" calcext:value-type="percentage">
            <text:p>2.663%</text:p>
          </table:table-cell>
          <table:table-cell office:value-type="string" calcext:value-type="string">
            <text:p>gene:Zm00001d01145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851642" calcext:value-type="float">
            <text:p>1408516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71]+[.F771]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59" calcext:value-type="float">
            <text:p>159</text:p>
          </table:table-cell>
          <table:table-cell table:formula="of:=[.H771]+[.I771]" office:value-type="float" office:value="399" calcext:value-type="float">
            <text:p>399</text:p>
          </table:table-cell>
          <table:table-cell office:value-type="percentage" office:value="0.0025" calcext:value-type="percentage">
            <text:p>0.250%</text:p>
          </table:table-cell>
          <table:table-cell office:value-type="string" calcext:value-type="string">
            <text:p>gene:Zm00001d02626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3523626" calcext:value-type="float">
            <text:p>2235236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72]+[.F772]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50" calcext:value-type="float">
            <text:p>150</text:p>
          </table:table-cell>
          <table:table-cell table:formula="of:=[.H772]+[.I772]" office:value-type="float" office:value="398" calcext:value-type="float">
            <text:p>39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7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3523694" calcext:value-type="float">
            <text:p>2235236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73]+[.F773]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table:formula="of:=[.H773]+[.I773]" office:value-type="float" office:value="397" calcext:value-type="float">
            <text:p>39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7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734883" calcext:value-type="float">
            <text:p>77348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774]+[.F774]"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float" office:value="164" calcext:value-type="float">
            <text:p>164</text:p>
          </table:table-cell>
          <table:table-cell table:formula="of:=[.H774]+[.I774]" office:value-type="float" office:value="396" calcext:value-type="float">
            <text:p>396</text:p>
          </table:table-cell>
          <table:table-cell office:value-type="percentage" office:value="0.0050251256281407" calcext:value-type="percentage">
            <text:p>0.503%</text:p>
          </table:table-cell>
          <table:table-cell office:value-type="string" calcext:value-type="string">
            <text:p>gene:Zm00001d02351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59919" calcext:value-type="float">
            <text:p>196599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75]+[.F775]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50" calcext:value-type="float">
            <text:p>150</text:p>
          </table:table-cell>
          <table:table-cell table:formula="of:=[.H775]+[.I775]" office:value-type="float" office:value="395" calcext:value-type="float">
            <text:p>39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851588" calcext:value-type="float">
            <text:p>1408515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76]+[.F776]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55" calcext:value-type="float">
            <text:p>155</text:p>
          </table:table-cell>
          <table:table-cell table:formula="of:=[.H776]+[.I776]" office:value-type="float" office:value="394" calcext:value-type="float">
            <text:p>39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735401" calcext:value-type="float">
            <text:p>77354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77]+[.F777]"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80" calcext:value-type="float">
            <text:p>180</text:p>
          </table:table-cell>
          <table:table-cell table:formula="of:=[.H777]+[.I777]" office:value-type="float" office:value="392" calcext:value-type="float">
            <text:p>392</text:p>
          </table:table-cell>
          <table:table-cell office:value-type="percentage" office:value="0.00254452926208651" calcext:value-type="percentage">
            <text:p>0.254%</text:p>
          </table:table-cell>
          <table:table-cell office:value-type="string" calcext:value-type="string">
            <text:p>gene:Zm00001d02351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0947590" calcext:value-type="float">
            <text:p>2309475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78]+[.F778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table:formula="of:=[.H778]+[.I778]" office:value-type="float" office:value="390" calcext:value-type="float">
            <text:p>3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41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3523644" calcext:value-type="float">
            <text:p>2235236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79]+[.F779]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77" calcext:value-type="float">
            <text:p>177</text:p>
          </table:table-cell>
          <table:table-cell table:formula="of:=[.H779]+[.I779]" office:value-type="float" office:value="390" calcext:value-type="float">
            <text:p>3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7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77266838" calcext:value-type="float">
            <text:p>772668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80]+[.F780]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52" calcext:value-type="float">
            <text:p>152</text:p>
          </table:table-cell>
          <table:table-cell table:formula="of:=[.H780]+[.I780]" office:value-type="float" office:value="388" calcext:value-type="float">
            <text:p>38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025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67325275" calcext:value-type="float">
            <text:p>673252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E781]+[.F781]" office:value-type="float" office:value="19" calcext:value-type="float">
            <text:p>19</text:p>
          </table:table-cell>
          <table:table-cell office:value-type="float" office:value="223" calcext:value-type="float">
            <text:p>223</text:p>
          </table:table-cell>
          <table:table-cell office:value-type="float" office:value="165" calcext:value-type="float">
            <text:p>165</text:p>
          </table:table-cell>
          <table:table-cell table:formula="of:=[.H781]+[.I781]" office:value-type="float" office:value="388" calcext:value-type="float">
            <text:p>388</text:p>
          </table:table-cell>
          <table:table-cell office:value-type="percentage" office:value="0.0466830466830467" calcext:value-type="percentage">
            <text:p>4.668%</text:p>
          </table:table-cell>
          <table:table-cell office:value-type="string" calcext:value-type="string">
            <text:p>gene:Zm00001d01487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3523681" calcext:value-type="float">
            <text:p>2235236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82]+[.F782]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78" calcext:value-type="float">
            <text:p>178</text:p>
          </table:table-cell>
          <table:table-cell table:formula="of:=[.H782]+[.I782]" office:value-type="float" office:value="387" calcext:value-type="float">
            <text:p>38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7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3305068" calcext:value-type="float">
            <text:p>33050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E783]+[.F783]"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float" office:value="250" calcext:value-type="float">
            <text:p>250</text:p>
          </table:table-cell>
          <table:table-cell table:formula="of:=[.H783]+[.I783]" office:value-type="float" office:value="387" calcext:value-type="float">
            <text:p>387</text:p>
          </table:table-cell>
          <table:table-cell office:value-type="percentage" office:value="0.0177664974619289" calcext:value-type="percentage">
            <text:p>1.777%</text:p>
          </table:table-cell>
          <table:table-cell office:value-type="string" calcext:value-type="string">
            <text:p>gene:Zm00001d01872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728" calcext:value-type="float">
            <text:p>2051587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84]+[.F784]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table:formula="of:=[.H784]+[.I784]" office:value-type="float" office:value="386" calcext:value-type="float">
            <text:p>38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735365" calcext:value-type="float">
            <text:p>77353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85]+[.F785]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07" calcext:value-type="float">
            <text:p>207</text:p>
          </table:table-cell>
          <table:table-cell table:formula="of:=[.H785]+[.I785]" office:value-type="float" office:value="385" calcext:value-type="float">
            <text:p>38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51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851656" calcext:value-type="float">
            <text:p>1408516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86]+[.F786]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52" calcext:value-type="float">
            <text:p>152</text:p>
          </table:table-cell>
          <table:table-cell table:formula="of:=[.H786]+[.I786]" office:value-type="float" office:value="385" calcext:value-type="float">
            <text:p>38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267" calcext:value-type="float">
            <text:p>1203352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787]+[.F787]"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213" calcext:value-type="float">
            <text:p>213</text:p>
          </table:table-cell>
          <table:table-cell table:formula="of:=[.H787]+[.I787]" office:value-type="float" office:value="385" calcext:value-type="float">
            <text:p>385</text:p>
          </table:table-cell>
          <table:table-cell office:value-type="percentage" office:value="0.0128205128205128" calcext:value-type="percentage">
            <text:p>1.282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959051" calcext:value-type="float">
            <text:p>1759590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E788]+[.F788]" office:value-type="float" office:value="9" calcext:value-type="float">
            <text:p>9</text:p>
          </table:table-cell>
          <table:table-cell office:value-type="float" office:value="203" calcext:value-type="float">
            <text:p>203</text:p>
          </table:table-cell>
          <table:table-cell office:value-type="float" office:value="181" calcext:value-type="float">
            <text:p>181</text:p>
          </table:table-cell>
          <table:table-cell table:formula="of:=[.H788]+[.I788]" office:value-type="float" office:value="384" calcext:value-type="float">
            <text:p>384</text:p>
          </table:table-cell>
          <table:table-cell office:value-type="percentage" office:value="0.0229007633587786" calcext:value-type="percentage">
            <text:p>2.290%</text:p>
          </table:table-cell>
          <table:table-cell office:value-type="string" calcext:value-type="string">
            <text:p>gene:Zm00001d00548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7878457" calcext:value-type="float">
            <text:p>237878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89]+[.F789]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78" calcext:value-type="float">
            <text:p>178</text:p>
          </table:table-cell>
          <table:table-cell table:formula="of:=[.H789]+[.I789]" office:value-type="float" office:value="383" calcext:value-type="float">
            <text:p>38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71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960875" calcext:value-type="float">
            <text:p>1759608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E790]+[.F790]" office:value-type="float" office:value="21" calcext:value-type="float">
            <text:p>21</text:p>
          </table:table-cell>
          <table:table-cell office:value-type="float" office:value="210" calcext:value-type="float">
            <text:p>210</text:p>
          </table:table-cell>
          <table:table-cell office:value-type="float" office:value="173" calcext:value-type="float">
            <text:p>173</text:p>
          </table:table-cell>
          <table:table-cell table:formula="of:=[.H790]+[.I790]" office:value-type="float" office:value="383" calcext:value-type="float">
            <text:p>383</text:p>
          </table:table-cell>
          <table:table-cell office:value-type="percentage" office:value="0.051980198019802" calcext:value-type="percentage">
            <text:p>5.198%</text:p>
          </table:table-cell>
          <table:table-cell office:value-type="string" calcext:value-type="string">
            <text:p>gene:Zm00001d005484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9175041" calcext:value-type="float">
            <text:p>2391750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91]+[.F791]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225" calcext:value-type="float">
            <text:p>225</text:p>
          </table:table-cell>
          <table:table-cell table:formula="of:=[.H791]+[.I791]" office:value-type="float" office:value="381" calcext:value-type="float">
            <text:p>3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75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851632" calcext:value-type="float">
            <text:p>1408516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92]+[.F792]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70" calcext:value-type="float">
            <text:p>170</text:p>
          </table:table-cell>
          <table:table-cell table:formula="of:=[.H792]+[.I792]" office:value-type="float" office:value="381" calcext:value-type="float">
            <text:p>3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52475996" calcext:value-type="float">
            <text:p>15247599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793]+[.F793]"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201" calcext:value-type="float">
            <text:p>201</text:p>
          </table:table-cell>
          <table:table-cell table:formula="of:=[.H793]+[.I793]" office:value-type="float" office:value="379" calcext:value-type="float">
            <text:p>379</text:p>
          </table:table-cell>
          <table:table-cell office:value-type="percentage" office:value="0.010443864229765" calcext:value-type="percentage">
            <text:p>1.044%</text:p>
          </table:table-cell>
          <table:table-cell office:value-type="string" calcext:value-type="string">
            <text:p>gene:Zm00001d03064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718" calcext:value-type="float">
            <text:p>2051587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94]+[.F794]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59" calcext:value-type="float">
            <text:p>159</text:p>
          </table:table-cell>
          <table:table-cell table:formula="of:=[.H794]+[.I794]" office:value-type="float" office:value="378" calcext:value-type="float">
            <text:p>37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750" calcext:value-type="float">
            <text:p>2051587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95]+[.F795]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table:formula="of:=[.H795]+[.I795]" office:value-type="float" office:value="378" calcext:value-type="float">
            <text:p>37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6743779" calcext:value-type="float">
            <text:p>1867437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96]+[.F796]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table:formula="of:=[.H796]+[.I796]" office:value-type="float" office:value="376" calcext:value-type="float">
            <text:p>37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28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1485909" calcext:value-type="float">
            <text:p>2314859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97]+[.F797]"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207" calcext:value-type="float">
            <text:p>207</text:p>
          </table:table-cell>
          <table:table-cell table:formula="of:=[.H797]+[.I797]" office:value-type="float" office:value="376" calcext:value-type="float">
            <text:p>376</text:p>
          </table:table-cell>
          <table:table-cell office:value-type="percentage" office:value="0.0026525198938992" calcext:value-type="percentage">
            <text:p>0.265%</text:p>
          </table:table-cell>
          <table:table-cell office:value-type="string" calcext:value-type="string">
            <text:p>gene:Zm00001d03253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21267" calcext:value-type="float">
            <text:p>626212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798]+[.F798]"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table:formula="of:=[.H798]+[.I798]" office:value-type="float" office:value="376" calcext:value-type="float">
            <text:p>376</text:p>
          </table:table-cell>
          <table:table-cell office:value-type="percentage" office:value="0.0105263157894737" calcext:value-type="percentage">
            <text:p>1.053%</text:p>
          </table:table-cell>
          <table:table-cell office:value-type="string" calcext:value-type="string">
            <text:p>gene:Zm00001d02920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85147191" calcext:value-type="float">
            <text:p>851471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99]+[.F799]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table:formula="of:=[.H799]+[.I799]" office:value-type="float" office:value="375" calcext:value-type="float">
            <text:p>37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45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3523604" calcext:value-type="float">
            <text:p>2235236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00]+[.F800]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45" calcext:value-type="float">
            <text:p>145</text:p>
          </table:table-cell>
          <table:table-cell table:formula="of:=[.H800]+[.I800]" office:value-type="float" office:value="375" calcext:value-type="float">
            <text:p>37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7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3523618" calcext:value-type="float">
            <text:p>2235236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01]+[.F801]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40" calcext:value-type="float">
            <text:p>140</text:p>
          </table:table-cell>
          <table:table-cell table:formula="of:=[.H801]+[.I801]" office:value-type="float" office:value="375" calcext:value-type="float">
            <text:p>37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7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29787" calcext:value-type="float">
            <text:p>133629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E802]+[.F802]"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office:value-type="float" office:value="148" calcext:value-type="float">
            <text:p>148</text:p>
          </table:table-cell>
          <table:table-cell table:formula="of:=[.H802]+[.I802]" office:value-type="float" office:value="373" calcext:value-type="float">
            <text:p>373</text:p>
          </table:table-cell>
          <table:table-cell office:value-type="percentage" office:value="0.0411311053984576" calcext:value-type="percentage">
            <text:p>4.113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06145103" calcext:value-type="float">
            <text:p>20614510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G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E803]+[.F803]" office:value-type="float" office:value="0" calcext:value-type="float">
            <text:p>0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table:formula="of:=[.H803]+[.I803]" office:value-type="float" office:value="372" calcext:value-type="float">
            <text:p>372</text:p>
          </table:table-cell>
          <table:table-cell table:style-name="ce22" office:value-type="percentage" office:value="0" calcext:value-type="percentage">
            <text:p>0.000%</text:p>
          </table:table-cell>
          <table:table-cell table:style-name="ce10" office:value-type="string" calcext:value-type="string">
            <text:p>gene:Zm00001d05278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497" calcext:value-type="float">
            <text:p>2051584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804]+[.F804]"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57" calcext:value-type="float">
            <text:p>157</text:p>
          </table:table-cell>
          <table:table-cell table:formula="of:=[.H804]+[.I804]" office:value-type="float" office:value="372" calcext:value-type="float">
            <text:p>372</text:p>
          </table:table-cell>
          <table:table-cell office:value-type="percentage" office:value="0.00268096514745308" calcext:value-type="percentage">
            <text:p>0.268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59425" calcext:value-type="float">
            <text:p>196594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05]+[.F805]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table:formula="of:=[.H805]+[.I805]" office:value-type="float" office:value="371" calcext:value-type="float">
            <text:p>37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59955" calcext:value-type="float">
            <text:p>196599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06]+[.F806]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table:formula="of:=[.H806]+[.I806]" office:value-type="float" office:value="370" calcext:value-type="float">
            <text:p>37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52476194" calcext:value-type="float">
            <text:p>1524761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07]+[.F807]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04" calcext:value-type="float">
            <text:p>204</text:p>
          </table:table-cell>
          <table:table-cell table:formula="of:=[.H807]+[.I807]" office:value-type="float" office:value="367" calcext:value-type="float">
            <text:p>36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064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3091232" calcext:value-type="float">
            <text:p>130912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08]+[.F808]"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75" calcext:value-type="float">
            <text:p>175</text:p>
          </table:table-cell>
          <table:table-cell table:formula="of:=[.H808]+[.I808]" office:value-type="float" office:value="366" calcext:value-type="float">
            <text:p>366</text:p>
          </table:table-cell>
          <table:table-cell office:value-type="percentage" office:value="0.00272479564032698" calcext:value-type="percentage">
            <text:p>0.272%</text:p>
          </table:table-cell>
          <table:table-cell office:value-type="string" calcext:value-type="string">
            <text:p>gene:Zm00001d00245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0859881" calcext:value-type="float">
            <text:p>208598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E809]+[.F809]" office:value-type="float" office:value="30" calcext:value-type="float">
            <text:p>30</text:p>
          </table:table-cell>
          <table:table-cell office:value-type="float" office:value="199" calcext:value-type="float">
            <text:p>199</text:p>
          </table:table-cell>
          <table:table-cell office:value-type="float" office:value="167" calcext:value-type="float">
            <text:p>167</text:p>
          </table:table-cell>
          <table:table-cell table:formula="of:=[.H809]+[.I809]" office:value-type="float" office:value="366" calcext:value-type="float">
            <text:p>366</text:p>
          </table:table-cell>
          <table:table-cell office:value-type="percentage" office:value="0.0757575757575758" calcext:value-type="percentage">
            <text:p>7.576%</text:p>
          </table:table-cell>
          <table:table-cell office:value-type="string" calcext:value-type="string">
            <text:p>gene:Zm00001d04540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3363048" calcext:value-type="float">
            <text:p>2033630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E810]+[.F810]" office:value-type="float" office:value="21" calcext:value-type="float">
            <text:p>21</text:p>
          </table:table-cell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table:formula="of:=[.H810]+[.I810]" office:value-type="float" office:value="365" calcext:value-type="float">
            <text:p>365</text:p>
          </table:table-cell>
          <table:table-cell office:value-type="percentage" office:value="0.0544041450777202" calcext:value-type="percentage">
            <text:p>5.440%</text:p>
          </table:table-cell>
          <table:table-cell office:value-type="string" calcext:value-type="string">
            <text:p>gene:Zm00001d01773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930" calcext:value-type="float">
            <text:p>2051589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1]+[.F811]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24" calcext:value-type="float">
            <text:p>124</text:p>
          </table:table-cell>
          <table:table-cell table:formula="of:=[.H811]+[.I811]" office:value-type="float" office:value="363" calcext:value-type="float">
            <text:p>3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997343" calcext:value-type="float">
            <text:p>140997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2]+[.F812]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61" calcext:value-type="float">
            <text:p>161</text:p>
          </table:table-cell>
          <table:table-cell table:formula="of:=[.H812]+[.I812]" office:value-type="float" office:value="363" calcext:value-type="float">
            <text:p>3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7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3523590" calcext:value-type="float">
            <text:p>2235235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3]+[.F813]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35" calcext:value-type="float">
            <text:p>135</text:p>
          </table:table-cell>
          <table:table-cell table:formula="of:=[.H813]+[.I813]" office:value-type="float" office:value="363" calcext:value-type="float">
            <text:p>3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79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06145154" calcext:value-type="float">
            <text:p>20614515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E814]+[.F814]" office:value-type="float" office:value="0" calcext:value-type="float">
            <text:p>0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float" office:value="237" calcext:value-type="float">
            <text:p>237</text:p>
          </table:table-cell>
          <table:table-cell table:style-name="ce14" table:formula="of:=[.H814]+[.I814]" office:value-type="float" office:value="361" calcext:value-type="float">
            <text:p>361</text:p>
          </table:table-cell>
          <table:table-cell table:style-name="ce22" office:value-type="percentage" office:value="0" calcext:value-type="percentage">
            <text:p>0.000%</text:p>
          </table:table-cell>
          <table:table-cell table:style-name="ce10" office:value-type="string" calcext:value-type="string">
            <text:p>gene:Zm00001d05278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690" calcext:value-type="float">
            <text:p>2051586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5]+[.F815]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28" calcext:value-type="float">
            <text:p>128</text:p>
          </table:table-cell>
          <table:table-cell table:formula="of:=[.H815]+[.I815]" office:value-type="float" office:value="360" calcext:value-type="float">
            <text:p>36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82955854" calcext:value-type="float">
            <text:p>1829558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816]+[.F816]"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table:formula="of:=[.H816]+[.I816]" office:value-type="float" office:value="360" calcext:value-type="float">
            <text:p>360</text:p>
          </table:table-cell>
          <table:table-cell office:value-type="percentage" office:value="0.0136986301369863" calcext:value-type="percentage">
            <text:p>1.370%</text:p>
          </table:table-cell>
          <table:table-cell office:value-type="string" calcext:value-type="string">
            <text:p>gene:Zm00001d01707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52476170" calcext:value-type="float">
            <text:p>1524761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17]+[.F817]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90" calcext:value-type="float">
            <text:p>190</text:p>
          </table:table-cell>
          <table:table-cell table:formula="of:=[.H817]+[.I817]" office:value-type="float" office:value="356" calcext:value-type="float">
            <text:p>356</text:p>
          </table:table-cell>
          <table:table-cell office:value-type="percentage" office:value="0.00280112044817927" calcext:value-type="percentage">
            <text:p>0.280%</text:p>
          </table:table-cell>
          <table:table-cell office:value-type="string" calcext:value-type="string">
            <text:p>gene:Zm00001d030643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758458" calcext:value-type="float">
            <text:p>1717584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18]+[.F818]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32" calcext:value-type="float">
            <text:p>132</text:p>
          </table:table-cell>
          <table:table-cell table:formula="of:=[.H818]+[.I818]" office:value-type="float" office:value="354" calcext:value-type="float">
            <text:p>35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2195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1785663" calcext:value-type="float">
            <text:p>817856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819]+[.F819]"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table:formula="of:=[.H819]+[.I819]" office:value-type="float" office:value="353" calcext:value-type="float">
            <text:p>353</text:p>
          </table:table-cell>
          <table:table-cell office:value-type="percentage" office:value="0.00563380281690141" calcext:value-type="percentage">
            <text:p>0.563%</text:p>
          </table:table-cell>
          <table:table-cell office:value-type="string" calcext:value-type="string">
            <text:p>gene:Zm00001d00978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6223239" calcext:value-type="float">
            <text:p>1462232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820]+[.F820]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3" calcext:value-type="float">
            <text:p>153</text:p>
          </table:table-cell>
          <table:table-cell table:formula="of:=[.H820]+[.I820]" office:value-type="float" office:value="353" calcext:value-type="float">
            <text:p>353</text:p>
          </table:table-cell>
          <table:table-cell office:value-type="percentage" office:value="0.00563380281690141" calcext:value-type="percentage">
            <text:p>0.563%</text:p>
          </table:table-cell>
          <table:table-cell office:value-type="string" calcext:value-type="string">
            <text:p>gene:Zm00001d04788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6927535" calcext:value-type="float">
            <text:p>1469275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E821]+[.F821]"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202" calcext:value-type="float">
            <text:p>202</text:p>
          </table:table-cell>
          <table:table-cell table:formula="of:=[.H821]+[.I821]" office:value-type="float" office:value="353" calcext:value-type="float">
            <text:p>353</text:p>
          </table:table-cell>
          <table:table-cell office:value-type="percentage" office:value="0.0807291666666667" calcext:value-type="percentage">
            <text:p>8.073%</text:p>
          </table:table-cell>
          <table:table-cell office:value-type="string" calcext:value-type="string">
            <text:p>gene:Zm00001d02659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52476254" calcext:value-type="float">
            <text:p>1524762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822]+[.F822]"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144" calcext:value-type="float">
            <text:p>144</text:p>
          </table:table-cell>
          <table:table-cell table:formula="of:=[.H822]+[.I822]" office:value-type="float" office:value="352" calcext:value-type="float">
            <text:p>352</text:p>
          </table:table-cell>
          <table:table-cell office:value-type="percentage" office:value="0.00845070422535211" calcext:value-type="percentage">
            <text:p>0.845%</text:p>
          </table:table-cell>
          <table:table-cell office:value-type="string" calcext:value-type="string">
            <text:p>gene:Zm00001d03064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661869" calcext:value-type="float">
            <text:p>26618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823]+[.F823]"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122" calcext:value-type="float">
            <text:p>122</text:p>
          </table:table-cell>
          <table:table-cell table:formula="of:=[.H823]+[.I823]" office:value-type="float" office:value="352" calcext:value-type="float">
            <text:p>352</text:p>
          </table:table-cell>
          <table:table-cell office:value-type="percentage" office:value="0.0112359550561798" calcext:value-type="percentage">
            <text:p>1.124%</text:p>
          </table:table-cell>
          <table:table-cell office:value-type="string" calcext:value-type="string">
            <text:p>gene:Zm00001d04871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942" calcext:value-type="float">
            <text:p>2051589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4]+[.F824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45" calcext:value-type="float">
            <text:p>145</text:p>
          </table:table-cell>
          <table:table-cell table:formula="of:=[.H824]+[.I824]" office:value-type="float" office:value="351" calcext:value-type="float">
            <text:p>35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3363021" calcext:value-type="float">
            <text:p>2033630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25]+[.F825]"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61" calcext:value-type="float">
            <text:p>161</text:p>
          </table:table-cell>
          <table:table-cell table:formula="of:=[.H825]+[.I825]" office:value-type="float" office:value="351" calcext:value-type="float">
            <text:p>351</text:p>
          </table:table-cell>
          <table:table-cell office:value-type="percentage" office:value="0.00284090909090909" calcext:value-type="percentage">
            <text:p>0.284%</text:p>
          </table:table-cell>
          <table:table-cell office:value-type="string" calcext:value-type="string">
            <text:p>gene:Zm00001d01773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654" calcext:value-type="float">
            <text:p>2051586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6]+[.F826]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46" calcext:value-type="float">
            <text:p>146</text:p>
          </table:table-cell>
          <table:table-cell table:formula="of:=[.H826]+[.I826]" office:value-type="float" office:value="350" calcext:value-type="float">
            <text:p>35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879" calcext:value-type="float">
            <text:p>2051588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7]+[.F827]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26" calcext:value-type="float">
            <text:p>126</text:p>
          </table:table-cell>
          <table:table-cell table:formula="of:=[.H827]+[.I827]" office:value-type="float" office:value="350" calcext:value-type="float">
            <text:p>35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679464" calcext:value-type="float">
            <text:p>1416794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8]+[.F828]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99" calcext:value-type="float">
            <text:p>199</text:p>
          </table:table-cell>
          <table:table-cell table:formula="of:=[.H828]+[.I828]" office:value-type="float" office:value="349" calcext:value-type="float">
            <text:p>34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1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26217304" calcext:value-type="float">
            <text:p>1262173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29]+[.F829]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table:formula="of:=[.H829]+[.I829]" office:value-type="float" office:value="348" calcext:value-type="float">
            <text:p>34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725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881" calcext:value-type="float">
            <text:p>2051588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0]+[.F830]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25" calcext:value-type="float">
            <text:p>125</text:p>
          </table:table-cell>
          <table:table-cell table:formula="of:=[.H830]+[.I830]" office:value-type="float" office:value="345" calcext:value-type="float">
            <text:p>34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33130" calcext:value-type="float">
            <text:p>2213331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1]+[.F831]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78" calcext:value-type="float">
            <text:p>178</text:p>
          </table:table-cell>
          <table:table-cell table:formula="of:=[.H831]+[.I831]" office:value-type="float" office:value="345" calcext:value-type="float">
            <text:p>34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10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6306" calcext:value-type="float">
            <text:p>1203363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832]+[.F832]"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table:formula="of:=[.H832]+[.I832]" office:value-type="float" office:value="345" calcext:value-type="float">
            <text:p>345</text:p>
          </table:table-cell>
          <table:table-cell office:value-type="percentage" office:value="0.0226628895184136" calcext:value-type="percentage">
            <text:p>2.266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6998" calcext:value-type="float">
            <text:p>1203369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E833]+[.F833]" office:value-type="float" office:value="19" calcext:value-type="float">
            <text:p>19</text:p>
          </table:table-cell>
          <table:table-cell office:value-type="float" office:value="199" calcext:value-type="float">
            <text:p>199</text:p>
          </table:table-cell>
          <table:table-cell office:value-type="float" office:value="146" calcext:value-type="float">
            <text:p>146</text:p>
          </table:table-cell>
          <table:table-cell table:formula="of:=[.H833]+[.I833]" office:value-type="float" office:value="345" calcext:value-type="float">
            <text:p>345</text:p>
          </table:table-cell>
          <table:table-cell office:value-type="percentage" office:value="0.0521978021978022" calcext:value-type="percentage">
            <text:p>5.220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953" calcext:value-type="float">
            <text:p>2051589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4]+[.F834]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61" calcext:value-type="float">
            <text:p>161</text:p>
          </table:table-cell>
          <table:table-cell table:formula="of:=[.H834]+[.I834]" office:value-type="float" office:value="344" calcext:value-type="float">
            <text:p>34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947" calcext:value-type="float">
            <text:p>2051589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5]+[.F835]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54" calcext:value-type="float">
            <text:p>154</text:p>
          </table:table-cell>
          <table:table-cell table:formula="of:=[.H835]+[.I835]" office:value-type="float" office:value="343" calcext:value-type="float">
            <text:p>34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758539" calcext:value-type="float">
            <text:p>171758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36]+[.F836]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98" calcext:value-type="float">
            <text:p>198</text:p>
          </table:table-cell>
          <table:table-cell table:formula="of:=[.H836]+[.I836]" office:value-type="float" office:value="343" calcext:value-type="float">
            <text:p>34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219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3363042" calcext:value-type="float">
            <text:p>2033630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E837]+[.F837]" office:value-type="float" office:value="22" calcext:value-type="float">
            <text:p>22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table:formula="of:=[.H837]+[.I837]" office:value-type="float" office:value="343" calcext:value-type="float">
            <text:p>343</text:p>
          </table:table-cell>
          <table:table-cell office:value-type="percentage" office:value="0.0602739726027397" calcext:value-type="percentage">
            <text:p>6.027%</text:p>
          </table:table-cell>
          <table:table-cell office:value-type="string" calcext:value-type="string">
            <text:p>gene:Zm00001d017734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06145031" calcext:value-type="float">
            <text:p>206145031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E838]+[.F838]" office:value-type="float" office:value="0" calcext:value-type="float">
            <text:p>0</text:p>
          </table:table-cell>
          <table:table-cell table:style-name="ce14" office:value-type="float" office:value="214" calcext:value-type="float">
            <text:p>21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formula="of:=[.H838]+[.I838]" office:value-type="float" office:value="341" calcext:value-type="float">
            <text:p>341</text:p>
          </table:table-cell>
          <table:table-cell table:style-name="ce22" office:value-type="percentage" office:value="0" calcext:value-type="percentage">
            <text:p>0.000%</text:p>
          </table:table-cell>
          <table:table-cell table:style-name="ce10" office:value-type="string" calcext:value-type="string">
            <text:p>gene:Zm00001d05278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6534" calcext:value-type="float">
            <text:p>2128565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839]+[.F839]"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table:formula="of:=[.H839]+[.I839]" office:value-type="float" office:value="341" calcext:value-type="float">
            <text:p>341</text:p>
          </table:table-cell>
          <table:table-cell office:value-type="percentage" office:value="0.03125" calcext:value-type="percentage">
            <text:p>3.125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4024265" calcext:value-type="float">
            <text:p>1940242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E840]+[.F840]"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  <table:table-cell table:formula="of:=[.H840]+[.I840]" office:value-type="float" office:value="340" calcext:value-type="float">
            <text:p>340</text:p>
          </table:table-cell>
          <table:table-cell office:value-type="percentage" office:value="0.0395480225988701" calcext:value-type="percentage">
            <text:p>3.955%</text:p>
          </table:table-cell>
          <table:table-cell office:value-type="string" calcext:value-type="string">
            <text:p>gene:Zm00001d03153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638" calcext:value-type="float">
            <text:p>2051586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1]+[.F841]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35" calcext:value-type="float">
            <text:p>135</text:p>
          </table:table-cell>
          <table:table-cell table:formula="of:=[.H841]+[.I841]" office:value-type="float" office:value="339" calcext:value-type="float">
            <text:p>33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50851" calcext:value-type="float">
            <text:p>1407508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2]+[.F842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39" calcext:value-type="float">
            <text:p>139</text:p>
          </table:table-cell>
          <table:table-cell table:formula="of:=[.H842]+[.I842]" office:value-type="float" office:value="339" calcext:value-type="float">
            <text:p>33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60169" calcext:value-type="float">
            <text:p>19660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3]+[.F843]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51" calcext:value-type="float">
            <text:p>151</text:p>
          </table:table-cell>
          <table:table-cell table:formula="of:=[.H843]+[.I843]" office:value-type="float" office:value="338" calcext:value-type="float">
            <text:p>33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682" calcext:value-type="float">
            <text:p>20515868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4]+[.F844]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25" calcext:value-type="float">
            <text:p>125</text:p>
          </table:table-cell>
          <table:table-cell table:formula="of:=[.H844]+[.I844]" office:value-type="float" office:value="338" calcext:value-type="float">
            <text:p>33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96170306" calcext:value-type="float">
            <text:p>1961703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E845]+[.F845]"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float" office:value="145" calcext:value-type="float">
            <text:p>145</text:p>
          </table:table-cell>
          <table:table-cell table:formula="of:=[.H845]+[.I845]" office:value-type="float" office:value="336" calcext:value-type="float">
            <text:p>336</text:p>
          </table:table-cell>
          <table:table-cell office:value-type="percentage" office:value="0.0232558139534884" calcext:value-type="percentage">
            <text:p>2.326%</text:p>
          </table:table-cell>
          <table:table-cell office:value-type="string" calcext:value-type="string">
            <text:p>gene:Zm00001d05243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647" calcext:value-type="float">
            <text:p>1203356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E846]+[.F846]"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office:value-type="float" office:value="132" calcext:value-type="float">
            <text:p>132</text:p>
          </table:table-cell>
          <table:table-cell table:formula="of:=[.H846]+[.I846]" office:value-type="float" office:value="334" calcext:value-type="float">
            <text:p>334</text:p>
          </table:table-cell>
          <table:table-cell office:value-type="percentage" office:value="0.0346820809248555" calcext:value-type="percentage">
            <text:p>3.468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997211" calcext:value-type="float">
            <text:p>1409972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847]+[.F847]"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29" calcext:value-type="float">
            <text:p>129</text:p>
          </table:table-cell>
          <table:table-cell table:formula="of:=[.H847]+[.I847]" office:value-type="float" office:value="332" calcext:value-type="float">
            <text:p>332</text:p>
          </table:table-cell>
          <table:table-cell office:value-type="percentage" office:value="0.003003003003003" calcext:value-type="percentage">
            <text:p>0.300%</text:p>
          </table:table-cell>
          <table:table-cell office:value-type="string" calcext:value-type="string">
            <text:p>gene:Zm00001d02627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3958060" calcext:value-type="float">
            <text:p>1439580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848]+[.F848]"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155" calcext:value-type="float">
            <text:p>155</text:p>
          </table:table-cell>
          <table:table-cell table:formula="of:=[.H848]+[.I848]" office:value-type="float" office:value="331" calcext:value-type="float">
            <text:p>331</text:p>
          </table:table-cell>
          <table:table-cell office:value-type="percentage" office:value="0.0148809523809524" calcext:value-type="percentage">
            <text:p>1.488%</text:p>
          </table:table-cell>
          <table:table-cell office:value-type="string" calcext:value-type="string">
            <text:p>gene:Zm00001d04779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750746" calcext:value-type="float">
            <text:p>1407507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9]+[.F849]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47" calcext:value-type="float">
            <text:p>147</text:p>
          </table:table-cell>
          <table:table-cell table:formula="of:=[.H849]+[.I849]" office:value-type="float" office:value="330" calcext:value-type="float">
            <text:p>33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5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7075" calcext:value-type="float">
            <text:p>12033707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E850]+[.F850]" office:value-type="float" office:value="14" calcext:value-type="float">
            <text:p>14</text:p>
          </table:table-cell>
          <table:table-cell office:value-type="float" office:value="197" calcext:value-type="float">
            <text:p>197</text:p>
          </table:table-cell>
          <table:table-cell office:value-type="float" office:value="133" calcext:value-type="float">
            <text:p>133</text:p>
          </table:table-cell>
          <table:table-cell table:formula="of:=[.H850]+[.I850]" office:value-type="float" office:value="330" calcext:value-type="float">
            <text:p>330</text:p>
          </table:table-cell>
          <table:table-cell office:value-type="percentage" office:value="0.0406976744186047" calcext:value-type="percentage">
            <text:p>4.070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962197" calcext:value-type="float">
            <text:p>1759621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E851]+[.F851]" office:value-type="float" office:value="21" calcext:value-type="float">
            <text:p>21</text:p>
          </table:table-cell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 table:formula="of:=[.H851]+[.I851]" office:value-type="float" office:value="330" calcext:value-type="float">
            <text:p>330</text:p>
          </table:table-cell>
          <table:table-cell office:value-type="percentage" office:value="0.0598290598290598" calcext:value-type="percentage">
            <text:p>5.983%</text:p>
          </table:table-cell>
          <table:table-cell office:value-type="string" calcext:value-type="string">
            <text:p>gene:Zm00001d005484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758524" calcext:value-type="float">
            <text:p>1717585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52]+[.F852]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table:formula="of:=[.H852]+[.I852]" office:value-type="float" office:value="329" calcext:value-type="float">
            <text:p>32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219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852292" calcext:value-type="float">
            <text:p>1408522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53]+[.F853]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52" calcext:value-type="float">
            <text:p>152</text:p>
          </table:table-cell>
          <table:table-cell table:formula="of:=[.H853]+[.I853]" office:value-type="float" office:value="329" calcext:value-type="float">
            <text:p>32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679484" calcext:value-type="float">
            <text:p>1416794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54]+[.F854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04" calcext:value-type="float">
            <text:p>204</text:p>
          </table:table-cell>
          <table:table-cell table:formula="of:=[.H854]+[.I854]" office:value-type="float" office:value="329" calcext:value-type="float">
            <text:p>32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1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54424184" calcext:value-type="float">
            <text:p>1544241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E855]+[.F855]"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129" calcext:value-type="float">
            <text:p>129</text:p>
          </table:table-cell>
          <table:table-cell table:formula="of:=[.H855]+[.I855]" office:value-type="float" office:value="329" calcext:value-type="float">
            <text:p>329</text:p>
          </table:table-cell>
          <table:table-cell office:value-type="percentage" office:value="0.0491329479768786" calcext:value-type="percentage">
            <text:p>4.913%</text:p>
          </table:table-cell>
          <table:table-cell office:value-type="string" calcext:value-type="string">
            <text:p>gene:Zm00001d01627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997220" calcext:value-type="float">
            <text:p>1409972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56]+[.F856]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table:formula="of:=[.H856]+[.I856]" office:value-type="float" office:value="328" calcext:value-type="float">
            <text:p>328</text:p>
          </table:table-cell>
          <table:table-cell office:value-type="percentage" office:value="0.00303951367781155" calcext:value-type="percentage">
            <text:p>0.304%</text:p>
          </table:table-cell>
          <table:table-cell office:value-type="string" calcext:value-type="string">
            <text:p>gene:Zm00001d02627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82956253" calcext:value-type="float">
            <text:p>18295625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857]+[.F857]"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table:formula="of:=[.H857]+[.I857]" office:value-type="float" office:value="328" calcext:value-type="float">
            <text:p>328</text:p>
          </table:table-cell>
          <table:table-cell office:value-type="percentage" office:value="0.0120481927710843" calcext:value-type="percentage">
            <text:p>1.205%</text:p>
          </table:table-cell>
          <table:table-cell office:value-type="string" calcext:value-type="string">
            <text:p>gene:Zm00001d01707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4024371" calcext:value-type="float">
            <text:p>19402437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E858]+[.F858]" office:value-type="float" office:value="9" calcext:value-type="float">
            <text:p>9</text:p>
          </table:table-cell>
          <table:table-cell office:value-type="float" office:value="212" calcext:value-type="float">
            <text:p>212</text:p>
          </table:table-cell>
          <table:table-cell office:value-type="float" office:value="116" calcext:value-type="float">
            <text:p>116</text:p>
          </table:table-cell>
          <table:table-cell table:formula="of:=[.H858]+[.I858]" office:value-type="float" office:value="328" calcext:value-type="float">
            <text:p>328</text:p>
          </table:table-cell>
          <table:table-cell office:value-type="percentage" office:value="0.0267062314540059" calcext:value-type="percentage">
            <text:p>2.671%</text:p>
          </table:table-cell>
          <table:table-cell office:value-type="string" calcext:value-type="string">
            <text:p>gene:Zm00001d03153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82954981" calcext:value-type="float">
            <text:p>1829549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59]+[.F859]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  <table:table-cell table:formula="of:=[.H859]+[.I859]" office:value-type="float" office:value="326" calcext:value-type="float">
            <text:p>32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07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34170101" calcext:value-type="float">
            <text:p>3417010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60]+[.F860]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91" calcext:value-type="float">
            <text:p>191</text:p>
          </table:table-cell>
          <table:table-cell table:formula="of:=[.H860]+[.I860]" office:value-type="float" office:value="326" calcext:value-type="float">
            <text:p>32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0243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1786967" calcext:value-type="float">
            <text:p>817869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61]+[.F861]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11" calcext:value-type="float">
            <text:p>111</text:p>
          </table:table-cell>
          <table:table-cell table:formula="of:=[.H861]+[.I861]" office:value-type="float" office:value="325" calcext:value-type="float">
            <text:p>32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978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29530" calcext:value-type="float">
            <text:p>1336295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862]+[.F862]"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188" calcext:value-type="float">
            <text:p>188</text:p>
          </table:table-cell>
          <table:table-cell table:formula="of:=[.H862]+[.I862]" office:value-type="float" office:value="325" calcext:value-type="float">
            <text:p>325</text:p>
          </table:table-cell>
          <table:table-cell office:value-type="percentage" office:value="0.00611620795107034" calcext:value-type="percentage">
            <text:p>0.612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734798" calcext:value-type="float">
            <text:p>77347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863]+[.F863]"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119" calcext:value-type="float">
            <text:p>119</text:p>
          </table:table-cell>
          <table:table-cell table:formula="of:=[.H863]+[.I863]" office:value-type="float" office:value="325" calcext:value-type="float">
            <text:p>325</text:p>
          </table:table-cell>
          <table:table-cell office:value-type="percentage" office:value="0.00611620795107034" calcext:value-type="percentage">
            <text:p>0.612%</text:p>
          </table:table-cell>
          <table:table-cell office:value-type="string" calcext:value-type="string">
            <text:p>gene:Zm00001d02351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78090381" calcext:value-type="float">
            <text:p>1780903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864]+[.F864]"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table:formula="of:=[.H864]+[.I864]" office:value-type="float" office:value="325" calcext:value-type="float">
            <text:p>325</text:p>
          </table:table-cell>
          <table:table-cell office:value-type="percentage" office:value="0.00914634146341463" calcext:value-type="percentage">
            <text:p>0.915%</text:p>
          </table:table-cell>
          <table:table-cell office:value-type="string" calcext:value-type="string">
            <text:p>gene:Zm00001d05183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82954891" calcext:value-type="float">
            <text:p>1829548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65]+[.F865]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78" calcext:value-type="float">
            <text:p>178</text:p>
          </table:table-cell>
          <table:table-cell table:formula="of:=[.H865]+[.I865]" office:value-type="float" office:value="324" calcext:value-type="float">
            <text:p>32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071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758304" calcext:value-type="float">
            <text:p>1717583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866]+[.F866]"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125" calcext:value-type="float">
            <text:p>125</text:p>
          </table:table-cell>
          <table:table-cell table:formula="of:=[.H866]+[.I866]" office:value-type="float" office:value="324" calcext:value-type="float">
            <text:p>324</text:p>
          </table:table-cell>
          <table:table-cell office:value-type="percentage" office:value="0.0121951219512195" calcext:value-type="percentage">
            <text:p>1.220%</text:p>
          </table:table-cell>
          <table:table-cell office:value-type="string" calcext:value-type="string">
            <text:p>gene:Zm00001d02219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2225655" calcext:value-type="float">
            <text:p>722256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867]+[.F867]"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float" office:value="114" calcext:value-type="float">
            <text:p>114</text:p>
          </table:table-cell>
          <table:table-cell table:formula="of:=[.H867]+[.I867]" office:value-type="float" office:value="323" calcext:value-type="float">
            <text:p>323</text:p>
          </table:table-cell>
          <table:table-cell office:value-type="percentage" office:value="0.0329341317365269" calcext:value-type="percentage">
            <text:p>3.293%</text:p>
          </table:table-cell>
          <table:table-cell office:value-type="string" calcext:value-type="string">
            <text:p>gene:Zm00001d024460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29523" calcext:value-type="float">
            <text:p>1336295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868]+[.F868]"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198" calcext:value-type="float">
            <text:p>198</text:p>
          </table:table-cell>
          <table:table-cell table:formula="of:=[.H868]+[.I868]" office:value-type="float" office:value="323" calcext:value-type="float">
            <text:p>323</text:p>
          </table:table-cell>
          <table:table-cell office:value-type="percentage" office:value="0.0358208955223881" calcext:value-type="percentage">
            <text:p>3.582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7188" calcext:value-type="float">
            <text:p>2128571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E869]+[.F869]"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office:value-type="float" office:value="146" calcext:value-type="float">
            <text:p>146</text:p>
          </table:table-cell>
          <table:table-cell table:formula="of:=[.H869]+[.I869]" office:value-type="float" office:value="323" calcext:value-type="float">
            <text:p>323</text:p>
          </table:table-cell>
          <table:table-cell office:value-type="percentage" office:value="0.0583090379008746" calcext:value-type="percentage">
            <text:p>5.831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852295" calcext:value-type="float">
            <text:p>1408522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0]+[.F870]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table:formula="of:=[.H870]+[.I870]" office:value-type="float" office:value="322" calcext:value-type="float">
            <text:p>32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26101156" calcext:value-type="float">
            <text:p>2261011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1]+[.F871]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96" calcext:value-type="float">
            <text:p>196</text:p>
          </table:table-cell>
          <table:table-cell table:formula="of:=[.H871]+[.I871]" office:value-type="float" office:value="322" calcext:value-type="float">
            <text:p>32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387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758488" calcext:value-type="float">
            <text:p>1717584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2]+[.F872]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28" calcext:value-type="float">
            <text:p>128</text:p>
          </table:table-cell>
          <table:table-cell table:formula="of:=[.H872]+[.I872]" office:value-type="float" office:value="321" calcext:value-type="float">
            <text:p>32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219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29736" calcext:value-type="float">
            <text:p>1336297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873]+[.F873]"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formula="of:=[.H873]+[.I873]" office:value-type="float" office:value="321" calcext:value-type="float">
            <text:p>321</text:p>
          </table:table-cell>
          <table:table-cell office:value-type="percentage" office:value="0.0123076923076923" calcext:value-type="percentage">
            <text:p>1.231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4070" calcext:value-type="float">
            <text:p>1434440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4]+[.F874]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table:formula="of:=[.H874]+[.I874]" office:value-type="float" office:value="320" calcext:value-type="float">
            <text:p>32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4024481" calcext:value-type="float">
            <text:p>1940244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875]+[.F875]"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82" calcext:value-type="float">
            <text:p>182</text:p>
          </table:table-cell>
          <table:table-cell table:formula="of:=[.H875]+[.I875]" office:value-type="float" office:value="320" calcext:value-type="float">
            <text:p>320</text:p>
          </table:table-cell>
          <table:table-cell office:value-type="percentage" office:value="0.036144578313253" calcext:value-type="percentage">
            <text:p>3.614%</text:p>
          </table:table-cell>
          <table:table-cell office:value-type="string" calcext:value-type="string">
            <text:p>gene:Zm00001d03153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959991" calcext:value-type="float">
            <text:p>1759599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E876]+[.F876]"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table:formula="of:=[.H876]+[.I876]" office:value-type="float" office:value="319" calcext:value-type="float">
            <text:p>319</text:p>
          </table:table-cell>
          <table:table-cell office:value-type="percentage" office:value="0.0672514619883041" calcext:value-type="percentage">
            <text:p>6.725%</text:p>
          </table:table-cell>
          <table:table-cell office:value-type="string" calcext:value-type="string">
            <text:p>gene:Zm00001d00548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52319" calcext:value-type="float">
            <text:p>1434523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7]+[.F877]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table:formula="of:=[.H877]+[.I877]" office:value-type="float" office:value="318" calcext:value-type="float">
            <text:p>31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13086596" calcext:value-type="float">
            <text:p>1130865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8]+[.F878]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44" calcext:value-type="float">
            <text:p>144</text:p>
          </table:table-cell>
          <table:table-cell table:formula="of:=[.H878]+[.I878]" office:value-type="float" office:value="316" calcext:value-type="float">
            <text:p>31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21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52475921" calcext:value-type="float">
            <text:p>1524759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879]+[.F879]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16" calcext:value-type="float">
            <text:p>116</text:p>
          </table:table-cell>
          <table:table-cell table:formula="of:=[.H879]+[.I879]" office:value-type="float" office:value="316" calcext:value-type="float">
            <text:p>316</text:p>
          </table:table-cell>
          <table:table-cell office:value-type="percentage" office:value="0.00628930817610063" calcext:value-type="percentage">
            <text:p>0.629%</text:p>
          </table:table-cell>
          <table:table-cell office:value-type="string" calcext:value-type="string">
            <text:p>gene:Zm00001d03064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852526" calcext:value-type="float">
            <text:p>14085252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80]+[.F880]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69" calcext:value-type="float">
            <text:p>169</text:p>
          </table:table-cell>
          <table:table-cell table:formula="of:=[.H880]+[.I880]" office:value-type="float" office:value="315" calcext:value-type="float">
            <text:p>31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0671855" calcext:value-type="float">
            <text:p>12067185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881]+[.F881]"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13" calcext:value-type="float">
            <text:p>113</text:p>
          </table:table-cell>
          <table:table-cell table:formula="of:=[.H881]+[.I881]" office:value-type="float" office:value="315" calcext:value-type="float">
            <text:p>315</text:p>
          </table:table-cell>
          <table:table-cell office:value-type="percentage" office:value="0.00630914826498423" calcext:value-type="percentage">
            <text:p>0.631%</text:p>
          </table:table-cell>
          <table:table-cell office:value-type="string" calcext:value-type="string">
            <text:p>gene:Zm00001d020554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29563" calcext:value-type="float">
            <text:p>13362956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882]+[.F882]"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137" calcext:value-type="float">
            <text:p>137</text:p>
          </table:table-cell>
          <table:table-cell table:formula="of:=[.H882]+[.I882]" office:value-type="float" office:value="315" calcext:value-type="float">
            <text:p>315</text:p>
          </table:table-cell>
          <table:table-cell office:value-type="percentage" office:value="0.00630914826498423" calcext:value-type="percentage">
            <text:p>0.631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7193" calcext:value-type="float">
            <text:p>2128571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E883]+[.F883]" office:value-type="float" office:value="20" calcext:value-type="float">
            <text:p>20</text:p>
          </table:table-cell>
          <table:table-cell office:value-type="float" office:value="183" calcext:value-type="float">
            <text:p>183</text:p>
          </table:table-cell>
          <table:table-cell office:value-type="float" office:value="132" calcext:value-type="float">
            <text:p>132</text:p>
          </table:table-cell>
          <table:table-cell table:formula="of:=[.H883]+[.I883]" office:value-type="float" office:value="315" calcext:value-type="float">
            <text:p>315</text:p>
          </table:table-cell>
          <table:table-cell office:value-type="percentage" office:value="0.0597014925373134" calcext:value-type="percentage">
            <text:p>5.970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61231" calcext:value-type="float">
            <text:p>196612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84]+[.F884]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  <table:table-cell table:formula="of:=[.H884]+[.I884]" office:value-type="float" office:value="314" calcext:value-type="float">
            <text:p>31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29719" calcext:value-type="float">
            <text:p>1336297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85]+[.F885]"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table:formula="of:=[.H885]+[.I885]" office:value-type="float" office:value="314" calcext:value-type="float">
            <text:p>314</text:p>
          </table:table-cell>
          <table:table-cell office:value-type="percentage" office:value="0.00317460317460317" calcext:value-type="percentage">
            <text:p>0.317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3091270" calcext:value-type="float">
            <text:p>130912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886]+[.F886]"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table:formula="of:=[.H886]+[.I886]" office:value-type="float" office:value="314" calcext:value-type="float">
            <text:p>314</text:p>
          </table:table-cell>
          <table:table-cell office:value-type="percentage" office:value="0.00632911392405063" calcext:value-type="percentage">
            <text:p>0.633%</text:p>
          </table:table-cell>
          <table:table-cell office:value-type="string" calcext:value-type="string">
            <text:p>gene:Zm00001d00245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73743890" calcext:value-type="float">
            <text:p>737438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887]+[.F887]"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172" calcext:value-type="float">
            <text:p>172</text:p>
          </table:table-cell>
          <table:table-cell table:formula="of:=[.H887]+[.I887]" office:value-type="float" office:value="314" calcext:value-type="float">
            <text:p>314</text:p>
          </table:table-cell>
          <table:table-cell office:value-type="percentage" office:value="0.0125786163522013" calcext:value-type="percentage">
            <text:p>1.258%</text:p>
          </table:table-cell>
          <table:table-cell office:value-type="string" calcext:value-type="string">
            <text:p>gene:Zm00001d036202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75960500" calcext:value-type="float">
            <text:p>175960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E888]+[.F888]" office:value-type="float" office:value="24" calcext:value-type="float">
            <text:p>24</text:p>
          </table:table-cell>
          <table:table-cell office:value-type="float" office:value="135" calcext:value-type="float">
            <text:p>135</text:p>
          </table:table-cell>
          <table:table-cell office:value-type="float" office:value="179" calcext:value-type="float">
            <text:p>179</text:p>
          </table:table-cell>
          <table:table-cell table:formula="of:=[.H888]+[.I888]" office:value-type="float" office:value="314" calcext:value-type="float">
            <text:p>314</text:p>
          </table:table-cell>
          <table:table-cell office:value-type="percentage" office:value="0.0710059171597633" calcext:value-type="percentage">
            <text:p>7.101%</text:p>
          </table:table-cell>
          <table:table-cell office:value-type="string" calcext:value-type="string">
            <text:p>gene:Zm00001d00548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82954977" calcext:value-type="float">
            <text:p>18295497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89]+[.F889]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table:formula="of:=[.H889]+[.I889]" office:value-type="float" office:value="313" calcext:value-type="float">
            <text:p>3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07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851744" calcext:value-type="float">
            <text:p>1408517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90]+[.F890]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table:formula="of:=[.H890]+[.I890]" office:value-type="float" office:value="313" calcext:value-type="float">
            <text:p>3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6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31242021" calcext:value-type="float">
            <text:p>1312420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891]+[.F891]"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table:formula="of:=[.H891]+[.I891]" office:value-type="float" office:value="313" calcext:value-type="float">
            <text:p>313</text:p>
          </table:table-cell>
          <table:table-cell office:value-type="percentage" office:value="0.0309597523219814" calcext:value-type="percentage">
            <text:p>3.096%</text:p>
          </table:table-cell>
          <table:table-cell office:value-type="string" calcext:value-type="string">
            <text:p>gene:Zm00001d05086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700664" calcext:value-type="float">
            <text:p>1387006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892]+[.F892]"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87" calcext:value-type="float">
            <text:p>187</text:p>
          </table:table-cell>
          <table:table-cell table:formula="of:=[.H892]+[.I892]" office:value-type="float" office:value="312" calcext:value-type="float">
            <text:p>312</text:p>
          </table:table-cell>
          <table:table-cell office:value-type="percentage" office:value="0.00636942675159236" calcext:value-type="percentage">
            <text:p>0.637%</text:p>
          </table:table-cell>
          <table:table-cell office:value-type="string" calcext:value-type="string">
            <text:p>gene:Zm00001d02617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661839" calcext:value-type="float">
            <text:p>26618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893]+[.F893]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table:formula="of:=[.H893]+[.I893]" office:value-type="float" office:value="311" calcext:value-type="float">
            <text:p>311</text:p>
          </table:table-cell>
          <table:table-cell office:value-type="percentage" office:value="0.00638977635782748" calcext:value-type="percentage">
            <text:p>0.639%</text:p>
          </table:table-cell>
          <table:table-cell office:value-type="string" calcext:value-type="string">
            <text:p>gene:Zm00001d04871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9849348" calcext:value-type="float">
            <text:p>2098493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E894]+[.F894]"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138" calcext:value-type="float">
            <text:p>138</text:p>
          </table:table-cell>
          <table:table-cell table:formula="of:=[.H894]+[.I894]" office:value-type="float" office:value="311" calcext:value-type="float">
            <text:p>311</text:p>
          </table:table-cell>
          <table:table-cell office:value-type="percentage" office:value="0.0430769230769231" calcext:value-type="percentage">
            <text:p>4.308%</text:p>
          </table:table-cell>
          <table:table-cell office:value-type="string" calcext:value-type="string">
            <text:p>gene:Zm00001d00654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3091243" calcext:value-type="float">
            <text:p>130912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95]+[.F895]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35" calcext:value-type="float">
            <text:p>135</text:p>
          </table:table-cell>
          <table:table-cell table:formula="of:=[.H895]+[.I895]" office:value-type="float" office:value="310" calcext:value-type="float">
            <text:p>31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245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0859892" calcext:value-type="float">
            <text:p>208598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E896]+[.F896]"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float" office:value="129" calcext:value-type="float">
            <text:p>129</text:p>
          </table:table-cell>
          <table:table-cell table:formula="of:=[.H896]+[.I896]" office:value-type="float" office:value="310" calcext:value-type="float">
            <text:p>310</text:p>
          </table:table-cell>
          <table:table-cell office:value-type="percentage" office:value="0.0909090909090909" calcext:value-type="percentage">
            <text:p>9.091%</text:p>
          </table:table-cell>
          <table:table-cell office:value-type="string" calcext:value-type="string">
            <text:p>gene:Zm00001d045404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0671849" calcext:value-type="float">
            <text:p>1206718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897]+[.F897]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formula="of:=[.H897]+[.I897]" office:value-type="float" office:value="308" calcext:value-type="float">
            <text:p>308</text:p>
          </table:table-cell>
          <table:table-cell office:value-type="percentage" office:value="0.00645161290322581" calcext:value-type="percentage">
            <text:p>0.645%</text:p>
          </table:table-cell>
          <table:table-cell office:value-type="string" calcext:value-type="string">
            <text:p>gene:Zm00001d020554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3090228" calcext:value-type="float">
            <text:p>130902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98]+[.F898]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table:formula="of:=[.H898]+[.I898]" office:value-type="float" office:value="307" calcext:value-type="float">
            <text:p>30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245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72159640" calcext:value-type="float">
            <text:p>1721596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899]+[.F899]"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67" calcext:value-type="float">
            <text:p>167</text:p>
          </table:table-cell>
          <table:table-cell table:formula="of:=[.H899]+[.I899]" office:value-type="float" office:value="307" calcext:value-type="float">
            <text:p>307</text:p>
          </table:table-cell>
          <table:table-cell office:value-type="percentage" office:value="0.0315457413249211" calcext:value-type="percentage">
            <text:p>3.155%</text:p>
          </table:table-cell>
          <table:table-cell office:value-type="string" calcext:value-type="string">
            <text:p>gene:Zm00001d05167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3091241" calcext:value-type="float">
            <text:p>130912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0]+[.F900]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31" calcext:value-type="float">
            <text:p>131</text:p>
          </table:table-cell>
          <table:table-cell table:formula="of:=[.H900]+[.I900]" office:value-type="float" office:value="306" calcext:value-type="float">
            <text:p>3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245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48824267" calcext:value-type="float">
            <text:p>488242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1]+[.F901]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table:formula="of:=[.H901]+[.I901]" office:value-type="float" office:value="305" calcext:value-type="float">
            <text:p>30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9666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31485930" calcext:value-type="float">
            <text:p>2314859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2]+[.F902]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table:formula="of:=[.H902]+[.I902]" office:value-type="float" office:value="303" calcext:value-type="float">
            <text:p>30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53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9849666" calcext:value-type="float">
            <text:p>2098496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903]+[.F903]"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115" calcext:value-type="float">
            <text:p>115</text:p>
          </table:table-cell>
          <table:table-cell table:formula="of:=[.H903]+[.I903]" office:value-type="float" office:value="303" calcext:value-type="float">
            <text:p>303</text:p>
          </table:table-cell>
          <table:table-cell office:value-type="percentage" office:value="0.0194174757281553" calcext:value-type="percentage">
            <text:p>1.942%</text:p>
          </table:table-cell>
          <table:table-cell office:value-type="string" calcext:value-type="string">
            <text:p>gene:Zm00001d00654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80001734" calcext:value-type="float">
            <text:p>1800017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904]+[.F904]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23" calcext:value-type="float">
            <text:p>123</text:p>
          </table:table-cell>
          <table:table-cell table:formula="of:=[.H904]+[.I904]" office:value-type="float" office:value="303" calcext:value-type="float">
            <text:p>303</text:p>
          </table:table-cell>
          <table:table-cell office:value-type="percentage" office:value="0.0319488817891374" calcext:value-type="percentage">
            <text:p>3.195%</text:p>
          </table:table-cell>
          <table:table-cell office:value-type="string" calcext:value-type="string">
            <text:p>gene:Zm00001d04215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983" calcext:value-type="float">
            <text:p>20515898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5]+[.F905]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table:formula="of:=[.H905]+[.I905]" office:value-type="float" office:value="302" calcext:value-type="float">
            <text:p>30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8779" calcext:value-type="float">
            <text:p>2051587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06]+[.F906]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22" calcext:value-type="float">
            <text:p>122</text:p>
          </table:table-cell>
          <table:table-cell table:formula="of:=[.H906]+[.I906]" office:value-type="float" office:value="301" calcext:value-type="float">
            <text:p>3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9849128" calcext:value-type="float">
            <text:p>2098491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907]+[.F907]" office:value-type="float" office:value="12" calcext:value-type="float">
            <text:p>12</text:p>
          </table:table-cell>
          <table:table-cell office:value-type="float" office:value="178" calcext:value-type="float">
            <text:p>178</text:p>
          </table:table-cell>
          <table:table-cell office:value-type="float" office:value="123" calcext:value-type="float">
            <text:p>123</text:p>
          </table:table-cell>
          <table:table-cell table:formula="of:=[.H907]+[.I907]" office:value-type="float" office:value="301" calcext:value-type="float">
            <text:p>301</text:p>
          </table:table-cell>
          <table:table-cell office:value-type="percentage" office:value="0.0383386581469649" calcext:value-type="percentage">
            <text:p>3.834%</text:p>
          </table:table-cell>
          <table:table-cell office:value-type="string" calcext:value-type="string">
            <text:p>gene:Zm00001d00654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33629756" calcext:value-type="float">
            <text:p>1336297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E908]+[.F908]" office:value-type="float" office:value="24" calcext:value-type="float">
            <text:p>24</text:p>
          </table:table-cell>
          <table:table-cell office:value-type="float" office:value="197" calcext:value-type="float">
            <text:p>197</text:p>
          </table:table-cell>
          <table:table-cell office:value-type="float" office:value="104" calcext:value-type="float">
            <text:p>104</text:p>
          </table:table-cell>
          <table:table-cell table:formula="of:=[.H908]+[.I908]" office:value-type="float" office:value="301" calcext:value-type="float">
            <text:p>301</text:p>
          </table:table-cell>
          <table:table-cell office:value-type="percentage" office:value="0.0738461538461539" calcext:value-type="percentage">
            <text:p>7.385%</text:p>
          </table:table-cell>
          <table:table-cell office:value-type="string" calcext:value-type="string">
            <text:p>gene:Zm00001d020839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06144781" calcext:value-type="float">
            <text:p>206144781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C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E909]+[.F909]" office:value-type="float" office:value="0" calcext:value-type="float">
            <text:p>0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table:formula="of:=[.H909]+[.I909]" office:value-type="float" office:value="299" calcext:value-type="float">
            <text:p>299</text:p>
          </table:table-cell>
          <table:table-cell table:style-name="ce22" office:value-type="percentage" office:value="0" calcext:value-type="percentage">
            <text:p>0.000%</text:p>
          </table:table-cell>
          <table:table-cell table:style-name="ce10" office:value-type="string" calcext:value-type="string">
            <text:p>gene:Zm00001d052784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9678918" calcext:value-type="float">
            <text:p>249678918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E910]+[.F910]" office:value-type="float" office:value="0" calcext:value-type="float">
            <text:p>0</text:p>
          </table:table-cell>
          <table:table-cell table:style-name="ce14" office:value-type="float" office:value="169" calcext:value-type="float">
            <text:p>169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table:formula="of:=[.H910]+[.I910]" office:value-type="float" office:value="298" calcext:value-type="float">
            <text:p>298</text:p>
          </table:table-cell>
          <table:table-cell table:style-name="ce22" office:value-type="percentage" office:value="0" calcext:value-type="percentage">
            <text:p>0.000%</text:p>
          </table:table-cell>
          <table:table-cell table:style-name="ce10"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31241851" calcext:value-type="float">
            <text:p>1312418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911]+[.F911]"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office:value-type="float" office:value="133" calcext:value-type="float">
            <text:p>133</text:p>
          </table:table-cell>
          <table:table-cell table:formula="of:=[.H911]+[.I911]" office:value-type="float" office:value="297" calcext:value-type="float">
            <text:p>297</text:p>
          </table:table-cell>
          <table:table-cell office:value-type="percentage" office:value="0.0262295081967213" calcext:value-type="percentage">
            <text:p>2.623%</text:p>
          </table:table-cell>
          <table:table-cell office:value-type="string" calcext:value-type="string">
            <text:p>gene:Zm00001d05086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9850085" calcext:value-type="float">
            <text:p>2098500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912]+[.F912]"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table:formula="of:=[.H912]+[.I912]" office:value-type="float" office:value="297" calcext:value-type="float">
            <text:p>297</text:p>
          </table:table-cell>
          <table:table-cell office:value-type="percentage" office:value="0.0325732899022801" calcext:value-type="percentage">
            <text:p>3.257%</text:p>
          </table:table-cell>
          <table:table-cell office:value-type="string" calcext:value-type="string">
            <text:p>gene:Zm00001d00654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7529883" calcext:value-type="float">
            <text:p>1675298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13]+[.F913]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table:formula="of:=[.H913]+[.I913]" office:value-type="float" office:value="296" calcext:value-type="float">
            <text:p>29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9094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9677094" calcext:value-type="float">
            <text:p>24967709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G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E914]+[.F914]" office:value-type="float" office:value="2" calcext:value-type="float">
            <text:p>2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table:formula="of:=[.H914]+[.I914]" office:value-type="float" office:value="296" calcext:value-type="float">
            <text:p>296</text:p>
          </table:table-cell>
          <table:table-cell table:style-name="ce22" office:value-type="percentage" office:value="0.00671140939597315" calcext:value-type="percentage">
            <text:p>0.671%</text:p>
          </table:table-cell>
          <table:table-cell table:style-name="ce10"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6403" calcext:value-type="float">
            <text:p>1203364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915]+[.F915]"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  <table:table-cell table:formula="of:=[.H915]+[.I915]" office:value-type="float" office:value="296" calcext:value-type="float">
            <text:p>296</text:p>
          </table:table-cell>
          <table:table-cell office:value-type="percentage" office:value="0.0263157894736842" calcext:value-type="percentage">
            <text:p>2.632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758291" calcext:value-type="float">
            <text:p>17175829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916]+[.F916]"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table:formula="of:=[.H916]+[.I916]" office:value-type="float" office:value="295" calcext:value-type="float">
            <text:p>295</text:p>
          </table:table-cell>
          <table:table-cell office:value-type="percentage" office:value="0.00337837837837838" calcext:value-type="percentage">
            <text:p>0.338%</text:p>
          </table:table-cell>
          <table:table-cell office:value-type="string" calcext:value-type="string">
            <text:p>gene:Zm00001d022195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713" calcext:value-type="float">
            <text:p>12033571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E917]+[.F917]"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office:value-type="float" office:value="161" calcext:value-type="float">
            <text:p>161</text:p>
          </table:table-cell>
          <table:table-cell table:formula="of:=[.H917]+[.I917]" office:value-type="float" office:value="295" calcext:value-type="float">
            <text:p>295</text:p>
          </table:table-cell>
          <table:table-cell office:value-type="percentage" office:value="0.0664556962025316" calcext:value-type="percentage">
            <text:p>6.646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0997409" calcext:value-type="float">
            <text:p>14099740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18]+[.F918]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32" calcext:value-type="float">
            <text:p>132</text:p>
          </table:table-cell>
          <table:table-cell table:formula="of:=[.H918]+[.I918]" office:value-type="float" office:value="293" calcext:value-type="float">
            <text:p>29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71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941" calcext:value-type="float">
            <text:p>1203359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E919]+[.F919]" office:value-type="float" office:value="19" calcext:value-type="float">
            <text:p>19</text:p>
          </table:table-cell>
          <table:table-cell office:value-type="float" office:value="189" calcext:value-type="float">
            <text:p>189</text:p>
          </table:table-cell>
          <table:table-cell office:value-type="float" office:value="104" calcext:value-type="float">
            <text:p>104</text:p>
          </table:table-cell>
          <table:table-cell table:formula="of:=[.H919]+[.I919]" office:value-type="float" office:value="293" calcext:value-type="float">
            <text:p>293</text:p>
          </table:table-cell>
          <table:table-cell office:value-type="percentage" office:value="0.0608974358974359" calcext:value-type="percentage">
            <text:p>6.090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5468894" calcext:value-type="float">
            <text:p>2854688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0]+[.F920]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79" calcext:value-type="float">
            <text:p>179</text:p>
          </table:table-cell>
          <table:table-cell table:formula="of:=[.H920]+[.I920]" office:value-type="float" office:value="292" calcext:value-type="float">
            <text:p>29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0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5468894" calcext:value-type="float">
            <text:p>2854688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1]+[.F921]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79" calcext:value-type="float">
            <text:p>179</text:p>
          </table:table-cell>
          <table:table-cell table:formula="of:=[.H921]+[.I921]" office:value-type="float" office:value="292" calcext:value-type="float">
            <text:p>29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0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26101243" calcext:value-type="float">
            <text:p>2261012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2]+[.F922]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table:formula="of:=[.H922]+[.I922]" office:value-type="float" office:value="291" calcext:value-type="float">
            <text:p>29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387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49196233" calcext:value-type="float">
            <text:p>249196233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G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923]+[.F923]" office:value-type="float" office:value="4" calcext:value-type="float">
            <text:p>4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table:formula="of:=[.H923]+[.I923]" office:value-type="float" office:value="291" calcext:value-type="float">
            <text:p>291</text:p>
          </table:table-cell>
          <table:table-cell table:style-name="ce21" office:value-type="percentage" office:value="0.0135593220338983" calcext:value-type="percentage">
            <text:p>1.356%</text:p>
          </table:table-cell>
          <table:table-cell table:style-name="ce8" office:value-type="string" calcext:value-type="string">
            <text:p>gene:Zm00001d053846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950" calcext:value-type="float">
            <text:p>1203359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E924]+[.F924]" office:value-type="float" office:value="19" calcext:value-type="float">
            <text:p>19</text:p>
          </table:table-cell>
          <table:table-cell office:value-type="float" office:value="179" calcext:value-type="float">
            <text:p>179</text:p>
          </table:table-cell>
          <table:table-cell office:value-type="float" office:value="112" calcext:value-type="float">
            <text:p>112</text:p>
          </table:table-cell>
          <table:table-cell table:formula="of:=[.H924]+[.I924]" office:value-type="float" office:value="291" calcext:value-type="float">
            <text:p>291</text:p>
          </table:table-cell>
          <table:table-cell office:value-type="percentage" office:value="0.0612903225806452" calcext:value-type="percentage">
            <text:p>6.129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4627" calcext:value-type="float">
            <text:p>212854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E925]+[.F925]" office:value-type="float" office:value="23" calcext:value-type="float">
            <text:p>23</text:p>
          </table:table-cell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table:formula="of:=[.H925]+[.I925]" office:value-type="float" office:value="291" calcext:value-type="float">
            <text:p>291</text:p>
          </table:table-cell>
          <table:table-cell office:value-type="percentage" office:value="0.0732484076433121" calcext:value-type="percentage">
            <text:p>7.325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58733" calcext:value-type="float">
            <text:p>196587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6]+[.F926]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56" calcext:value-type="float">
            <text:p>156</text:p>
          </table:table-cell>
          <table:table-cell table:formula="of:=[.H926]+[.I926]" office:value-type="float" office:value="290" calcext:value-type="float">
            <text:p>2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5468895" calcext:value-type="float">
            <text:p>2854688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7]+[.F927]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77" calcext:value-type="float">
            <text:p>177</text:p>
          </table:table-cell>
          <table:table-cell table:formula="of:=[.H927]+[.I927]" office:value-type="float" office:value="290" calcext:value-type="float">
            <text:p>2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0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5468895" calcext:value-type="float">
            <text:p>2854688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28]+[.F928]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77" calcext:value-type="float">
            <text:p>177</text:p>
          </table:table-cell>
          <table:table-cell table:formula="of:=[.H928]+[.I928]" office:value-type="float" office:value="290" calcext:value-type="float">
            <text:p>2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058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7781698" calcext:value-type="float">
            <text:p>247781698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E929]+[.F929]" office:value-type="float" office:value="2" calcext:value-type="float">
            <text:p>2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table:formula="of:=[.H929]+[.I929]" office:value-type="float" office:value="290" calcext:value-type="float">
            <text:p>290</text:p>
          </table:table-cell>
          <table:table-cell table:style-name="ce22" office:value-type="percentage" office:value="0.00684931506849315" calcext:value-type="percentage">
            <text:p>0.685%</text:p>
          </table:table-cell>
          <table:table-cell table:style-name="ce10" office:value-type="string" calcext:value-type="string">
            <text:p>gene:Zm00001d053769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9677088" calcext:value-type="float">
            <text:p>249677088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E930]+[.F930]" office:value-type="float" office:value="2" calcext:value-type="float">
            <text:p>2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table:formula="of:=[.H930]+[.I930]" office:value-type="float" office:value="290" calcext:value-type="float">
            <text:p>290</text:p>
          </table:table-cell>
          <table:table-cell table:style-name="ce22" office:value-type="percentage" office:value="0.00684931506849315" calcext:value-type="percentage">
            <text:p>0.685%</text:p>
          </table:table-cell>
          <table:table-cell table:style-name="ce10"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9849640" calcext:value-type="float">
            <text:p>2098496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931]+[.F931]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formula="of:=[.H931]+[.I931]" office:value-type="float" office:value="290" calcext:value-type="float">
            <text:p>290</text:p>
          </table:table-cell>
          <table:table-cell office:value-type="percentage" office:value="0.0333333333333333" calcext:value-type="percentage">
            <text:p>3.333%</text:p>
          </table:table-cell>
          <table:table-cell office:value-type="string" calcext:value-type="string">
            <text:p>gene:Zm00001d00654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4634" calcext:value-type="float">
            <text:p>2128546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E932]+[.F932]" office:value-type="float" office:value="19" calcext:value-type="float">
            <text:p>19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table:formula="of:=[.H932]+[.I932]" office:value-type="float" office:value="290" calcext:value-type="float">
            <text:p>290</text:p>
          </table:table-cell>
          <table:table-cell office:value-type="percentage" office:value="0.0614886731391586" calcext:value-type="percentage">
            <text:p>6.149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52384" calcext:value-type="float">
            <text:p>1434523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33]+[.F933]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10" calcext:value-type="float">
            <text:p>110</text:p>
          </table:table-cell>
          <table:table-cell table:formula="of:=[.H933]+[.I933]" office:value-type="float" office:value="289" calcext:value-type="float">
            <text:p>28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951120" calcext:value-type="float">
            <text:p>2219511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34]+[.F934]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table:formula="of:=[.H934]+[.I934]" office:value-type="float" office:value="289" calcext:value-type="float">
            <text:p>28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24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76202123" calcext:value-type="float">
            <text:p>1762021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35]+[.F935]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09" calcext:value-type="float">
            <text:p>109</text:p>
          </table:table-cell>
          <table:table-cell table:formula="of:=[.H935]+[.I935]" office:value-type="float" office:value="288" calcext:value-type="float">
            <text:p>28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246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77456087" calcext:value-type="float">
            <text:p>774560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936]+[.F936]"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office:value-type="float" office:value="102" calcext:value-type="float">
            <text:p>102</text:p>
          </table:table-cell>
          <table:table-cell table:formula="of:=[.H936]+[.I936]" office:value-type="float" office:value="287" calcext:value-type="float">
            <text:p>287</text:p>
          </table:table-cell>
          <table:table-cell office:value-type="percentage" office:value="0.0304054054054054" calcext:value-type="percentage">
            <text:p>3.041%</text:p>
          </table:table-cell>
          <table:table-cell office:value-type="string" calcext:value-type="string">
            <text:p>gene:Zm00001d00971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6480" calcext:value-type="float">
            <text:p>2128564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937]+[.F937]"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table:formula="of:=[.H937]+[.I937]" office:value-type="float" office:value="286" calcext:value-type="float">
            <text:p>286</text:p>
          </table:table-cell>
          <table:table-cell office:value-type="percentage" office:value="0.0337837837837838" calcext:value-type="percentage">
            <text:p>3.378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4708" calcext:value-type="float">
            <text:p>2128547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E938]+[.F938]"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162" calcext:value-type="float">
            <text:p>162</text:p>
          </table:table-cell>
          <table:table-cell table:formula="of:=[.H938]+[.I938]" office:value-type="float" office:value="284" calcext:value-type="float">
            <text:p>284</text:p>
          </table:table-cell>
          <table:table-cell office:value-type="percentage" office:value="0.0688524590163935" calcext:value-type="percentage">
            <text:p>6.885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96616815" calcext:value-type="float">
            <text:p>966168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39]+[.F939]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98" calcext:value-type="float">
            <text:p>98</text:p>
          </table:table-cell>
          <table:table-cell table:formula="of:=[.H939]+[.I939]" office:value-type="float" office:value="283" calcext:value-type="float">
            <text:p>28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677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31242006" calcext:value-type="float">
            <text:p>1312420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E940]+[.F940]"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table:formula="of:=[.H940]+[.I940]" office:value-type="float" office:value="283" calcext:value-type="float">
            <text:p>283</text:p>
          </table:table-cell>
          <table:table-cell office:value-type="percentage" office:value="0.0308219178082192" calcext:value-type="percentage">
            <text:p>3.082%</text:p>
          </table:table-cell>
          <table:table-cell office:value-type="string" calcext:value-type="string">
            <text:p>gene:Zm00001d05086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7351" calcext:value-type="float">
            <text:p>2128573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E941]+[.F941]" office:value-type="float" office:value="26" calcext:value-type="float">
            <text:p>26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table:formula="of:=[.H941]+[.I941]" office:value-type="float" office:value="283" calcext:value-type="float">
            <text:p>283</text:p>
          </table:table-cell>
          <table:table-cell office:value-type="percentage" office:value="0.0841423948220065" calcext:value-type="percentage">
            <text:p>8.414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33176" calcext:value-type="float">
            <text:p>2213331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42]+[.F942]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64" calcext:value-type="float">
            <text:p>164</text:p>
          </table:table-cell>
          <table:table-cell table:formula="of:=[.H942]+[.I942]" office:value-type="float" office:value="282" calcext:value-type="float">
            <text:p>28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1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96616816" calcext:value-type="float">
            <text:p>966168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943]+[.F943]"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table:formula="of:=[.H943]+[.I943]" office:value-type="float" office:value="282" calcext:value-type="float">
            <text:p>282</text:p>
          </table:table-cell>
          <table:table-cell office:value-type="percentage" office:value="0.00704225352112676" calcext:value-type="percentage">
            <text:p>0.704%</text:p>
          </table:table-cell>
          <table:table-cell office:value-type="string" calcext:value-type="string">
            <text:p>gene:Zm00001d036772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7781710" calcext:value-type="float">
            <text:p>247781710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C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E944]+[.F944]" office:value-type="float" office:value="2" calcext:value-type="float">
            <text:p>2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table:formula="of:=[.H944]+[.I944]" office:value-type="float" office:value="282" calcext:value-type="float">
            <text:p>282</text:p>
          </table:table-cell>
          <table:table-cell table:style-name="ce22" office:value-type="percentage" office:value="0.00704225352112676" calcext:value-type="percentage">
            <text:p>0.704%</text:p>
          </table:table-cell>
          <table:table-cell table:style-name="ce10" office:value-type="string" calcext:value-type="string">
            <text:p>gene:Zm00001d05376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26101300" calcext:value-type="float">
            <text:p>226101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45]+[.F945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10" calcext:value-type="float">
            <text:p>110</text:p>
          </table:table-cell>
          <table:table-cell table:formula="of:=[.H945]+[.I945]" office:value-type="float" office:value="281" calcext:value-type="float">
            <text:p>2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38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32487" calcext:value-type="float">
            <text:p>22133248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46]+[.F946]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96" calcext:value-type="float">
            <text:p>96</text:p>
          </table:table-cell>
          <table:table-cell table:formula="of:=[.H946]+[.I946]" office:value-type="float" office:value="281" calcext:value-type="float">
            <text:p>2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10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6529" calcext:value-type="float">
            <text:p>1203365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E947]+[.F947]" office:value-type="float" office:value="14" calcext:value-type="float">
            <text:p>14</text:p>
          </table:table-cell>
          <table:table-cell office:value-type="float" office:value="181" calcext:value-type="float">
            <text:p>181</text:p>
          </table:table-cell>
          <table:table-cell office:value-type="float" office:value="100" calcext:value-type="float">
            <text:p>100</text:p>
          </table:table-cell>
          <table:table-cell table:formula="of:=[.H947]+[.I947]" office:value-type="float" office:value="281" calcext:value-type="float">
            <text:p>281</text:p>
          </table:table-cell>
          <table:table-cell office:value-type="percentage" office:value="0.0474576271186441" calcext:value-type="percentage">
            <text:p>4.746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49196979" calcext:value-type="float">
            <text:p>249196979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G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E948]+[.F948]" office:value-type="float" office:value="0" calcext:value-type="float">
            <text:p>0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table:formula="of:=[.H948]+[.I948]" office:value-type="float" office:value="279" calcext:value-type="float">
            <text:p>279</text:p>
          </table:table-cell>
          <table:table-cell table:style-name="ce21" office:value-type="percentage" office:value="0" calcext:value-type="percentage">
            <text:p>0.000%</text:p>
          </table:table-cell>
          <table:table-cell table:style-name="ce8" office:value-type="string" calcext:value-type="string">
            <text:p>gene:Zm00001d053846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7781388" calcext:value-type="float">
            <text:p>247781388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G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E949]+[.F949]" office:value-type="float" office:value="2" calcext:value-type="float">
            <text:p>2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table:formula="of:=[.H949]+[.I949]" office:value-type="float" office:value="279" calcext:value-type="float">
            <text:p>279</text:p>
          </table:table-cell>
          <table:table-cell table:style-name="ce22" office:value-type="percentage" office:value="0.00711743772241993" calcext:value-type="percentage">
            <text:p>0.712%</text:p>
          </table:table-cell>
          <table:table-cell table:style-name="ce10" office:value-type="string" calcext:value-type="string">
            <text:p>gene:Zm00001d05376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42338567" calcext:value-type="float">
            <text:p>2423385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0]+[.F950]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table:formula="of:=[.H950]+[.I950]" office:value-type="float" office:value="278" calcext:value-type="float">
            <text:p>27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84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80099158" calcext:value-type="float">
            <text:p>1800991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1]+[.F951]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table:formula="of:=[.H951]+[.I951]" office:value-type="float" office:value="278" calcext:value-type="float">
            <text:p>27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188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4723" calcext:value-type="float">
            <text:p>2128547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E952]+[.F952]"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171" calcext:value-type="float">
            <text:p>171</text:p>
          </table:table-cell>
          <table:table-cell table:formula="of:=[.H952]+[.I952]" office:value-type="float" office:value="278" calcext:value-type="float">
            <text:p>278</text:p>
          </table:table-cell>
          <table:table-cell office:value-type="percentage" office:value="0.063973063973064" calcext:value-type="percentage">
            <text:p>6.397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0948292" calcext:value-type="float">
            <text:p>2309482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3]+[.F953]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 table:formula="of:=[.H953]+[.I953]" office:value-type="float" office:value="276" calcext:value-type="float">
            <text:p>27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41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7308" calcext:value-type="float">
            <text:p>2128573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E954]+[.F954]"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table:formula="of:=[.H954]+[.I954]" office:value-type="float" office:value="274" calcext:value-type="float">
            <text:p>274</text:p>
          </table:table-cell>
          <table:table-cell office:value-type="percentage" office:value="0.0774410774410775" calcext:value-type="percentage">
            <text:p>7.744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58512" calcext:value-type="float">
            <text:p>19658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5]+[.F955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15" calcext:value-type="float">
            <text:p>115</text:p>
          </table:table-cell>
          <table:table-cell table:formula="of:=[.H955]+[.I955]" office:value-type="float" office:value="273" calcext:value-type="float">
            <text:p>27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0948283" calcext:value-type="float">
            <text:p>23094828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6]+[.F956]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table:formula="of:=[.H956]+[.I956]" office:value-type="float" office:value="272" calcext:value-type="float">
            <text:p>27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41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3959070" calcext:value-type="float">
            <text:p>1439590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957]+[.F957]"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07" calcext:value-type="float">
            <text:p>107</text:p>
          </table:table-cell>
          <table:table-cell table:formula="of:=[.H957]+[.I957]" office:value-type="float" office:value="272" calcext:value-type="float">
            <text:p>272</text:p>
          </table:table-cell>
          <table:table-cell office:value-type="percentage" office:value="0.00366300366300366" calcext:value-type="percentage">
            <text:p>0.366%</text:p>
          </table:table-cell>
          <table:table-cell office:value-type="string" calcext:value-type="string">
            <text:p>gene:Zm00001d04779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7143" calcext:value-type="float">
            <text:p>2128571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E958]+[.F958]"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table:formula="of:=[.H958]+[.I958]" office:value-type="float" office:value="272" calcext:value-type="float">
            <text:p>272</text:p>
          </table:table-cell>
          <table:table-cell office:value-type="percentage" office:value="0.0716723549488055" calcext:value-type="percentage">
            <text:p>7.167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9676492" calcext:value-type="float">
            <text:p>24967649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G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E959]+[.F959]" office:value-type="float" office:value="0" calcext:value-type="float">
            <text:p>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table:formula="of:=[.H959]+[.I959]" office:value-type="float" office:value="271" calcext:value-type="float">
            <text:p>271</text:p>
          </table:table-cell>
          <table:table-cell table:style-name="ce22" office:value-type="percentage" office:value="0" calcext:value-type="percentage">
            <text:p>0.000%</text:p>
          </table:table-cell>
          <table:table-cell table:style-name="ce10"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6209" calcext:value-type="float">
            <text:p>1655962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60]+[.F960]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formula="of:=[.H960]+[.I960]" office:value-type="float" office:value="270" calcext:value-type="float">
            <text:p>27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812" calcext:value-type="float">
            <text:p>1203358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E961]+[.F961]" office:value-type="float" office:value="18" calcext:value-type="float">
            <text:p>18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table:formula="of:=[.H961]+[.I961]" office:value-type="float" office:value="269" calcext:value-type="float">
            <text:p>269</text:p>
          </table:table-cell>
          <table:table-cell office:value-type="percentage" office:value="0.0627177700348432" calcext:value-type="percentage">
            <text:p>6.272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765" calcext:value-type="float">
            <text:p>1203357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962]+[.F962]" office:value-type="float" office:value="19" calcext:value-type="float">
            <text:p>19</text:p>
          </table:table-cell>
          <table:table-cell office:value-type="float" office:value="151" calcext:value-type="float">
            <text:p>151</text:p>
          </table:table-cell>
          <table:table-cell office:value-type="float" office:value="118" calcext:value-type="float">
            <text:p>118</text:p>
          </table:table-cell>
          <table:table-cell table:formula="of:=[.H962]+[.I962]" office:value-type="float" office:value="269" calcext:value-type="float">
            <text:p>269</text:p>
          </table:table-cell>
          <table:table-cell office:value-type="percentage" office:value="0.0659722222222222" calcext:value-type="percentage">
            <text:p>6.597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7781713" calcext:value-type="float">
            <text:p>247781713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E963]+[.F963]" office:value-type="float" office:value="2" calcext:value-type="float">
            <text:p>2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18" calcext:value-type="float">
            <text:p>118</text:p>
          </table:table-cell>
          <table:table-cell table:style-name="ce14" table:formula="of:=[.H963]+[.I963]" office:value-type="float" office:value="268" calcext:value-type="float">
            <text:p>268</text:p>
          </table:table-cell>
          <table:table-cell table:style-name="ce22" office:value-type="percentage" office:value="0.00740740740740741" calcext:value-type="percentage">
            <text:p>0.741%</text:p>
          </table:table-cell>
          <table:table-cell table:style-name="ce10" office:value-type="string" calcext:value-type="string">
            <text:p>gene:Zm00001d05376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6307" calcext:value-type="float">
            <text:p>21285630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E964]+[.F964]"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table:formula="of:=[.H964]+[.I964]" office:value-type="float" office:value="267" calcext:value-type="float">
            <text:p>267</text:p>
          </table:table-cell>
          <table:table-cell office:value-type="percentage" office:value="0.0664335664335664" calcext:value-type="percentage">
            <text:p>6.643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7328" calcext:value-type="float">
            <text:p>2128573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E965]+[.F965]"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table:formula="of:=[.H965]+[.I965]" office:value-type="float" office:value="267" calcext:value-type="float">
            <text:p>267</text:p>
          </table:table-cell>
          <table:table-cell office:value-type="percentage" office:value="0.0729166666666667" calcext:value-type="percentage">
            <text:p>7.292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9678672" calcext:value-type="float">
            <text:p>24967867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G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E966]+[.F966]" office:value-type="float" office:value="0" calcext:value-type="float">
            <text:p>0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table:formula="of:=[.H966]+[.I966]" office:value-type="float" office:value="266" calcext:value-type="float">
            <text:p>266</text:p>
          </table:table-cell>
          <table:table-cell table:style-name="ce22" office:value-type="percentage" office:value="0" calcext:value-type="percentage">
            <text:p>0.000%</text:p>
          </table:table-cell>
          <table:table-cell table:style-name="ce10"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6489" calcext:value-type="float">
            <text:p>16559648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67]+[.F967]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05" calcext:value-type="float">
            <text:p>105</text:p>
          </table:table-cell>
          <table:table-cell table:formula="of:=[.H967]+[.I967]" office:value-type="float" office:value="265" calcext:value-type="float">
            <text:p>26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18744871" calcext:value-type="float">
            <text:p>2187448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968]+[.F968]"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  <table:table-cell table:formula="of:=[.H968]+[.I968]" office:value-type="float" office:value="265" calcext:value-type="float">
            <text:p>265</text:p>
          </table:table-cell>
          <table:table-cell office:value-type="percentage" office:value="0.00749063670411985" calcext:value-type="percentage">
            <text:p>0.749%</text:p>
          </table:table-cell>
          <table:table-cell office:value-type="string" calcext:value-type="string">
            <text:p>gene:Zm00001d00691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700598" calcext:value-type="float">
            <text:p>1387005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969]+[.F969]"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table:formula="of:=[.H969]+[.I969]" office:value-type="float" office:value="264" calcext:value-type="float">
            <text:p>264</text:p>
          </table:table-cell>
          <table:table-cell office:value-type="percentage" office:value="0.0075187969924812" calcext:value-type="percentage">
            <text:p>0.752%</text:p>
          </table:table-cell>
          <table:table-cell office:value-type="string" calcext:value-type="string">
            <text:p>gene:Zm00001d02617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31241046" calcext:value-type="float">
            <text:p>1312410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E970]+[.F970]"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table:formula="of:=[.H970]+[.I970]" office:value-type="float" office:value="264" calcext:value-type="float">
            <text:p>264</text:p>
          </table:table-cell>
          <table:table-cell office:value-type="percentage" office:value="0.0469314079422383" calcext:value-type="percentage">
            <text:p>4.693%</text:p>
          </table:table-cell>
          <table:table-cell office:value-type="string" calcext:value-type="string">
            <text:p>gene:Zm00001d05086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7142" calcext:value-type="float">
            <text:p>2128571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E971]+[.F971]"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table:formula="of:=[.H971]+[.I971]" office:value-type="float" office:value="264" calcext:value-type="float">
            <text:p>264</text:p>
          </table:table-cell>
          <table:table-cell office:value-type="percentage" office:value="0.0769230769230769" calcext:value-type="percentage">
            <text:p>7.692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0947282" calcext:value-type="float">
            <text:p>2309472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72]+[.F972]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table:formula="of:=[.H972]+[.I972]" office:value-type="float" office:value="263" calcext:value-type="float">
            <text:p>2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41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815" calcext:value-type="float">
            <text:p>1203358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E973]+[.F973]" office:value-type="float" office:value="18" calcext:value-type="float">
            <text:p>18</text:p>
          </table:table-cell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  <table:table-cell table:formula="of:=[.H973]+[.I973]" office:value-type="float" office:value="263" calcext:value-type="float">
            <text:p>263</text:p>
          </table:table-cell>
          <table:table-cell office:value-type="percentage" office:value="0.0640569395017794" calcext:value-type="percentage">
            <text:p>6.406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88251801" calcext:value-type="float">
            <text:p>18825180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74]+[.F974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59" calcext:value-type="float">
            <text:p>159</text:p>
          </table:table-cell>
          <table:table-cell table:formula="of:=[.H974]+[.I974]" office:value-type="float" office:value="262" calcext:value-type="float">
            <text:p>26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24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32631" calcext:value-type="float">
            <text:p>2213326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75]+[.F975]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  <table:table-cell table:formula="of:=[.H975]+[.I975]" office:value-type="float" office:value="261" calcext:value-type="float">
            <text:p>261</text:p>
          </table:table-cell>
          <table:table-cell office:value-type="percentage" office:value="0.00381679389312977" calcext:value-type="percentage">
            <text:p>0.382%</text:p>
          </table:table-cell>
          <table:table-cell office:value-type="string" calcext:value-type="string">
            <text:p>gene:Zm00001d04401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12857138" calcext:value-type="float">
            <text:p>212857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E976]+[.F976]"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formula="of:=[.H976]+[.I976]" office:value-type="float" office:value="261" calcext:value-type="float">
            <text:p>261</text:p>
          </table:table-cell>
          <table:table-cell office:value-type="percentage" office:value="0.0777385159010601" calcext:value-type="percentage">
            <text:p>7.774%</text:p>
          </table:table-cell>
          <table:table-cell office:value-type="string" calcext:value-type="string">
            <text:p>gene:Zm00001d04373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3090208" calcext:value-type="float">
            <text:p>130902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77]+[.F977]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01" calcext:value-type="float">
            <text:p>101</text:p>
          </table:table-cell>
          <table:table-cell table:formula="of:=[.H977]+[.I977]" office:value-type="float" office:value="260" calcext:value-type="float">
            <text:p>26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245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5290" calcext:value-type="float">
            <text:p>1655952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78]+[.F978]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05" calcext:value-type="float">
            <text:p>105</text:p>
          </table:table-cell>
          <table:table-cell table:formula="of:=[.H978]+[.I978]" office:value-type="float" office:value="260" calcext:value-type="float">
            <text:p>26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34168841" calcext:value-type="float">
            <text:p>341688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79]+[.F979]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table:formula="of:=[.H979]+[.I979]" office:value-type="float" office:value="260" calcext:value-type="float">
            <text:p>260</text:p>
          </table:table-cell>
          <table:table-cell office:value-type="percentage" office:value="0.00383141762452107" calcext:value-type="percentage">
            <text:p>0.383%</text:p>
          </table:table-cell>
          <table:table-cell office:value-type="string" calcext:value-type="string">
            <text:p>gene:Zm00001d04024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53196764" calcext:value-type="float">
            <text:p>531967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980]+[.F980]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table:formula="of:=[.H980]+[.I980]" office:value-type="float" office:value="260" calcext:value-type="float">
            <text:p>260</text:p>
          </table:table-cell>
          <table:table-cell office:value-type="percentage" office:value="0.00763358778625954" calcext:value-type="percentage">
            <text:p>0.763%</text:p>
          </table:table-cell>
          <table:table-cell office:value-type="string" calcext:value-type="string">
            <text:p>gene:Zm00001d024192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798" calcext:value-type="float">
            <text:p>1203357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981]+[.F981]"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table:formula="of:=[.H981]+[.I981]" office:value-type="float" office:value="260" calcext:value-type="float">
            <text:p>260</text:p>
          </table:table-cell>
          <table:table-cell office:value-type="percentage" office:value="0.0681003584229391" calcext:value-type="percentage">
            <text:p>6.810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9449961" calcext:value-type="float">
            <text:p>2094499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2]+[.F982]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table:formula="of:=[.H982]+[.I982]" office:value-type="float" office:value="259" calcext:value-type="float">
            <text:p>25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651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016869" calcext:value-type="float">
            <text:p>80168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3]+[.F983]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56" calcext:value-type="float">
            <text:p>156</text:p>
          </table:table-cell>
          <table:table-cell table:formula="of:=[.H983]+[.I983]" office:value-type="float" office:value="257" calcext:value-type="float">
            <text:p>25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28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821" calcext:value-type="float">
            <text:p>1203358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E984]+[.F984]"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office:value-type="float" office:value="98" calcext:value-type="float">
            <text:p>98</text:p>
          </table:table-cell>
          <table:table-cell table:formula="of:=[.H984]+[.I984]" office:value-type="float" office:value="257" calcext:value-type="float">
            <text:p>257</text:p>
          </table:table-cell>
          <table:table-cell office:value-type="percentage" office:value="0.0654545454545455" calcext:value-type="percentage">
            <text:p>6.545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952451" calcext:value-type="float">
            <text:p>22195245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5]+[.F985]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table:formula="of:=[.H985]+[.I985]" office:value-type="float" office:value="256" calcext:value-type="float">
            <text:p>25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2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9029" calcext:value-type="float">
            <text:p>2051590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6]+[.F986]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16" calcext:value-type="float">
            <text:p>116</text:p>
          </table:table-cell>
          <table:table-cell table:formula="of:=[.H986]+[.I986]" office:value-type="float" office:value="255" calcext:value-type="float">
            <text:p>25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9676925" calcext:value-type="float">
            <text:p>249676925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C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E987]+[.F987]" office:value-type="float" office:value="0" calcext:value-type="float">
            <text:p>0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formula="of:=[.H987]+[.I987]" office:value-type="float" office:value="255" calcext:value-type="float">
            <text:p>255</text:p>
          </table:table-cell>
          <table:table-cell table:style-name="ce22" office:value-type="percentage" office:value="0" calcext:value-type="percentage">
            <text:p>0.000%</text:p>
          </table:table-cell>
          <table:table-cell table:style-name="ce10"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6206724" calcext:value-type="float">
            <text:p>1462067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988]+[.F988]"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table:formula="of:=[.H988]+[.I988]" office:value-type="float" office:value="255" calcext:value-type="float">
            <text:p>255</text:p>
          </table:table-cell>
          <table:table-cell office:value-type="percentage" office:value="0.0229885057471264" calcext:value-type="percentage">
            <text:p>2.299%</text:p>
          </table:table-cell>
          <table:table-cell office:value-type="string" calcext:value-type="string">
            <text:p>gene:Zm00001d04788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5439" calcext:value-type="float">
            <text:p>1655954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89]+[.F989]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06" calcext:value-type="float">
            <text:p>106</text:p>
          </table:table-cell>
          <table:table-cell table:formula="of:=[.H989]+[.I989]" office:value-type="float" office:value="254" calcext:value-type="float">
            <text:p>25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04245719" calcext:value-type="float">
            <text:p>1042457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990]+[.F990]"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table:formula="of:=[.H990]+[.I990]" office:value-type="float" office:value="254" calcext:value-type="float">
            <text:p>254</text:p>
          </table:table-cell>
          <table:table-cell office:value-type="percentage" office:value="0.0230769230769231" calcext:value-type="percentage">
            <text:p>2.308%</text:p>
          </table:table-cell>
          <table:table-cell office:value-type="string" calcext:value-type="string">
            <text:p>gene:Zm00001d01022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31241270" calcext:value-type="float">
            <text:p>1312412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E991]+[.F991]"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  <table:table-cell table:formula="of:=[.H991]+[.I991]" office:value-type="float" office:value="254" calcext:value-type="float">
            <text:p>254</text:p>
          </table:table-cell>
          <table:table-cell office:value-type="percentage" office:value="0.048689138576779" calcext:value-type="percentage">
            <text:p>4.869%</text:p>
          </table:table-cell>
          <table:table-cell office:value-type="string" calcext:value-type="string">
            <text:p>gene:Zm00001d050865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830" calcext:value-type="float">
            <text:p>1203358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E992]+[.F992]" office:value-type="float" office:value="16" calcext:value-type="float">
            <text:p>16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table:formula="of:=[.H992]+[.I992]" office:value-type="float" office:value="254" calcext:value-type="float">
            <text:p>254</text:p>
          </table:table-cell>
          <table:table-cell office:value-type="percentage" office:value="0.0592592592592593" calcext:value-type="percentage">
            <text:p>5.926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158574" calcext:value-type="float">
            <text:p>1381585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93]+[.F993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table:formula="of:=[.H993]+[.I993]" office:value-type="float" office:value="253" calcext:value-type="float">
            <text:p>25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4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68107064" calcext:value-type="float">
            <text:p>681070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994]+[.F994]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39" calcext:value-type="float">
            <text:p>139</text:p>
          </table:table-cell>
          <table:table-cell table:formula="of:=[.H994]+[.I994]" office:value-type="float" office:value="253" calcext:value-type="float">
            <text:p>253</text:p>
          </table:table-cell>
          <table:table-cell office:value-type="percentage" office:value="0.00393700787401575" calcext:value-type="percentage">
            <text:p>0.394%</text:p>
          </table:table-cell>
          <table:table-cell office:value-type="string" calcext:value-type="string">
            <text:p>gene:Zm00001d04080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33449" calcext:value-type="float">
            <text:p>2213334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95]+[.F995]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15" calcext:value-type="float">
            <text:p>115</text:p>
          </table:table-cell>
          <table:table-cell table:formula="of:=[.H995]+[.I995]" office:value-type="float" office:value="252" calcext:value-type="float">
            <text:p>25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10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77456168" calcext:value-type="float">
            <text:p>774561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996]+[.F996]"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table:formula="of:=[.H996]+[.I996]" office:value-type="float" office:value="252" calcext:value-type="float">
            <text:p>252</text:p>
          </table:table-cell>
          <table:table-cell office:value-type="percentage" office:value="0.0418250950570342" calcext:value-type="percentage">
            <text:p>4.183%</text:p>
          </table:table-cell>
          <table:table-cell office:value-type="string" calcext:value-type="string">
            <text:p>gene:Zm00001d00971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4091243" calcext:value-type="float">
            <text:p>2140912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997]+[.F997]"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88" calcext:value-type="float">
            <text:p>88</text:p>
          </table:table-cell>
          <table:table-cell table:formula="of:=[.H997]+[.I997]" office:value-type="float" office:value="251" calcext:value-type="float">
            <text:p>251</text:p>
          </table:table-cell>
          <table:table-cell office:value-type="percentage" office:value="0.00396825396825397" calcext:value-type="percentage">
            <text:p>0.397%</text:p>
          </table:table-cell>
          <table:table-cell office:value-type="string" calcext:value-type="string">
            <text:p>gene:Zm00001d01816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32419" calcext:value-type="float">
            <text:p>626324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98]+[.F998]"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48" calcext:value-type="float">
            <text:p>148</text:p>
          </table:table-cell>
          <table:table-cell table:formula="of:=[.H998]+[.I998]" office:value-type="float" office:value="251" calcext:value-type="float">
            <text:p>251</text:p>
          </table:table-cell>
          <table:table-cell office:value-type="percentage" office:value="0.0308880308880309" calcext:value-type="percentage">
            <text:p>3.089%</text:p>
          </table:table-cell>
          <table:table-cell office:value-type="string" calcext:value-type="string">
            <text:p>gene:Zm00001d029211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20222317" calcext:value-type="float">
            <text:p>2202223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999]+[.F999]"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table:formula="of:=[.H999]+[.I999]" office:value-type="float" office:value="247" calcext:value-type="float">
            <text:p>247</text:p>
          </table:table-cell>
          <table:table-cell office:value-type="percentage" office:value="0.00403225806451613" calcext:value-type="percentage">
            <text:p>0.403%</text:p>
          </table:table-cell>
          <table:table-cell office:value-type="string" calcext:value-type="string">
            <text:p>gene:Zm00001d05309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31302798" calcext:value-type="float">
            <text:p>313027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1000]+[.F1000]"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44" calcext:value-type="float">
            <text:p>144</text:p>
          </table:table-cell>
          <table:table-cell table:formula="of:=[.H1000]+[.I1000]" office:value-type="float" office:value="247" calcext:value-type="float">
            <text:p>247</text:p>
          </table:table-cell>
          <table:table-cell office:value-type="percentage" office:value="0.0159362549800797" calcext:value-type="percentage">
            <text:p>1.594%</text:p>
          </table:table-cell>
          <table:table-cell office:value-type="string" calcext:value-type="string">
            <text:p>gene:Zm00001d00307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158561" calcext:value-type="float">
            <text:p>1381585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1]+[.F1001]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7" calcext:value-type="float">
            <text:p>147</text:p>
          </table:table-cell>
          <table:table-cell table:formula="of:=[.H1001]+[.I1001]" office:value-type="float" office:value="246" calcext:value-type="float">
            <text:p>24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44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9676942" calcext:value-type="float">
            <text:p>249676942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C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E1002]+[.F1002]" office:value-type="float" office:value="0" calcext:value-type="float">
            <text:p>0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formula="of:=[.H1002]+[.I1002]" office:value-type="float" office:value="246" calcext:value-type="float">
            <text:p>246</text:p>
          </table:table-cell>
          <table:table-cell table:style-name="ce22" office:value-type="percentage" office:value="0" calcext:value-type="percentage">
            <text:p>0.000%</text:p>
          </table:table-cell>
          <table:table-cell table:style-name="ce10"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6410936" calcext:value-type="float">
            <text:p>64109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3]+[.F1003]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6" calcext:value-type="float">
            <text:p>146</text:p>
          </table:table-cell>
          <table:table-cell table:formula="of:=[.H1003]+[.I1003]" office:value-type="float" office:value="245" calcext:value-type="float">
            <text:p>24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47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3642" calcext:value-type="float">
            <text:p>1434436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004]+[.F1004]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formula="of:=[.H1004]+[.I1004]" office:value-type="float" office:value="244" calcext:value-type="float">
            <text:p>244</text:p>
          </table:table-cell>
          <table:table-cell office:value-type="percentage" office:value="0.00408163265306123" calcext:value-type="percentage">
            <text:p>0.408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5468917" calcext:value-type="float">
            <text:p>2854689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5]+[.F1005]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table:formula="of:=[.H1005]+[.I1005]" office:value-type="float" office:value="243" calcext:value-type="float">
            <text:p>24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0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5468917" calcext:value-type="float">
            <text:p>2854689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6]+[.F1006]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table:formula="of:=[.H1006]+[.I1006]" office:value-type="float" office:value="243" calcext:value-type="float">
            <text:p>24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05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701587" calcext:value-type="float">
            <text:p>1617015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07]+[.F1007]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 table:formula="of:=[.H1007]+[.I1007]" office:value-type="float" office:value="243" calcext:value-type="float">
            <text:p>24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139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158563" calcext:value-type="float">
            <text:p>1381585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008]+[.F1008]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45" calcext:value-type="float">
            <text:p>145</text:p>
          </table:table-cell>
          <table:table-cell table:formula="of:=[.H1008]+[.I1008]" office:value-type="float" office:value="243" calcext:value-type="float">
            <text:p>243</text:p>
          </table:table-cell>
          <table:table-cell office:value-type="percentage" office:value="0.00409836065573771" calcext:value-type="percentage">
            <text:p>0.410%</text:p>
          </table:table-cell>
          <table:table-cell office:value-type="string" calcext:value-type="string">
            <text:p>gene:Zm00001d02614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5279584" calcext:value-type="float">
            <text:p>152795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E1009]+[.F1009]"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table:formula="of:=[.H1009]+[.I1009]" office:value-type="float" office:value="243" calcext:value-type="float">
            <text:p>243</text:p>
          </table:table-cell>
          <table:table-cell office:value-type="percentage" office:value="0.0470588235294118" calcext:value-type="percentage">
            <text:p>4.706%</text:p>
          </table:table-cell>
          <table:table-cell office:value-type="string" calcext:value-type="string">
            <text:p>gene:Zm00001d027815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1786349" calcext:value-type="float">
            <text:p>817863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10]+[.F1010]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table:formula="of:=[.H1010]+[.I1010]" office:value-type="float" office:value="242" calcext:value-type="float">
            <text:p>24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978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5468918" calcext:value-type="float">
            <text:p>2854689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11]+[.F1011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39" calcext:value-type="float">
            <text:p>139</text:p>
          </table:table-cell>
          <table:table-cell table:formula="of:=[.H1011]+[.I1011]" office:value-type="float" office:value="242" calcext:value-type="float">
            <text:p>24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05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85468918" calcext:value-type="float">
            <text:p>2854689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12]+[.F1012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39" calcext:value-type="float">
            <text:p>139</text:p>
          </table:table-cell>
          <table:table-cell table:formula="of:=[.H1012]+[.I1012]" office:value-type="float" office:value="242" calcext:value-type="float">
            <text:p>24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05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592312" calcext:value-type="float">
            <text:p>2215923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13]+[.F1013]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  <table:table-cell table:formula="of:=[.H1013]+[.I1013]" office:value-type="float" office:value="242" calcext:value-type="float">
            <text:p>24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1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3957992" calcext:value-type="float">
            <text:p>1439579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1014]+[.F1014]" office:value-type="float" office:value="5" calcext:value-type="float">
            <text:p>5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[.H1014]+[.I1014]" office:value-type="float" office:value="242" calcext:value-type="float">
            <text:p>242</text:p>
          </table:table-cell>
          <table:table-cell office:value-type="percentage" office:value="0.0202429149797571" calcext:value-type="percentage">
            <text:p>2.024%</text:p>
          </table:table-cell>
          <table:table-cell office:value-type="string" calcext:value-type="string">
            <text:p>gene:Zm00001d047790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5279560" calcext:value-type="float">
            <text:p>15279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E1015]+[.F1015]"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table:formula="of:=[.H1015]+[.I1015]" office:value-type="float" office:value="242" calcext:value-type="float">
            <text:p>242</text:p>
          </table:table-cell>
          <table:table-cell office:value-type="percentage" office:value="0.0434782608695652" calcext:value-type="percentage">
            <text:p>4.348%</text:p>
          </table:table-cell>
          <table:table-cell office:value-type="string" calcext:value-type="string">
            <text:p>gene:Zm00001d02781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46972730" calcext:value-type="float">
            <text:p>1469727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E1016]+[.F1016]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145" calcext:value-type="float">
            <text:p>145</text:p>
          </table:table-cell>
          <table:table-cell table:formula="of:=[.H1016]+[.I1016]" office:value-type="float" office:value="242" calcext:value-type="float">
            <text:p>242</text:p>
          </table:table-cell>
          <table:table-cell office:value-type="percentage" office:value="0.0763358778625954" calcext:value-type="percentage">
            <text:p>7.634%</text:p>
          </table:table-cell>
          <table:table-cell office:value-type="string" calcext:value-type="string">
            <text:p>gene:Zm00001d02129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96170463" calcext:value-type="float">
            <text:p>1961704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1017]+[.F1017]"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table:formula="of:=[.H1017]+[.I1017]" office:value-type="float" office:value="241" calcext:value-type="float">
            <text:p>241</text:p>
          </table:table-cell>
          <table:table-cell office:value-type="percentage" office:value="0.0203252032520325" calcext:value-type="percentage">
            <text:p>2.033%</text:p>
          </table:table-cell>
          <table:table-cell office:value-type="string" calcext:value-type="string">
            <text:p>gene:Zm00001d05243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77455712" calcext:value-type="float">
            <text:p>774557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E1018]+[.F1018]"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table:formula="of:=[.H1018]+[.I1018]" office:value-type="float" office:value="240" calcext:value-type="float">
            <text:p>240</text:p>
          </table:table-cell>
          <table:table-cell office:value-type="percentage" office:value="0.0513833992094862" calcext:value-type="percentage">
            <text:p>5.138%</text:p>
          </table:table-cell>
          <table:table-cell office:value-type="string" calcext:value-type="string">
            <text:p>gene:Zm00001d00971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61297" calcext:value-type="float">
            <text:p>196612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19]+[.F1019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0" calcext:value-type="float">
            <text:p>140</text:p>
          </table:table-cell>
          <table:table-cell table:formula="of:=[.H1019]+[.I1019]" office:value-type="float" office:value="238" calcext:value-type="float">
            <text:p>23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56115" calcext:value-type="float">
            <text:p>19656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0]+[.F1020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table:formula="of:=[.H1020]+[.I1020]" office:value-type="float" office:value="237" calcext:value-type="float">
            <text:p>23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83982141" calcext:value-type="float">
            <text:p>839821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1]+[.F1021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83" calcext:value-type="float">
            <text:p>83</text:p>
          </table:table-cell>
          <table:table-cell table:formula="of:=[.H1021]+[.I1021]" office:value-type="float" office:value="237" calcext:value-type="float">
            <text:p>23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73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656127" calcext:value-type="float">
            <text:p>196561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2]+[.F1022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table:formula="of:=[.H1022]+[.I1022]" office:value-type="float" office:value="236" calcext:value-type="float">
            <text:p>23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6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83982139" calcext:value-type="float">
            <text:p>839821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3]+[.F1023]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81" calcext:value-type="float">
            <text:p>81</text:p>
          </table:table-cell>
          <table:table-cell table:formula="of:=[.H1023]+[.I1023]" office:value-type="float" office:value="236" calcext:value-type="float">
            <text:p>23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734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13087846" calcext:value-type="float">
            <text:p>1130878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4]+[.F1024]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table:formula="of:=[.H1024]+[.I1024]" office:value-type="float" office:value="236" calcext:value-type="float">
            <text:p>23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21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34169067" calcext:value-type="float">
            <text:p>341690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5]+[.F1025]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</text:p>
          </table:table-cell>
          <table:table-cell table:formula="of:=[.H1025]+[.I1025]" office:value-type="float" office:value="235" calcext:value-type="float">
            <text:p>23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024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016547" calcext:value-type="float">
            <text:p>80165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6]+[.F1026]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table:formula="of:=[.H1026]+[.I1026]" office:value-type="float" office:value="233" calcext:value-type="float">
            <text:p>23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28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258418" calcext:value-type="float">
            <text:p>32584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7]+[.F1027]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90" calcext:value-type="float">
            <text:p>90</text:p>
          </table:table-cell>
          <table:table-cell table:formula="of:=[.H1027]+[.I1027]" office:value-type="float" office:value="233" calcext:value-type="float">
            <text:p>23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73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6410882" calcext:value-type="float">
            <text:p>64108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8]+[.F1028]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table:formula="of:=[.H1028]+[.I1028]" office:value-type="float" office:value="232" calcext:value-type="float">
            <text:p>23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47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5159052" calcext:value-type="float">
            <text:p>20515905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29]+[.F1029]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table:formula="of:=[.H1029]+[.I1029]" office:value-type="float" office:value="231" calcext:value-type="float">
            <text:p>23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780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3297569" calcext:value-type="float">
            <text:p>232975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1030]+[.F1030]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table:formula="of:=[.H1030]+[.I1030]" office:value-type="float" office:value="231" calcext:value-type="float">
            <text:p>231</text:p>
          </table:table-cell>
          <table:table-cell office:value-type="percentage" office:value="0.04149377593361" calcext:value-type="percentage">
            <text:p>4.149%</text:p>
          </table:table-cell>
          <table:table-cell office:value-type="string" calcext:value-type="string">
            <text:p>gene:Zm00001d02385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0947378" calcext:value-type="float">
            <text:p>2309473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1]+[.F1031]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table:formula="of:=[.H1031]+[.I1031]" office:value-type="float" office:value="229" calcext:value-type="float">
            <text:p>22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41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8933075" calcext:value-type="float">
            <text:p>12893307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2]+[.F1032]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table:formula="of:=[.H1032]+[.I1032]" office:value-type="float" office:value="229" calcext:value-type="float">
            <text:p>22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71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54406744" calcext:value-type="float">
            <text:p>1544067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033]+[.F1033]"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table:formula="of:=[.H1033]+[.I1033]" office:value-type="float" office:value="229" calcext:value-type="float">
            <text:p>229</text:p>
          </table:table-cell>
          <table:table-cell office:value-type="percentage" office:value="0.0213675213675214" calcext:value-type="percentage">
            <text:p>2.137%</text:p>
          </table:table-cell>
          <table:table-cell office:value-type="string" calcext:value-type="string">
            <text:p>gene:Zm00001d01627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49599" calcext:value-type="float">
            <text:p>13734959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4]+[.F1034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01" calcext:value-type="float">
            <text:p>101</text:p>
          </table:table-cell>
          <table:table-cell table:formula="of:=[.H1034]+[.I1034]" office:value-type="float" office:value="226" calcext:value-type="float">
            <text:p>22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2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3273" calcext:value-type="float">
            <text:p>14344327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5]+[.F1035]" office:value-type="float" office:value="0" calcext:value-type="float">
            <text:p>0</text:p>
          </table:table-cell>
          <table:table-cell table:number-columns-repeated="2" office:value-type="float" office:value="113" calcext:value-type="float">
            <text:p>113</text:p>
          </table:table-cell>
          <table:table-cell table:formula="of:=[.H1035]+[.I1035]" office:value-type="float" office:value="226" calcext:value-type="float">
            <text:p>22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258502" calcext:value-type="float">
            <text:p>32585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036]+[.F1036]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table:formula="of:=[.H1036]+[.I1036]" office:value-type="float" office:value="226" calcext:value-type="float">
            <text:p>226</text:p>
          </table:table-cell>
          <table:table-cell office:value-type="percentage" office:value="0.00440528634361234" calcext:value-type="percentage">
            <text:p>0.441%</text:p>
          </table:table-cell>
          <table:table-cell office:value-type="string" calcext:value-type="string">
            <text:p>gene:Zm00001d04873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33328" calcext:value-type="float">
            <text:p>2213333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7]+[.F1037]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87" calcext:value-type="float">
            <text:p>87</text:p>
          </table:table-cell>
          <table:table-cell table:formula="of:=[.H1037]+[.I1037]" office:value-type="float" office:value="225" calcext:value-type="float">
            <text:p>22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10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9676766" calcext:value-type="float">
            <text:p>249676766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G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E1038]+[.F1038]" office:value-type="float" office:value="0" calcext:value-type="float">
            <text:p>0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formula="of:=[.H1038]+[.I1038]" office:value-type="float" office:value="225" calcext:value-type="float">
            <text:p>225</text:p>
          </table:table-cell>
          <table:table-cell table:style-name="ce22" office:value-type="percentage" office:value="0" calcext:value-type="percentage">
            <text:p>0.000%</text:p>
          </table:table-cell>
          <table:table-cell table:style-name="ce10"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89785692" calcext:value-type="float">
            <text:p>1897856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039]+[.F1039]"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131" calcext:value-type="float">
            <text:p>131</text:p>
          </table:table-cell>
          <table:table-cell table:formula="of:=[.H1039]+[.I1039]" office:value-type="float" office:value="225" calcext:value-type="float">
            <text:p>225</text:p>
          </table:table-cell>
          <table:table-cell office:value-type="percentage" office:value="0.0174672489082969" calcext:value-type="percentage">
            <text:p>1.747%</text:p>
          </table:table-cell>
          <table:table-cell office:value-type="string" calcext:value-type="string">
            <text:p>gene:Zm00001d05222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83982284" calcext:value-type="float">
            <text:p>839822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0]+[.F1040]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formula="of:=[.H1040]+[.I1040]" office:value-type="float" office:value="224" calcext:value-type="float">
            <text:p>22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73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26098646" calcext:value-type="float">
            <text:p>2260986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1]+[.F1041]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table:formula="of:=[.H1041]+[.I1041]" office:value-type="float" office:value="224" calcext:value-type="float">
            <text:p>22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38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6410900" calcext:value-type="float">
            <text:p>64109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2]+[.F1042]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table:formula="of:=[.H1042]+[.I1042]" office:value-type="float" office:value="223" calcext:value-type="float">
            <text:p>22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47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3738" calcext:value-type="float">
            <text:p>1434437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3]+[.F1043]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table:formula="of:=[.H1043]+[.I1043]" office:value-type="float" office:value="223" calcext:value-type="float">
            <text:p>22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44760528" calcext:value-type="float">
            <text:p>2447605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4]+[.F1044]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table:formula="of:=[.H1044]+[.I1044]" office:value-type="float" office:value="223" calcext:value-type="float">
            <text:p>22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363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2190" calcext:value-type="float">
            <text:p>894221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5]+[.F1045]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table:formula="of:=[.H1045]+[.I1045]" office:value-type="float" office:value="221" calcext:value-type="float">
            <text:p>22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26099159" calcext:value-type="float">
            <text:p>2260991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6]+[.F1046]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table:formula="of:=[.H1046]+[.I1046]" office:value-type="float" office:value="221" calcext:value-type="float">
            <text:p>22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38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712713" calcext:value-type="float">
            <text:p>2217127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7]+[.F1047]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table:formula="of:=[.H1047]+[.I1047]" office:value-type="float" office:value="221" calcext:value-type="float">
            <text:p>22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1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7151" calcext:value-type="float">
            <text:p>371271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048]+[.F1048]"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89" calcext:value-type="float">
            <text:p>89</text:p>
          </table:table-cell>
          <table:table-cell table:formula="of:=[.H1048]+[.I1048]" office:value-type="float" office:value="221" calcext:value-type="float">
            <text:p>221</text:p>
          </table:table-cell>
          <table:table-cell office:value-type="percentage" office:value="0.00896860986547085" calcext:value-type="percentage">
            <text:p>0.897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37909575" calcext:value-type="float">
            <text:p>1379095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E1049]+[.F1049]"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table:formula="of:=[.H1049]+[.I1049]" office:value-type="float" office:value="221" calcext:value-type="float">
            <text:p>221</text:p>
          </table:table-cell>
          <table:table-cell office:value-type="percentage" office:value="0.0905349794238683" calcext:value-type="percentage">
            <text:p>9.053%</text:p>
          </table:table-cell>
          <table:table-cell office:value-type="string" calcext:value-type="string">
            <text:p>gene:Zm00001d01600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1818" calcext:value-type="float">
            <text:p>1434418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50]+[.F1050]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table:formula="of:=[.H1050]+[.I1050]" office:value-type="float" office:value="220" calcext:value-type="float">
            <text:p>22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7180" calcext:value-type="float">
            <text:p>371271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051]+[.F1051]"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table:formula="of:=[.H1051]+[.I1051]" office:value-type="float" office:value="220" calcext:value-type="float">
            <text:p>220</text:p>
          </table:table-cell>
          <table:table-cell office:value-type="percentage" office:value="0.00900900900900901" calcext:value-type="percentage">
            <text:p>0.901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1651317" calcext:value-type="float">
            <text:p>2016513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E1052]+[.F1052]"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table:formula="of:=[.H1052]+[.I1052]" office:value-type="float" office:value="220" calcext:value-type="float">
            <text:p>220</text:p>
          </table:table-cell>
          <table:table-cell office:value-type="percentage" office:value="0.0983606557377049" calcext:value-type="percentage">
            <text:p>9.836%</text:p>
          </table:table-cell>
          <table:table-cell office:value-type="string" calcext:value-type="string">
            <text:p>gene:Zm00001d04338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258449" calcext:value-type="float">
            <text:p>325844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53]+[.F1053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table:formula="of:=[.H1053]+[.I1053]" office:value-type="float" office:value="219" calcext:value-type="float">
            <text:p>21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73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3957422" calcext:value-type="float">
            <text:p>1439574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054]+[.F1054]"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table:formula="of:=[.H1054]+[.I1054]" office:value-type="float" office:value="219" calcext:value-type="float">
            <text:p>219</text:p>
          </table:table-cell>
          <table:table-cell office:value-type="percentage" office:value="0.0223214285714286" calcext:value-type="percentage">
            <text:p>2.232%</text:p>
          </table:table-cell>
          <table:table-cell office:value-type="string" calcext:value-type="string">
            <text:p>gene:Zm00001d04779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3957452" calcext:value-type="float">
            <text:p>14395745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055]+[.F1055]"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table:formula="of:=[.H1055]+[.I1055]" office:value-type="float" office:value="219" calcext:value-type="float">
            <text:p>219</text:p>
          </table:table-cell>
          <table:table-cell office:value-type="percentage" office:value="0.0223214285714286" calcext:value-type="percentage">
            <text:p>2.232%</text:p>
          </table:table-cell>
          <table:table-cell office:value-type="string" calcext:value-type="string">
            <text:p>gene:Zm00001d04779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31241080" calcext:value-type="float">
            <text:p>1312410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E1056]+[.F1056]"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table:formula="of:=[.H1056]+[.I1056]" office:value-type="float" office:value="219" calcext:value-type="float">
            <text:p>219</text:p>
          </table:table-cell>
          <table:table-cell office:value-type="percentage" office:value="0.0600858369098713" calcext:value-type="percentage">
            <text:p>6.009%</text:p>
          </table:table-cell>
          <table:table-cell office:value-type="string" calcext:value-type="string">
            <text:p>gene:Zm00001d05086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95252497" calcext:value-type="float">
            <text:p>1952524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57]+[.F1057]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table:formula="of:=[.H1057]+[.I1057]" office:value-type="float" office:value="218" calcext:value-type="float">
            <text:p>21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98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2189" calcext:value-type="float">
            <text:p>894221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58]+[.F1058]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table:formula="of:=[.H1058]+[.I1058]" office:value-type="float" office:value="218" calcext:value-type="float">
            <text:p>21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080118" calcext:value-type="float">
            <text:p>2240801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59]+[.F1059]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table:formula="of:=[.H1059]+[.I1059]" office:value-type="float" office:value="218" calcext:value-type="float">
            <text:p>21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10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3957503" calcext:value-type="float">
            <text:p>14395750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060]+[.F1060]"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formula="of:=[.H1060]+[.I1060]" office:value-type="float" office:value="218" calcext:value-type="float">
            <text:p>218</text:p>
          </table:table-cell>
          <table:table-cell office:value-type="percentage" office:value="0.0224215246636771" calcext:value-type="percentage">
            <text:p>2.242%</text:p>
          </table:table-cell>
          <table:table-cell office:value-type="string" calcext:value-type="string">
            <text:p>gene:Zm00001d04779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080111" calcext:value-type="float">
            <text:p>2240801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1]+[.F1061]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table:formula="of:=[.H1061]+[.I1061]" office:value-type="float" office:value="217" calcext:value-type="float">
            <text:p>21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101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258443" calcext:value-type="float">
            <text:p>325844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2]+[.F1062]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table:formula="of:=[.H1062]+[.I1062]" office:value-type="float" office:value="217" calcext:value-type="float">
            <text:p>21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73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20335779" calcext:value-type="float">
            <text:p>1203357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E1063]+[.F1063]"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table:formula="of:=[.H1063]+[.I1063]" office:value-type="float" office:value="217" calcext:value-type="float">
            <text:p>217</text:p>
          </table:table-cell>
          <table:table-cell office:value-type="percentage" office:value="0.0765957446808511" calcext:value-type="percentage">
            <text:p>7.660%</text:p>
          </table:table-cell>
          <table:table-cell office:value-type="string" calcext:value-type="string">
            <text:p>gene:Zm00001d01055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22081303" calcext:value-type="float">
            <text:p>1220813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1064]+[.F1064]"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table:formula="of:=[.H1064]+[.I1064]" office:value-type="float" office:value="216" calcext:value-type="float">
            <text:p>216</text:p>
          </table:table-cell>
          <table:table-cell office:value-type="percentage" office:value="0.0442477876106195" calcext:value-type="percentage">
            <text:p>4.425%</text:p>
          </table:table-cell>
          <table:table-cell office:value-type="string" calcext:value-type="string">
            <text:p>gene:Zm00001d03827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95252500" calcext:value-type="float">
            <text:p>19525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5]+[.F1065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table:formula="of:=[.H1065]+[.I1065]" office:value-type="float" office:value="215" calcext:value-type="float">
            <text:p>21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98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27780799" calcext:value-type="float">
            <text:p>2277807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6]+[.F1066]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5" calcext:value-type="float">
            <text:p>125</text:p>
          </table:table-cell>
          <table:table-cell table:formula="of:=[.H1066]+[.I1066]" office:value-type="float" office:value="213" calcext:value-type="float">
            <text:p>2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30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0947362" calcext:value-type="float">
            <text:p>2309473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7]+[.F1067]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formula="of:=[.H1067]+[.I1067]" office:value-type="float" office:value="213" calcext:value-type="float">
            <text:p>2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41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53190020" calcext:value-type="float">
            <text:p>531900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8]+[.F1068]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table:formula="of:=[.H1068]+[.I1068]" office:value-type="float" office:value="213" calcext:value-type="float">
            <text:p>2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419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321785" calcext:value-type="float">
            <text:p>2243217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69]+[.F1069]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table:formula="of:=[.H1069]+[.I1069]" office:value-type="float" office:value="213" calcext:value-type="float">
            <text:p>2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10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2181" calcext:value-type="float">
            <text:p>894221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070]+[.F1070]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formula="of:=[.H1070]+[.I1070]" office:value-type="float" office:value="213" calcext:value-type="float">
            <text:p>213</text:p>
          </table:table-cell>
          <table:table-cell office:value-type="percentage" office:value="0.00467289719626168" calcext:value-type="percentage">
            <text:p>0.467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34170282" calcext:value-type="float">
            <text:p>3417028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71]+[.F1071]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table:formula="of:=[.H1071]+[.I1071]" office:value-type="float" office:value="212" calcext:value-type="float">
            <text:p>21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0243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9679036" calcext:value-type="float">
            <text:p>249679036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E1072]+[.F1072]" office:value-type="float" office:value="0" calcext:value-type="float">
            <text:p>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formula="of:=[.H1072]+[.I1072]" office:value-type="float" office:value="212" calcext:value-type="float">
            <text:p>212</text:p>
          </table:table-cell>
          <table:table-cell table:style-name="ce22" office:value-type="percentage" office:value="0" calcext:value-type="percentage">
            <text:p>0.000%</text:p>
          </table:table-cell>
          <table:table-cell table:style-name="ce10"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610864" calcext:value-type="float">
            <text:p>1716108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E1073]+[.F1073]"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29" calcext:value-type="float">
            <text:p>129</text:p>
          </table:table-cell>
          <table:table-cell table:formula="of:=[.H1073]+[.I1073]" office:value-type="float" office:value="212" calcext:value-type="float">
            <text:p>212</text:p>
          </table:table-cell>
          <table:table-cell office:value-type="percentage" office:value="0.066079295154185" calcext:value-type="percentage">
            <text:p>6.608%</text:p>
          </table:table-cell>
          <table:table-cell office:value-type="string" calcext:value-type="string">
            <text:p>gene:Zm00001d022192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49197210" calcext:value-type="float">
            <text:p>249197210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G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E1074]+[.F1074]" office:value-type="float" office:value="0" calcext:value-type="float">
            <text:p>0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127" calcext:value-type="float">
            <text:p>127</text:p>
          </table:table-cell>
          <table:table-cell table:style-name="ce13" table:formula="of:=[.H1074]+[.I1074]" office:value-type="float" office:value="211" calcext:value-type="float">
            <text:p>211</text:p>
          </table:table-cell>
          <table:table-cell table:style-name="ce21" office:value-type="percentage" office:value="0" calcext:value-type="percentage">
            <text:p>0.000%</text:p>
          </table:table-cell>
          <table:table-cell table:style-name="ce8" office:value-type="string" calcext:value-type="string">
            <text:p>gene:Zm00001d05384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3994" calcext:value-type="float">
            <text:p>1655939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075]+[.F1075]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formula="of:=[.H1075]+[.I1075]" office:value-type="float" office:value="211" calcext:value-type="float">
            <text:p>211</text:p>
          </table:table-cell>
          <table:table-cell office:value-type="percentage" office:value="0.00471698113207547" calcext:value-type="percentage">
            <text:p>0.472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22081329" calcext:value-type="float">
            <text:p>1220813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E1076]+[.F1076]"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table:formula="of:=[.H1076]+[.I1076]" office:value-type="float" office:value="211" calcext:value-type="float">
            <text:p>211</text:p>
          </table:table-cell>
          <table:table-cell office:value-type="percentage" office:value="0.0409090909090909" calcext:value-type="percentage">
            <text:p>4.091%</text:p>
          </table:table-cell>
          <table:table-cell office:value-type="string" calcext:value-type="string">
            <text:p>gene:Zm00001d03827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158468" calcext:value-type="float">
            <text:p>1381584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77]+[.F1077]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6" calcext:value-type="float">
            <text:p>126</text:p>
          </table:table-cell>
          <table:table-cell table:formula="of:=[.H1077]+[.I1077]" office:value-type="float" office:value="210" calcext:value-type="float">
            <text:p>21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44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6500714" calcext:value-type="float">
            <text:p>1665007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E1078]+[.F1078]"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table:formula="of:=[.H1078]+[.I1078]" office:value-type="float" office:value="210" calcext:value-type="float">
            <text:p>210</text:p>
          </table:table-cell>
          <table:table-cell office:value-type="percentage" office:value="0.0454545454545455" calcext:value-type="percentage">
            <text:p>4.545%</text:p>
          </table:table-cell>
          <table:table-cell office:value-type="string" calcext:value-type="string">
            <text:p>gene:Zm00001d051524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3258457" calcext:value-type="float">
            <text:p>32584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79]+[.F1079]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table:formula="of:=[.H1079]+[.I1079]" office:value-type="float" office:value="209" calcext:value-type="float">
            <text:p>20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739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9679034" calcext:value-type="float">
            <text:p>249679034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E1080]+[.F1080]" office:value-type="float" office:value="0" calcext:value-type="float">
            <text:p>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table:formula="of:=[.H1080]+[.I1080]" office:value-type="float" office:value="209" calcext:value-type="float">
            <text:p>209</text:p>
          </table:table-cell>
          <table:table-cell table:style-name="ce22" office:value-type="percentage" office:value="0" calcext:value-type="percentage">
            <text:p>0.000%</text:p>
          </table:table-cell>
          <table:table-cell table:style-name="ce10"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79542490" calcext:value-type="float">
            <text:p>795424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081]+[.F1081]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table:formula="of:=[.H1081]+[.I1081]" office:value-type="float" office:value="209" calcext:value-type="float">
            <text:p>209</text:p>
          </table:table-cell>
          <table:table-cell office:value-type="percentage" office:value="0.00476190476190476" calcext:value-type="percentage">
            <text:p>0.476%</text:p>
          </table:table-cell>
          <table:table-cell office:value-type="string" calcext:value-type="string">
            <text:p>gene:Zm00001d04631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610850" calcext:value-type="float">
            <text:p>1716108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E1082]+[.F1082]"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table:formula="of:=[.H1082]+[.I1082]" office:value-type="float" office:value="209" calcext:value-type="float">
            <text:p>209</text:p>
          </table:table-cell>
          <table:table-cell office:value-type="percentage" office:value="0.062780269058296" calcext:value-type="percentage">
            <text:p>6.278%</text:p>
          </table:table-cell>
          <table:table-cell office:value-type="string" calcext:value-type="string">
            <text:p>gene:Zm00001d02219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6501828" calcext:value-type="float">
            <text:p>1665018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E1083]+[.F1083]"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table:formula="of:=[.H1083]+[.I1083]" office:value-type="float" office:value="209" calcext:value-type="float">
            <text:p>209</text:p>
          </table:table-cell>
          <table:table-cell office:value-type="percentage" office:value="0.091304347826087" calcext:value-type="percentage">
            <text:p>9.130%</text:p>
          </table:table-cell>
          <table:table-cell office:value-type="string" calcext:value-type="string">
            <text:p>gene:Zm00001d05152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2167" calcext:value-type="float">
            <text:p>894221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4]+[.F1084]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table:formula="of:=[.H1084]+[.I1084]" office:value-type="float" office:value="208" calcext:value-type="float">
            <text:p>20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1025223" calcext:value-type="float">
            <text:p>2110252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5]+[.F1085]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table:formula="of:=[.H1085]+[.I1085]" office:value-type="float" office:value="208" calcext:value-type="float">
            <text:p>20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802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6410751" calcext:value-type="float">
            <text:p>641075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6]+[.F1086]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74" calcext:value-type="float">
            <text:p>74</text:p>
          </table:table-cell>
          <table:table-cell table:formula="of:=[.H1086]+[.I1086]" office:value-type="float" office:value="208" calcext:value-type="float">
            <text:p>20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47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1561" calcext:value-type="float">
            <text:p>1434415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7]+[.F1087]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table:formula="of:=[.H1087]+[.I1087]" office:value-type="float" office:value="208" calcext:value-type="float">
            <text:p>20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4024987" calcext:value-type="float">
            <text:p>19402498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1088]+[.F1088]"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74" calcext:value-type="float">
            <text:p>74</text:p>
          </table:table-cell>
          <table:table-cell table:formula="of:=[.H1088]+[.I1088]" office:value-type="float" office:value="207" calcext:value-type="float">
            <text:p>207</text:p>
          </table:table-cell>
          <table:table-cell office:value-type="percentage" office:value="0.028169014084507" calcext:value-type="percentage">
            <text:p>2.817%</text:p>
          </table:table-cell>
          <table:table-cell office:value-type="string" calcext:value-type="string">
            <text:p>gene:Zm00001d031536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158464" calcext:value-type="float">
            <text:p>1381584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89]+[.F1089]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 table:formula="of:=[.H1089]+[.I1089]" office:value-type="float" office:value="206" calcext:value-type="float">
            <text:p>2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44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76202207" calcext:value-type="float">
            <text:p>1762022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090]+[.F1090]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table:formula="of:=[.H1090]+[.I1090]" office:value-type="float" office:value="206" calcext:value-type="float">
            <text:p>206</text:p>
          </table:table-cell>
          <table:table-cell office:value-type="percentage" office:value="0.00483091787439613" calcext:value-type="percentage">
            <text:p>0.483%</text:p>
          </table:table-cell>
          <table:table-cell office:value-type="string" calcext:value-type="string">
            <text:p>gene:Zm00001d012468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49197941" calcext:value-type="float">
            <text:p>249197941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G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E1091]+[.F1091]" office:value-type="float" office:value="0" calcext:value-type="float">
            <text:p>0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table:formula="of:=[.H1091]+[.I1091]" office:value-type="float" office:value="205" calcext:value-type="float">
            <text:p>205</text:p>
          </table:table-cell>
          <table:table-cell table:style-name="ce21" office:value-type="percentage" office:value="0" calcext:value-type="percentage">
            <text:p>0.000%</text:p>
          </table:table-cell>
          <table:table-cell table:style-name="ce8" office:value-type="string" calcext:value-type="string">
            <text:p>gene:Zm00001d053846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04245755" calcext:value-type="float">
            <text:p>1042457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092]+[.F1092]"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table:formula="of:=[.H1092]+[.I1092]" office:value-type="float" office:value="205" calcext:value-type="float">
            <text:p>205</text:p>
          </table:table-cell>
          <table:table-cell office:value-type="percentage" office:value="0.0144230769230769" calcext:value-type="percentage">
            <text:p>1.442%</text:p>
          </table:table-cell>
          <table:table-cell office:value-type="string" calcext:value-type="string">
            <text:p>gene:Zm00001d01022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31241237" calcext:value-type="float">
            <text:p>1312412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E1093]+[.F1093]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formula="of:=[.H1093]+[.I1093]" office:value-type="float" office:value="205" calcext:value-type="float">
            <text:p>205</text:p>
          </table:table-cell>
          <table:table-cell office:value-type="percentage" office:value="0.0465116279069767" calcext:value-type="percentage">
            <text:p>4.651%</text:p>
          </table:table-cell>
          <table:table-cell office:value-type="string" calcext:value-type="string">
            <text:p>gene:Zm00001d05086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5933344" calcext:value-type="float">
            <text:p>1959333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E1094]+[.F1094]"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table:formula="of:=[.H1094]+[.I1094]" office:value-type="float" office:value="205" calcext:value-type="float">
            <text:p>205</text:p>
          </table:table-cell>
          <table:table-cell office:value-type="percentage" office:value="0.0969162995594714" calcext:value-type="percentage">
            <text:p>9.692%</text:p>
          </table:table-cell>
          <table:table-cell office:value-type="string" calcext:value-type="string">
            <text:p>gene:Zm00001d031600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18890" calcext:value-type="float">
            <text:p>256188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95]+[.F1095]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table:formula="of:=[.H1095]+[.I1095]" office:value-type="float" office:value="204" calcext:value-type="float">
            <text:p>20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929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6399902" calcext:value-type="float">
            <text:p>2163999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1096]+[.F1096]"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table:formula="of:=[.H1096]+[.I1096]" office:value-type="float" office:value="204" calcext:value-type="float">
            <text:p>204</text:p>
          </table:table-cell>
          <table:table-cell office:value-type="percentage" office:value="0.0285714285714286" calcext:value-type="percentage">
            <text:p>2.857%</text:p>
          </table:table-cell>
          <table:table-cell office:value-type="string" calcext:value-type="string">
            <text:p>gene:Zm00001d01829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8933462" calcext:value-type="float">
            <text:p>1289334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97]+[.F1097]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  <table:table-cell table:formula="of:=[.H1097]+[.I1097]" office:value-type="float" office:value="202" calcext:value-type="float">
            <text:p>20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71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674608" calcext:value-type="float">
            <text:p>1656746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98]+[.F109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formula="of:=[.H1098]+[.I1098]" office:value-type="float" office:value="202" calcext:value-type="float">
            <text:p>20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7097" calcext:value-type="float">
            <text:p>371270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099]+[.F1099]"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68" calcext:value-type="float">
            <text:p>68</text:p>
          </table:table-cell>
          <table:table-cell table:formula="of:=[.H1099]+[.I1099]" office:value-type="float" office:value="202" calcext:value-type="float">
            <text:p>202</text:p>
          </table:table-cell>
          <table:table-cell office:value-type="percentage" office:value="0.0146341463414634" calcext:value-type="percentage">
            <text:p>1.463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1784136" calcext:value-type="float">
            <text:p>8178413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0]+[.F1100]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table:formula="of:=[.H1100]+[.I1100]" office:value-type="float" office:value="201" calcext:value-type="float">
            <text:p>2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978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52014" calcext:value-type="float">
            <text:p>1373520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1]+[.F1101]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101]+[.I1101]" office:value-type="float" office:value="201" calcext:value-type="float">
            <text:p>2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2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1755" calcext:value-type="float">
            <text:p>1434417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2]+[.F1102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table:formula="of:=[.H1102]+[.I1102]" office:value-type="float" office:value="201" calcext:value-type="float">
            <text:p>2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4534914" calcext:value-type="float">
            <text:p>145349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3]+[.F1103]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table:formula="of:=[.H1103]+[.I1103]" office:value-type="float" office:value="201" calcext:value-type="float">
            <text:p>2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7789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06144476" calcext:value-type="float">
            <text:p>20614447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G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E1104]+[.F1104]" office:value-type="float" office:value="0" calcext:value-type="float">
            <text:p>0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formula="of:=[.H1104]+[.I1104]" office:value-type="float" office:value="201" calcext:value-type="float">
            <text:p>201</text:p>
          </table:table-cell>
          <table:table-cell table:style-name="ce22" office:value-type="percentage" office:value="0" calcext:value-type="percentage">
            <text:p>0.000%</text:p>
          </table:table-cell>
          <table:table-cell table:style-name="ce10" office:value-type="string" calcext:value-type="string">
            <text:p>gene:Zm00001d052784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1610724" calcext:value-type="float">
            <text:p>1716107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1105]+[.F1105]"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table:formula="of:=[.H1105]+[.I1105]" office:value-type="float" office:value="201" calcext:value-type="float">
            <text:p>201</text:p>
          </table:table-cell>
          <table:table-cell office:value-type="percentage" office:value="0.0195121951219512" calcext:value-type="percentage">
            <text:p>1.951%</text:p>
          </table:table-cell>
          <table:table-cell office:value-type="string" calcext:value-type="string">
            <text:p>gene:Zm00001d02219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8933126" calcext:value-type="float">
            <text:p>1289331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6]+[.F1106]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formula="of:=[.H1106]+[.I1106]" office:value-type="float" office:value="200" calcext:value-type="float">
            <text:p>20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71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4534920" calcext:value-type="float">
            <text:p>145349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7]+[.F1107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table:formula="of:=[.H1107]+[.I1107]" office:value-type="float" office:value="200" calcext:value-type="float">
            <text:p>20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778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075995" calcext:value-type="float">
            <text:p>2240759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,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8]+[.F1108]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2" calcext:value-type="float">
            <text:p>82</text:p>
          </table:table-cell>
          <table:table-cell table:formula="of:=[.H1108]+[.I1108]" office:value-type="float" office:value="200" calcext:value-type="float">
            <text:p>20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101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079858" calcext:value-type="float">
            <text:p>2240798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09]+[.F1109]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2" calcext:value-type="float">
            <text:p>82</text:p>
          </table:table-cell>
          <table:table-cell table:formula="of:=[.H1109]+[.I1109]" office:value-type="float" office:value="200" calcext:value-type="float">
            <text:p>20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101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77455316" calcext:value-type="float">
            <text:p>774553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10]+[.F1110]"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table:formula="of:=[.H1110]+[.I1110]" office:value-type="float" office:value="200" calcext:value-type="float">
            <text:p>200</text:p>
          </table:table-cell>
          <table:table-cell office:value-type="percentage" office:value="0.0099009900990099" calcext:value-type="percentage">
            <text:p>0.990%</text:p>
          </table:table-cell>
          <table:table-cell office:value-type="string" calcext:value-type="string">
            <text:p>gene:Zm00001d00971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95252521" calcext:value-type="float">
            <text:p>1952525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1]+[.F1111]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0" calcext:value-type="float">
            <text:p>120</text:p>
          </table:table-cell>
          <table:table-cell table:formula="of:=[.H1111]+[.I1111]" office:value-type="float" office:value="199" calcext:value-type="float">
            <text:p>19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98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674668" calcext:value-type="float">
            <text:p>1656746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2]+[.F1112]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73" calcext:value-type="float">
            <text:p>73</text:p>
          </table:table-cell>
          <table:table-cell table:formula="of:=[.H1112]+[.I1112]" office:value-type="float" office:value="199" calcext:value-type="float">
            <text:p>19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321544" calcext:value-type="float">
            <text:p>2243215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3]+[.F1113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table:formula="of:=[.H1113]+[.I1113]" office:value-type="float" office:value="199" calcext:value-type="float">
            <text:p>19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10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53215376" calcext:value-type="float">
            <text:p>5321537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114]+[.F1114]"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table:formula="of:=[.H1114]+[.I1114]" office:value-type="float" office:value="199" calcext:value-type="float">
            <text:p>199</text:p>
          </table:table-cell>
          <table:table-cell office:value-type="percentage" office:value="0.0099502487562189" calcext:value-type="percentage">
            <text:p>0.995%</text:p>
          </table:table-cell>
          <table:table-cell office:value-type="string" calcext:value-type="string">
            <text:p>gene:Zm00001d02419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125925" calcext:value-type="float">
            <text:p>21259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5]+[.F1115]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formula="of:=[.H1115]+[.I1115]" office:value-type="float" office:value="198" calcext:value-type="float">
            <text:p>19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697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523269" calcext:value-type="float">
            <text:p>45232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6]+[.F1116]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table:formula="of:=[.H1116]+[.I1116]" office:value-type="float" office:value="198" calcext:value-type="float">
            <text:p>19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82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4075" calcext:value-type="float">
            <text:p>16559407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7]+[.F1117]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formula="of:=[.H1117]+[.I1117]" office:value-type="float" office:value="197" calcext:value-type="float">
            <text:p>19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5689" calcext:value-type="float">
            <text:p>15947568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8]+[.F1118]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table:formula="of:=[.H1118]+[.I1118]" office:value-type="float" office:value="197" calcext:value-type="float">
            <text:p>19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3531" calcext:value-type="float">
            <text:p>1434435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19]+[.F1119]"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[.H1119]+[.I1119]" office:value-type="float" office:value="196" calcext:value-type="float">
            <text:p>19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80099539" calcext:value-type="float">
            <text:p>1800995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0]+[.F1120]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table:formula="of:=[.H1120]+[.I1120]" office:value-type="float" office:value="195" calcext:value-type="float">
            <text:p>19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1886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8933270" calcext:value-type="float">
            <text:p>1289332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1]+[.F1121]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table:formula="of:=[.H1121]+[.I1121]" office:value-type="float" office:value="194" calcext:value-type="float">
            <text:p>19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71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8933276" calcext:value-type="float">
            <text:p>1289332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2]+[.F1122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69" calcext:value-type="float">
            <text:p>69</text:p>
          </table:table-cell>
          <table:table-cell table:formula="of:=[.H1122]+[.I1122]" office:value-type="float" office:value="194" calcext:value-type="float">
            <text:p>19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71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674563" calcext:value-type="float">
            <text:p>1656745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3]+[.F1123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table:formula="of:=[.H1123]+[.I1123]" office:value-type="float" office:value="194" calcext:value-type="float">
            <text:p>19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1641" calcext:value-type="float">
            <text:p>1434416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4]+[.F1124]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77" calcext:value-type="float">
            <text:p>77</text:p>
          </table:table-cell>
          <table:table-cell table:formula="of:=[.H1124]+[.I1124]" office:value-type="float" office:value="193" calcext:value-type="float">
            <text:p>19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524334" calcext:value-type="float">
            <text:p>45243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1125]+[.F1125]"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formula="of:=[.H1125]+[.I1125]" office:value-type="float" office:value="193" calcext:value-type="float">
            <text:p>193</text:p>
          </table:table-cell>
          <table:table-cell office:value-type="percentage" office:value="0.0301507537688442" calcext:value-type="percentage">
            <text:p>3.015%</text:p>
          </table:table-cell>
          <table:table-cell office:value-type="string" calcext:value-type="string">
            <text:p>gene:Zm00001d04882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3544" calcext:value-type="float">
            <text:p>1434435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6]+[.F1126]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formula="of:=[.H1126]+[.I1126]" office:value-type="float" office:value="192" calcext:value-type="float">
            <text:p>19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5049" calcext:value-type="float">
            <text:p>1594750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7]+[.F1127]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table:formula="of:=[.H1127]+[.I1127]" office:value-type="float" office:value="192" calcext:value-type="float">
            <text:p>19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125915" calcext:value-type="float">
            <text:p>21259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8]+[.F1128]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table:formula="of:=[.H1128]+[.I1128]" office:value-type="float" office:value="192" calcext:value-type="float">
            <text:p>19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69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54424644" calcext:value-type="float">
            <text:p>1544246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1129]+[.F1129]"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table:formula="of:=[.H1129]+[.I1129]" office:value-type="float" office:value="192" calcext:value-type="float">
            <text:p>192</text:p>
          </table:table-cell>
          <table:table-cell office:value-type="percentage" office:value="0.0153846153846154" calcext:value-type="percentage">
            <text:p>1.538%</text:p>
          </table:table-cell>
          <table:table-cell office:value-type="string" calcext:value-type="string">
            <text:p>gene:Zm00001d01627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26098739" calcext:value-type="float">
            <text:p>2260987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0]+[.F1130]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table:formula="of:=[.H1130]+[.I1130]" office:value-type="float" office:value="191" calcext:value-type="float">
            <text:p>19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387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8933399" calcext:value-type="float">
            <text:p>1289333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1]+[.F1131]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table:formula="of:=[.H1131]+[.I1131]" office:value-type="float" office:value="190" calcext:value-type="float">
            <text:p>1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71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32997" calcext:value-type="float">
            <text:p>626329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2]+[.F1132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table:formula="of:=[.H1132]+[.I1132]" office:value-type="float" office:value="190" calcext:value-type="float">
            <text:p>1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1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3957389" calcext:value-type="float">
            <text:p>1439573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3]+[.F1133]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[.H1133]+[.I1133]" office:value-type="float" office:value="190" calcext:value-type="float">
            <text:p>19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779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27780871" calcext:value-type="float">
            <text:p>22778087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1134]+[.F1134]"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table:formula="of:=[.H1134]+[.I1134]" office:value-type="float" office:value="190" calcext:value-type="float">
            <text:p>190</text:p>
          </table:table-cell>
          <table:table-cell office:value-type="percentage" office:value="0.0155440414507772" calcext:value-type="percentage">
            <text:p>1.554%</text:p>
          </table:table-cell>
          <table:table-cell office:value-type="string" calcext:value-type="string">
            <text:p>gene:Zm00001d00730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700746" calcext:value-type="float">
            <text:p>1387007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5]+[.F1135]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2" calcext:value-type="float">
            <text:p>122</text:p>
          </table:table-cell>
          <table:table-cell table:formula="of:=[.H1135]+[.I1135]" office:value-type="float" office:value="189" calcext:value-type="float">
            <text:p>18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7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33193723" calcext:value-type="float">
            <text:p>1331937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136]+[.F1136]"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formula="of:=[.H1136]+[.I1136]" office:value-type="float" office:value="189" calcext:value-type="float">
            <text:p>189</text:p>
          </table:table-cell>
          <table:table-cell office:value-type="percentage" office:value="0.0406091370558376" calcext:value-type="percentage">
            <text:p>4.061%</text:p>
          </table:table-cell>
          <table:table-cell office:value-type="string" calcext:value-type="string">
            <text:p>gene:Zm00001d04745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712428" calcext:value-type="float">
            <text:p>2217124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7]+[.F1137]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table:formula="of:=[.H1137]+[.I1137]" office:value-type="float" office:value="188" calcext:value-type="float">
            <text:p>18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1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5498" calcext:value-type="float">
            <text:p>1594754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8]+[.F1138]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table:formula="of:=[.H1138]+[.I1138]" office:value-type="float" office:value="188" calcext:value-type="float">
            <text:p>18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5501" calcext:value-type="float">
            <text:p>1594755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,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39]+[.F1139]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table:formula="of:=[.H1139]+[.I1139]" office:value-type="float" office:value="188" calcext:value-type="float">
            <text:p>18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60887065" calcext:value-type="float">
            <text:p>1608870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140]+[.F1140]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table:formula="of:=[.H1140]+[.I1140]" office:value-type="float" office:value="188" calcext:value-type="float">
            <text:p>188</text:p>
          </table:table-cell>
          <table:table-cell office:value-type="percentage" office:value="0.00529100529100529" calcext:value-type="percentage">
            <text:p>0.529%</text:p>
          </table:table-cell>
          <table:table-cell office:value-type="string" calcext:value-type="string">
            <text:p>gene:Zm00001d01171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61542715" calcext:value-type="float">
            <text:p>1615427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1]+[.F1141]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table:formula="of:=[.H1141]+[.I1141]" office:value-type="float" office:value="187" calcext:value-type="float">
            <text:p>18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641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61542728" calcext:value-type="float">
            <text:p>1615427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2]+[.F1142]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table:formula="of:=[.H1142]+[.I1142]" office:value-type="float" office:value="187" calcext:value-type="float">
            <text:p>18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641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14122453" calcext:value-type="float">
            <text:p>1141224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3]+[.F1143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table:formula="of:=[.H1143]+[.I1143]" office:value-type="float" office:value="187" calcext:value-type="float">
            <text:p>18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88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4534944" calcext:value-type="float">
            <text:p>145349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4]+[.F1144]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69" calcext:value-type="float">
            <text:p>69</text:p>
          </table:table-cell>
          <table:table-cell table:formula="of:=[.H1144]+[.I1144]" office:value-type="float" office:value="187" calcext:value-type="float">
            <text:p>18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778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3096" calcext:value-type="float">
            <text:p>1655930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5]+[.F1145]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formula="of:=[.H1145]+[.I1145]" office:value-type="float" office:value="187" calcext:value-type="float">
            <text:p>18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33424" calcext:value-type="float">
            <text:p>2213334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6]+[.F1146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table:formula="of:=[.H1146]+[.I1146]" office:value-type="float" office:value="187" calcext:value-type="float">
            <text:p>18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1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53206905" calcext:value-type="float">
            <text:p>532069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47]+[.F1147]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table:formula="of:=[.H1147]+[.I1147]" office:value-type="float" office:value="186" calcext:value-type="float">
            <text:p>18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4192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76202223" calcext:value-type="float">
            <text:p>1762022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148]+[.F1148]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table:formula="of:=[.H1148]+[.I1148]" office:value-type="float" office:value="186" calcext:value-type="float">
            <text:p>186</text:p>
          </table:table-cell>
          <table:table-cell office:value-type="percentage" office:value="0.0053475935828877" calcext:value-type="percentage">
            <text:p>0.535%</text:p>
          </table:table-cell>
          <table:table-cell office:value-type="string" calcext:value-type="string">
            <text:p>gene:Zm00001d01246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33193348" calcext:value-type="float">
            <text:p>1331933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1149]+[.F1149]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table:formula="of:=[.H1149]+[.I1149]" office:value-type="float" office:value="186" calcext:value-type="float">
            <text:p>186</text:p>
          </table:table-cell>
          <table:table-cell office:value-type="percentage" office:value="0.0261780104712042" calcext:value-type="percentage">
            <text:p>2.618%</text:p>
          </table:table-cell>
          <table:table-cell office:value-type="string" calcext:value-type="string">
            <text:p>gene:Zm00001d04745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33193762" calcext:value-type="float">
            <text:p>1331937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E1150]+[.F1150]"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table:formula="of:=[.H1150]+[.I1150]" office:value-type="float" office:value="186" calcext:value-type="float">
            <text:p>186</text:p>
          </table:table-cell>
          <table:table-cell office:value-type="percentage" office:value="0.0510204081632653" calcext:value-type="percentage">
            <text:p>5.102%</text:p>
          </table:table-cell>
          <table:table-cell office:value-type="string" calcext:value-type="string">
            <text:p>gene:Zm00001d04745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4475" calcext:value-type="float">
            <text:p>894244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51]+[.F1151]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formula="of:=[.H1151]+[.I1151]" office:value-type="float" office:value="185" calcext:value-type="float">
            <text:p>18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14122514" calcext:value-type="float">
            <text:p>1141225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52]+[.F1152]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table:formula="of:=[.H1152]+[.I1152]" office:value-type="float" office:value="185" calcext:value-type="float">
            <text:p>18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883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3084" calcext:value-type="float">
            <text:p>1655930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53]+[.F1153]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table:formula="of:=[.H1153]+[.I1153]" office:value-type="float" office:value="185" calcext:value-type="float">
            <text:p>18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701977" calcext:value-type="float">
            <text:p>1617019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54]+[.F1154]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5" calcext:value-type="float">
            <text:p>65</text:p>
          </table:table-cell>
          <table:table-cell table:formula="of:=[.H1154]+[.I1154]" office:value-type="float" office:value="184" calcext:value-type="float">
            <text:p>18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139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0948502" calcext:value-type="float">
            <text:p>2309485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155]+[.F1155]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table:formula="of:=[.H1155]+[.I1155]" office:value-type="float" office:value="184" calcext:value-type="float">
            <text:p>184</text:p>
          </table:table-cell>
          <table:table-cell office:value-type="percentage" office:value="0.00540540540540541" calcext:value-type="percentage">
            <text:p>0.541%</text:p>
          </table:table-cell>
          <table:table-cell office:value-type="string" calcext:value-type="string">
            <text:p>gene:Zm00001d00741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42338855" calcext:value-type="float">
            <text:p>2423388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156]+[.F1156]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table:formula="of:=[.H1156]+[.I1156]" office:value-type="float" office:value="184" calcext:value-type="float">
            <text:p>184</text:p>
          </table:table-cell>
          <table:table-cell office:value-type="percentage" office:value="0.00540540540540541" calcext:value-type="percentage">
            <text:p>0.541%</text:p>
          </table:table-cell>
          <table:table-cell office:value-type="string" calcext:value-type="string">
            <text:p>gene:Zm00001d00784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3260" calcext:value-type="float">
            <text:p>1655932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157]+[.F1157]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table:formula="of:=[.H1157]+[.I1157]" office:value-type="float" office:value="184" calcext:value-type="float">
            <text:p>184</text:p>
          </table:table-cell>
          <table:table-cell office:value-type="percentage" office:value="0.00540540540540541" calcext:value-type="percentage">
            <text:p>0.541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9678219" calcext:value-type="float">
            <text:p>24967821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E1158]+[.F1158]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formula="of:=[.H1158]+[.I1158]" office:value-type="float" office:value="184" calcext:value-type="float">
            <text:p>184</text:p>
          </table:table-cell>
          <table:table-cell table:style-name="ce22" office:value-type="percentage" office:value="0.00540540540540541" calcext:value-type="percentage">
            <text:p>0.541%</text:p>
          </table:table-cell>
          <table:table-cell table:style-name="ce10"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8173334" calcext:value-type="float">
            <text:p>281733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1159]+[.F1159]"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table:formula="of:=[.H1159]+[.I1159]" office:value-type="float" office:value="184" calcext:value-type="float">
            <text:p>184</text:p>
          </table:table-cell>
          <table:table-cell office:value-type="percentage" office:value="0.0416666666666667" calcext:value-type="percentage">
            <text:p>4.167%</text:p>
          </table:table-cell>
          <table:table-cell office:value-type="string" calcext:value-type="string">
            <text:p>gene:Zm00001d04559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478653" calcext:value-type="float">
            <text:p>1414786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0]+[.F1160]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formula="of:=[.H1160]+[.I1160]" office:value-type="float" office:value="183" calcext:value-type="float">
            <text:p>18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98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126814" calcext:value-type="float">
            <text:p>21268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1]+[.F1161]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74" calcext:value-type="float">
            <text:p>74</text:p>
          </table:table-cell>
          <table:table-cell table:formula="of:=[.H1161]+[.I1161]" office:value-type="float" office:value="183" calcext:value-type="float">
            <text:p>18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69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321615" calcext:value-type="float">
            <text:p>2243216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2]+[.F1162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table:formula="of:=[.H1162]+[.I1162]" office:value-type="float" office:value="182" calcext:value-type="float">
            <text:p>18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10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5065" calcext:value-type="float">
            <text:p>1594750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3]+[.F1163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table:formula="of:=[.H1163]+[.I1163]" office:value-type="float" office:value="182" calcext:value-type="float">
            <text:p>18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14122457" calcext:value-type="float">
            <text:p>114122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4]+[.F1164]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table:formula="of:=[.H1164]+[.I1164]" office:value-type="float" office:value="181" calcext:value-type="float">
            <text:p>1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88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158688" calcext:value-type="float">
            <text:p>1381586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5]+[.F1165]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table:formula="of:=[.H1165]+[.I1165]" office:value-type="float" office:value="181" calcext:value-type="float">
            <text:p>1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44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3957368" calcext:value-type="float">
            <text:p>1439573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6]+[.F1166]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table:formula="of:=[.H1166]+[.I1166]" office:value-type="float" office:value="181" calcext:value-type="float">
            <text:p>1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779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4955" calcext:value-type="float">
            <text:p>15947495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7]+[.F1167]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table:formula="of:=[.H1167]+[.I1167]" office:value-type="float" office:value="181" calcext:value-type="float">
            <text:p>18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5757638" calcext:value-type="float">
            <text:p>1957576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E1168]+[.F1168]"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table:formula="of:=[.H1168]+[.I1168]" office:value-type="float" office:value="181" calcext:value-type="float">
            <text:p>181</text:p>
          </table:table-cell>
          <table:table-cell office:value-type="percentage" office:value="0.0812182741116751" calcext:value-type="percentage">
            <text:p>8.122%</text:p>
          </table:table-cell>
          <table:table-cell office:value-type="string" calcext:value-type="string">
            <text:p>gene:Zm00001d03158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95252894" calcext:value-type="float">
            <text:p>1952528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69]+[.F1169]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table:formula="of:=[.H1169]+[.I1169]" office:value-type="float" office:value="180" calcext:value-type="float">
            <text:p>18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981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81786806" calcext:value-type="float">
            <text:p>81786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0]+[.F1170]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  <table:table-cell table:formula="of:=[.H1170]+[.I1170]" office:value-type="float" office:value="180" calcext:value-type="float">
            <text:p>18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978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687709" calcext:value-type="float">
            <text:p>3046877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1]+[.F1171]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table:formula="of:=[.H1171]+[.I1171]" office:value-type="float" office:value="180" calcext:value-type="float">
            <text:p>18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74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687709" calcext:value-type="float">
            <text:p>3046877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2]+[.F1172]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table:formula="of:=[.H1172]+[.I1172]" office:value-type="float" office:value="180" calcext:value-type="float">
            <text:p>18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74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674650" calcext:value-type="float">
            <text:p>1656746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3]+[.F1173]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table:formula="of:=[.H1173]+[.I1173]" office:value-type="float" office:value="180" calcext:value-type="float">
            <text:p>18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7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703515" calcext:value-type="float">
            <text:p>1617035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174]+[.F1174]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table:formula="of:=[.H1174]+[.I1174]" office:value-type="float" office:value="180" calcext:value-type="float">
            <text:p>180</text:p>
          </table:table-cell>
          <table:table-cell office:value-type="percentage" office:value="0.010989010989011" calcext:value-type="percentage">
            <text:p>1.099%</text:p>
          </table:table-cell>
          <table:table-cell office:value-type="string" calcext:value-type="string">
            <text:p>gene:Zm00001d051393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41577272" calcext:value-type="float">
            <text:p>2415772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5]+[.F1175]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2" calcext:value-type="float">
            <text:p>102</text:p>
          </table:table-cell>
          <table:table-cell table:formula="of:=[.H1175]+[.I1175]" office:value-type="float" office:value="179" calcext:value-type="float">
            <text:p>17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89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4024918" calcext:value-type="float">
            <text:p>1940249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6]+[.F1176]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table:formula="of:=[.H1176]+[.I1176]" office:value-type="float" office:value="179" calcext:value-type="float">
            <text:p>17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536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2059" calcext:value-type="float">
            <text:p>1655920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77]+[.F1177]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table:formula="of:=[.H1177]+[.I1177]" office:value-type="float" office:value="179" calcext:value-type="float">
            <text:p>17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76202228" calcext:value-type="float">
            <text:p>1762022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178]+[.F1178]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formula="of:=[.H1178]+[.I1178]" office:value-type="float" office:value="179" calcext:value-type="float">
            <text:p>179</text:p>
          </table:table-cell>
          <table:table-cell office:value-type="percentage" office:value="0.00555555555555556" calcext:value-type="percentage">
            <text:p>0.556%</text:p>
          </table:table-cell>
          <table:table-cell office:value-type="string" calcext:value-type="string">
            <text:p>gene:Zm00001d01246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33194350" calcext:value-type="float">
            <text:p>133194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179]+[.F1179]"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table:formula="of:=[.H1179]+[.I1179]" office:value-type="float" office:value="179" calcext:value-type="float">
            <text:p>179</text:p>
          </table:table-cell>
          <table:table-cell office:value-type="percentage" office:value="0.0478723404255319" calcext:value-type="percentage">
            <text:p>4.787%</text:p>
          </table:table-cell>
          <table:table-cell office:value-type="string" calcext:value-type="string">
            <text:p>gene:Zm00001d04745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5570" calcext:value-type="float">
            <text:p>42155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0]+[.F1180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table:formula="of:=[.H1180]+[.I1180]" office:value-type="float" office:value="178" calcext:value-type="float">
            <text:p>17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6415" calcext:value-type="float">
            <text:p>37126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181]+[.F1181]"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table:formula="of:=[.H1181]+[.I1181]" office:value-type="float" office:value="178" calcext:value-type="float">
            <text:p>178</text:p>
          </table:table-cell>
          <table:table-cell office:value-type="percentage" office:value="0.0111111111111111" calcext:value-type="percentage">
            <text:p>1.111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5870" calcext:value-type="float">
            <text:p>1594758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182]+[.F1182]"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table:formula="of:=[.H1182]+[.I1182]" office:value-type="float" office:value="178" calcext:value-type="float">
            <text:p>178</text:p>
          </table:table-cell>
          <table:table-cell office:value-type="percentage" office:value="0.0111111111111111" calcext:value-type="percentage">
            <text:p>1.111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31351494" calcext:value-type="float">
            <text:p>1313514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3]+[.F1183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table:formula="of:=[.H1183]+[.I1183]" office:value-type="float" office:value="177" calcext:value-type="float">
            <text:p>17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159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32416578" calcext:value-type="float">
            <text:p>324165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4]+[.F1184]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184]+[.I1184]" office:value-type="float" office:value="176" calcext:value-type="float">
            <text:p>17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99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5039" calcext:value-type="float">
            <text:p>1655950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5]+[.F1185]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table:formula="of:=[.H1185]+[.I1185]" office:value-type="float" office:value="176" calcext:value-type="float">
            <text:p>17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5049" calcext:value-type="float">
            <text:p>1655950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6]+[.F1186]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formula="of:=[.H1186]+[.I1186]" office:value-type="float" office:value="175" calcext:value-type="float">
            <text:p>17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34169223" calcext:value-type="float">
            <text:p>341692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187]+[.F1187]"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formula="of:=[.H1187]+[.I1187]" office:value-type="float" office:value="175" calcext:value-type="float">
            <text:p>175</text:p>
          </table:table-cell>
          <table:table-cell office:value-type="percentage" office:value="0.0168539325842697" calcext:value-type="percentage">
            <text:p>1.685%</text:p>
          </table:table-cell>
          <table:table-cell office:value-type="string" calcext:value-type="string">
            <text:p>gene:Zm00001d040243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041674" calcext:value-type="float">
            <text:p>9041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188]+[.F1188]"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table:formula="of:=[.H1188]+[.I1188]" office:value-type="float" office:value="175" calcext:value-type="float">
            <text:p>175</text:p>
          </table:table-cell>
          <table:table-cell office:value-type="percentage" office:value="0.0168539325842697" calcext:value-type="percentage">
            <text:p>1.685%</text:p>
          </table:table-cell>
          <table:table-cell office:value-type="string" calcext:value-type="string">
            <text:p>gene:Zm00001d04497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2286" calcext:value-type="float">
            <text:p>894222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89]+[.F1189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table:formula="of:=[.H1189]+[.I1189]" office:value-type="float" office:value="174" calcext:value-type="float">
            <text:p>17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53189789" calcext:value-type="float">
            <text:p>531897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,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0]+[.F1190]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table:formula="of:=[.H1190]+[.I1190]" office:value-type="float" office:value="174" calcext:value-type="float">
            <text:p>17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419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32982" calcext:value-type="float">
            <text:p>626329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1]+[.F1191]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table:formula="of:=[.H1191]+[.I1191]" office:value-type="float" office:value="174" calcext:value-type="float">
            <text:p>17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1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6396" calcext:value-type="float">
            <text:p>371263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92]+[.F1192]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table:formula="of:=[.H1192]+[.I1192]" office:value-type="float" office:value="174" calcext:value-type="float">
            <text:p>174</text:p>
          </table:table-cell>
          <table:table-cell office:value-type="percentage" office:value="0.0113636363636364" calcext:value-type="percentage">
            <text:p>1.136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45481606" calcext:value-type="float">
            <text:p>1454816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193]+[.F1193]" office:value-type="float" office:value="2" calcext:value-type="float">
            <text:p>2</text:p>
          </table:table-cell>
          <table:table-cell table:number-columns-repeated="2" office:value-type="float" office:value="87" calcext:value-type="float">
            <text:p>87</text:p>
          </table:table-cell>
          <table:table-cell table:formula="of:=[.H1193]+[.I1193]" office:value-type="float" office:value="174" calcext:value-type="float">
            <text:p>174</text:p>
          </table:table-cell>
          <table:table-cell office:value-type="percentage" office:value="0.0113636363636364" calcext:value-type="percentage">
            <text:p>1.136%</text:p>
          </table:table-cell>
          <table:table-cell office:value-type="string" calcext:value-type="string">
            <text:p>gene:Zm00001d04190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017258" calcext:value-type="float">
            <text:p>80172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4]+[.F1194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table:formula="of:=[.H1194]+[.I1194]" office:value-type="float" office:value="173" calcext:value-type="float">
            <text:p>17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28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017343" calcext:value-type="float">
            <text:p>80173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5]+[.F1195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formula="of:=[.H1195]+[.I1195]" office:value-type="float" office:value="173" calcext:value-type="float">
            <text:p>17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288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04244601" calcext:value-type="float">
            <text:p>1042446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1196]+[.F1196]"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table:formula="of:=[.H1196]+[.I1196]" office:value-type="float" office:value="173" calcext:value-type="float">
            <text:p>173</text:p>
          </table:table-cell>
          <table:table-cell office:value-type="percentage" office:value="0.0225988700564972" calcext:value-type="percentage">
            <text:p>2.260%</text:p>
          </table:table-cell>
          <table:table-cell office:value-type="string" calcext:value-type="string">
            <text:p>gene:Zm00001d01022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5558" calcext:value-type="float">
            <text:p>42155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7]+[.F1197]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table:formula="of:=[.H1197]+[.I1197]" office:value-type="float" office:value="172" calcext:value-type="float">
            <text:p>17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80099658" calcext:value-type="float">
            <text:p>1800996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98]+[.F1198]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table:formula="of:=[.H1198]+[.I1198]" office:value-type="float" office:value="172" calcext:value-type="float">
            <text:p>17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1886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041675" calcext:value-type="float">
            <text:p>904167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199]+[.F1199]"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table:formula="of:=[.H1199]+[.I1199]" office:value-type="float" office:value="172" calcext:value-type="float">
            <text:p>172</text:p>
          </table:table-cell>
          <table:table-cell office:value-type="percentage" office:value="0.0171428571428571" calcext:value-type="percentage">
            <text:p>1.714%</text:p>
          </table:table-cell>
          <table:table-cell office:value-type="string" calcext:value-type="string">
            <text:p>gene:Zm00001d04497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5555" calcext:value-type="float">
            <text:p>42155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0]+[.F1200]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table:formula="of:=[.H1200]+[.I1200]" office:value-type="float" office:value="171" calcext:value-type="float">
            <text:p>17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7208" calcext:value-type="float">
            <text:p>371272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201]+[.F1201]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formula="of:=[.H1201]+[.I1201]" office:value-type="float" office:value="171" calcext:value-type="float">
            <text:p>171</text:p>
          </table:table-cell>
          <table:table-cell office:value-type="percentage" office:value="0.00581395348837209" calcext:value-type="percentage">
            <text:p>0.581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30947350" calcext:value-type="float">
            <text:p>230947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2]+[.F1202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formula="of:=[.H1202]+[.I1202]" office:value-type="float" office:value="169" calcext:value-type="float">
            <text:p>16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741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18830" calcext:value-type="float">
            <text:p>256188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,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3]+[.F1203]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table:formula="of:=[.H1203]+[.I1203]" office:value-type="float" office:value="169" calcext:value-type="float">
            <text:p>16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929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32416500" calcext:value-type="float">
            <text:p>324165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4]+[.F1204]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table:formula="of:=[.H1204]+[.I1204]" office:value-type="float" office:value="169" calcext:value-type="float">
            <text:p>16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99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53189883" calcext:value-type="float">
            <text:p>5318988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5]+[.F1205]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table:formula="of:=[.H1205]+[.I1205]" office:value-type="float" office:value="169" calcext:value-type="float">
            <text:p>16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419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33219" calcext:value-type="float">
            <text:p>626332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6]+[.F1206]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table:formula="of:=[.H1206]+[.I1206]" office:value-type="float" office:value="169" calcext:value-type="float">
            <text:p>16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1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5038" calcext:value-type="float">
            <text:p>1655950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7]+[.F1207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table:formula="of:=[.H1207]+[.I1207]" office:value-type="float" office:value="169" calcext:value-type="float">
            <text:p>16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80099720" calcext:value-type="float">
            <text:p>1800997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08]+[.F1208]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table:formula="of:=[.H1208]+[.I1208]" office:value-type="float" office:value="169" calcext:value-type="float">
            <text:p>16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1886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6258" calcext:value-type="float">
            <text:p>371262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09]+[.F1209]"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table:formula="of:=[.H1209]+[.I1209]" office:value-type="float" office:value="169" calcext:value-type="float">
            <text:p>169</text:p>
          </table:table-cell>
          <table:table-cell office:value-type="percentage" office:value="0.0174418604651163" calcext:value-type="percentage">
            <text:p>1.744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3456381" calcext:value-type="float">
            <text:p>1534563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210]+[.F1210]"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formula="of:=[.H1210]+[.I1210]" office:value-type="float" office:value="169" calcext:value-type="float">
            <text:p>169</text:p>
          </table:table-cell>
          <table:table-cell office:value-type="percentage" office:value="0.023121387283237" calcext:value-type="percentage">
            <text:p>2.312%</text:p>
          </table:table-cell>
          <table:table-cell office:value-type="string" calcext:value-type="string">
            <text:p>gene:Zm00001d04816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2463" calcext:value-type="float">
            <text:p>894224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11]+[.F121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table:formula="of:=[.H1211]+[.I1211]" office:value-type="float" office:value="168" calcext:value-type="float">
            <text:p>16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2766" calcext:value-type="float">
            <text:p>8942276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12]+[.F1212]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formula="of:=[.H1212]+[.I1212]" office:value-type="float" office:value="168" calcext:value-type="float">
            <text:p>16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80099723" calcext:value-type="float">
            <text:p>1800997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13]+[.F1213]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table:formula="of:=[.H1213]+[.I1213]" office:value-type="float" office:value="168" calcext:value-type="float">
            <text:p>16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188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321601" calcext:value-type="float">
            <text:p>22432160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214]+[.F1214]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formula="of:=[.H1214]+[.I1214]" office:value-type="float" office:value="168" calcext:value-type="float">
            <text:p>168</text:p>
          </table:table-cell>
          <table:table-cell office:value-type="percentage" office:value="0.0117647058823529" calcext:value-type="percentage">
            <text:p>1.176%</text:p>
          </table:table-cell>
          <table:table-cell office:value-type="string" calcext:value-type="string">
            <text:p>gene:Zm00001d04410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73397392" calcext:value-type="float">
            <text:p>733973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1215]+[.F1215]"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table:formula="of:=[.H1215]+[.I1215]" office:value-type="float" office:value="168" calcext:value-type="float">
            <text:p>168</text:p>
          </table:table-cell>
          <table:table-cell office:value-type="percentage" office:value="0.0232558139534884" calcext:value-type="percentage">
            <text:p>2.326%</text:p>
          </table:table-cell>
          <table:table-cell office:value-type="string" calcext:value-type="string">
            <text:p>gene:Zm00001d01990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6718" calcext:value-type="float">
            <text:p>371267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1216]+[.F1216]"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table:formula="of:=[.H1216]+[.I1216]" office:value-type="float" office:value="168" calcext:value-type="float">
            <text:p>168</text:p>
          </table:table-cell>
          <table:table-cell office:value-type="percentage" office:value="0.0344827586206897" calcext:value-type="percentage">
            <text:p>3.448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2898" calcext:value-type="float">
            <text:p>1655928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17]+[.F1217]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formula="of:=[.H1217]+[.I1217]" office:value-type="float" office:value="167" calcext:value-type="float">
            <text:p>16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60887134" calcext:value-type="float">
            <text:p>1608871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18]+[.F1218]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table:formula="of:=[.H1218]+[.I1218]" office:value-type="float" office:value="167" calcext:value-type="float">
            <text:p>167</text:p>
          </table:table-cell>
          <table:table-cell office:value-type="percentage" office:value="0.00595238095238095" calcext:value-type="percentage">
            <text:p>0.595%</text:p>
          </table:table-cell>
          <table:table-cell office:value-type="string" calcext:value-type="string">
            <text:p>gene:Zm00001d01171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32779" calcext:value-type="float">
            <text:p>626327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219]+[.F1219]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formula="of:=[.H1219]+[.I1219]" office:value-type="float" office:value="167" calcext:value-type="float">
            <text:p>167</text:p>
          </table:table-cell>
          <table:table-cell office:value-type="percentage" office:value="0.00595238095238095" calcext:value-type="percentage">
            <text:p>0.595%</text:p>
          </table:table-cell>
          <table:table-cell office:value-type="string" calcext:value-type="string">
            <text:p>gene:Zm00001d029211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9678382" calcext:value-type="float">
            <text:p>249678382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G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E1220]+[.F1220]" office:value-type="float" office:value="3" calcext:value-type="float">
            <text:p>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formula="of:=[.H1220]+[.I1220]" office:value-type="float" office:value="167" calcext:value-type="float">
            <text:p>167</text:p>
          </table:table-cell>
          <table:table-cell table:style-name="ce22" office:value-type="percentage" office:value="0.0176470588235294" calcext:value-type="percentage">
            <text:p>1.765%</text:p>
          </table:table-cell>
          <table:table-cell table:style-name="ce10"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6721" calcext:value-type="float">
            <text:p>371267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1221]+[.F1221]"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formula="of:=[.H1221]+[.I1221]" office:value-type="float" office:value="167" calcext:value-type="float">
            <text:p>167</text:p>
          </table:table-cell>
          <table:table-cell office:value-type="percentage" office:value="0.0402298850574713" calcext:value-type="percentage">
            <text:p>4.023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1651924" calcext:value-type="float">
            <text:p>2016519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E1222]+[.F1222]"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formula="of:=[.H1222]+[.I1222]" office:value-type="float" office:value="167" calcext:value-type="float">
            <text:p>167</text:p>
          </table:table-cell>
          <table:table-cell office:value-type="percentage" office:value="0.0511363636363636" calcext:value-type="percentage">
            <text:p>5.114%</text:p>
          </table:table-cell>
          <table:table-cell office:value-type="string" calcext:value-type="string">
            <text:p>gene:Zm00001d04338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1651936" calcext:value-type="float">
            <text:p>2016519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1223]+[.F1223]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table:formula="of:=[.H1223]+[.I1223]" office:value-type="float" office:value="167" calcext:value-type="float">
            <text:p>167</text:p>
          </table:table-cell>
          <table:table-cell office:value-type="percentage" office:value="0.0564971751412429" calcext:value-type="percentage">
            <text:p>5.650%</text:p>
          </table:table-cell>
          <table:table-cell office:value-type="string" calcext:value-type="string">
            <text:p>gene:Zm00001d04338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2244" calcext:value-type="float">
            <text:p>894222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24]+[.F1224]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formula="of:=[.H1224]+[.I1224]" office:value-type="float" office:value="166" calcext:value-type="float">
            <text:p>1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33129" calcext:value-type="float">
            <text:p>626331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25]+[.F1225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table:formula="of:=[.H1225]+[.I1225]" office:value-type="float" office:value="166" calcext:value-type="float">
            <text:p>1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1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687770" calcext:value-type="float">
            <text:p>3046877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26]+[.F1226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formula="of:=[.H1226]+[.I1226]" office:value-type="float" office:value="166" calcext:value-type="float">
            <text:p>1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74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687770" calcext:value-type="float">
            <text:p>3046877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27]+[.F1227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formula="of:=[.H1227]+[.I1227]" office:value-type="float" office:value="166" calcext:value-type="float">
            <text:p>16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742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9678179" calcext:value-type="float">
            <text:p>249678179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E1228]+[.F1228]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formula="of:=[.H1228]+[.I1228]" office:value-type="float" office:value="166" calcext:value-type="float">
            <text:p>166</text:p>
          </table:table-cell>
          <table:table-cell table:style-name="ce22" office:value-type="percentage" office:value="0.00598802395209581" calcext:value-type="percentage">
            <text:p>0.599%</text:p>
          </table:table-cell>
          <table:table-cell table:style-name="ce10"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321600" calcext:value-type="float">
            <text:p>2243216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229]+[.F1229]"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formula="of:=[.H1229]+[.I1229]" office:value-type="float" office:value="166" calcext:value-type="float">
            <text:p>166</text:p>
          </table:table-cell>
          <table:table-cell office:value-type="percentage" office:value="0.0177514792899408" calcext:value-type="percentage">
            <text:p>1.775%</text:p>
          </table:table-cell>
          <table:table-cell office:value-type="string" calcext:value-type="string">
            <text:p>gene:Zm00001d04410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25618836" calcext:value-type="float">
            <text:p>2561883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1230]+[.F1230]"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table:formula="of:=[.H1230]+[.I1230]" office:value-type="float" office:value="166" calcext:value-type="float">
            <text:p>166</text:p>
          </table:table-cell>
          <table:table-cell office:value-type="percentage" office:value="0.0348837209302326" calcext:value-type="percentage">
            <text:p>3.488%</text:p>
          </table:table-cell>
          <table:table-cell office:value-type="string" calcext:value-type="string">
            <text:p>gene:Zm00001d01929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9326217" calcext:value-type="float">
            <text:p>2193262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1]+[.F1231]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table:formula="of:=[.H1231]+[.I1231]" office:value-type="float" office:value="165" calcext:value-type="float">
            <text:p>16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843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33859" calcext:value-type="float">
            <text:p>6263385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2]+[.F1232]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table:formula="of:=[.H1232]+[.I1232]" office:value-type="float" office:value="165" calcext:value-type="float">
            <text:p>16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1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5557" calcext:value-type="float">
            <text:p>42155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3]+[.F1233]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table:formula="of:=[.H1233]+[.I1233]" office:value-type="float" office:value="165" calcext:value-type="float">
            <text:p>16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5933948" calcext:value-type="float">
            <text:p>1959339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234]+[.F1234]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formula="of:=[.H1234]+[.I1234]" office:value-type="float" office:value="165" calcext:value-type="float">
            <text:p>165</text:p>
          </table:table-cell>
          <table:table-cell office:value-type="percentage" office:value="0.0119760479041916" calcext:value-type="percentage">
            <text:p>1.198%</text:p>
          </table:table-cell>
          <table:table-cell office:value-type="string" calcext:value-type="string">
            <text:p>gene:Zm00001d03160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1652167" calcext:value-type="float">
            <text:p>2016521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E1235]+[.F1235]"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formula="of:=[.H1235]+[.I1235]" office:value-type="float" office:value="165" calcext:value-type="float">
            <text:p>165</text:p>
          </table:table-cell>
          <table:table-cell office:value-type="percentage" office:value="0.0406976744186047" calcext:value-type="percentage">
            <text:p>4.070%</text:p>
          </table:table-cell>
          <table:table-cell office:value-type="string" calcext:value-type="string">
            <text:p>gene:Zm00001d04338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14122544" calcext:value-type="float">
            <text:p>1141225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6]+[.F1236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table:formula="of:=[.H1236]+[.I1236]" office:value-type="float" office:value="164" calcext:value-type="float">
            <text:p>16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88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8602430" calcext:value-type="float">
            <text:p>1886024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7]+[.F1237]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table:formula="of:=[.H1237]+[.I1237]" office:value-type="float" office:value="164" calcext:value-type="float">
            <text:p>16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34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321602" calcext:value-type="float">
            <text:p>2243216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38]+[.F1238]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formula="of:=[.H1238]+[.I1238]" office:value-type="float" office:value="164" calcext:value-type="float">
            <text:p>16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105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26187224" calcext:value-type="float">
            <text:p>226187224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G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E1239]+[.F1239]" office:value-type="float" office:value="0" calcext:value-type="float">
            <text:p>0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74" calcext:value-type="float">
            <text:p>74</text:p>
          </table:table-cell>
          <table:table-cell table:style-name="ce13" table:formula="of:=[.H1239]+[.I1239]" office:value-type="float" office:value="164" calcext:value-type="float">
            <text:p>164</text:p>
          </table:table-cell>
          <table:table-cell table:style-name="ce21" office:value-type="percentage" office:value="0" calcext:value-type="percentage">
            <text:p>0.000%</text:p>
          </table:table-cell>
          <table:table-cell table:style-name="ce8" office:value-type="string" calcext:value-type="string">
            <text:p>gene:Zm00001d05319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4024910" calcext:value-type="float">
            <text:p>1940249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240]+[.F1240]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table:formula="of:=[.H1240]+[.I1240]" office:value-type="float" office:value="164" calcext:value-type="float">
            <text:p>164</text:p>
          </table:table-cell>
          <table:table-cell office:value-type="percentage" office:value="0.0120481927710843" calcext:value-type="percentage">
            <text:p>1.205%</text:p>
          </table:table-cell>
          <table:table-cell office:value-type="string" calcext:value-type="string">
            <text:p>gene:Zm00001d031536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95252305" calcext:value-type="float">
            <text:p>1952523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1]+[.F1241]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formula="of:=[.H1241]+[.I1241]" office:value-type="float" office:value="163" calcext:value-type="float">
            <text:p>1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5981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14622759" calcext:value-type="float">
            <text:p>2146227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2]+[.F1242]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formula="of:=[.H1242]+[.I1242]" office:value-type="float" office:value="163" calcext:value-type="float">
            <text:p>1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673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53189795" calcext:value-type="float">
            <text:p>5318979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3]+[.F1243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formula="of:=[.H1243]+[.I1243]" office:value-type="float" office:value="163" calcext:value-type="float">
            <text:p>1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419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4229" calcext:value-type="float">
            <text:p>9564422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4]+[.F1244]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formula="of:=[.H1244]+[.I1244]" office:value-type="float" office:value="163" calcext:value-type="float">
            <text:p>16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73397397" calcext:value-type="float">
            <text:p>733973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245]+[.F1245]"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formula="of:=[.H1245]+[.I1245]" office:value-type="float" office:value="163" calcext:value-type="float">
            <text:p>163</text:p>
          </table:table-cell>
          <table:table-cell office:value-type="percentage" office:value="0.0297619047619048" calcext:value-type="percentage">
            <text:p>2.976%</text:p>
          </table:table-cell>
          <table:table-cell office:value-type="string" calcext:value-type="string">
            <text:p>gene:Zm00001d01990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6984989" calcext:value-type="float">
            <text:p>1698498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6]+[.F1246]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table:formula="of:=[.H1246]+[.I1246]" office:value-type="float" office:value="162" calcext:value-type="float">
            <text:p>16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68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14122601" calcext:value-type="float">
            <text:p>1141226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7]+[.F1247]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formula="of:=[.H1247]+[.I1247]" office:value-type="float" office:value="162" calcext:value-type="float">
            <text:p>16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883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95933965" calcext:value-type="float">
            <text:p>1959339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248]+[.F1248]"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table:formula="of:=[.H1248]+[.I1248]" office:value-type="float" office:value="162" calcext:value-type="float">
            <text:p>162</text:p>
          </table:table-cell>
          <table:table-cell office:value-type="percentage" office:value="0.0121951219512195" calcext:value-type="percentage">
            <text:p>1.220%</text:p>
          </table:table-cell>
          <table:table-cell office:value-type="string" calcext:value-type="string">
            <text:p>gene:Zm00001d03160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13088055" calcext:value-type="float">
            <text:p>1130880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49]+[.F1249]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table:formula="of:=[.H1249]+[.I1249]" office:value-type="float" office:value="161" calcext:value-type="float">
            <text:p>16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212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14622761" calcext:value-type="float">
            <text:p>2146227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250]+[.F1250]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table:formula="of:=[.H1250]+[.I1250]" office:value-type="float" office:value="161" calcext:value-type="float">
            <text:p>161</text:p>
          </table:table-cell>
          <table:table-cell office:value-type="percentage" office:value="0.00617283950617284" calcext:value-type="percentage">
            <text:p>0.617%</text:p>
          </table:table-cell>
          <table:table-cell office:value-type="string" calcext:value-type="string">
            <text:p>gene:Zm00001d00673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31613963" calcext:value-type="float">
            <text:p>316139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1]+[.F1251]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formula="of:=[.H1251]+[.I1251]" office:value-type="float" office:value="160" calcext:value-type="float">
            <text:p>16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07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53355" calcext:value-type="float">
            <text:p>1373533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2]+[.F1252]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formula="of:=[.H1252]+[.I1252]" office:value-type="float" office:value="160" calcext:value-type="float">
            <text:p>16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2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674757" calcext:value-type="float">
            <text:p>1656747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3]+[.F1253]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table:formula="of:=[.H1253]+[.I1253]" office:value-type="float" office:value="160" calcext:value-type="float">
            <text:p>16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7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48821638" calcext:value-type="float">
            <text:p>488216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4]+[.F1254]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table:formula="of:=[.H1254]+[.I1254]" office:value-type="float" office:value="159" calcext:value-type="float">
            <text:p>15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9666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8931401" calcext:value-type="float">
            <text:p>1289314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5]+[.F1255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formula="of:=[.H1255]+[.I1255]" office:value-type="float" office:value="159" calcext:value-type="float">
            <text:p>15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71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4765" calcext:value-type="float">
            <text:p>1655947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6]+[.F1256]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table:formula="of:=[.H1256]+[.I1256]" office:value-type="float" office:value="159" calcext:value-type="float">
            <text:p>15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5639" calcext:value-type="float">
            <text:p>42156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57]+[.F1257]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formula="of:=[.H1257]+[.I1257]" office:value-type="float" office:value="159" calcext:value-type="float">
            <text:p>15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5927950" calcext:value-type="float">
            <text:p>1859279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258]+[.F1258]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table:formula="of:=[.H1258]+[.I1258]" office:value-type="float" office:value="159" calcext:value-type="float">
            <text:p>159</text:p>
          </table:table-cell>
          <table:table-cell office:value-type="percentage" office:value="0.0304878048780488" calcext:value-type="percentage">
            <text:p>3.049%</text:p>
          </table:table-cell>
          <table:table-cell office:value-type="string" calcext:value-type="string">
            <text:p>gene:Zm00001d031263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3197218" calcext:value-type="float">
            <text:p>1531972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E1259]+[.F1259]"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formula="of:=[.H1259]+[.I1259]" office:value-type="float" office:value="159" calcext:value-type="float">
            <text:p>159</text:p>
          </table:table-cell>
          <table:table-cell office:value-type="percentage" office:value="0.0862068965517241" calcext:value-type="percentage">
            <text:p>8.621%</text:p>
          </table:table-cell>
          <table:table-cell office:value-type="string" calcext:value-type="string">
            <text:p>gene:Zm00001d03840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62633204" calcext:value-type="float">
            <text:p>626332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60]+[.F1260]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formula="of:=[.H1260]+[.I1260]" office:value-type="float" office:value="158" calcext:value-type="float">
            <text:p>15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211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674758" calcext:value-type="float">
            <text:p>1656747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61]+[.F1261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table:formula="of:=[.H1261]+[.I1261]" office:value-type="float" office:value="158" calcext:value-type="float">
            <text:p>15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7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321444" calcext:value-type="float">
            <text:p>2243214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62]+[.F1262]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table:formula="of:=[.H1262]+[.I1262]" office:value-type="float" office:value="158" calcext:value-type="float">
            <text:p>158</text:p>
          </table:table-cell>
          <table:table-cell office:value-type="percentage" office:value="0.00628930817610063" calcext:value-type="percentage">
            <text:p>0.629%</text:p>
          </table:table-cell>
          <table:table-cell office:value-type="string" calcext:value-type="string">
            <text:p>gene:Zm00001d04410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5007" calcext:value-type="float">
            <text:p>5580500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263]+[.F1263]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table:formula="of:=[.H1263]+[.I1263]" office:value-type="float" office:value="158" calcext:value-type="float">
            <text:p>158</text:p>
          </table:table-cell>
          <table:table-cell office:value-type="percentage" office:value="0.0186335403726708" calcext:value-type="percentage">
            <text:p>1.863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01652261" calcext:value-type="float">
            <text:p>20165226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64]+[.F1264]"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formula="of:=[.H1264]+[.I1264]" office:value-type="float" office:value="158" calcext:value-type="float">
            <text:p>158</text:p>
          </table:table-cell>
          <table:table-cell office:value-type="percentage" office:value="0.0186335403726708" calcext:value-type="percentage">
            <text:p>1.863%</text:p>
          </table:table-cell>
          <table:table-cell office:value-type="string" calcext:value-type="string">
            <text:p>gene:Zm00001d04338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31614193" calcext:value-type="float">
            <text:p>316141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65]+[.F1265]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formula="of:=[.H1265]+[.I1265]" office:value-type="float" office:value="157" calcext:value-type="float">
            <text:p>15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07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29321" calcext:value-type="float">
            <text:p>1434293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66]+[.F1266]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table:formula="of:=[.H1266]+[.I1266]" office:value-type="float" office:value="157" calcext:value-type="float">
            <text:p>15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9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5006" calcext:value-type="float">
            <text:p>558050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267]+[.F1267]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formula="of:=[.H1267]+[.I1267]" office:value-type="float" office:value="157" calcext:value-type="float">
            <text:p>157</text:p>
          </table:table-cell>
          <table:table-cell office:value-type="percentage" office:value="0.01875" calcext:value-type="percentage">
            <text:p>1.875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9677781" calcext:value-type="float">
            <text:p>249677781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E1268]+[.F1268]" office:value-type="float" office:value="3" calcext:value-type="float">
            <text:p>3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formula="of:=[.H1268]+[.I1268]" office:value-type="float" office:value="157" calcext:value-type="float">
            <text:p>157</text:p>
          </table:table-cell>
          <table:table-cell table:style-name="ce22" office:value-type="percentage" office:value="0.01875" calcext:value-type="percentage">
            <text:p>1.875%</text:p>
          </table:table-cell>
          <table:table-cell table:style-name="ce10"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785" calcext:value-type="float">
            <text:p>558047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1269]+[.F1269]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table:formula="of:=[.H1269]+[.I1269]" office:value-type="float" office:value="157" calcext:value-type="float">
            <text:p>157</text:p>
          </table:table-cell>
          <table:table-cell office:value-type="percentage" office:value="0.0308641975308642" calcext:value-type="percentage">
            <text:p>3.086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31614244" calcext:value-type="float">
            <text:p>316142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0]+[.F1270]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table:formula="of:=[.H1270]+[.I1270]" office:value-type="float" office:value="156" calcext:value-type="float">
            <text:p>15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074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2021" calcext:value-type="float">
            <text:p>16559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1]+[.F1271]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formula="of:=[.H1271]+[.I1271]" office:value-type="float" office:value="156" calcext:value-type="float">
            <text:p>15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6661" calcext:value-type="float">
            <text:p>37126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272]+[.F1272]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formula="of:=[.H1272]+[.I1272]" office:value-type="float" office:value="155" calcext:value-type="float">
            <text:p>155</text:p>
          </table:table-cell>
          <table:table-cell office:value-type="percentage" office:value="0.0127388535031847" calcext:value-type="percentage">
            <text:p>1.274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041404" calcext:value-type="float">
            <text:p>90414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273]+[.F1273]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table:formula="of:=[.H1273]+[.I1273]" office:value-type="float" office:value="155" calcext:value-type="float">
            <text:p>155</text:p>
          </table:table-cell>
          <table:table-cell office:value-type="percentage" office:value="0.0127388535031847" calcext:value-type="percentage">
            <text:p>1.274%</text:p>
          </table:table-cell>
          <table:table-cell office:value-type="string" calcext:value-type="string">
            <text:p>gene:Zm00001d04497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73397388" calcext:value-type="float">
            <text:p>733973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1274]+[.F127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formula="of:=[.H1274]+[.I1274]" office:value-type="float" office:value="155" calcext:value-type="float">
            <text:p>155</text:p>
          </table:table-cell>
          <table:table-cell office:value-type="percentage" office:value="0.03125" calcext:value-type="percentage">
            <text:p>3.125%</text:p>
          </table:table-cell>
          <table:table-cell office:value-type="string" calcext:value-type="string">
            <text:p>gene:Zm00001d01990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125562" calcext:value-type="float">
            <text:p>21255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5]+[.F1275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table:formula="of:=[.H1275]+[.I1275]" office:value-type="float" office:value="154" calcext:value-type="float">
            <text:p>15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697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3456405" calcext:value-type="float">
            <text:p>1534564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276]+[.F1276]"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formula="of:=[.H1276]+[.I1276]" office:value-type="float" office:value="154" calcext:value-type="float">
            <text:p>154</text:p>
          </table:table-cell>
          <table:table-cell office:value-type="percentage" office:value="0.0375" calcext:value-type="percentage">
            <text:p>3.750%</text:p>
          </table:table-cell>
          <table:table-cell office:value-type="string" calcext:value-type="string">
            <text:p>gene:Zm00001d04816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687679" calcext:value-type="float">
            <text:p>30468767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7]+[.F1277]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table:formula="of:=[.H1277]+[.I1277]" office:value-type="float" office:value="153" calcext:value-type="float">
            <text:p>15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74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687679" calcext:value-type="float">
            <text:p>30468767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8]+[.F1278]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table:formula="of:=[.H1278]+[.I1278]" office:value-type="float" office:value="153" calcext:value-type="float">
            <text:p>15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74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5592962" calcext:value-type="float">
            <text:p>1655929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79]+[.F1279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table:formula="of:=[.H1279]+[.I1279]" office:value-type="float" office:value="153" calcext:value-type="float">
            <text:p>15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97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4235" calcext:value-type="float">
            <text:p>956442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80]+[.F1280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table:formula="of:=[.H1280]+[.I1280]" office:value-type="float" office:value="152" calcext:value-type="float">
            <text:p>15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14122539" calcext:value-type="float">
            <text:p>1141225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,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81]+[.F1281]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formula="of:=[.H1281]+[.I1281]" office:value-type="float" office:value="151" calcext:value-type="float">
            <text:p>15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883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5180" calcext:value-type="float">
            <text:p>1594751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82]+[.F1282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formula="of:=[.H1282]+[.I1282]" office:value-type="float" office:value="151" calcext:value-type="float">
            <text:p>15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041320" calcext:value-type="float">
            <text:p>90413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283]+[.F1283]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table:formula="of:=[.H1283]+[.I1283]" office:value-type="float" office:value="151" calcext:value-type="float">
            <text:p>151</text:p>
          </table:table-cell>
          <table:table-cell office:value-type="percentage" office:value="0.0130718954248366" calcext:value-type="percentage">
            <text:p>1.307%</text:p>
          </table:table-cell>
          <table:table-cell office:value-type="string" calcext:value-type="string">
            <text:p>gene:Zm00001d04497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662" calcext:value-type="float">
            <text:p>558046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284]+[.F1284]"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table:formula="of:=[.H1284]+[.I1284]" office:value-type="float" office:value="151" calcext:value-type="float">
            <text:p>151</text:p>
          </table:table-cell>
          <table:table-cell office:value-type="percentage" office:value="0.050314465408805" calcext:value-type="percentage">
            <text:p>5.031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51105171" calcext:value-type="float">
            <text:p>1511051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85]+[.F1285]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table:formula="of:=[.H1285]+[.I1285]" office:value-type="float" office:value="150" calcext:value-type="float">
            <text:p>15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495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1407842" calcext:value-type="float">
            <text:p>114078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86]+[.F1286]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table:formula="of:=[.H1286]+[.I1286]" office:value-type="float" office:value="150" calcext:value-type="float">
            <text:p>150</text:p>
          </table:table-cell>
          <table:table-cell office:value-type="percentage" office:value="0.00662251655629139" calcext:value-type="percentage">
            <text:p>0.662%</text:p>
          </table:table-cell>
          <table:table-cell office:value-type="string" calcext:value-type="string">
            <text:p>gene:Zm00001d04503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6513" calcext:value-type="float">
            <text:p>371265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287]+[.F1287]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table:formula="of:=[.H1287]+[.I1287]" office:value-type="float" office:value="150" calcext:value-type="float">
            <text:p>150</text:p>
          </table:table-cell>
          <table:table-cell office:value-type="percentage" office:value="0.0131578947368421" calcext:value-type="percentage">
            <text:p>1.316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809" calcext:value-type="float">
            <text:p>558048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288]+[.F1288]"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table:formula="of:=[.H1288]+[.I1288]" office:value-type="float" office:value="150" calcext:value-type="float">
            <text:p>150</text:p>
          </table:table-cell>
          <table:table-cell office:value-type="percentage" office:value="0.025974025974026" calcext:value-type="percentage">
            <text:p>2.597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21828" calcext:value-type="float">
            <text:p>2213218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89]+[.F1289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formula="of:=[.H1289]+[.I1289]" office:value-type="float" office:value="148" calcext:value-type="float">
            <text:p>14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08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9678225" calcext:value-type="float">
            <text:p>249678225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C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E1290]+[.F1290]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formula="of:=[.H1290]+[.I1290]" office:value-type="float" office:value="148" calcext:value-type="float">
            <text:p>148</text:p>
          </table:table-cell>
          <table:table-cell table:style-name="ce22" office:value-type="percentage" office:value="0.00671140939597315" calcext:value-type="percentage">
            <text:p>0.671%</text:p>
          </table:table-cell>
          <table:table-cell table:style-name="ce10"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04244679" calcext:value-type="float">
            <text:p>10424467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1291]+[.F1291]"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table:formula="of:=[.H1291]+[.I1291]" office:value-type="float" office:value="148" calcext:value-type="float">
            <text:p>148</text:p>
          </table:table-cell>
          <table:table-cell office:value-type="percentage" office:value="0.0263157894736842" calcext:value-type="percentage">
            <text:p>2.632%</text:p>
          </table:table-cell>
          <table:table-cell office:value-type="string" calcext:value-type="string">
            <text:p>gene:Zm00001d01022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8931369" calcext:value-type="float">
            <text:p>12893136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92]+[.F1292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formula="of:=[.H1292]+[.I1292]" office:value-type="float" office:value="147" calcext:value-type="float">
            <text:p>14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71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7651162" calcext:value-type="float">
            <text:p>276511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93]+[.F1293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formula="of:=[.H1293]+[.I1293]" office:value-type="float" office:value="147" calcext:value-type="float">
            <text:p>14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94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4250" calcext:value-type="float">
            <text:p>95644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94]+[.F1294]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table:formula="of:=[.H1294]+[.I1294]" office:value-type="float" office:value="147" calcext:value-type="float">
            <text:p>14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7650751" calcext:value-type="float">
            <text:p>276507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95]+[.F1295]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table:formula="of:=[.H1295]+[.I1295]" office:value-type="float" office:value="147" calcext:value-type="float">
            <text:p>147</text:p>
          </table:table-cell>
          <table:table-cell office:value-type="percentage" office:value="0.00675675675675676" calcext:value-type="percentage">
            <text:p>0.676%</text:p>
          </table:table-cell>
          <table:table-cell office:value-type="string" calcext:value-type="string">
            <text:p>gene:Zm00001d023941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900" calcext:value-type="float">
            <text:p>558049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1296]+[.F1296]"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table:formula="of:=[.H1296]+[.I1296]" office:value-type="float" office:value="147" calcext:value-type="float">
            <text:p>147</text:p>
          </table:table-cell>
          <table:table-cell office:value-type="percentage" office:value="0.02" calcext:value-type="percentage">
            <text:p>2.000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6500936" calcext:value-type="float">
            <text:p>1665009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1297]+[.F1297]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formula="of:=[.H1297]+[.I1297]" office:value-type="float" office:value="147" calcext:value-type="float">
            <text:p>147</text:p>
          </table:table-cell>
          <table:table-cell office:value-type="percentage" office:value="0.0636942675159236" calcext:value-type="percentage">
            <text:p>6.369%</text:p>
          </table:table-cell>
          <table:table-cell office:value-type="string" calcext:value-type="string">
            <text:p>gene:Zm00001d05152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4341942" calcext:value-type="float">
            <text:p>1443419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98]+[.F1298]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table:formula="of:=[.H1298]+[.I1298]" office:value-type="float" office:value="146" calcext:value-type="float">
            <text:p>14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6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22035" calcext:value-type="float">
            <text:p>2213220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99]+[.F1299]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table:formula="of:=[.H1299]+[.I1299]" office:value-type="float" office:value="146" calcext:value-type="float">
            <text:p>14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0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888" calcext:value-type="float">
            <text:p>558048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1300]+[.F1300]"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table:formula="of:=[.H1300]+[.I1300]" office:value-type="float" office:value="146" calcext:value-type="float">
            <text:p>146</text:p>
          </table:table-cell>
          <table:table-cell office:value-type="percentage" office:value="0.0201342281879195" calcext:value-type="percentage">
            <text:p>2.013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017309" calcext:value-type="float">
            <text:p>80173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1]+[.F1301]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table:formula="of:=[.H1301]+[.I1301]" office:value-type="float" office:value="145" calcext:value-type="float">
            <text:p>14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28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50002" calcext:value-type="float">
            <text:p>1373500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2]+[.F1302]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formula="of:=[.H1302]+[.I1302]" office:value-type="float" office:value="145" calcext:value-type="float">
            <text:p>14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2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041660" calcext:value-type="float">
            <text:p>90416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303]+[.F1303]"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formula="of:=[.H1303]+[.I1303]" office:value-type="float" office:value="145" calcext:value-type="float">
            <text:p>145</text:p>
          </table:table-cell>
          <table:table-cell office:value-type="percentage" office:value="0.0202702702702703" calcext:value-type="percentage">
            <text:p>2.027%</text:p>
          </table:table-cell>
          <table:table-cell office:value-type="string" calcext:value-type="string">
            <text:p>gene:Zm00001d044972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3196895" calcext:value-type="float">
            <text:p>1531968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1304]+[.F1304]"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table:formula="of:=[.H1304]+[.I1304]" office:value-type="float" office:value="145" calcext:value-type="float">
            <text:p>145</text:p>
          </table:table-cell>
          <table:table-cell office:value-type="percentage" office:value="0.0705128205128205" calcext:value-type="percentage">
            <text:p>7.051%</text:p>
          </table:table-cell>
          <table:table-cell office:value-type="string" calcext:value-type="string">
            <text:p>gene:Zm00001d03840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31614001" calcext:value-type="float">
            <text:p>3161400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5]+[.F1305]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formula="of:=[.H1305]+[.I1305]" office:value-type="float" office:value="144" calcext:value-type="float">
            <text:p>14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07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31614189" calcext:value-type="float">
            <text:p>3161418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6]+[.F1306]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table:formula="of:=[.H1306]+[.I1306]" office:value-type="float" office:value="144" calcext:value-type="float">
            <text:p>14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07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61542667" calcext:value-type="float">
            <text:p>1615426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7]+[.F1307]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table:formula="of:=[.H1307]+[.I1307]" office:value-type="float" office:value="144" calcext:value-type="float">
            <text:p>14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641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158729" calcext:value-type="float">
            <text:p>13815872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8]+[.F1308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table:formula="of:=[.H1308]+[.I1308]" office:value-type="float" office:value="144" calcext:value-type="float">
            <text:p>14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4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897203" calcext:value-type="float">
            <text:p>198972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09]+[.F1309]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table:formula="of:=[.H1309]+[.I1309]" office:value-type="float" office:value="143" calcext:value-type="float">
            <text:p>14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7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45479778" calcext:value-type="float">
            <text:p>1454797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0]+[.F1310]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table:formula="of:=[.H1310]+[.I1310]" office:value-type="float" office:value="143" calcext:value-type="float">
            <text:p>14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1908</text:p>
          </table:table-cell>
        </table:table-row>
        <table:table-row table:style-name="ro1">
          <table:table-cell table:style-name="ce10" office:value-type="string" calcext:value-type="string">
            <text:p>CM004348.2</text:p>
          </table:table-cell>
          <table:table-cell table:style-name="ce14" office:value-type="float" office:value="8366977" calcext:value-type="float">
            <text:p>8366977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E1311]+[.F1311]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formula="of:=[.H1311]+[.I1311]" office:value-type="float" office:value="143" calcext:value-type="float">
            <text:p>143</text:p>
          </table:table-cell>
          <table:table-cell table:style-name="ce22" office:value-type="percentage" office:value="0" calcext:value-type="percentage">
            <text:p>0.000%</text:p>
          </table:table-cell>
          <table:table-cell table:style-name="ce10" office:value-type="string" calcext:value-type="string">
            <text:p>gene:Zm00001d053364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703421" calcext:value-type="float">
            <text:p>1617034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312]+[.F1312]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table:formula="of:=[.H1312]+[.I1312]" office:value-type="float" office:value="143" calcext:value-type="float">
            <text:p>143</text:p>
          </table:table-cell>
          <table:table-cell office:value-type="percentage" office:value="0.00694444444444444" calcext:value-type="percentage">
            <text:p>0.694%</text:p>
          </table:table-cell>
          <table:table-cell office:value-type="string" calcext:value-type="string">
            <text:p>gene:Zm00001d05139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728" calcext:value-type="float">
            <text:p>558047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313]+[.F1313]"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table:formula="of:=[.H1313]+[.I1313]" office:value-type="float" office:value="143" calcext:value-type="float">
            <text:p>143</text:p>
          </table:table-cell>
          <table:table-cell office:value-type="percentage" office:value="0.0466666666666667" calcext:value-type="percentage">
            <text:p>4.667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49194505" calcext:value-type="float">
            <text:p>1491945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4]+[.F1314]"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[.H1314]+[.I1314]" office:value-type="float" office:value="142" calcext:value-type="float">
            <text:p>14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8260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6945" calcext:value-type="float">
            <text:p>371269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15]+[.F1315]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formula="of:=[.H1315]+[.I1315]" office:value-type="float" office:value="142" calcext:value-type="float">
            <text:p>142</text:p>
          </table:table-cell>
          <table:table-cell office:value-type="percentage" office:value="0.0138888888888889" calcext:value-type="percentage">
            <text:p>1.389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672" calcext:value-type="float">
            <text:p>558046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316]+[.F1316]"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table:formula="of:=[.H1316]+[.I1316]" office:value-type="float" office:value="142" calcext:value-type="float">
            <text:p>142</text:p>
          </table:table-cell>
          <table:table-cell office:value-type="percentage" office:value="0.0533333333333333" calcext:value-type="percentage">
            <text:p>5.333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4686" calcext:value-type="float">
            <text:p>42146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7]+[.F1317]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formula="of:=[.H1317]+[.I1317]" office:value-type="float" office:value="141" calcext:value-type="float">
            <text:p>14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5101129" calcext:value-type="float">
            <text:p>15510112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8]+[.F1318]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table:formula="of:=[.H1318]+[.I1318]" office:value-type="float" office:value="141" calcext:value-type="float">
            <text:p>14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22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703420" calcext:value-type="float">
            <text:p>1617034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,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9]+[.F1319]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table:formula="of:=[.H1319]+[.I1319]" office:value-type="float" office:value="141" calcext:value-type="float">
            <text:p>14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139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524428" calcext:value-type="float">
            <text:p>45244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320]+[.F1320]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formula="of:=[.H1320]+[.I1320]" office:value-type="float" office:value="141" calcext:value-type="float">
            <text:p>141</text:p>
          </table:table-cell>
          <table:table-cell office:value-type="percentage" office:value="0.00704225352112676" calcext:value-type="percentage">
            <text:p>0.704%</text:p>
          </table:table-cell>
          <table:table-cell office:value-type="string" calcext:value-type="string">
            <text:p>gene:Zm00001d04882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4190" calcext:value-type="float">
            <text:p>42141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321]+[.F1321]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table:formula="of:=[.H1321]+[.I1321]" office:value-type="float" office:value="140" calcext:value-type="float">
            <text:p>140</text:p>
          </table:table-cell>
          <table:table-cell office:value-type="percentage" office:value="0.00709219858156028" calcext:value-type="percentage">
            <text:p>0.709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4090763" calcext:value-type="float">
            <text:p>2140907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2]+[.F1322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formula="of:=[.H1322]+[.I1322]" office:value-type="float" office:value="139" calcext:value-type="float">
            <text:p>13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8163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6206257" calcext:value-type="float">
            <text:p>1462062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3]+[.F1323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table:formula="of:=[.H1323]+[.I1323]" office:value-type="float" office:value="139" calcext:value-type="float">
            <text:p>13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7886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702556" calcext:value-type="float">
            <text:p>1617025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,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4]+[.F1324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formula="of:=[.H1324]+[.I1324]" office:value-type="float" office:value="139" calcext:value-type="float">
            <text:p>13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1393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4199" calcext:value-type="float">
            <text:p>42141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325]+[.F1325]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table:formula="of:=[.H1325]+[.I1325]" office:value-type="float" office:value="139" calcext:value-type="float">
            <text:p>139</text:p>
          </table:table-cell>
          <table:table-cell office:value-type="percentage" office:value="0.00714285714285714" calcext:value-type="percentage">
            <text:p>0.714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9326172" calcext:value-type="float">
            <text:p>2193261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6]+[.F1326]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table:formula="of:=[.H1326]+[.I1326]" office:value-type="float" office:value="138" calcext:value-type="float">
            <text:p>13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8437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7352214" calcext:value-type="float">
            <text:p>1373522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7]+[.F1327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formula="of:=[.H1327]+[.I1327]" office:value-type="float" office:value="138" calcext:value-type="float">
            <text:p>13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2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5280058" calcext:value-type="float">
            <text:p>152800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1328]+[.F1328]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formula="of:=[.H1328]+[.I1328]" office:value-type="float" office:value="138" calcext:value-type="float">
            <text:p>138</text:p>
          </table:table-cell>
          <table:table-cell office:value-type="percentage" office:value="0.0416666666666667" calcext:value-type="percentage">
            <text:p>4.167%</text:p>
          </table:table-cell>
          <table:table-cell office:value-type="string" calcext:value-type="string">
            <text:p>gene:Zm00001d02781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897269" calcext:value-type="float">
            <text:p>198972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9]+[.F1329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formula="of:=[.H1329]+[.I1329]" office:value-type="float" office:value="136" calcext:value-type="float">
            <text:p>13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77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9326174" calcext:value-type="float">
            <text:p>2193261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30]+[.F1330]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table:formula="of:=[.H1330]+[.I1330]" office:value-type="float" office:value="136" calcext:value-type="float">
            <text:p>13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843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5928050" calcext:value-type="float">
            <text:p>1859280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31]+[.F1331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formula="of:=[.H1331]+[.I1331]" office:value-type="float" office:value="136" calcext:value-type="float">
            <text:p>13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26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702546" calcext:value-type="float">
            <text:p>1617025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32]+[.F1332]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table:formula="of:=[.H1332]+[.I1332]" office:value-type="float" office:value="136" calcext:value-type="float">
            <text:p>13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139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5146" calcext:value-type="float">
            <text:p>558051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33]+[.F1333]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table:formula="of:=[.H1333]+[.I1333]" office:value-type="float" office:value="136" calcext:value-type="float">
            <text:p>136</text:p>
          </table:table-cell>
          <table:table-cell office:value-type="percentage" office:value="0.0144927536231884" calcext:value-type="percentage">
            <text:p>1.449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718" calcext:value-type="float">
            <text:p>558047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334]+[.F1334]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table:formula="of:=[.H1334]+[.I1334]" office:value-type="float" office:value="136" calcext:value-type="float">
            <text:p>136</text:p>
          </table:table-cell>
          <table:table-cell office:value-type="percentage" office:value="0.0354609929078014" calcext:value-type="percentage">
            <text:p>3.546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65556638" calcext:value-type="float">
            <text:p>1655566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E1335]+[.F1335]"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table:formula="of:=[.H1335]+[.I1335]" office:value-type="float" office:value="135" calcext:value-type="float">
            <text:p>135</text:p>
          </table:table-cell>
          <table:table-cell office:value-type="percentage" office:value="0.0878378378378378" calcext:value-type="percentage">
            <text:p>8.784%</text:p>
          </table:table-cell>
          <table:table-cell office:value-type="string" calcext:value-type="string">
            <text:p>gene:Zm00001d04235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85928041" calcext:value-type="float">
            <text:p>1859280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36]+[.F1336]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table:formula="of:=[.H1336]+[.I1336]" office:value-type="float" office:value="134" calcext:value-type="float">
            <text:p>13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1263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524414" calcext:value-type="float">
            <text:p>45244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37]+[.F1337]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table:formula="of:=[.H1337]+[.I1337]" office:value-type="float" office:value="134" calcext:value-type="float">
            <text:p>134</text:p>
          </table:table-cell>
          <table:table-cell office:value-type="percentage" office:value="0.0147058823529412" calcext:value-type="percentage">
            <text:p>1.471%</text:p>
          </table:table-cell>
          <table:table-cell office:value-type="string" calcext:value-type="string">
            <text:p>gene:Zm00001d048822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04244144" calcext:value-type="float">
            <text:p>1042441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E1338]+[.F1338]"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formula="of:=[.H1338]+[.I1338]" office:value-type="float" office:value="134" calcext:value-type="float">
            <text:p>134</text:p>
          </table:table-cell>
          <table:table-cell office:value-type="percentage" office:value="0.0694444444444445" calcext:value-type="percentage">
            <text:p>6.944%</text:p>
          </table:table-cell>
          <table:table-cell office:value-type="string" calcext:value-type="string">
            <text:p>gene:Zm00001d01022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4536167" calcext:value-type="float">
            <text:p>145361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39]+[.F1339]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formula="of:=[.H1339]+[.I1339]" office:value-type="float" office:value="133" calcext:value-type="float">
            <text:p>13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778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5264" calcext:value-type="float">
            <text:p>1594752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0]+[.F1340]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table:formula="of:=[.H1340]+[.I1340]" office:value-type="float" office:value="133" calcext:value-type="float">
            <text:p>13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04244060" calcext:value-type="float">
            <text:p>1042440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E1341]+[.F1341]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formula="of:=[.H1341]+[.I1341]" office:value-type="float" office:value="133" calcext:value-type="float">
            <text:p>133</text:p>
          </table:table-cell>
          <table:table-cell office:value-type="percentage" office:value="0.05" calcext:value-type="percentage">
            <text:p>5.000%</text:p>
          </table:table-cell>
          <table:table-cell office:value-type="string" calcext:value-type="string">
            <text:p>gene:Zm00001d01022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18745294" calcext:value-type="float">
            <text:p>2187452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,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2]+[.F1342]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table:formula="of:=[.H1342]+[.I1342]" office:value-type="float" office:value="132" calcext:value-type="float">
            <text:p>13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6913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31614852" calcext:value-type="float">
            <text:p>316148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3]+[.F1343]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table:formula="of:=[.H1343]+[.I1343]" office:value-type="float" office:value="132" calcext:value-type="float">
            <text:p>13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07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7650783" calcext:value-type="float">
            <text:p>276507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344]+[.F1344]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formula="of:=[.H1344]+[.I1344]" office:value-type="float" office:value="132" calcext:value-type="float">
            <text:p>132</text:p>
          </table:table-cell>
          <table:table-cell office:value-type="percentage" office:value="0.0075187969924812" calcext:value-type="percentage">
            <text:p>0.752%</text:p>
          </table:table-cell>
          <table:table-cell office:value-type="string" calcext:value-type="string">
            <text:p>gene:Zm00001d02394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2167322" calcext:value-type="float">
            <text:p>121673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345]+[.F1345]" office:value-type="float" office:value="2" calcext:value-type="float">
            <text:p>2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[.H1345]+[.I1345]" office:value-type="float" office:value="132" calcext:value-type="float">
            <text:p>132</text:p>
          </table:table-cell>
          <table:table-cell office:value-type="percentage" office:value="0.0149253731343284" calcext:value-type="percentage">
            <text:p>1.493%</text:p>
          </table:table-cell>
          <table:table-cell office:value-type="string" calcext:value-type="string">
            <text:p>gene:Zm00001d02365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88486583" calcext:value-type="float">
            <text:p>884865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46]+[.F1346]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table:formula="of:=[.H1346]+[.I1346]" office:value-type="float" office:value="132" calcext:value-type="float">
            <text:p>132</text:p>
          </table:table-cell>
          <table:table-cell office:value-type="percentage" office:value="0.0149253731343284" calcext:value-type="percentage">
            <text:p>1.493%</text:p>
          </table:table-cell>
          <table:table-cell office:value-type="string" calcext:value-type="string">
            <text:p>gene:Zm00001d02478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2167456" calcext:value-type="float">
            <text:p>121674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E1347]+[.F1347]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formula="of:=[.H1347]+[.I1347]" office:value-type="float" office:value="132" calcext:value-type="float">
            <text:p>132</text:p>
          </table:table-cell>
          <table:table-cell office:value-type="percentage" office:value="0.0503597122302158" calcext:value-type="percentage">
            <text:p>5.036%</text:p>
          </table:table-cell>
          <table:table-cell office:value-type="string" calcext:value-type="string">
            <text:p>gene:Zm00001d023653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65556639" calcext:value-type="float">
            <text:p>1655566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E1348]+[.F1348]"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table:formula="of:=[.H1348]+[.I1348]" office:value-type="float" office:value="132" calcext:value-type="float">
            <text:p>132</text:p>
          </table:table-cell>
          <table:table-cell office:value-type="percentage" office:value="0.0896551724137931" calcext:value-type="percentage">
            <text:p>8.966%</text:p>
          </table:table-cell>
          <table:table-cell office:value-type="string" calcext:value-type="string">
            <text:p>gene:Zm00001d04235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31614839" calcext:value-type="float">
            <text:p>316148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49]+[.F1349]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table:formula="of:=[.H1349]+[.I1349]" office:value-type="float" office:value="131" calcext:value-type="float">
            <text:p>13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074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83981657" calcext:value-type="float">
            <text:p>839816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50]+[.F135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table:formula="of:=[.H1350]+[.I1350]" office:value-type="float" office:value="131" calcext:value-type="float">
            <text:p>13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9734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73397588" calcext:value-type="float">
            <text:p>733975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351]+[.F1351]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table:formula="of:=[.H1351]+[.I1351]" office:value-type="float" office:value="131" calcext:value-type="float">
            <text:p>131</text:p>
          </table:table-cell>
          <table:table-cell office:value-type="percentage" office:value="0.0296296296296296" calcext:value-type="percentage">
            <text:p>2.963%</text:p>
          </table:table-cell>
          <table:table-cell office:value-type="string" calcext:value-type="string">
            <text:p>gene:Zm00001d019905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6500537" calcext:value-type="float">
            <text:p>1665005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E1352]+[.F1352]"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table:formula="of:=[.H1352]+[.I1352]" office:value-type="float" office:value="131" calcext:value-type="float">
            <text:p>131</text:p>
          </table:table-cell>
          <table:table-cell office:value-type="percentage" office:value="0.0839160839160839" calcext:value-type="percentage">
            <text:p>8.392%</text:p>
          </table:table-cell>
          <table:table-cell office:value-type="string" calcext:value-type="string">
            <text:p>gene:Zm00001d05152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11024987" calcext:value-type="float">
            <text:p>2110249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53]+[.F1353]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formula="of:=[.H1353]+[.I1353]" office:value-type="float" office:value="130" calcext:value-type="float">
            <text:p>13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8027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4536153" calcext:value-type="float">
            <text:p>145361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54]+[.F1354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[.H1354]+[.I1354]" office:value-type="float" office:value="130" calcext:value-type="float">
            <text:p>13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7789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49196724" calcext:value-type="float">
            <text:p>249196724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C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E1355]+[.F1355]" office:value-type="float" office:value="0" calcext:value-type="float">
            <text:p>0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4" calcext:value-type="float">
            <text:p>54</text:p>
          </table:table-cell>
          <table:table-cell table:style-name="ce13" table:formula="of:=[.H1355]+[.I1355]" office:value-type="float" office:value="130" calcext:value-type="float">
            <text:p>130</text:p>
          </table:table-cell>
          <table:table-cell table:style-name="ce21" office:value-type="percentage" office:value="0" calcext:value-type="percentage">
            <text:p>0.000%</text:p>
          </table:table-cell>
          <table:table-cell table:style-name="ce8" office:value-type="string" calcext:value-type="string">
            <text:p>gene:Zm00001d053846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1702530" calcext:value-type="float">
            <text:p>1617025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356]+[.F1356]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formula="of:=[.H1356]+[.I1356]" office:value-type="float" office:value="130" calcext:value-type="float">
            <text:p>130</text:p>
          </table:table-cell>
          <table:table-cell office:value-type="percentage" office:value="0.00763358778625954" calcext:value-type="percentage">
            <text:p>0.763%</text:p>
          </table:table-cell>
          <table:table-cell office:value-type="string" calcext:value-type="string">
            <text:p>gene:Zm00001d051393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041296" calcext:value-type="float">
            <text:p>90412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57]+[.F1357]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formula="of:=[.H1357]+[.I1357]" office:value-type="float" office:value="130" calcext:value-type="float">
            <text:p>130</text:p>
          </table:table-cell>
          <table:table-cell office:value-type="percentage" office:value="0.0151515151515152" calcext:value-type="percentage">
            <text:p>1.515%</text:p>
          </table:table-cell>
          <table:table-cell office:value-type="string" calcext:value-type="string">
            <text:p>gene:Zm00001d044972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73397595" calcext:value-type="float">
            <text:p>733975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358]+[.F1358]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formula="of:=[.H1358]+[.I1358]" office:value-type="float" office:value="130" calcext:value-type="float">
            <text:p>130</text:p>
          </table:table-cell>
          <table:table-cell office:value-type="percentage" office:value="0.0298507462686567" calcext:value-type="percentage">
            <text:p>2.985%</text:p>
          </table:table-cell>
          <table:table-cell office:value-type="string" calcext:value-type="string">
            <text:p>gene:Zm00001d01990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2167424" calcext:value-type="float">
            <text:p>121674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1359]+[.F1359]"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formula="of:=[.H1359]+[.I1359]" office:value-type="float" office:value="130" calcext:value-type="float">
            <text:p>130</text:p>
          </table:table-cell>
          <table:table-cell office:value-type="percentage" office:value="0.0298507462686567" calcext:value-type="percentage">
            <text:p>2.985%</text:p>
          </table:table-cell>
          <table:table-cell office:value-type="string" calcext:value-type="string">
            <text:p>gene:Zm00001d023653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28378" calcext:value-type="float">
            <text:p>1434283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0]+[.F1360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formula="of:=[.H1360]+[.I1360]" office:value-type="float" office:value="129" calcext:value-type="float">
            <text:p>12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9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5101878" calcext:value-type="float">
            <text:p>1551018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1]+[.F1361]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table:formula="of:=[.H1361]+[.I1361]" office:value-type="float" office:value="129" calcext:value-type="float">
            <text:p>12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225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5279962" calcext:value-type="float">
            <text:p>15279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362]+[.F1362]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formula="of:=[.H1362]+[.I1362]" office:value-type="float" office:value="129" calcext:value-type="float">
            <text:p>129</text:p>
          </table:table-cell>
          <table:table-cell office:value-type="percentage" office:value="0.00769230769230769" calcext:value-type="percentage">
            <text:p>0.769%</text:p>
          </table:table-cell>
          <table:table-cell office:value-type="string" calcext:value-type="string">
            <text:p>gene:Zm00001d02781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454" calcext:value-type="float">
            <text:p>558044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3]+[.F1363]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formula="of:=[.H1363]+[.I1363]" office:value-type="float" office:value="128" calcext:value-type="float">
            <text:p>12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6962" calcext:value-type="float">
            <text:p>1594769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4]+[.F1364]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table:formula="of:=[.H1364]+[.I1364]" office:value-type="float" office:value="127" calcext:value-type="float">
            <text:p>12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6962053" calcext:value-type="float">
            <text:p>769620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365]+[.F1365]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formula="of:=[.H1365]+[.I1365]" office:value-type="float" office:value="127" calcext:value-type="float">
            <text:p>127</text:p>
          </table:table-cell>
          <table:table-cell office:value-type="percentage" office:value="0.0155038759689923" calcext:value-type="percentage">
            <text:p>1.550%</text:p>
          </table:table-cell>
          <table:table-cell office:value-type="string" calcext:value-type="string">
            <text:p>gene:Zm00001d02452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28932304" calcext:value-type="float">
            <text:p>1289323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6]+[.F1366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table:formula="of:=[.H1366]+[.I1366]" office:value-type="float" office:value="126" calcext:value-type="float">
            <text:p>12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071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697" calcext:value-type="float">
            <text:p>558046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1367]+[.F1367]"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table:formula="of:=[.H1367]+[.I1367]" office:value-type="float" office:value="126" calcext:value-type="float">
            <text:p>126</text:p>
          </table:table-cell>
          <table:table-cell office:value-type="percentage" office:value="0.0597014925373134" calcext:value-type="percentage">
            <text:p>5.970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66501065" calcext:value-type="float">
            <text:p>1665010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368]+[.F1368]"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formula="of:=[.H1368]+[.I1368]" office:value-type="float" office:value="126" calcext:value-type="float">
            <text:p>126</text:p>
          </table:table-cell>
          <table:table-cell office:value-type="percentage" office:value="0.0597014925373134" calcext:value-type="percentage">
            <text:p>5.970%</text:p>
          </table:table-cell>
          <table:table-cell office:value-type="string" calcext:value-type="string">
            <text:p>gene:Zm00001d05152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21853" calcext:value-type="float">
            <text:p>22132185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69]+[.F1369]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table:formula="of:=[.H1369]+[.I1369]" office:value-type="float" office:value="125" calcext:value-type="float">
            <text:p>12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0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88486584" calcext:value-type="float">
            <text:p>884865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70]+[.F1370]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table:formula="of:=[.H1370]+[.I1370]" office:value-type="float" office:value="125" calcext:value-type="float">
            <text:p>125</text:p>
          </table:table-cell>
          <table:table-cell office:value-type="percentage" office:value="0.015748031496063" calcext:value-type="percentage">
            <text:p>1.575%</text:p>
          </table:table-cell>
          <table:table-cell office:value-type="string" calcext:value-type="string">
            <text:p>gene:Zm00001d024781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195635333" calcext:value-type="float">
            <text:p>1956353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71]+[.F1371]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table:formula="of:=[.H1371]+[.I1371]" office:value-type="float" office:value="125" calcext:value-type="float">
            <text:p>125</text:p>
          </table:table-cell>
          <table:table-cell office:value-type="percentage" office:value="0.015748031496063" calcext:value-type="percentage">
            <text:p>1.575%</text:p>
          </table:table-cell>
          <table:table-cell office:value-type="string" calcext:value-type="string">
            <text:p>gene:Zm00001d05241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73397629" calcext:value-type="float">
            <text:p>733976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72]+[.F1372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formula="of:=[.H1372]+[.I1372]" office:value-type="float" office:value="124" calcext:value-type="float">
            <text:p>12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9905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0415325" calcext:value-type="float">
            <text:p>30415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1373]+[.F1373]"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formula="of:=[.H1373]+[.I1373]" office:value-type="float" office:value="124" calcext:value-type="float">
            <text:p>124</text:p>
          </table:table-cell>
          <table:table-cell office:value-type="percentage" office:value="0.0387596899224806" calcext:value-type="percentage">
            <text:p>3.876%</text:p>
          </table:table-cell>
          <table:table-cell office:value-type="string" calcext:value-type="string">
            <text:p>gene:Zm00001d009025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1419" calcext:value-type="float">
            <text:p>956414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74]+[.F1374]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formula="of:=[.H1374]+[.I1374]" office:value-type="float" office:value="123" calcext:value-type="float">
            <text:p>12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76962038" calcext:value-type="float">
            <text:p>769620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375]+[.F1375]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table:formula="of:=[.H1375]+[.I1375]" office:value-type="float" office:value="123" calcext:value-type="float">
            <text:p>123</text:p>
          </table:table-cell>
          <table:table-cell office:value-type="percentage" office:value="0.016" calcext:value-type="percentage">
            <text:p>1.600%</text:p>
          </table:table-cell>
          <table:table-cell office:value-type="string" calcext:value-type="string">
            <text:p>gene:Zm00001d024528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4588" calcext:value-type="float">
            <text:p>894245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76]+[.F1376]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formula="of:=[.H1376]+[.I1376]" office:value-type="float" office:value="122" calcext:value-type="float">
            <text:p>12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873" calcext:value-type="float">
            <text:p>558048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1377]+[.F1377]"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formula="of:=[.H1377]+[.I1377]" office:value-type="float" office:value="122" calcext:value-type="float">
            <text:p>122</text:p>
          </table:table-cell>
          <table:table-cell office:value-type="percentage" office:value="0.024" calcext:value-type="percentage">
            <text:p>2.400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041419" calcext:value-type="float">
            <text:p>90414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378]+[.F1378]"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formula="of:=[.H1378]+[.I1378]" office:value-type="float" office:value="122" calcext:value-type="float">
            <text:p>122</text:p>
          </table:table-cell>
          <table:table-cell office:value-type="percentage" office:value="0.024" calcext:value-type="percentage">
            <text:p>2.400%</text:p>
          </table:table-cell>
          <table:table-cell office:value-type="string" calcext:value-type="string">
            <text:p>gene:Zm00001d044972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9677485" calcext:value-type="float">
            <text:p>249677485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E1379]+[.F1379]" office:value-type="float" office:value="0" calcext:value-type="float">
            <text:p>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46" calcext:value-type="float">
            <text:p>46</text:p>
          </table:table-cell>
          <table:table-cell table:style-name="ce14" table:formula="of:=[.H1379]+[.I1379]" office:value-type="float" office:value="121" calcext:value-type="float">
            <text:p>121</text:p>
          </table:table-cell>
          <table:table-cell table:style-name="ce22" office:value-type="percentage" office:value="0" calcext:value-type="percentage">
            <text:p>0.000%</text:p>
          </table:table-cell>
          <table:table-cell table:style-name="ce10"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9897233" calcext:value-type="float">
            <text:p>198972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80]+[.F1380]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table:formula="of:=[.H1380]+[.I1380]" office:value-type="float" office:value="121" calcext:value-type="float">
            <text:p>121</text:p>
          </table:table-cell>
          <table:table-cell office:value-type="percentage" office:value="0.016260162601626" calcext:value-type="percentage">
            <text:p>1.626%</text:p>
          </table:table-cell>
          <table:table-cell office:value-type="string" calcext:value-type="string">
            <text:p>gene:Zm00001d01377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041648" calcext:value-type="float">
            <text:p>90416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1381]+[.F1381]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formula="of:=[.H1381]+[.I1381]" office:value-type="float" office:value="121" calcext:value-type="float">
            <text:p>121</text:p>
          </table:table-cell>
          <table:table-cell office:value-type="percentage" office:value="0.032" calcext:value-type="percentage">
            <text:p>3.200%</text:p>
          </table:table-cell>
          <table:table-cell office:value-type="string" calcext:value-type="string">
            <text:p>gene:Zm00001d04497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624" calcext:value-type="float">
            <text:p>558046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382]+[.F1382]"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formula="of:=[.H1382]+[.I1382]" office:value-type="float" office:value="121" calcext:value-type="float">
            <text:p>121</text:p>
          </table:table-cell>
          <table:table-cell office:value-type="percentage" office:value="0.062015503875969" calcext:value-type="percentage">
            <text:p>6.202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3819" calcext:value-type="float">
            <text:p>558038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3]+[.F1383]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table:formula="of:=[.H1383]+[.I1383]" office:value-type="float" office:value="120" calcext:value-type="float">
            <text:p>12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479449" calcext:value-type="float">
            <text:p>1414794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4]+[.F1384]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formula="of:=[.H1384]+[.I1384]" office:value-type="float" office:value="120" calcext:value-type="float">
            <text:p>12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9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5098" calcext:value-type="float">
            <text:p>42150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5]+[.F1385]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formula="of:=[.H1385]+[.I1385]" office:value-type="float" office:value="120" calcext:value-type="float">
            <text:p>12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0415346" calcext:value-type="float">
            <text:p>304153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386]+[.F1386]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formula="of:=[.H1386]+[.I1386]" office:value-type="float" office:value="120" calcext:value-type="float">
            <text:p>120</text:p>
          </table:table-cell>
          <table:table-cell office:value-type="percentage" office:value="0.04" calcext:value-type="percentage">
            <text:p>4.000%</text:p>
          </table:table-cell>
          <table:table-cell office:value-type="string" calcext:value-type="string">
            <text:p>gene:Zm00001d009025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45890654" calcext:value-type="float">
            <text:p>458906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7]+[.F1387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table:formula="of:=[.H1387]+[.I1387]" office:value-type="float" office:value="119" calcext:value-type="float">
            <text:p>11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960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479447" calcext:value-type="float">
            <text:p>1414794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8]+[.F1388]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table:formula="of:=[.H1388]+[.I1388]" office:value-type="float" office:value="119" calcext:value-type="float">
            <text:p>11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9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87749638" calcext:value-type="float">
            <text:p>1877496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89]+[.F1389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formula="of:=[.H1389]+[.I1389]" office:value-type="float" office:value="119" calcext:value-type="float">
            <text:p>11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298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5232" calcext:value-type="float">
            <text:p>15947523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0]+[.F1390]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table:formula="of:=[.H1390]+[.I1390]" office:value-type="float" office:value="119" calcext:value-type="float">
            <text:p>11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6860" calcext:value-type="float">
            <text:p>1594768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1]+[.F1391]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formula="of:=[.H1391]+[.I1391]" office:value-type="float" office:value="119" calcext:value-type="float">
            <text:p>11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7182" calcext:value-type="float">
            <text:p>1594771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2]+[.F1392]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formula="of:=[.H1392]+[.I1392]" office:value-type="float" office:value="119" calcext:value-type="float">
            <text:p>11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53215445" calcext:value-type="float">
            <text:p>532154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393]+[.F1393]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formula="of:=[.H1393]+[.I1393]" office:value-type="float" office:value="119" calcext:value-type="float">
            <text:p>119</text:p>
          </table:table-cell>
          <table:table-cell office:value-type="percentage" office:value="0.0165289256198347" calcext:value-type="percentage">
            <text:p>1.653%</text:p>
          </table:table-cell>
          <table:table-cell office:value-type="string" calcext:value-type="string">
            <text:p>gene:Zm00001d024192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7126630" calcext:value-type="float">
            <text:p>371266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94]+[.F1394]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formula="of:=[.H1394]+[.I1394]" office:value-type="float" office:value="119" calcext:value-type="float">
            <text:p>119</text:p>
          </table:table-cell>
          <table:table-cell office:value-type="percentage" office:value="0.0165289256198347" calcext:value-type="percentage">
            <text:p>1.653%</text:p>
          </table:table-cell>
          <table:table-cell office:value-type="string" calcext:value-type="string">
            <text:p>gene:Zm00001d02845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69729193" calcext:value-type="float">
            <text:p>1697291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395]+[.F1395]"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table:formula="of:=[.H1395]+[.I1395]" office:value-type="float" office:value="119" calcext:value-type="float">
            <text:p>119</text:p>
          </table:table-cell>
          <table:table-cell office:value-type="percentage" office:value="0.0165289256198347" calcext:value-type="percentage">
            <text:p>1.653%</text:p>
          </table:table-cell>
          <table:table-cell office:value-type="string" calcext:value-type="string">
            <text:p>gene:Zm00001d03918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4618" calcext:value-type="float">
            <text:p>558046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396]+[.F1396]"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table:formula="of:=[.H1396]+[.I1396]" office:value-type="float" office:value="119" calcext:value-type="float">
            <text:p>119</text:p>
          </table:table-cell>
          <table:table-cell office:value-type="percentage" office:value="0.062992125984252" calcext:value-type="percentage">
            <text:p>6.299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89424618" calcext:value-type="float">
            <text:p>894246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7]+[.F1397]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formula="of:=[.H1397]+[.I1397]" office:value-type="float" office:value="118" calcext:value-type="float">
            <text:p>11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5414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29392014" calcext:value-type="float">
            <text:p>12939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8]+[.F1398]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formula="of:=[.H1398]+[.I1398]" office:value-type="float" office:value="117" calcext:value-type="float">
            <text:p>11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643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5893614" calcext:value-type="float">
            <text:p>58936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99]+[.F1399]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formula="of:=[.H1399]+[.I1399]" office:value-type="float" office:value="117" calcext:value-type="float">
            <text:p>11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59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51218239" calcext:value-type="float">
            <text:p>1512182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400]+[.F1400]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table:formula="of:=[.H1400]+[.I1400]" office:value-type="float" office:value="117" calcext:value-type="float">
            <text:p>117</text:p>
          </table:table-cell>
          <table:table-cell office:value-type="percentage" office:value="0.0168067226890756" calcext:value-type="percentage">
            <text:p>1.681%</text:p>
          </table:table-cell>
          <table:table-cell office:value-type="string" calcext:value-type="string">
            <text:p>gene:Zm00001d02146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28177428" calcext:value-type="float">
            <text:p>281774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401]+[.F1401]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table:formula="of:=[.H1401]+[.I1401]" office:value-type="float" office:value="117" calcext:value-type="float">
            <text:p>117</text:p>
          </table:table-cell>
          <table:table-cell office:value-type="percentage" office:value="0.0409836065573771" calcext:value-type="percentage">
            <text:p>4.098%</text:p>
          </table:table-cell>
          <table:table-cell office:value-type="string" calcext:value-type="string">
            <text:p>gene:Zm00001d045597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53659433" calcext:value-type="float">
            <text:p>1536594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2]+[.F1402]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table:formula="of:=[.H1402]+[.I1402]" office:value-type="float" office:value="116" calcext:value-type="float">
            <text:p>11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625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1948" calcext:value-type="float">
            <text:p>956419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3]+[.F1403]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formula="of:=[.H1403]+[.I1403]" office:value-type="float" office:value="116" calcext:value-type="float">
            <text:p>11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6282" calcext:value-type="float">
            <text:p>15947628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4]+[.F1404]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table:formula="of:=[.H1404]+[.I1404]" office:value-type="float" office:value="116" calcext:value-type="float">
            <text:p>11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479124" calcext:value-type="float">
            <text:p>141479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5]+[.F1405]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formula="of:=[.H1405]+[.I1405]" office:value-type="float" office:value="115" calcext:value-type="float">
            <text:p>11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9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87749660" calcext:value-type="float">
            <text:p>1877496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6]+[.F1406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[.H1406]+[.I1406]" office:value-type="float" office:value="115" calcext:value-type="float">
            <text:p>11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2982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3015975" calcext:value-type="float">
            <text:p>30159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7]+[.F1407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table:formula="of:=[.H1407]+[.I1407]" office:value-type="float" office:value="114" calcext:value-type="float">
            <text:p>11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826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478734" calcext:value-type="float">
            <text:p>1414787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8]+[.F1408]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formula="of:=[.H1408]+[.I1408]" office:value-type="float" office:value="114" calcext:value-type="float">
            <text:p>11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98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224269533" calcext:value-type="float">
            <text:p>224269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09]+[.F1409]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[.H1409]+[.I1409]" office:value-type="float" office:value="114" calcext:value-type="float">
            <text:p>11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2347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12821917" calcext:value-type="float">
            <text:p>1128219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0]+[.F14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formula="of:=[.H1410]+[.I1410]" office:value-type="float" office:value="114" calcext:value-type="float">
            <text:p>11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204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4084382" calcext:value-type="float">
            <text:p>2240843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1]+[.F1411]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table:formula="of:=[.H1411]+[.I1411]" office:value-type="float" office:value="114" calcext:value-type="float">
            <text:p>11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10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6502" calcext:value-type="float">
            <text:p>42165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2]+[.F1412]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table:formula="of:=[.H1412]+[.I1412]" office:value-type="float" office:value="114" calcext:value-type="float">
            <text:p>11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5893650" calcext:value-type="float">
            <text:p>58936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3]+[.F1413]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formula="of:=[.H1413]+[.I1413]" office:value-type="float" office:value="114" calcext:value-type="float">
            <text:p>11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5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6778" calcext:value-type="float">
            <text:p>1594767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4]+[.F1414]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formula="of:=[.H1414]+[.I1414]" office:value-type="float" office:value="114" calcext:value-type="float">
            <text:p>11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51105048" calcext:value-type="float">
            <text:p>1511050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5]+[.F1415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table:formula="of:=[.H1415]+[.I1415]" office:value-type="float" office:value="113" calcext:value-type="float">
            <text:p>1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4955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16984461" calcext:value-type="float">
            <text:p>169844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6]+[.F1416]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table:formula="of:=[.H1416]+[.I1416]" office:value-type="float" office:value="113" calcext:value-type="float">
            <text:p>1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3688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479121" calcext:value-type="float">
            <text:p>1414791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17]+[.F1417]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formula="of:=[.H1417]+[.I1417]" office:value-type="float" office:value="113" calcext:value-type="float">
            <text:p>11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98</text:p>
          </table:table-cell>
        </table:table-row>
        <table:table-row table:style-name="ro1">
          <table:table-cell table:style-name="ce10" office:value-type="string" calcext:value-type="string">
            <text:p>CM004351.2</text:p>
          </table:table-cell>
          <table:table-cell table:style-name="ce14" office:value-type="float" office:value="249677488" calcext:value-type="float">
            <text:p>249677488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G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E1418]+[.F1418]" office:value-type="float" office:value="0" calcext:value-type="float">
            <text:p>0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46" calcext:value-type="float">
            <text:p>46</text:p>
          </table:table-cell>
          <table:table-cell table:style-name="ce14" table:formula="of:=[.H1418]+[.I1418]" office:value-type="float" office:value="113" calcext:value-type="float">
            <text:p>113</text:p>
          </table:table-cell>
          <table:table-cell table:style-name="ce22" office:value-type="percentage" office:value="0" calcext:value-type="percentage">
            <text:p>0.000%</text:p>
          </table:table-cell>
          <table:table-cell table:style-name="ce10" office:value-type="string" calcext:value-type="string">
            <text:p>gene:Zm00001d053876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321933" calcext:value-type="float">
            <text:p>221321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19]+[.F1419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[.H1419]+[.I1419]" office:value-type="float" office:value="113" calcext:value-type="float">
            <text:p>113</text:p>
          </table:table-cell>
          <table:table-cell office:value-type="percentage" office:value="0.0087719298245614" calcext:value-type="percentage">
            <text:p>0.877%</text:p>
          </table:table-cell>
          <table:table-cell office:value-type="string" calcext:value-type="string">
            <text:p>gene:Zm00001d044008</text:p>
          </table:table-cell>
        </table:table-row>
        <table:table-row table:style-name="ro1">
          <table:table-cell office:value-type="string" calcext:value-type="string">
            <text:p>CM004354.2</text:p>
          </table:table-cell>
          <table:table-cell office:value-type="float" office:value="174089652" calcext:value-type="float">
            <text:p>1740896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420]+[.F1420]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formula="of:=[.H1420]+[.I1420]" office:value-type="float" office:value="113" calcext:value-type="float">
            <text:p>113</text:p>
          </table:table-cell>
          <table:table-cell office:value-type="percentage" office:value="0.0173913043478261" calcext:value-type="percentage">
            <text:p>1.739%</text:p>
          </table:table-cell>
          <table:table-cell office:value-type="string" calcext:value-type="string">
            <text:p>gene:Zm00001d022320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04245371" calcext:value-type="float">
            <text:p>1042453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421]+[.F1421]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[.H1421]+[.I1421]" office:value-type="float" office:value="113" calcext:value-type="float">
            <text:p>113</text:p>
          </table:table-cell>
          <table:table-cell office:value-type="percentage" office:value="0.0258620689655172" calcext:value-type="percentage">
            <text:p>2.586%</text:p>
          </table:table-cell>
          <table:table-cell office:value-type="string" calcext:value-type="string">
            <text:p>gene:Zm00001d010228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51104721" calcext:value-type="float">
            <text:p>1511047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2]+[.F1422]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[.H1422]+[.I1422]" office:value-type="float" office:value="112" calcext:value-type="float">
            <text:p>11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4955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160887247" calcext:value-type="float">
            <text:p>1608872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3]+[.F1423]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table:formula="of:=[.H1423]+[.I1423]" office:value-type="float" office:value="112" calcext:value-type="float">
            <text:p>11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171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76157934" calcext:value-type="float">
            <text:p>761579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4]+[.F1424]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formula="of:=[.H1424]+[.I1424]" office:value-type="float" office:value="112" calcext:value-type="float">
            <text:p>11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088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43959577" calcext:value-type="float">
            <text:p>1439595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,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5]+[.F1425]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[.H1425]+[.I1425]" office:value-type="float" office:value="112" calcext:value-type="float">
            <text:p>11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779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6261" calcext:value-type="float">
            <text:p>1594762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6]+[.F1426]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formula="of:=[.H1426]+[.I1426]" office:value-type="float" office:value="112" calcext:value-type="float">
            <text:p>11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6783" calcext:value-type="float">
            <text:p>1594767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7]+[.F1427]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formula="of:=[.H1427]+[.I1427]" office:value-type="float" office:value="112" calcext:value-type="float">
            <text:p>11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15279915" calcext:value-type="float">
            <text:p>152799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28]+[.F1428]"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[.H1428]+[.I1428]" office:value-type="float" office:value="112" calcext:value-type="float">
            <text:p>112</text:p>
          </table:table-cell>
          <table:table-cell office:value-type="percentage" office:value="0.0088495575221239" calcext:value-type="percentage">
            <text:p>0.885%</text:p>
          </table:table-cell>
          <table:table-cell office:value-type="string" calcext:value-type="string">
            <text:p>gene:Zm00001d027815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151105046" calcext:value-type="float">
            <text:p>1511050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29]+[.F1429]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table:formula="of:=[.H1429]+[.I1429]" office:value-type="float" office:value="111" calcext:value-type="float">
            <text:p>11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4955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76158252" calcext:value-type="float">
            <text:p>761582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0]+[.F1430]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[.H1430]+[.I1430]" office:value-type="float" office:value="111" calcext:value-type="float">
            <text:p>11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088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1573" calcext:value-type="float">
            <text:p>956415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1]+[.F1431]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table:formula="of:=[.H1431]+[.I1431]" office:value-type="float" office:value="111" calcext:value-type="float">
            <text:p>11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3848" calcext:value-type="float">
            <text:p>956438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32]+[.F1432]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formula="of:=[.H1432]+[.I1432]" office:value-type="float" office:value="111" calcext:value-type="float">
            <text:p>111</text:p>
          </table:table-cell>
          <table:table-cell office:value-type="percentage" office:value="0.00892857142857143" calcext:value-type="percentage">
            <text:p>0.893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57751135" calcext:value-type="float">
            <text:p>5775113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3]+[.F1433]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table:formula="of:=[.H1433]+[.I1433]" office:value-type="float" office:value="110" calcext:value-type="float">
            <text:p>11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9349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687530" calcext:value-type="float">
            <text:p>3046875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4]+[.F1434]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formula="of:=[.H1434]+[.I1434]" office:value-type="float" office:value="110" calcext:value-type="float">
            <text:p>11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741</text:p>
          </table:table-cell>
        </table:table-row>
        <table:table-row table:style-name="ro1">
          <table:table-cell office:value-type="string" calcext:value-type="string">
            <text:p>CM004348.2</text:p>
          </table:table-cell>
          <table:table-cell office:value-type="float" office:value="304687530" calcext:value-type="float">
            <text:p>3046875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5]+[.F1435]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formula="of:=[.H1435]+[.I1435]" office:value-type="float" office:value="110" calcext:value-type="float">
            <text:p>11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474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76157296" calcext:value-type="float">
            <text:p>761572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6]+[.F1436]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formula="of:=[.H1436]+[.I1436]" office:value-type="float" office:value="110" calcext:value-type="float">
            <text:p>11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088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1608" calcext:value-type="float">
            <text:p>956416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37]+[.F1437]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formula="of:=[.H1437]+[.I1437]" office:value-type="float" office:value="110" calcext:value-type="float">
            <text:p>110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73276964" calcext:value-type="float">
            <text:p>732769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38]+[.F1438]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table:formula="of:=[.H1438]+[.I1438]" office:value-type="float" office:value="110" calcext:value-type="float">
            <text:p>110</text:p>
          </table:table-cell>
          <table:table-cell office:value-type="percentage" office:value="0.00900900900900901" calcext:value-type="percentage">
            <text:p>0.901%</text:p>
          </table:table-cell>
          <table:table-cell office:value-type="string" calcext:value-type="string">
            <text:p>gene:Zm00001d01502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65556714" calcext:value-type="float">
            <text:p>1655567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E1439]+[.F1439]"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formula="of:=[.H1439]+[.I1439]" office:value-type="float" office:value="110" calcext:value-type="float">
            <text:p>110</text:p>
          </table:table-cell>
          <table:table-cell office:value-type="percentage" office:value="0.0833333333333333" calcext:value-type="percentage">
            <text:p>8.333%</text:p>
          </table:table-cell>
          <table:table-cell office:value-type="string" calcext:value-type="string">
            <text:p>gene:Zm00001d04235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14623204" calcext:value-type="float">
            <text:p>2146232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0]+[.F1440]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[.H1440]+[.I1440]" office:value-type="float" office:value="109" calcext:value-type="float">
            <text:p>10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673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28354" calcext:value-type="float">
            <text:p>1434283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1]+[.F1441]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table:formula="of:=[.H1441]+[.I1441]" office:value-type="float" office:value="109" calcext:value-type="float">
            <text:p>10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9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31240118" calcext:value-type="float">
            <text:p>2312401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2]+[.F1442]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[.H1442]+[.I1442]" office:value-type="float" office:value="109" calcext:value-type="float">
            <text:p>10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374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3854" calcext:value-type="float">
            <text:p>956438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3]+[.F1443]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table:formula="of:=[.H1443]+[.I1443]" office:value-type="float" office:value="109" calcext:value-type="float">
            <text:p>109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76157941" calcext:value-type="float">
            <text:p>761579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444]+[.F1444]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formula="of:=[.H1444]+[.I1444]" office:value-type="float" office:value="109" calcext:value-type="float">
            <text:p>109</text:p>
          </table:table-cell>
          <table:table-cell office:value-type="percentage" office:value="0.018018018018018" calcext:value-type="percentage">
            <text:p>1.802%</text:p>
          </table:table-cell>
          <table:table-cell office:value-type="string" calcext:value-type="string">
            <text:p>gene:Zm00001d04088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38159038" calcext:value-type="float">
            <text:p>138159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5]+[.F1445]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table:formula="of:=[.H1445]+[.I1445]" office:value-type="float" office:value="108" calcext:value-type="float">
            <text:p>10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14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41300" calcext:value-type="float">
            <text:p>1434413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6]+[.F1446]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formula="of:=[.H1446]+[.I1446]" office:value-type="float" office:value="108" calcext:value-type="float">
            <text:p>10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40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6500" calcext:value-type="float">
            <text:p>42165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7]+[.F1447]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formula="of:=[.H1447]+[.I1447]" office:value-type="float" office:value="108" calcext:value-type="float">
            <text:p>10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5893846" calcext:value-type="float">
            <text:p>58938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8]+[.F1448]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formula="of:=[.H1448]+[.I1448]" office:value-type="float" office:value="108" calcext:value-type="float">
            <text:p>10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5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1647" calcext:value-type="float">
            <text:p>956416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49]+[.F1449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formula="of:=[.H1449]+[.I1449]" office:value-type="float" office:value="108" calcext:value-type="float">
            <text:p>10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4525294" calcext:value-type="float">
            <text:p>45252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0]+[.F1450]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formula="of:=[.H1450]+[.I1450]" office:value-type="float" office:value="108" calcext:value-type="float">
            <text:p>108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822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6688" calcext:value-type="float">
            <text:p>1594766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1]+[.F1451]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table:formula="of:=[.H1451]+[.I1451]" office:value-type="float" office:value="107" calcext:value-type="float">
            <text:p>107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209094561" calcext:value-type="float">
            <text:p>2090945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452]+[.F1452]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table:formula="of:=[.H1452]+[.I1452]" office:value-type="float" office:value="107" calcext:value-type="float">
            <text:p>107</text:p>
          </table:table-cell>
          <table:table-cell office:value-type="percentage" office:value="0.018348623853211" calcext:value-type="percentage">
            <text:p>1.835%</text:p>
          </table:table-cell>
          <table:table-cell office:value-type="string" calcext:value-type="string">
            <text:p>gene:Zm00001d017952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165556669" calcext:value-type="float">
            <text:p>1655566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1453]+[.F1453]"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table:formula="of:=[.H1453]+[.I1453]" office:value-type="float" office:value="107" calcext:value-type="float">
            <text:p>107</text:p>
          </table:table-cell>
          <table:table-cell office:value-type="percentage" office:value="0.0775862068965517" calcext:value-type="percentage">
            <text:p>7.759%</text:p>
          </table:table-cell>
          <table:table-cell office:value-type="string" calcext:value-type="string">
            <text:p>gene:Zm00001d042359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14623486" calcext:value-type="float">
            <text:p>214623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4]+[.F1454]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formula="of:=[.H1454]+[.I1454]" office:value-type="float" office:value="106" calcext:value-type="float">
            <text:p>1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6732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28915" calcext:value-type="float">
            <text:p>1434289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5]+[.F1455]"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[.H1455]+[.I1455]" office:value-type="float" office:value="106" calcext:value-type="float">
            <text:p>1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9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4215274" calcext:value-type="float">
            <text:p>42152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6]+[.F1456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formula="of:=[.H1456]+[.I1456]" office:value-type="float" office:value="106" calcext:value-type="float">
            <text:p>1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819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6833" calcext:value-type="float">
            <text:p>1594768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7]+[.F1457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table:formula="of:=[.H1457]+[.I1457]" office:value-type="float" office:value="106" calcext:value-type="float">
            <text:p>1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1.2</text:p>
          </table:table-cell>
          <table:table-cell office:value-type="float" office:value="253452379" calcext:value-type="float">
            <text:p>2534523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58]+[.F1458]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formula="of:=[.H1458]+[.I1458]" office:value-type="float" office:value="106" calcext:value-type="float">
            <text:p>106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5409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76158261" calcext:value-type="float">
            <text:p>761582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1459]+[.F1459]" office:value-type="float" office:value="6" calcext:value-type="float">
            <text:p>6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[.H1459]+[.I1459]" office:value-type="float" office:value="106" calcext:value-type="float">
            <text:p>106</text:p>
          </table:table-cell>
          <table:table-cell office:value-type="percentage" office:value="0.0535714285714286" calcext:value-type="percentage">
            <text:p>5.357%</text:p>
          </table:table-cell>
          <table:table-cell office:value-type="string" calcext:value-type="string">
            <text:p>gene:Zm00001d040880</text:p>
          </table:table-cell>
        </table:table-row>
        <table:table-row table:style-name="ro1">
          <table:table-cell office:value-type="string" calcext:value-type="string">
            <text:p>CM004349.2</text:p>
          </table:table-cell>
          <table:table-cell office:value-type="float" office:value="207679895" calcext:value-type="float">
            <text:p>2076798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0]+[.F1460]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formula="of:=[.H1460]+[.I1460]" office:value-type="float" office:value="105" calcext:value-type="float">
            <text:p>10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645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28420609" calcext:value-type="float">
            <text:p>284206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,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1]+[.F1461]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table:formula="of:=[.H1461]+[.I1461]" office:value-type="float" office:value="105" calcext:value-type="float">
            <text:p>10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945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479134" calcext:value-type="float">
            <text:p>1414791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2]+[.F1462]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table:formula="of:=[.H1462]+[.I1462]" office:value-type="float" office:value="105" calcext:value-type="float">
            <text:p>10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98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12821939" calcext:value-type="float">
            <text:p>1128219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3]+[.F1463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table:formula="of:=[.H1463]+[.I1463]" office:value-type="float" office:value="105" calcext:value-type="float">
            <text:p>105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37204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28951" calcext:value-type="float">
            <text:p>143428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4]+[.F1464]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formula="of:=[.H1464]+[.I1464]" office:value-type="float" office:value="104" calcext:value-type="float">
            <text:p>104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9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1380" calcext:value-type="float">
            <text:p>956413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465]+[.F1465]"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table:formula="of:=[.H1465]+[.I1465]" office:value-type="float" office:value="104" calcext:value-type="float">
            <text:p>104</text:p>
          </table:table-cell>
          <table:table-cell office:value-type="percentage" office:value="0.0280373831775701" calcext:value-type="percentage">
            <text:p>2.804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5641554" calcext:value-type="float">
            <text:p>956415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466]+[.F1466]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formula="of:=[.H1466]+[.I1466]" office:value-type="float" office:value="104" calcext:value-type="float">
            <text:p>104</text:p>
          </table:table-cell>
          <table:table-cell office:value-type="percentage" office:value="0.0280373831775701" calcext:value-type="percentage">
            <text:p>2.804%</text:p>
          </table:table-cell>
          <table:table-cell office:value-type="string" calcext:value-type="string">
            <text:p>gene:Zm00001d046540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22081076" calcext:value-type="float">
            <text:p>1220810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467]+[.F1467]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formula="of:=[.H1467]+[.I1467]" office:value-type="float" office:value="104" calcext:value-type="float">
            <text:p>104</text:p>
          </table:table-cell>
          <table:table-cell office:value-type="percentage" office:value="0.0458715596330275" calcext:value-type="percentage">
            <text:p>4.587%</text:p>
          </table:table-cell>
          <table:table-cell office:value-type="string" calcext:value-type="string">
            <text:p>gene:Zm00001d038276</text:p>
          </table:table-cell>
        </table:table-row>
        <table:table-row table:style-name="ro1">
          <table:table-cell office:value-type="string" calcext:value-type="string">
            <text:p>CM004355.2</text:p>
          </table:table-cell>
          <table:table-cell office:value-type="float" office:value="57750669" calcext:value-type="float">
            <text:p>577506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8]+[.F1468]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formula="of:=[.H1468]+[.I1468]" office:value-type="float" office:value="103" calcext:value-type="float">
            <text:p>10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09349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76157146" calcext:value-type="float">
            <text:p>761571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69]+[.F1469]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formula="of:=[.H1469]+[.I1469]" office:value-type="float" office:value="103" calcext:value-type="float">
            <text:p>10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0880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9477152" calcext:value-type="float">
            <text:p>159477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,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0]+[.F1470]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formula="of:=[.H1470]+[.I1470]" office:value-type="float" office:value="103" calcext:value-type="float">
            <text:p>103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439</text:p>
          </table:table-cell>
        </table:table-row>
        <table:table-row table:style-name="ro1">
          <table:table-cell office:value-type="string" calcext:value-type="string">
            <text:p>CM004353.2</text:p>
          </table:table-cell>
          <table:table-cell office:value-type="float" office:value="159153860" calcext:value-type="float">
            <text:p>1591538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1471]+[.F1471]"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table:formula="of:=[.H1471]+[.I1471]" office:value-type="float" office:value="103" calcext:value-type="float">
            <text:p>103</text:p>
          </table:table-cell>
          <table:table-cell office:value-type="percentage" office:value="0.055045871559633" calcext:value-type="percentage">
            <text:p>5.505%</text:p>
          </table:table-cell>
          <table:table-cell office:value-type="string" calcext:value-type="string">
            <text:p>gene:Zm00001d038661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1478802" calcext:value-type="float">
            <text:p>1414788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2]+[.F1472]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formula="of:=[.H1472]+[.I1472]" office:value-type="float" office:value="102" calcext:value-type="float">
            <text:p>102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298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9041198" calcext:value-type="float">
            <text:p>90411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73]+[.F1473]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formula="of:=[.H1473]+[.I1473]" office:value-type="float" office:value="102" calcext:value-type="float">
            <text:p>102</text:p>
          </table:table-cell>
          <table:table-cell office:value-type="percentage" office:value="0.00970873786407767" calcext:value-type="percentage">
            <text:p>0.971%</text:p>
          </table:table-cell>
          <table:table-cell office:value-type="string" calcext:value-type="string">
            <text:p>gene:Zm00001d044972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55803842" calcext:value-type="float">
            <text:p>558038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4]+[.F1474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formula="of:=[.H1474]+[.I1474]" office:value-type="float" office:value="101" calcext:value-type="float">
            <text:p>1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1461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4922623" calcext:value-type="float">
            <text:p>49226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5]+[.F1475]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[.H1475]+[.I1475]" office:value-type="float" office:value="101" calcext:value-type="float">
            <text:p>1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3400</text:p>
          </table:table-cell>
        </table:table-row>
        <table:table-row table:style-name="ro1">
          <table:table-cell office:value-type="string" calcext:value-type="string">
            <text:p>CM004357.2</text:p>
          </table:table-cell>
          <table:table-cell office:value-type="float" office:value="143429939" calcext:value-type="float">
            <text:p>1434299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,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6]+[.F1476]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formula="of:=[.H1476]+[.I1476]" office:value-type="float" office:value="101" calcext:value-type="float">
            <text:p>1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26398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76158048" calcext:value-type="float">
            <text:p>76158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7]+[.F1477]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table:formula="of:=[.H1477]+[.I1477]" office:value-type="float" office:value="101" calcext:value-type="float">
            <text:p>1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0880</text:p>
          </table:table-cell>
        </table:table-row>
        <table:table-row table:style-name="ro1">
          <table:table-cell office:value-type="string" calcext:value-type="string">
            <text:p>CM004350.2</text:p>
          </table:table-cell>
          <table:table-cell office:value-type="float" office:value="221851284" calcext:value-type="float">
            <text:p>2218512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8]+[.F1478]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table:formula="of:=[.H1478]+[.I1478]" office:value-type="float" office:value="101" calcext:value-type="float">
            <text:p>1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4021</text:p>
          </table:table-cell>
        </table:table-row>
        <table:table-row table:style-name="ro1">
          <table:table-cell office:value-type="string" calcext:value-type="string">
            <text:p>CM004356.2</text:p>
          </table:table-cell>
          <table:table-cell office:value-type="float" office:value="156542685" calcext:value-type="float">
            <text:p>15654268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79]+[.F1479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table:formula="of:=[.H1479]+[.I1479]" office:value-type="float" office:value="101" calcext:value-type="float">
            <text:p>10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gene:Zm00001d048296</text:p>
          </table:table-cell>
        </table:table-row>
        <table:table-row table:style-name="ro1">
          <table:table-cell office:value-type="string" calcext:value-type="string">
            <text:p>CM004352.2</text:p>
          </table:table-cell>
          <table:table-cell office:value-type="float" office:value="73276911" calcext:value-type="float">
            <text:p>732769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80]+[.F1480]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[.H1480]+[.I1480]" office:value-type="float" office:value="101" calcext:value-type="float">
            <text:p>101</text:p>
          </table:table-cell>
          <table:table-cell office:value-type="percentage" office:value="0.00980392156862745" calcext:value-type="percentage">
            <text:p>0.980%</text:p>
          </table:table-cell>
          <table:table-cell office:value-type="string" calcext:value-type="string">
            <text:p>gene:Zm00001d015022</text:p>
          </table:table-cell>
        </table:table-row>
        <table:table-row table:style-name="ro1">
          <table:table-cell table:style-name="ce8" office:value-type="string" calcext:value-type="string">
            <text:p>CM004351.2</text:p>
          </table:table-cell>
          <table:table-cell table:style-name="ce13" office:value-type="float" office:value="226188305" calcext:value-type="float">
            <text:p>226188305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1481]+[.F1481]" office:value-type="float" office:value="2" calcext:value-type="float">
            <text:p>2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43" calcext:value-type="float">
            <text:p>43</text:p>
          </table:table-cell>
          <table:table-cell table:style-name="ce13" table:formula="of:=[.H1481]+[.I1481]" office:value-type="float" office:value="101" calcext:value-type="float">
            <text:p>101</text:p>
          </table:table-cell>
          <table:table-cell table:style-name="ce21" office:value-type="percentage" office:value="0.0194174757281553" calcext:value-type="percentage">
            <text:p>1.942%</text:p>
          </table:table-cell>
          <table:table-cell table:style-name="ce8" office:value-type="string" calcext:value-type="string">
            <text:p>gene:Zm00001d053192</text:p>
          </table:table-cell>
        </table:table-row>
        <table:table-row table:style-name="ro1" table:number-rows-repeated="104709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'pollen-genes-0.1-0.9'.A1:'pollen-genes-0.1-0.9'.L1048576">
          <table:sort>
            <table:sort-by table:field-number="9" table:order="descending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10:44:32.126747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6T17:22:57.306217145</dc:date>
    <meta:editing-duration>PT2H38M55S</meta:editing-duration>
    <meta:editing-cycles>5</meta:editing-cycles>
    <meta:generator>LibreOffice/6.0.6.2$Linux_X86_64 LibreOffice_project/00m0$Build-2</meta:generator>
    <meta:document-statistic meta:table-count="1" meta:cell-count="17772" meta:object-count="0"/>
  </office:meta>
</office:document-meta>
</file>